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5LV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text:style-name="WW_CharLFO6LVL1"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2" text:style-name="WW_CharLFO6LVL2" style:num-suffix="." style:num-format="a" style:num-letter-sync="true">
        <style:list-level-properties text:space-before="2.1145in" text:min-label-width="0.25in" text:list-level-position-and-space-mode="label-alignment">
          <style:list-level-label-alignment text:label-followed-by="listtab" fo:margin-left="2.3645in" fo:text-indent="-0.25in"/>
        </style:list-level-properties>
      </text:list-level-style-number>
      <text:list-level-style-number text:level="3" text:style-name="WW_CharLFO6LVL3" style:num-suffix="." style:num-format="i">
        <style:list-level-properties fo:text-align="end" text:space-before="2.7395in" text:min-label-width="0.125in" text:list-level-position-and-space-mode="label-alignment">
          <style:list-level-label-alignment text:label-followed-by="listtab" fo:margin-left="2.8645in" fo:text-indent="-0.125in"/>
        </style:list-level-properties>
      </text:list-level-style-number>
      <text:list-level-style-number text:level="4" text:style-name="WW_CharLFO6LVL4" style:num-suffix="." style:num-format="1">
        <style:list-level-properties text:space-before="3.1145in" text:min-label-width="0.25in" text:list-level-position-and-space-mode="label-alignment">
          <style:list-level-label-alignment text:label-followed-by="listtab" fo:margin-left="3.3645in" fo:text-indent="-0.25in"/>
        </style:list-level-properties>
      </text:list-level-style-number>
      <text:list-level-style-number text:level="5" text:style-name="WW_CharLFO6LVL5" style:num-suffix="." style:num-format="a" style:num-letter-sync="true">
        <style:list-level-properties text:space-before="3.6145in" text:min-label-width="0.25in" text:list-level-position-and-space-mode="label-alignment">
          <style:list-level-label-alignment text:label-followed-by="listtab" fo:margin-left="3.8645in" fo:text-indent="-0.25in"/>
        </style:list-level-properties>
      </text:list-level-style-number>
      <text:list-level-style-number text:level="6" text:style-name="WW_CharLFO6LVL6" style:num-suffix="." style:num-format="i">
        <style:list-level-properties fo:text-align="end" text:space-before="4.2395in" text:min-label-width="0.125in" text:list-level-position-and-space-mode="label-alignment">
          <style:list-level-label-alignment text:label-followed-by="listtab" fo:margin-left="4.3645in" fo:text-indent="-0.125in"/>
        </style:list-level-properties>
      </text:list-level-style-number>
      <text:list-level-style-number text:level="7" text:style-name="WW_CharLFO6LVL7" style:num-suffix="." style:num-format="1">
        <style:list-level-properties text:space-before="4.6145in" text:min-label-width="0.25in" text:list-level-position-and-space-mode="label-alignment">
          <style:list-level-label-alignment text:label-followed-by="listtab" fo:margin-left="4.8645in" fo:text-indent="-0.25in"/>
        </style:list-level-properties>
      </text:list-level-style-number>
      <text:list-level-style-number text:level="8" text:style-name="WW_CharLFO6LVL8" style:num-suffix="." style:num-format="a" style:num-letter-sync="true">
        <style:list-level-properties text:space-before="5.1145in" text:min-label-width="0.25in" text:list-level-position-and-space-mode="label-alignment">
          <style:list-level-label-alignment text:label-followed-by="listtab" fo:margin-left="5.3645in" fo:text-indent="-0.25in"/>
        </style:list-level-properties>
      </text:list-level-style-number>
      <text:list-level-style-number text:level="9" text:style-name="WW_CharLFO6LVL9" style:num-suffix="." style:num-format="i">
        <style:list-level-properties fo:text-align="end" text:space-before="5.7395in" text:min-label-width="0.125in" text:list-level-position-and-space-mode="label-alignment">
          <style:list-level-label-alignment text:label-followed-by="listtab" fo:margin-left="5.86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text:style-name="WW_CharLFO14LV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text:style-name="WW_CharLFO14LV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text:style-name="WW_CharLFO14LV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text:style-name="WW_CharLFO14LV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text:style-name="WW_CharLFO14LV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text:style-name="WW_CharLFO14LV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text:style-name="WW_CharLFO14LV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text:style-name="WW_CharLFO14LV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5">
      <text:list-level-style-number text:level="1" text:style-name="WW_CharLFO1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1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15LV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1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1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1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1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1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1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25LVL3"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4" text:style-name="WW_CharLFO2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2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2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2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2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2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7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7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7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7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7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7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text:style-name="WW_CharLFO38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8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8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8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8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text:style-name="WW_CharLFO4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0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0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0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0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text:style-name="WW_CharLFO4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text:style-name="WW_CharLFO4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2LV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2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2LV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2LV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2LV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text:style-name="WW_CharLFO4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3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3LV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3LV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3LV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3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text:style-name="WW_CharLFO44LV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4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4LV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4LV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4LV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4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62" style:parent-style-name="Absatz-Standardschriftart" style:family="text">
      <style:text-properties style:font-name="Calibri" style:font-name-asian="Calibri" style:font-name-complex="Calibri" fo:language="de" fo:country="D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T68" style:parent-style-name="Absatz-Standardschriftart" style:family="text">
      <style:text-properties style:font-name="Calibri" style:font-name-asian="Calibri" style:font-name-complex="Calibri" fo:language="de" fo:country="DE"/>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style:style>
    <style:style style:name="T83" style:parent-style-name="Internetlink" style:family="text">
      <style:text-properties style:font-name="Calibri" style:font-name-complex="Arial" fo:color="#000000" fo:font-size="11pt" style:font-size-asian="11pt"/>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style:style>
    <style:style style:name="T85" style:parent-style-name="Internetlink" style:family="text">
      <style:text-properties style:font-name="Calibri" style:font-name-complex="Arial" fo:color="#000000" fo:font-size="11pt" style:font-size-asian="11pt"/>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1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0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1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4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4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5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7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3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style:style>
    <style:style style:name="P3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1"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3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5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5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7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8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91" style:parent-style-name="Standard" style:family="paragraph">
      <style:text-properties fo:language="en" fo:country="US"/>
    </style:style>
    <style:style style:name="P392" style:parent-style-name="Standard" style:family="paragraph">
      <style:paragraph-properties fo:margin-bottom="0in"/>
      <style:text-properties style:font-name="Calibri" style:font-name-complex="Arial" fo:color="#000000" fo:language="en" fo:country="US"/>
    </style:style>
    <style:style style:name="P393" style:parent-style-name="Überschrift1" style:family="paragraph">
      <style:paragraph-properties fo:break-before="page" fo:margin-top="0in" fo:margin-bottom="0in" fo:margin-left="0in" fo:text-indent="0in">
        <style:tab-stops>
          <style:tab-stop style:type="left" style:position="0.5in"/>
        </style:tab-stops>
      </style:paragraph-properties>
    </style:style>
    <style:style style:name="T394" style:parent-style-name="Absatz-Standardschriftart" style:family="text">
      <style:text-properties style:font-name="Calibri" style:font-name-asian="Calibri,Arial" style:font-name-complex="Calibri,Arial" fo:color="#000000" fo:background-color="#C0C0C0" fo:language="de" fo:country="DE"/>
    </style:style>
    <style:style style:name="T395" style:parent-style-name="Absatz-Standardschriftart" style:family="text">
      <style:text-properties style:font-name="Calibri" style:font-name-asian="Calibri,Arial" style:font-name-complex="Calibri,Arial" fo:color="#000000" fo:language="de" fo:country="DE"/>
    </style:style>
    <style:style style:name="P396" style:parent-style-name="Standard" style:family="paragraph">
      <style:text-properties style:font-name="Calibri" style:font-name-complex="Arial" fo:language="de" fo:country="DE"/>
    </style:style>
    <style:style style:name="P397" style:parent-style-name="Überschrift2" style:family="paragraph">
      <style:paragraph-properties fo:margin-top="0in" fo:margin-left="0in" fo:text-indent="0in">
        <style:tab-stops>
          <style:tab-stop style:type="left" style:position="1.1in"/>
        </style:tab-stops>
      </style:paragraph-properties>
    </style:style>
    <style:style style:name="T398" style:parent-style-name="Absatz-Standardschriftart" style:family="text">
      <style:text-properties style:font-name="Calibri" style:font-name-asian="Calibri,Arial" style:font-name-complex="Calibri,Arial" fo:color="#000000" fo:language="de" fo:country="DE"/>
    </style:style>
    <style:style style:name="P399" style:parent-style-name="Standard" style:family="paragraph">
      <style:paragraph-properties fo:margin-bottom="0in"/>
    </style:style>
    <style:style style:name="T400" style:parent-style-name="Absatz-Standardschriftart" style:family="text">
      <style:text-properties style:font-name="Calibri" style:font-name-asian="Calibri,Arial" style:font-name-complex="Calibri,Arial" fo:color="#000000" fo:language="de" fo:country="DE"/>
    </style:style>
    <style:style style:name="P401" style:parent-style-name="Standard" style:family="paragraph">
      <style:paragraph-properties fo:margin-bottom="0in"/>
      <style:text-properties style:font-name="Calibri" style:font-name-complex="Arial" fo:color="#000000" fo:language="de" fo:country="DE"/>
    </style:style>
    <style:style style:name="P402" style:parent-style-name="Überschrift2" style:family="paragraph">
      <style:paragraph-properties fo:margin-top="0in" fo:margin-left="0in" fo:text-indent="0in">
        <style:tab-stops>
          <style:tab-stop style:type="left" style:position="1.1in"/>
        </style:tab-stops>
      </style:paragraph-properties>
    </style:style>
    <style:style style:name="T403" style:parent-style-name="Absatz-Standardschriftart" style:family="text">
      <style:text-properties style:font-name="Calibri" style:font-name-asian="Calibri,Arial" style:font-name-complex="Calibri,Arial" fo:color="#000000" fo:language="de" fo:country="DE"/>
    </style:style>
    <style:style style:name="P404" style:parent-style-name="Standard" style:family="paragraph">
      <style:paragraph-properties fo:margin-bottom="0in"/>
    </style:style>
    <style:style style:name="T405" style:parent-style-name="Absatz-Standardschriftart" style:family="text">
      <style:text-properties style:font-name="Calibri" style:font-name-asian="Calibri,Arial" style:font-name-complex="Calibri,Arial" fo:color="#000000" fo:language="de" fo:country="DE"/>
    </style:style>
    <style:style style:name="P406" style:parent-style-name="Standard" style:family="paragraph">
      <style:paragraph-properties fo:margin-bottom="0in"/>
      <style:text-properties style:font-name="Calibri" style:font-name-complex="Arial"/>
    </style:style>
    <style:style style:name="P407" style:parent-style-name="Überschrift2" style:family="paragraph">
      <style:paragraph-properties fo:margin-top="0in" fo:margin-left="0in" fo:text-indent="0in">
        <style:tab-stops>
          <style:tab-stop style:type="left" style:position="1.1in"/>
        </style:tab-stops>
      </style:paragraph-properties>
    </style:style>
    <style:style style:name="T408" style:parent-style-name="Absatz-Standardschriftart" style:family="text">
      <style:text-properties style:font-name="Calibri" style:font-name-asian="Calibri,Arial" style:font-name-complex="Calibri,Arial" fo:color="#000000" fo:language="de" fo:country="DE"/>
    </style:style>
    <style:style style:name="P409" style:parent-style-name="Standard" style:family="paragraph">
      <style:paragraph-properties fo:margin-bottom="0in"/>
    </style:style>
    <style:style style:name="T410" style:parent-style-name="Absatz-Standardschriftart" style:family="text">
      <style:text-properties style:font-name="Calibri" style:font-name-asian="Calibri,Arial" style:font-name-complex="Calibri,Arial" fo:language="de" fo:country="DE"/>
    </style:style>
    <style:style style:name="P411" style:parent-style-name="Standard" style:family="paragraph">
      <style:paragraph-properties fo:margin-bottom="0in"/>
    </style:style>
    <style:style style:name="T412" style:parent-style-name="Absatz-Standardschriftart" style:family="text">
      <style:text-properties style:font-name="Calibri" style:font-name-asian="Calibri,Arial" style:font-name-complex="Calibri,Arial" fo:language="de" fo:country="DE"/>
    </style:style>
    <style:style style:name="P413" style:parent-style-name="Standard" style:family="paragraph">
      <style:paragraph-properties fo:margin-bottom="0in"/>
    </style:style>
    <style:style style:name="T414" style:parent-style-name="Absatz-Standardschriftart" style:family="text">
      <style:text-properties style:font-name="Calibri" style:font-name-asian="Calibri,Arial" style:font-name-complex="Calibri,Arial" fo:language="de" fo:country="DE"/>
    </style:style>
    <style:style style:name="P415" style:parent-style-name="Standard" style:family="paragraph">
      <style:paragraph-properties fo:break-before="page" fo:margin-bottom="0in"/>
      <style:text-properties style:font-name="Calibri" style:font-name-complex="Arial" fo:language="de" fo:country="DE" fo:hyphenate="true"/>
    </style:style>
    <style:style style:name="P416" style:parent-style-name="Standard" style:family="paragraph">
      <style:paragraph-properties fo:margin-bottom="0in"/>
      <style:text-properties style:font-name="Calibri" style:font-name-complex="Arial" fo:language="de" fo:country="DE"/>
    </style:style>
    <style:style style:name="P417" style:parent-style-name="Standard" style:family="paragraph">
      <style:paragraph-properties fo:margin-bottom="0in"/>
    </style:style>
    <style:style style:name="T418"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C0C0C0" fo:language="de" fo:country="DE"/>
    </style:style>
    <style:style style:name="P419"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20" style:parent-style-name="Überschrift2" style:family="paragraph">
      <style:paragraph-properties fo:margin-top="0in" fo:margin-left="0in" fo:text-indent="0in">
        <style:tab-stops>
          <style:tab-stop style:type="left" style:position="1.1in"/>
        </style:tab-stops>
      </style:paragraph-properties>
    </style:style>
    <style:style style:name="T421" style:parent-style-name="Absatz-Standardschriftart" style:family="text">
      <style:text-properties style:font-name="Calibri" style:font-name-asian="Calibri,Arial" style:font-name-complex="Calibri,Arial" fo:color="#000000" fo:language="de" fo:country="DE"/>
    </style:style>
    <style:style style:name="P422" style:parent-style-name="Standard" style:family="paragraph">
      <style:paragraph-properties fo:margin-bottom="0in"/>
    </style:style>
    <style:style style:name="T423" style:parent-style-name="Absatz-Standardschriftart" style:family="text">
      <style:text-properties style:font-name="Calibri" style:font-name-asian="Calibri,Arial" style:font-name-complex="Calibri,Arial" fo:color="#000000" fo:language="de" fo:country="DE"/>
    </style:style>
    <style:style style:name="P424" style:parent-style-name="Standard" style:family="paragraph">
      <style:paragraph-properties fo:margin-bottom="0in"/>
      <style:text-properties style:font-name="Calibri" style:font-name-complex="Arial" fo:color="#000000" fo:language="de" fo:country="DE"/>
    </style:style>
    <style:style style:name="P425" style:parent-style-name="Überschrift2" style:family="paragraph">
      <style:paragraph-properties fo:margin-top="0in" fo:margin-left="0in" fo:text-indent="0in">
        <style:tab-stops>
          <style:tab-stop style:type="left" style:position="1.1in"/>
        </style:tab-stops>
      </style:paragraph-properties>
    </style:style>
    <style:style style:name="T426" style:parent-style-name="Absatz-Standardschriftart" style:family="text">
      <style:text-properties style:font-name="Calibri" style:font-name-asian="Calibri,Arial" style:font-name-complex="Calibri,Arial" fo:color="#000000" fo:language="de" fo:country="DE"/>
    </style:style>
    <style:style style:name="P427" style:parent-style-name="Standard" style:family="paragraph">
      <style:paragraph-properties fo:margin-bottom="0in"/>
    </style:style>
    <style:style style:name="T428" style:parent-style-name="Absatz-Standardschriftart" style:family="text">
      <style:text-properties style:font-name="Calibri" style:font-name-asian="Calibri,Arial" style:font-name-complex="Calibri,Arial" fo:color="#000000" fo:language="de" fo:country="DE"/>
    </style:style>
    <style:style style:name="P429" style:parent-style-name="Standard" style:family="paragraph">
      <style:paragraph-properties fo:margin-bottom="0in"/>
    </style:style>
    <style:style style:name="T430" style:parent-style-name="Absatz-Standardschriftart" style:family="text">
      <style:text-properties style:font-name="Calibri" style:font-name-asian="Calibri,Arial" style:font-name-complex="Calibri,Arial" fo:color="#000000" fo:language="de" fo:country="DE"/>
    </style:style>
    <style:style style:name="P431" style:parent-style-name="Standard" style:family="paragraph">
      <style:paragraph-properties fo:margin-bottom="0in"/>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color="#000000" fo:language="de" fo:country="DE"/>
    </style:style>
    <style:style style:name="P435" style:parent-style-name="Standard" style:family="paragraph">
      <style:paragraph-properties fo:margin-bottom="0in"/>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color="#000000" fo:language="de" fo:country="DE"/>
    </style:style>
    <style:style style:name="P439" style:parent-style-name="Standard" style:family="paragraph">
      <style:paragraph-properties fo:margin-bottom="0in"/>
      <style:text-properties style:font-name="Calibri" style:font-name-complex="Arial" fo:color="#000000" fo:language="de" fo:country="DE"/>
    </style:style>
    <style:style style:name="P440" style:parent-style-name="Überschrift2" style:family="paragraph">
      <style:paragraph-properties fo:margin-top="0in" fo:margin-left="0in" fo:text-indent="0in">
        <style:tab-stops>
          <style:tab-stop style:type="left" style:position="1.1in"/>
        </style:tab-stops>
      </style:paragraph-properties>
    </style:style>
    <style:style style:name="T441" style:parent-style-name="Absatz-Standardschriftart" style:family="text">
      <style:text-properties style:font-name="Calibri" style:font-name-asian="Calibri,Arial" style:font-name-complex="Calibri,Arial" fo:color="#000000" fo:language="de" fo:country="DE"/>
    </style:style>
    <style:style style:name="P442" style:parent-style-name="Standard" style:family="paragraph">
      <style:paragraph-properties fo:margin-bottom="0in"/>
    </style:style>
    <style:style style:name="T443" style:parent-style-name="Absatz-Standardschriftart" style:family="text">
      <style:text-properties style:font-name="Calibri" style:font-name-asian="Calibri,Arial" style:font-name-complex="Calibri,Arial" fo:language="de" fo:country="DE"/>
    </style:style>
    <style:style style:name="P444" style:parent-style-name="Standard" style:family="paragraph">
      <style:paragraph-properties fo:margin-bottom="0in"/>
      <style:text-properties style:font-name="Calibri" style:font-name-complex="Arial" fo:language="de" fo:country="DE"/>
    </style:style>
    <style:style style:name="P445" style:parent-style-name="Überschrift2" style:family="paragraph">
      <style:paragraph-properties fo:margin-top="0in" fo:margin-left="0in" fo:text-indent="0in">
        <style:tab-stops>
          <style:tab-stop style:type="left" style:position="1.1in"/>
        </style:tab-stops>
      </style:paragraph-properties>
    </style:style>
    <style:style style:name="T446" style:parent-style-name="Absatz-Standardschriftart" style:family="text">
      <style:text-properties style:font-name="Calibri" style:font-name-asian="Calibri,Arial" style:font-name-complex="Calibri,Arial" fo:color="#000000" fo:language="de" fo:country="DE"/>
    </style:style>
    <style:style style:name="P447" style:parent-style-name="Standard" style:family="paragraph">
      <style:paragraph-properties fo:margin-bottom="0in"/>
    </style:style>
    <style:style style:name="T448" style:parent-style-name="Absatz-Standardschriftart" style:family="text">
      <style:text-properties style:font-name="Calibri" style:font-name-asian="Calibri,Arial" style:font-name-complex="Calibri,Arial" fo:language="de" fo:country="DE"/>
    </style:style>
    <style:style style:name="P449" style:parent-style-name="Standard" style:family="paragraph">
      <style:paragraph-properties fo:margin-bottom="0in"/>
      <style:text-properties style:font-name="Calibri" style:font-name-complex="Arial" fo:language="de" fo:country="DE"/>
    </style:style>
    <style:style style:name="P450" style:parent-style-name="Überschrift2" style:family="paragraph">
      <style:paragraph-properties fo:margin-top="0in" fo:margin-left="0in" fo:text-indent="0in">
        <style:tab-stops>
          <style:tab-stop style:type="left" style:position="1.1in"/>
        </style:tab-stops>
      </style:paragraph-properties>
    </style:style>
    <style:style style:name="T451" style:parent-style-name="Absatz-Standardschriftart" style:family="text">
      <style:text-properties style:font-name="Calibri" style:font-name-asian="Calibri,Arial" style:font-name-complex="Calibri,Arial" fo:color="#000000" fo:language="de" fo:country="DE"/>
    </style:style>
    <style:style style:name="P452" style:parent-style-name="Standard" style:family="paragraph">
      <style:paragraph-properties fo:margin-bottom="0in"/>
    </style:style>
    <style:style style:name="T453" style:parent-style-name="Absatz-Standardschriftart" style:family="text">
      <style:text-properties style:font-name="Calibri" style:font-name-asian="Calibri,Arial" style:font-name-complex="Calibri,Arial" fo:language="de" fo:country="DE"/>
    </style:style>
    <style:style style:name="P454" style:parent-style-name="Standard" style:family="paragraph">
      <style:paragraph-properties fo:margin-bottom="0in"/>
    </style:style>
    <style:style style:name="T455" style:parent-style-name="Absatz-Standardschriftart" style:family="text">
      <style:text-properties style:font-name="Calibri" style:font-name-asian="Calibri,Arial" style:font-name-complex="Calibri,Arial" fo:language="de" fo:country="DE"/>
    </style:style>
    <style:style style:name="P456" style:parent-style-name="Standard" style:family="paragraph">
      <style:paragraph-properties fo:margin-bottom="0in"/>
      <style:text-properties style:font-name="Calibri" style:font-name-complex="Arial" fo:language="de" fo:country="DE"/>
    </style:style>
    <style:style style:name="P457" style:parent-style-name="Standard" style:family="paragraph">
      <style:paragraph-properties fo:margin-bottom="0in"/>
      <style:text-properties style:font-name="Calibri" style:font-name-complex="Arial" fo:language="de" fo:country="DE"/>
    </style:style>
    <style:style style:name="P458" style:parent-style-name="Überschrift2" style:family="paragraph">
      <style:paragraph-properties fo:margin-top="0in" fo:margin-left="0in" fo:text-indent="0in">
        <style:tab-stops>
          <style:tab-stop style:type="left" style:position="1.1in"/>
        </style:tab-stops>
      </style:paragraph-properties>
    </style:style>
    <style:style style:name="T459" style:parent-style-name="Absatz-Standardschriftart" style:family="text">
      <style:text-properties style:font-name="Calibri" style:font-name-asian="Calibri,Arial" style:font-name-complex="Calibri,Arial" fo:color="#000000" fo:language="de" fo:country="DE"/>
    </style:style>
    <style:style style:name="P460" style:parent-style-name="Standard" style:family="paragraph">
      <style:paragraph-properties fo:margin-bottom="0in"/>
    </style:style>
    <style:style style:name="T461" style:parent-style-name="Absatz-Standardschriftart" style:family="text">
      <style:text-properties style:font-name="Calibri" style:font-name-asian="Calibri,Arial" style:font-name-complex="Calibri,Arial" fo:language="de" fo:country="DE"/>
    </style:style>
    <style:style style:name="P462" style:parent-style-name="Standard" style:family="paragraph">
      <style:paragraph-properties fo:margin-bottom="0in"/>
      <style:text-properties style:font-name="Calibri" style:font-name-complex="Arial" fo:language="de" fo:country="DE"/>
    </style:style>
    <style:style style:name="P463" style:parent-style-name="Überschrift2" style:family="paragraph">
      <style:paragraph-properties fo:margin-top="0in" fo:margin-left="0in" fo:text-indent="0in">
        <style:tab-stops>
          <style:tab-stop style:type="left" style:position="1.1in"/>
        </style:tab-stops>
      </style:paragraph-properties>
    </style:style>
    <style:style style:name="T464" style:parent-style-name="Absatz-Standardschriftart" style:family="text">
      <style:text-properties style:font-name="Calibri" style:font-name-asian="Calibri,Arial" style:font-name-complex="Calibri,Arial" fo:color="#000000" fo:language="en" fo:country="US"/>
    </style:style>
    <style:style style:name="P465" style:parent-style-name="Standard" style:family="paragraph">
      <style:text-properties style:font-name="Calibri" style:font-name-complex="Arial" fo:font-size="9pt" style:font-size-asian="9pt" style:font-size-complex="9pt" fo:language="en" fo:country="US"/>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font-weight="bold" style:font-weight-asian="bold" style:font-weight-complex="bold"/>
    </style:style>
    <style:style style:name="P468" style:parent-style-name="Standard" style:family="paragraph">
      <style:paragraph-properties fo:margin-bottom="0in"/>
    </style:style>
    <style:style style:name="T469" style:parent-style-name="Absatz-Standardschriftart" style:family="text">
      <style:text-properties style:font-name="Calibri" style:font-name-asian="Calibri,Arial" style:font-name-complex="Calibri,Arial"/>
    </style:style>
    <style:style style:name="P470" style:parent-style-name="Standard" style:family="paragraph">
      <style:paragraph-properties fo:margin-bottom="0in"/>
      <style:text-properties style:font-name="Calibri" style:font-name-complex="Arial"/>
    </style:style>
    <style:style style:name="P471" style:parent-style-name="Standard" style:family="paragraph">
      <style:paragraph-properties fo:margin-bottom="0in"/>
    </style:style>
    <style:style style:name="T472" style:parent-style-name="Absatz-Standardschriftart" style:family="text">
      <style:text-properties style:font-name="Calibri" style:font-name-asian="Calibri,Arial" style:font-name-complex="Calibri,Arial" fo:font-weight="bold" style:font-weight-asian="bold" style:font-weight-complex="bold"/>
    </style:style>
    <style:style style:name="P473" style:parent-style-name="Standard" style:family="paragraph">
      <style:paragraph-properties fo:margin-bottom="0in"/>
    </style:style>
    <style:style style:name="T474" style:parent-style-name="Absatz-Standardschriftart" style:family="text">
      <style:text-properties style:font-name="Calibri" style:font-name-asian="Calibri,Arial" style:font-name-complex="Calibri,Arial"/>
    </style:style>
    <style:style style:name="T475" style:parent-style-name="Absatz-Standardschriftart" style:family="text">
      <style:text-properties style:font-name="Calibri" style:font-name-asian="Calibri,Arial" style:font-name-complex="Calibri,Arial" fo:color="#000000"/>
    </style:style>
    <style:style style:name="T476" style:parent-style-name="Absatz-Standardschriftart" style:family="text">
      <style:text-properties style:font-name="Calibri" style:font-name-asian="Calibri,Arial" style:font-name-complex="Calibri,Arial"/>
    </style:style>
    <style:style style:name="P477" style:parent-style-name="Standard" style:family="paragraph">
      <style:paragraph-properties fo:margin-bottom="0in"/>
      <style:text-properties style:font-name="Calibri" style:font-name-complex="Arial"/>
    </style:style>
    <style:style style:name="P478" style:parent-style-name="Standard" style:family="paragraph">
      <style:paragraph-properties fo:margin-bottom="0in"/>
    </style:style>
    <style:style style:name="T479" style:parent-style-name="Absatz-Standardschriftart" style:family="text">
      <style:text-properties style:font-name="Calibri" style:font-name-asian="Calibri,Arial" style:font-name-complex="Calibri,Arial" fo:font-weight="bold" style:font-weight-asian="bold" style:font-weight-complex="bold"/>
    </style:style>
    <style:style style:name="P480" style:parent-style-name="Standard" style:family="paragraph">
      <style:paragraph-properties fo:margin-bottom="0in"/>
    </style:style>
    <style:style style:name="T481" style:parent-style-name="Absatz-Standardschriftart" style:family="text">
      <style:text-properties style:font-name="Calibri" style:font-name-asian="Calibri,Arial" style:font-name-complex="Calibri,Arial"/>
    </style:style>
    <style:style style:name="P482" style:parent-style-name="Standard" style:family="paragraph">
      <style:paragraph-properties fo:margin-bottom="0in"/>
      <style:text-properties style:font-name="Calibri" style:font-name-complex="Arial"/>
    </style:style>
    <style:style style:name="P483" style:parent-style-name="Standard" style:family="paragraph">
      <style:paragraph-properties fo:margin-bottom="0in"/>
    </style:style>
    <style:style style:name="T484" style:parent-style-name="Absatz-Standardschriftart" style:family="text">
      <style:text-properties style:font-name="Calibri" style:font-name-asian="Calibri,Arial" style:font-name-complex="Calibri,Arial" fo:font-weight="bold" style:font-weight-asian="bold" style:font-weight-complex="bold"/>
    </style:style>
    <style:style style:name="P485" style:parent-style-name="Standard" style:family="paragraph">
      <style:paragraph-properties fo:margin-bottom="0in"/>
    </style:style>
    <style:style style:name="T486" style:parent-style-name="Absatz-Standardschriftart" style:family="text">
      <style:text-properties style:font-name="Calibri" style:font-name-asian="Calibri,Arial" style:font-name-complex="Calibri,Arial"/>
    </style:style>
    <style:style style:name="P487" style:parent-style-name="Standard" style:family="paragraph">
      <style:paragraph-properties fo:margin-bottom="0in"/>
      <style:text-properties style:font-name="Calibri" style:font-name-complex="Arial"/>
    </style:style>
    <style:style style:name="P488" style:parent-style-name="Standard" style:family="paragraph">
      <style:paragraph-properties fo:margin-bottom="0in"/>
    </style:style>
    <style:style style:name="T489" style:parent-style-name="Absatz-Standardschriftart" style:family="text">
      <style:text-properties style:font-name="Calibri" style:font-name-asian="Calibri,Arial" style:font-name-complex="Calibri,Arial" fo:font-weight="bold" style:font-weight-asian="bold" style:font-weight-complex="bold"/>
    </style:style>
    <style:style style:name="P490" style:parent-style-name="Standard" style:family="paragraph">
      <style:paragraph-properties fo:margin-bottom="0in"/>
    </style:style>
    <style:style style:name="T491" style:parent-style-name="Absatz-Standardschriftart" style:family="text">
      <style:text-properties style:font-name="Calibri" style:font-name-asian="Calibri,Arial" style:font-name-complex="Calibri,Arial"/>
    </style:style>
    <style:style style:name="P492" style:parent-style-name="Standard" style:family="paragraph">
      <style:paragraph-properties fo:margin-bottom="0in"/>
      <style:text-properties style:font-name="Calibri" style:font-name-complex="Arial"/>
    </style:style>
    <style:style style:name="P493" style:parent-style-name="Standard" style:family="paragraph">
      <style:paragraph-properties fo:margin-bottom="0in"/>
    </style:style>
    <style:style style:name="T494" style:parent-style-name="Absatz-Standardschriftart" style:family="text">
      <style:text-properties style:font-name="Calibri" style:font-name-asian="Calibri,Arial" style:font-name-complex="Calibri,Arial" fo:font-weight="bold" style:font-weight-asian="bold" style:font-weight-complex="bold"/>
    </style:style>
    <style:style style:name="T495" style:parent-style-name="Absatz-Standardschriftart" style:family="text">
      <style:text-properties style:font-name="Calibri" style:font-name-asian="Calibri,Arial" style:font-name-complex="Calibri,Arial" fo:font-weight="bold" style:font-weight-asian="bold" style:font-weight-complex="bold"/>
    </style:style>
    <style:style style:name="T496" style:parent-style-name="Absatz-Standardschriftart" style:family="text">
      <style:text-properties style:font-name="Calibri" style:font-name-asian="Calibri,Arial" style:font-name-complex="Calibri,Arial" fo:font-weight="bold" style:font-weight-asian="bold" style:font-weight-complex="bold"/>
    </style:style>
    <style:style style:name="P497" style:parent-style-name="Standard" style:family="paragraph">
      <style:paragraph-properties fo:margin-bottom="0in"/>
    </style:style>
    <style:style style:name="T498" style:parent-style-name="Absatz-Standardschriftart" style:family="text">
      <style:text-properties style:font-name="Calibri" style:font-name-asian="Calibri,Arial" style:font-name-complex="Calibri,Arial"/>
    </style:style>
    <style:style style:name="P499" style:parent-style-name="Standard" style:family="paragraph">
      <style:paragraph-properties fo:margin-bottom="0in"/>
      <style:text-properties style:font-name="Calibri" style:font-name-complex="Arial"/>
    </style:style>
    <style:style style:name="P500" style:parent-style-name="Standard" style:family="paragraph">
      <style:paragraph-properties fo:margin-bottom="0in"/>
    </style:style>
    <style:style style:name="T501" style:parent-style-name="Absatz-Standardschriftart" style:family="text">
      <style:text-properties style:font-name="Calibri" style:font-name-asian="Calibri,Arial" style:font-name-complex="Calibri,Arial" fo:font-weight="bold" style:font-weight-asian="bold" style:font-weight-complex="bold"/>
    </style:style>
    <style:style style:name="P502" style:parent-style-name="Standard" style:family="paragraph">
      <style:paragraph-properties fo:margin-bottom="0in"/>
    </style:style>
    <style:style style:name="T503" style:parent-style-name="Absatz-Standardschriftart" style:family="text">
      <style:text-properties style:font-name="Calibri" style:font-name-asian="Calibri,Arial" style:font-name-complex="Calibri,Arial"/>
    </style:style>
    <style:style style:name="P504" style:parent-style-name="Standard" style:family="paragraph">
      <style:paragraph-properties fo:margin-bottom="0in"/>
      <style:text-properties style:font-name="Calibri" style:font-name-complex="Arial"/>
    </style:style>
    <style:style style:name="P505" style:parent-style-name="Standard" style:family="paragraph">
      <style:paragraph-properties fo:margin-bottom="0in"/>
    </style:style>
    <style:style style:name="T506" style:parent-style-name="Absatz-Standardschriftart" style:family="text">
      <style:text-properties style:font-name="Calibri" style:font-name-asian="Calibri,Arial" style:font-name-complex="Calibri,Arial" fo:font-weight="bold" style:font-weight-asian="bold" style:font-weight-complex="bold"/>
    </style:style>
    <style:style style:name="P507" style:parent-style-name="Standard" style:family="paragraph">
      <style:paragraph-properties fo:margin-bottom="0in"/>
    </style:style>
    <style:style style:name="T508" style:parent-style-name="Absatz-Standardschriftart" style:family="text">
      <style:text-properties style:font-name="Calibri" style:font-name-asian="Calibri,Arial" style:font-name-complex="Calibri,Arial"/>
    </style:style>
    <style:style style:name="P509" style:parent-style-name="Standard" style:family="paragraph">
      <style:paragraph-properties fo:margin-bottom="0in"/>
      <style:text-properties style:font-name="Calibri" style:font-name-complex="Arial"/>
    </style:style>
    <style:style style:name="P510" style:parent-style-name="Standard" style:family="paragraph">
      <style:paragraph-properties fo:margin-bottom="0in"/>
    </style:style>
    <style:style style:name="T511" style:parent-style-name="Absatz-Standardschriftart" style:family="text">
      <style:text-properties style:font-name="Calibri" style:font-name-asian="Calibri,Arial" style:font-name-complex="Calibri,Arial" fo:font-weight="bold" style:font-weight-asian="bold" style:font-weight-complex="bold"/>
    </style:style>
    <style:style style:name="P512" style:parent-style-name="Standard" style:family="paragraph">
      <style:paragraph-properties fo:margin-bottom="0in"/>
    </style:style>
    <style:style style:name="T513" style:parent-style-name="Absatz-Standardschriftart" style:family="text">
      <style:text-properties style:font-name="Calibri" style:font-name-asian="Calibri,Arial" style:font-name-complex="Calibri,Arial"/>
    </style:style>
    <style:style style:name="P514" style:parent-style-name="Standard" style:family="paragraph">
      <style:paragraph-properties fo:margin-bottom="0in"/>
      <style:text-properties style:font-name="Calibri" style:font-name-asian="Arial" style:font-name-complex="Arial"/>
    </style:style>
    <style:style style:name="P515" style:parent-style-name="Standard" style:family="paragraph">
      <style:paragraph-properties fo:margin-bottom="0in"/>
    </style:style>
    <style:style style:name="T516" style:parent-style-name="Absatz-Standardschriftart" style:family="text">
      <style:text-properties style:font-name="Calibri" style:font-name-asian="Calibri,Arial" style:font-name-complex="Calibri,Arial" fo:font-weight="bold" style:font-weight-asian="bold" style:font-weight-complex="bold"/>
    </style:style>
    <style:style style:name="P517" style:parent-style-name="Standard" style:family="paragraph">
      <style:paragraph-properties fo:margin-bottom="0in"/>
    </style:style>
    <style:style style:name="T518" style:parent-style-name="Absatz-Standardschriftart" style:family="text">
      <style:text-properties style:font-name="Calibri" style:font-name-asian="Calibri,Arial" style:font-name-complex="Calibri,Arial"/>
    </style:style>
    <style:style style:name="P519" style:parent-style-name="Überschrift1" style:family="paragraph">
      <style:paragraph-properties fo:break-before="page" fo:margin-top="0in" fo:margin-bottom="0in"/>
    </style:style>
    <style:style style:name="T520" style:parent-style-name="Absatz-Standardschriftart" style:family="text">
      <style:text-properties style:font-name="Calibri" style:font-name-asian="Calibri,Arial" style:font-name-complex="Calibri,Arial" fo:color="#000000" fo:background-color="#C0C0C0" fo:language="de" fo:country="DE"/>
    </style:style>
    <style:style style:name="T521" style:parent-style-name="Absatz-Standardschriftart" style:family="text">
      <style:text-properties style:font-name="Calibri" style:font-name-asian="Calibri" style:font-name-complex="Calibri"/>
    </style:style>
    <style:style style:name="P522" style:parent-style-name="Textbody" style:family="paragraph">
      <style:paragraph-properties fo:margin-bottom="0in"/>
    </style:style>
    <style:style style:name="T523" style:parent-style-name="Absatz-Standardschriftart" style:family="text">
      <style:text-properties style:font-name="Calibri" style:font-name-asian="Calibri" style:font-name-complex="Calibri"/>
    </style:style>
    <style:style style:name="P524" style:parent-style-name="Textbody" style:family="paragraph">
      <style:text-properties style:font-name="Calibri"/>
    </style:style>
    <style:style style:name="P525" style:parent-style-name="Überschrift2" style:family="paragraph">
      <style:paragraph-properties fo:margin-top="0in" fo:margin-left="0in" fo:text-indent="0in">
        <style:tab-stops>
          <style:tab-stop style:type="left" style:position="1.1in"/>
        </style:tab-stops>
      </style:paragraph-properties>
    </style:style>
    <style:style style:name="T526" style:parent-style-name="Absatz-Standardschriftart" style:family="text">
      <style:text-properties style:font-name="Calibri" style:font-name-asian="Calibri" style:font-name-complex="Calibri" fo:color="#000000"/>
    </style:style>
    <style:style style:name="P527" style:parent-style-name="Textbody" style:family="paragraph">
      <style:paragraph-properties fo:margin-bottom="0in"/>
    </style:style>
    <style:style style:name="T528" style:parent-style-name="Absatz-Standardschriftart" style:family="text">
      <style:text-properties style:font-name="Calibri" style:font-name-asian="Calibri" style:font-name-complex="Calibri"/>
    </style:style>
    <style:style style:name="P529" style:parent-style-name="Textbody" style:family="paragraph">
      <style:paragraph-properties fo:margin-bottom="0in"/>
    </style:style>
    <style:style style:name="T530" style:parent-style-name="Absatz-Standardschriftart" style:family="text">
      <style:text-properties style:font-name="Calibri" style:font-name-asian="Calibri" style:font-name-complex="Calibri"/>
    </style:style>
    <style:style style:name="P531" style:parent-style-name="Überschrift3" style:family="paragraph">
      <style:paragraph-properties fo:margin-top="0in" fo:margin-left="0in" fo:text-indent="0in">
        <style:tab-stops>
          <style:tab-stop style:type="left" style:position="0.9444in"/>
        </style:tab-stops>
      </style:paragraph-properties>
    </style:style>
    <style:style style:name="T532" style:parent-style-name="Absatz-Standardschriftart" style:family="text">
      <style:text-properties style:font-name="Calibri" style:font-name-asian="Calibri" style:font-name-complex="Calibri" fo:color="#000000"/>
    </style:style>
    <style:style style:name="T533" style:parent-style-name="Absatz-Standardschriftart" style:family="text">
      <style:text-properties style:font-name="Calibri" style:font-name-asian="Calibri" style:font-name-complex="Calibri"/>
    </style:style>
    <style:style style:name="P534" style:parent-style-name="Textbody" style:family="paragraph">
      <style:paragraph-properties fo:margin-bottom="0in"/>
    </style:style>
    <style:style style:name="T535" style:parent-style-name="Absatz-Standardschriftart" style:family="text">
      <style:text-properties style:font-name="Calibri" style:font-name-asian="Calibri" style:font-name-complex="Calibri" fo:color="#000000"/>
    </style:style>
    <style:style style:name="P536" style:parent-style-name="Überschrift3" style:family="paragraph">
      <style:paragraph-properties fo:margin-top="0in" fo:margin-left="0in" fo:text-indent="0in">
        <style:tab-stops>
          <style:tab-stop style:type="left" style:position="0.9444in"/>
        </style:tab-stops>
      </style:paragraph-properties>
    </style:style>
    <style:style style:name="T537" style:parent-style-name="Absatz-Standardschriftart" style:family="text">
      <style:text-properties style:font-name="Calibri" style:font-name-asian="Calibri" style:font-name-complex="Calibri" fo:color="#000000"/>
    </style:style>
    <style:style style:name="P538" style:parent-style-name="Textbody" style:family="paragraph">
      <style:paragraph-properties fo:margin-bottom="0in"/>
    </style:style>
    <style:style style:name="T539" style:parent-style-name="Absatz-Standardschriftart" style:family="text">
      <style:text-properties style:font-name="Calibri" style:font-name-asian="Calibri" style:font-name-complex="Calibri" fo:color="#000000"/>
    </style:style>
    <style:style style:name="P540" style:parent-style-name="Textbody" style:family="paragraph">
      <style:paragraph-properties fo:margin-bottom="0in"/>
    </style:style>
    <style:style style:name="T541" style:parent-style-name="Absatz-Standardschriftart" style:family="text">
      <style:text-properties style:font-name="Calibri" style:font-name-asian="Calibri" style:font-name-complex="Calibri" fo:color="#000000"/>
    </style:style>
    <style:style style:name="P542" style:parent-style-name="Überschrift3" style:family="paragraph">
      <style:paragraph-properties fo:margin-top="0in" fo:margin-left="0in" fo:text-indent="0in">
        <style:tab-stops>
          <style:tab-stop style:type="left" style:position="0.9444in"/>
        </style:tab-stops>
      </style:paragraph-properties>
    </style:style>
    <style:style style:name="T543" style:parent-style-name="Absatz-Standardschriftart" style:family="text">
      <style:text-properties style:font-name="Calibri" style:font-name-asian="Calibri" style:font-name-complex="Calibri" fo:color="#000000"/>
    </style:style>
    <style:style style:name="P544" style:parent-style-name="Textbody" style:family="paragraph">
      <style:paragraph-properties fo:margin-bottom="0in"/>
    </style:style>
    <style:style style:name="T545" style:parent-style-name="Absatz-Standardschriftart" style:family="text">
      <style:text-properties style:font-name="Calibri" style:font-name-asian="Calibri" style:font-name-complex="Calibri" fo:color="#000000"/>
    </style:style>
    <style:style style:name="P546" style:parent-style-name="Textbody" style:family="paragraph">
      <style:paragraph-properties fo:margin-bottom="0in"/>
    </style:style>
    <style:style style:name="T547" style:parent-style-name="Absatz-Standardschriftart" style:family="text">
      <style:text-properties style:font-name="Calibri" style:font-name-asian="Calibri" style:font-name-complex="Calibri" fo:color="#000000"/>
    </style:style>
    <style:style style:name="P548" style:parent-style-name="Überschrift3" style:family="paragraph">
      <style:paragraph-properties fo:margin-top="0in" fo:margin-left="0in" fo:text-indent="0in">
        <style:tab-stops>
          <style:tab-stop style:type="left" style:position="0.9444in"/>
        </style:tab-stops>
      </style:paragraph-properties>
    </style:style>
    <style:style style:name="T549" style:parent-style-name="Absatz-Standardschriftart" style:family="text">
      <style:text-properties style:font-name="Calibri" style:font-name-asian="Calibri" style:font-name-complex="Calibri" fo:color="#000000"/>
    </style:style>
    <style:style style:name="P550" style:parent-style-name="Textbody" style:family="paragraph">
      <style:paragraph-properties fo:margin-bottom="0in"/>
    </style:style>
    <style:style style:name="T551" style:parent-style-name="Absatz-Standardschriftart" style:family="text">
      <style:text-properties style:font-name="Calibri" style:font-name-asian="Calibri" style:font-name-complex="Calibri" fo:color="#000000"/>
    </style:style>
    <style:style style:name="P552" style:parent-style-name="Textbody" style:family="paragraph">
      <style:paragraph-properties fo:margin-bottom="0in"/>
      <style:text-properties style:font-name="Calibri" fo:color="#000000"/>
    </style:style>
    <style:style style:name="P553" style:parent-style-name="Textbody" style:family="paragraph">
      <style:paragraph-properties fo:margin-bottom="0in"/>
    </style:style>
    <style:style style:name="T554" style:parent-style-name="Absatz-Standardschriftart" style:family="text">
      <style:text-properties style:font-name="Calibri" style:font-name-asian="Calibri" style:font-name-complex="Calibri" fo:font-weight="bold" style:font-weight-asian="bold" style:font-weight-complex="bold" fo:color="#000000"/>
    </style:style>
    <style:style style:name="P555" style:parent-style-name="Textbody" style:family="paragraph">
      <style:paragraph-properties fo:margin-bottom="0in"/>
    </style:style>
    <style:style style:name="T556" style:parent-style-name="Absatz-Standardschriftart" style:family="text">
      <style:text-properties style:font-name="Calibri" style:font-name-asian="Calibri" style:font-name-complex="Calibri" fo:color="#000000"/>
    </style:style>
    <style:style style:name="P557" style:parent-style-name="Textbody" style:family="paragraph">
      <style:paragraph-properties fo:margin-bottom="0in"/>
    </style:style>
    <style:style style:name="T558" style:parent-style-name="Absatz-Standardschriftart" style:family="text">
      <style:text-properties style:font-name="Calibri" style:font-name-asian="Calibri" style:font-name-complex="Calibri" fo:color="#000000"/>
    </style:style>
    <style:style style:name="P559" style:parent-style-name="Überschrift2" style:family="paragraph">
      <style:paragraph-properties fo:margin-top="0in" fo:margin-left="0in" fo:text-indent="0in">
        <style:tab-stops>
          <style:tab-stop style:type="left" style:position="1.1in"/>
        </style:tab-stops>
      </style:paragraph-properties>
    </style:style>
    <style:style style:name="T560" style:parent-style-name="Absatz-Standardschriftart" style:family="text">
      <style:text-properties style:font-name="Calibri" style:font-name-asian="Calibri" style:font-name-complex="Calibri" fo:color="#000000"/>
    </style:style>
    <style:style style:name="P561" style:parent-style-name="Textbody" style:family="paragraph">
      <style:paragraph-properties fo:margin-bottom="0in"/>
    </style:style>
    <style:style style:name="T562" style:parent-style-name="Absatz-Standardschriftart" style:family="text">
      <style:text-properties style:font-name="Calibri" style:font-name-asian="Calibri" style:font-name-complex="Calibri"/>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style:style>
    <style:style style:name="P565" style:parent-style-name="Überschrift3" style:family="paragraph">
      <style:paragraph-properties fo:margin-top="0in" fo:margin-left="0in" fo:text-indent="0in">
        <style:tab-stops>
          <style:tab-stop style:type="left" style:position="0.9444in"/>
        </style:tab-stops>
      </style:paragraph-properties>
    </style:style>
    <style:style style:name="T566" style:parent-style-name="Absatz-Standardschriftart" style:family="text">
      <style:text-properties style:font-name="Calibri" style:font-name-asian="Calibri" style:font-name-complex="Calibri" fo:color="#000000"/>
    </style:style>
    <style:style style:name="P567" style:parent-style-name="Textbody" style:family="paragraph">
      <style:paragraph-properties fo:margin-bottom="0in"/>
    </style:style>
    <style:style style:name="T568" style:parent-style-name="Absatz-Standardschriftart" style:family="text">
      <style:text-properties style:font-name="Calibri" style:font-name-asian="Calibri" style:font-name-complex="Calibri" fo:color="#000000"/>
    </style:style>
    <style:style style:name="P569" style:parent-style-name="Textbody" style:family="paragraph">
      <style:paragraph-properties fo:margin-bottom="0in"/>
    </style:style>
    <style:style style:name="T570" style:parent-style-name="Absatz-Standardschriftart" style:family="text">
      <style:text-properties style:font-name="Calibri" style:font-name-asian="Calibri" style:font-name-complex="Calibri" fo:color="#000000"/>
    </style:style>
    <style:style style:name="P571" style:parent-style-name="Überschrift3" style:family="paragraph">
      <style:paragraph-properties fo:margin-top="0in" fo:margin-left="0in" fo:text-indent="0in">
        <style:tab-stops>
          <style:tab-stop style:type="left" style:position="0.9444in"/>
        </style:tab-stops>
      </style:paragraph-properties>
    </style:style>
    <style:style style:name="T572" style:parent-style-name="Absatz-Standardschriftart" style:family="text">
      <style:text-properties style:font-name="Calibri" style:font-name-asian="Calibri" style:font-name-complex="Calibri" fo:color="#000000"/>
    </style:style>
    <style:style style:name="P573" style:parent-style-name="Textbody" style:family="paragraph">
      <style:paragraph-properties fo:margin-bottom="0in"/>
    </style:style>
    <style:style style:name="T574" style:parent-style-name="Absatz-Standardschriftart" style:family="text">
      <style:text-properties style:font-name="Calibri" style:font-name-asian="Calibri" style:font-name-complex="Calibri" fo:color="#000000"/>
    </style:style>
    <style:style style:name="P575" style:parent-style-name="Textbody" style:family="paragraph">
      <style:paragraph-properties fo:margin-bottom="0in"/>
    </style:style>
    <style:style style:name="T576" style:parent-style-name="Absatz-Standardschriftart" style:family="text">
      <style:text-properties style:font-name="Calibri" style:font-name-asian="Calibri" style:font-name-complex="Calibri" fo:color="#000000"/>
    </style:style>
    <style:style style:name="P577" style:parent-style-name="Textbody" style:family="paragraph">
      <style:paragraph-properties fo:margin-bottom="0in"/>
    </style:style>
    <style:style style:name="T578" style:parent-style-name="Absatz-Standardschriftart" style:family="text">
      <style:text-properties style:font-name="Calibri" style:font-name-asian="Calibri" style:font-name-complex="Calibri" fo:font-weight="bold" style:font-weight-asian="bold" style:font-weight-complex="bold" fo:color="#000000"/>
    </style:style>
    <style:style style:name="P579" style:parent-style-name="Textbody" style:family="paragraph">
      <style:paragraph-properties fo:margin-bottom="0in"/>
    </style:style>
    <style:style style:name="T580" style:parent-style-name="Absatz-Standardschriftart" style:family="text">
      <style:text-properties style:font-name="Calibri" style:font-name-asian="Calibri" style:font-name-complex="Calibri" fo:color="#000000"/>
    </style:style>
    <style:style style:name="P581" style:parent-style-name="Textbody" style:family="paragraph">
      <style:paragraph-properties fo:margin-bottom="0in"/>
    </style:style>
    <style:style style:name="T582" style:parent-style-name="Absatz-Standardschriftart" style:family="text">
      <style:text-properties style:font-name="Calibri" style:font-name-asian="Calibri" style:font-name-complex="Calibri" fo:color="#000000"/>
    </style:style>
    <style:style style:name="P583" style:parent-style-name="Überschrift2" style:family="paragraph">
      <style:paragraph-properties fo:margin-top="0in" fo:margin-left="0in" fo:text-indent="0in">
        <style:tab-stops>
          <style:tab-stop style:type="left" style:position="1.1in"/>
        </style:tab-stops>
      </style:paragraph-properties>
    </style:style>
    <style:style style:name="T584" style:parent-style-name="Absatz-Standardschriftart" style:family="text">
      <style:text-properties style:font-name="Calibri" style:font-name-asian="Calibri" style:font-name-complex="Calibri" fo:color="#000000"/>
    </style:style>
    <style:style style:name="T585" style:parent-style-name="Absatz-Standardschriftart" style:family="text">
      <style:text-properties style:font-name="Calibri" style:font-name-asian="Calibri" style:font-name-complex="Calibri" fo:color="#000000"/>
    </style:style>
    <style:style style:name="P586" style:parent-style-name="Textbody" style:family="paragraph">
      <style:paragraph-properties fo:margin-bottom="0in"/>
    </style:style>
    <style:style style:name="T587" style:parent-style-name="Absatz-Standardschriftart" style:family="text">
      <style:text-properties style:font-name="Calibri" style:font-name-asian="Calibri" style:font-name-complex="Calibri"/>
    </style:style>
    <style:style style:name="T588"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89" style:parent-style-name="Textbody" style:family="paragraph">
      <style:paragraph-properties fo:margin-bottom="0in"/>
    </style:style>
    <style:style style:name="T590" style:parent-style-name="Absatz-Standardschriftart" style:family="text">
      <style:text-properties style:font-name="Calibri" style:font-name-asian="Calibri" style:font-name-complex="Calibri" fo:color="#000000"/>
    </style:style>
    <style:style style:name="P591" style:parent-style-name="Überschrift3" style:family="paragraph">
      <style:paragraph-properties fo:margin-top="0in" fo:margin-left="0in" fo:text-indent="0in">
        <style:tab-stops>
          <style:tab-stop style:type="left" style:position="0.9444in"/>
        </style:tab-stops>
      </style:paragraph-properties>
    </style:style>
    <style:style style:name="T592" style:parent-style-name="Absatz-Standardschriftart" style:family="text">
      <style:text-properties style:font-name="Calibri" style:font-name-asian="Calibri" style:font-name-complex="Calibri" fo:color="#000000"/>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color="#000000"/>
    </style:style>
    <style:style style:name="P595" style:parent-style-name="Textbody" style:family="paragraph">
      <style:paragraph-properties fo:margin-bottom="0in"/>
    </style:style>
    <style:style style:name="T596" style:parent-style-name="Absatz-Standardschriftart" style:family="text">
      <style:text-properties style:font-name="Calibri" style:font-name-asian="Calibri" style:font-name-complex="Calibri" fo:color="#000000"/>
    </style:style>
    <style:style style:name="P597" style:parent-style-name="Überschrift3" style:family="paragraph">
      <style:paragraph-properties fo:margin-top="0in" fo:margin-left="0in" fo:text-indent="0in">
        <style:tab-stops>
          <style:tab-stop style:type="left" style:position="0.9444in"/>
        </style:tab-stops>
      </style:paragraph-properties>
    </style:style>
    <style:style style:name="T598" style:parent-style-name="Absatz-Standardschriftart" style:family="text">
      <style:text-properties style:font-name="Calibri" style:font-name-asian="Calibri" style:font-name-complex="Calibri" fo:color="#000000"/>
    </style:style>
    <style:style style:name="P599" style:parent-style-name="Textbody" style:family="paragraph">
      <style:paragraph-properties fo:margin-bottom="0in"/>
    </style:style>
    <style:style style:name="T600" style:parent-style-name="Absatz-Standardschriftart" style:family="text">
      <style:text-properties style:font-name="Calibri" style:font-name-asian="Calibri" style:font-name-complex="Calibri" fo:color="#000000"/>
    </style:style>
    <style:style style:name="P601" style:parent-style-name="Textbody" style:family="paragraph">
      <style:paragraph-properties fo:margin-bottom="0in"/>
    </style:style>
    <style:style style:name="T602" style:parent-style-name="Absatz-Standardschriftart" style:family="text">
      <style:text-properties style:font-name="Calibri" style:font-name-asian="Calibri" style:font-name-complex="Calibri" fo:color="#000000"/>
    </style:style>
    <style:style style:name="P603" style:parent-style-name="Überschrift3" style:family="paragraph">
      <style:paragraph-properties fo:margin-top="0in" fo:margin-left="0in" fo:text-indent="0in">
        <style:tab-stops>
          <style:tab-stop style:type="left" style:position="0.9444in"/>
        </style:tab-stops>
      </style:paragraph-properties>
    </style:style>
    <style:style style:name="T604" style:parent-style-name="Absatz-Standardschriftart" style:family="text">
      <style:text-properties style:font-name="Calibri" style:font-name-asian="Calibri" style:font-name-complex="Calibri" fo:color="#000000"/>
    </style:style>
    <style:style style:name="P605" style:parent-style-name="Textbody" style:family="paragraph">
      <style:paragraph-properties fo:margin-bottom="0in"/>
    </style:style>
    <style:style style:name="T606" style:parent-style-name="Absatz-Standardschriftart" style:family="text">
      <style:text-properties style:font-name="Calibri" style:font-name-asian="Calibri" style:font-name-complex="Calibri" fo:color="#000000"/>
    </style:style>
    <style:style style:name="P607" style:parent-style-name="Textbody" style:family="paragraph">
      <style:paragraph-properties fo:margin-bottom="0in"/>
    </style:style>
    <style:style style:name="T608" style:parent-style-name="Absatz-Standardschriftart" style:family="text">
      <style:text-properties style:font-name="Calibri" style:font-name-asian="Calibri" style:font-name-complex="Calibri" fo:color="#000000"/>
    </style:style>
    <style:style style:name="P609" style:parent-style-name="Überschrift3" style:family="paragraph">
      <style:paragraph-properties fo:margin-top="0in" fo:margin-left="0in" fo:text-indent="0in">
        <style:tab-stops>
          <style:tab-stop style:type="left" style:position="0.9444in"/>
        </style:tab-stops>
      </style:paragraph-properties>
    </style:style>
    <style:style style:name="T610" style:parent-style-name="Absatz-Standardschriftart" style:family="text">
      <style:text-properties style:font-name="Calibri" style:font-name-asian="Calibri" style:font-name-complex="Calibri" fo:color="#000000"/>
    </style:style>
    <style:style style:name="P611" style:parent-style-name="Textbody" style:family="paragraph">
      <style:paragraph-properties fo:margin-bottom="0in"/>
    </style:style>
    <style:style style:name="T612" style:parent-style-name="Absatz-Standardschriftart" style:family="text">
      <style:text-properties style:font-name="Calibri" style:font-name-asian="Calibri" style:font-name-complex="Calibri" fo:color="#000000"/>
    </style:style>
    <style:style style:name="P613" style:parent-style-name="Textbody" style:family="paragraph">
      <style:paragraph-properties fo:margin-bottom="0in"/>
    </style:style>
    <style:style style:name="T614" style:parent-style-name="Absatz-Standardschriftart" style:family="text">
      <style:text-properties style:font-name="Calibri" style:font-name-asian="Calibri" style:font-name-complex="Calibri" fo:color="#000000"/>
    </style:style>
    <style:style style:name="P615" style:parent-style-name="Überschrift2" style:family="paragraph">
      <style:paragraph-properties fo:margin-top="0in" fo:margin-left="0in" fo:text-indent="0in">
        <style:tab-stops>
          <style:tab-stop style:type="left" style:position="1.1in"/>
        </style:tab-stops>
      </style:paragraph-properties>
    </style:style>
    <style:style style:name="T616" style:parent-style-name="Absatz-Standardschriftart" style:family="text">
      <style:text-properties style:font-name="Calibri" style:font-name-asian="Calibri" style:font-name-complex="Calibri" fo:color="#000000"/>
    </style:style>
    <style:style style:name="P617" style:parent-style-name="Textbody" style:family="paragraph">
      <style:paragraph-properties fo:margin-bottom="0in"/>
    </style:style>
    <style:style style:name="T618" style:parent-style-name="Absatz-Standardschriftart" style:family="text">
      <style:text-properties style:font-name="Calibri" style:font-name-asian="Calibri" style:font-name-complex="Calibri"/>
    </style:style>
    <style:style style:name="P619" style:parent-style-name="Überschrift3" style:family="paragraph">
      <style:paragraph-properties fo:margin-top="0in" fo:margin-left="0in" fo:text-indent="0in">
        <style:tab-stops>
          <style:tab-stop style:type="left" style:position="0.9444in"/>
        </style:tab-stops>
      </style:paragraph-properties>
    </style:style>
    <style:style style:name="T620" style:parent-style-name="Absatz-Standardschriftart" style:family="text">
      <style:text-properties style:font-name="Calibri" style:font-name-asian="Calibri" style:font-name-complex="Calibri" fo:color="#000000"/>
    </style:style>
    <style:style style:name="P621" style:parent-style-name="Überschrift3" style:family="paragraph">
      <style:paragraph-properties fo:margin-top="0in" fo:margin-left="0in" fo:text-indent="0in">
        <style:tab-stops>
          <style:tab-stop style:type="left" style:position="0.9444in"/>
        </style:tab-stops>
      </style:paragraph-properties>
    </style:style>
    <style:style style:name="T622" style:parent-style-name="Absatz-Standardschriftart" style:family="text">
      <style:text-properties style:font-name="Calibri" style:font-name-asian="Calibri" style:font-name-complex="Calibri" fo:color="#000000"/>
    </style:style>
    <style:style style:name="P623" style:parent-style-name="Textbody" style:family="paragraph">
      <style:paragraph-properties fo:margin-bottom="0in"/>
    </style:style>
    <style:style style:name="T624" style:parent-style-name="Absatz-Standardschriftart" style:family="text">
      <style:text-properties style:font-name="Calibri" style:font-name-asian="Calibri" style:font-name-complex="Calibri" fo:color="#000000"/>
    </style:style>
    <style:style style:name="P625" style:parent-style-name="Textbody" style:family="paragraph">
      <style:paragraph-properties fo:margin-bottom="0in"/>
    </style:style>
    <style:style style:name="T626" style:parent-style-name="Absatz-Standardschriftart" style:family="text">
      <style:text-properties style:font-name="Calibri" style:font-name-asian="Calibri" style:font-name-complex="Calibri" fo:color="#000000"/>
    </style:style>
    <style:style style:name="P627" style:parent-style-name="Überschrift3" style:family="paragraph">
      <style:paragraph-properties fo:margin-top="0in" fo:margin-left="0in" fo:text-indent="0in">
        <style:tab-stops>
          <style:tab-stop style:type="left" style:position="0.9444in"/>
        </style:tab-stops>
      </style:paragraph-properties>
    </style:style>
    <style:style style:name="T628" style:parent-style-name="Absatz-Standardschriftart" style:family="text">
      <style:text-properties style:font-name="Calibri" style:font-name-asian="Calibri" style:font-name-complex="Calibri" fo:color="#000000"/>
    </style:style>
    <style:style style:name="P629" style:parent-style-name="Textbody" style:family="paragraph">
      <style:paragraph-properties fo:margin-bottom="0in"/>
    </style:style>
    <style:style style:name="T630" style:parent-style-name="Absatz-Standardschriftart" style:family="text">
      <style:text-properties style:font-name="Calibri" style:font-name-asian="Calibri" style:font-name-complex="Calibri" fo:color="#000000"/>
    </style:style>
    <style:style style:name="P631" style:parent-style-name="Textbody" style:family="paragraph">
      <style:paragraph-properties fo:margin-bottom="0in"/>
    </style:style>
    <style:style style:name="T632" style:parent-style-name="Absatz-Standardschriftart" style:family="text">
      <style:text-properties style:font-name="Calibri" style:font-name-asian="Calibri" style:font-name-complex="Calibri" fo:color="#000000"/>
    </style:style>
    <style:style style:name="P633" style:parent-style-name="Überschrift2" style:family="paragraph">
      <style:paragraph-properties fo:margin-top="0in" fo:margin-left="0in" fo:text-indent="0in">
        <style:tab-stops>
          <style:tab-stop style:type="left" style:position="1.1in"/>
        </style:tab-stops>
      </style:paragraph-properties>
    </style:style>
    <style:style style:name="T634" style:parent-style-name="Absatz-Standardschriftart" style:family="text">
      <style:text-properties style:font-name="Calibri" style:font-name-asian="Calibri" style:font-name-complex="Calibri" fo:color="#000000"/>
    </style:style>
    <style:style style:name="P635" style:parent-style-name="Überschrift3" style:family="paragraph">
      <style:paragraph-properties fo:margin-top="0in" fo:margin-left="0in" fo:text-indent="0in">
        <style:tab-stops>
          <style:tab-stop style:type="left" style:position="0.9444in"/>
        </style:tab-stops>
      </style:paragraph-properties>
    </style:style>
    <style:style style:name="T636" style:parent-style-name="Absatz-Standardschriftart" style:family="text">
      <style:text-properties style:font-name="Calibri" style:font-name-asian="Calibri" style:font-name-complex="Calibri" fo:font-weight="normal" style:font-weight-asian="normal"/>
    </style:style>
    <style:style style:name="P637" style:parent-style-name="Überschrift3" style:family="paragraph">
      <style:paragraph-properties fo:margin-top="0in" fo:margin-left="0in" fo:text-indent="0in">
        <style:tab-stops>
          <style:tab-stop style:type="left" style:position="0.9444in"/>
        </style:tab-stops>
      </style:paragraph-properties>
    </style:style>
    <style:style style:name="T638" style:parent-style-name="Absatz-Standardschriftart" style:family="text">
      <style:text-properties style:font-name="Calibri" style:font-name-asian="Calibri" style:font-name-complex="Calibri" fo:color="#000000"/>
    </style:style>
    <style:style style:name="P639" style:parent-style-name="Überschrift3" style:family="paragraph">
      <style:paragraph-properties fo:margin-top="0in" fo:margin-left="0in" fo:text-indent="0in">
        <style:tab-stops>
          <style:tab-stop style:type="left" style:position="0.9444in"/>
        </style:tab-stops>
      </style:paragraph-properties>
    </style:style>
    <style:style style:name="T640" style:parent-style-name="Absatz-Standardschriftart" style:family="text">
      <style:text-properties style:font-name="Calibri" style:font-name-asian="Calibri" style:font-name-complex="Calibri" fo:color="#000000"/>
    </style:style>
    <style:style style:name="P641" style:parent-style-name="Textbody" style:family="paragraph">
      <style:paragraph-properties fo:margin-bottom="0in"/>
    </style:style>
    <style:style style:name="T642" style:parent-style-name="Absatz-Standardschriftart" style:family="text">
      <style:text-properties style:font-name="Calibri" style:font-name-asian="Calibri" style:font-name-complex="Calibri" fo:color="#000000"/>
    </style:style>
    <style:style style:name="P643" style:parent-style-name="Textbody" style:family="paragraph">
      <style:paragraph-properties fo:margin-bottom="0in"/>
    </style:style>
    <style:style style:name="T644" style:parent-style-name="Absatz-Standardschriftart" style:family="text">
      <style:text-properties style:font-name="Calibri" style:font-name-asian="Calibri" style:font-name-complex="Calibri" fo:color="#000000"/>
    </style:style>
    <style:style style:name="P645"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style:style>
    <style:style style:name="P646" style:parent-style-name="Überschrift2" style:family="paragraph">
      <style:paragraph-properties fo:margin-top="0in" fo:margin-left="0in" fo:text-indent="0in">
        <style:tab-stops>
          <style:tab-stop style:type="left" style:position="1.1in"/>
        </style:tab-stops>
      </style:paragraph-properties>
    </style:style>
    <style:style style:name="T647" style:parent-style-name="Absatz-Standardschriftart" style:family="text">
      <style:text-properties style:font-name="Calibri" style:font-name-asian="Calibri" style:font-name-complex="Calibri" fo:color="#000000"/>
    </style:style>
    <style:style style:name="P648" style:parent-style-name="Überschrift3" style:family="paragraph">
      <style:paragraph-properties fo:margin-top="0in" fo:margin-left="0in" fo:text-indent="0in">
        <style:tab-stops>
          <style:tab-stop style:type="left" style:position="0.9444in"/>
        </style:tab-stops>
      </style:paragraph-properties>
    </style:style>
    <style:style style:name="T649" style:parent-style-name="Absatz-Standardschriftart" style:family="text">
      <style:text-properties style:font-name="Calibri" style:font-name-asian="Calibri" style:font-name-complex="Calibri" fo:font-weight="normal" style:font-weight-asian="normal"/>
    </style:style>
    <style:style style:name="T650" style:parent-style-name="Absatz-Standardschriftart" style:family="text">
      <style:text-properties style:font-name="Calibri" style:font-name-asian="Calibri" style:font-name-complex="Calibri"/>
    </style:style>
    <style:style style:name="P651" style:parent-style-name="Überschrift3" style:family="paragraph">
      <style:paragraph-properties fo:margin-top="0in" fo:margin-left="0in" fo:text-indent="0in">
        <style:tab-stops>
          <style:tab-stop style:type="left" style:position="0.9444in"/>
        </style:tab-stops>
      </style:paragraph-properties>
    </style:style>
    <style:style style:name="T652" style:parent-style-name="Absatz-Standardschriftart" style:family="text">
      <style:text-properties style:font-name="Calibri" style:font-name-asian="Calibri" style:font-name-complex="Calibri" fo:color="#000000"/>
    </style:style>
    <style:style style:name="T653" style:parent-style-name="Absatz-Standardschriftart" style:family="text">
      <style:text-properties style:font-name="Calibri" style:font-name-asian="Calibri" style:font-name-complex="Calibri"/>
    </style:style>
    <style:style style:name="P654" style:parent-style-name="Überschrift3" style:family="paragraph">
      <style:paragraph-properties fo:margin-top="0in" fo:margin-left="0in" fo:text-indent="0in">
        <style:tab-stops>
          <style:tab-stop style:type="left" style:position="0.9444in"/>
        </style:tab-stops>
      </style:paragraph-properties>
    </style:style>
    <style:style style:name="T655" style:parent-style-name="Absatz-Standardschriftart" style:family="text">
      <style:text-properties style:font-name="Calibri" style:font-name-asian="Calibri" style:font-name-complex="Calibri" fo:color="#000000"/>
    </style:style>
    <style:style style:name="P656" style:parent-style-name="Überschrift2" style:family="paragraph">
      <style:paragraph-properties fo:margin-top="0in" fo:margin-left="0in" fo:text-indent="0in">
        <style:tab-stops>
          <style:tab-stop style:type="left" style:position="1.1in"/>
        </style:tab-stops>
      </style:paragraph-properties>
    </style:style>
    <style:style style:name="T657" style:parent-style-name="Absatz-Standardschriftart" style:family="text">
      <style:text-properties style:font-name="Calibri" style:font-name-asian="Calibri" style:font-name-complex="Calibri" fo:font-weight="normal" style:font-weight-asian="normal" fo:color="#000000" fo:font-size="10pt" style:font-size-asian="10pt"/>
    </style:style>
    <style:style style:name="T658" style:parent-style-name="Absatz-Standardschriftart" style:family="text">
      <style:text-properties style:font-name="Calibri" style:font-name-asian="Calibri" style:font-name-complex="Calibri" fo:font-weight="normal" style:font-weight-asian="normal" fo:color="#FF0000" fo:font-size="10pt" style:font-size-asian="10pt"/>
    </style:style>
    <style:style style:name="T659" style:parent-style-name="Absatz-Standardschriftart" style:family="text">
      <style:text-properties style:font-name="Calibri" style:font-name-asian="Calibri" style:font-name-complex="Calibri" fo:font-weight="normal" style:font-weight-asian="normal" fo:color="#000000" fo:font-size="10pt" style:font-size-asian="10pt"/>
    </style:style>
    <style:style style:name="P660" style:parent-style-name="Textbody" style:family="paragraph">
      <style:paragraph-properties fo:margin-bottom="0in"/>
    </style:style>
    <style:style style:name="T661" style:parent-style-name="Absatz-Standardschriftart" style:family="text">
      <style:text-properties style:font-name="Calibri" style:font-name-asian="Calibri" style:font-name-complex="Calibri" fo:color="#000000"/>
    </style:style>
    <style:style style:name="P662" style:parent-style-name="Überschrift2" style:family="paragraph">
      <style:paragraph-properties fo:margin-top="0in" fo:margin-left="0in" fo:text-indent="0in">
        <style:tab-stops>
          <style:tab-stop style:type="left" style:position="1.1in"/>
        </style:tab-stops>
      </style:paragraph-properties>
    </style:style>
    <style:style style:name="T663" style:parent-style-name="Absatz-Standardschriftart" style:family="text">
      <style:text-properties style:font-name="Calibri" style:font-name-asian="Calibri" style:font-name-complex="Calibri" fo:color="#000000"/>
    </style:style>
    <style:style style:name="P664" style:parent-style-name="Überschrift3" style:family="paragraph">
      <style:paragraph-properties fo:margin-top="0in" fo:margin-left="0in" fo:text-indent="0in">
        <style:tab-stops>
          <style:tab-stop style:type="left" style:position="0.9444in"/>
        </style:tab-stops>
      </style:paragraph-properties>
    </style:style>
    <style:style style:name="T665" style:parent-style-name="Absatz-Standardschriftart" style:family="text">
      <style:text-properties style:font-name="Calibri" style:font-name-asian="Calibri" style:font-name-complex="Calibri" fo:color="#000000"/>
    </style:style>
    <style:style style:name="P666" style:parent-style-name="Überschrift3" style:family="paragraph">
      <style:paragraph-properties fo:margin-top="0in" fo:margin-left="0in" fo:text-indent="0in">
        <style:tab-stops>
          <style:tab-stop style:type="left" style:position="0.9444in"/>
        </style:tab-stops>
      </style:paragraph-properties>
    </style:style>
    <style:style style:name="T667" style:parent-style-name="Absatz-Standardschriftart" style:family="text">
      <style:text-properties style:font-name="Calibri" style:font-name-asian="Calibri" style:font-name-complex="Calibri" fo:color="#000000"/>
    </style:style>
    <style:style style:name="P668" style:parent-style-name="Textbody" style:family="paragraph">
      <style:paragraph-properties fo:margin-bottom="0in"/>
    </style:style>
    <style:style style:name="T669" style:parent-style-name="Absatz-Standardschriftart" style:family="text">
      <style:text-properties style:font-name="Calibri" style:font-name-asian="Calibri" style:font-name-complex="Calibri" fo:color="#000000"/>
    </style:style>
    <style:style style:name="P670" style:parent-style-name="Textbody" style:family="paragraph">
      <style:paragraph-properties fo:margin-bottom="0in"/>
    </style:style>
    <style:style style:name="T671" style:parent-style-name="Absatz-Standardschriftart" style:family="text">
      <style:text-properties style:font-name="Calibri" style:font-name-asian="Calibri" style:font-name-complex="Calibri" fo:color="#000000"/>
    </style:style>
    <style:style style:name="P672" style:parent-style-name="Überschrift3" style:family="paragraph">
      <style:paragraph-properties fo:margin-top="0in" fo:margin-left="0in" fo:text-indent="0in">
        <style:tab-stops>
          <style:tab-stop style:type="left" style:position="0.9444in"/>
        </style:tab-stops>
      </style:paragraph-properties>
    </style:style>
    <style:style style:name="T673" style:parent-style-name="Absatz-Standardschriftart" style:family="text">
      <style:text-properties style:font-name="Calibri" style:font-name-asian="Calibri" style:font-name-complex="Calibri" fo:color="#000000"/>
    </style:style>
    <style:style style:name="P674" style:parent-style-name="Textbody" style:family="paragraph">
      <style:paragraph-properties fo:margin-bottom="0in"/>
    </style:style>
    <style:style style:name="T675" style:parent-style-name="Absatz-Standardschriftart" style:family="text">
      <style:text-properties style:font-name="Calibri" style:font-name-asian="Calibri" style:font-name-complex="Calibri" fo:color="#000000"/>
    </style:style>
    <style:style style:name="P676" style:parent-style-name="Textbody" style:family="paragraph">
      <style:paragraph-properties fo:margin-bottom="0in"/>
    </style:style>
    <style:style style:name="T677" style:parent-style-name="Absatz-Standardschriftart" style:family="text">
      <style:text-properties style:font-name="Calibri" style:font-name-asian="Calibri" style:font-name-complex="Calibri" fo:color="#000000"/>
    </style:style>
    <style:style style:name="P678" style:parent-style-name="Überschrift3" style:family="paragraph">
      <style:paragraph-properties fo:margin-top="0in" fo:margin-left="0in" fo:text-indent="0in">
        <style:tab-stops>
          <style:tab-stop style:type="left" style:position="0.9444in"/>
        </style:tab-stops>
      </style:paragraph-properties>
    </style:style>
    <style:style style:name="T679" style:parent-style-name="Absatz-Standardschriftart" style:family="text">
      <style:text-properties style:font-name="Calibri" style:font-name-asian="Calibri" style:font-name-complex="Calibri" fo:color="#000000"/>
    </style:style>
    <style:style style:name="T680" style:parent-style-name="Absatz-Standardschriftart" style:family="text">
      <style:text-properties style:font-name="Calibri" style:font-name-asian="Calibri" style:font-name-complex="Calibri"/>
    </style:style>
    <style:style style:name="P681" style:parent-style-name="Überschrift3" style:family="paragraph">
      <style:paragraph-properties fo:margin-top="0in" fo:margin-left="0in" fo:text-indent="0in">
        <style:tab-stops>
          <style:tab-stop style:type="left" style:position="0.9444in"/>
        </style:tab-stops>
      </style:paragraph-properties>
    </style:style>
    <style:style style:name="T682" style:parent-style-name="Absatz-Standardschriftart" style:family="text">
      <style:text-properties style:font-name="Calibri" style:font-name-asian="Calibri" style:font-name-complex="Calibri" fo:color="#000000"/>
    </style:style>
    <style:style style:name="P683" style:parent-style-name="Textbody" style:family="paragraph">
      <style:paragraph-properties fo:margin-bottom="0in"/>
    </style:style>
    <style:style style:name="T684" style:parent-style-name="Absatz-Standardschriftart" style:family="text">
      <style:text-properties style:font-name="Calibri" style:font-name-asian="Calibri" style:font-name-complex="Calibri" fo:color="#000000"/>
    </style:style>
    <style:style style:name="P685" style:parent-style-name="Textbody" style:family="paragraph">
      <style:paragraph-properties fo:margin-bottom="0in"/>
    </style:style>
    <style:style style:name="T686" style:parent-style-name="Absatz-Standardschriftart" style:family="text">
      <style:text-properties style:font-name="Calibri" style:font-name-asian="Calibri" style:font-name-complex="Calibri" fo:color="#000000"/>
    </style:style>
    <style:style style:name="P687" style:parent-style-name="Überschrift2" style:family="paragraph">
      <style:paragraph-properties fo:margin-top="0in" fo:margin-left="0in" fo:text-indent="0in">
        <style:tab-stops>
          <style:tab-stop style:type="left" style:position="1.1in"/>
        </style:tab-stops>
      </style:paragraph-properties>
    </style:style>
    <style:style style:name="T688" style:parent-style-name="Absatz-Standardschriftart" style:family="text">
      <style:text-properties style:font-name="Calibri" style:font-name-asian="Calibri" style:font-name-complex="Calibri" fo:color="#000000"/>
    </style:style>
    <style:style style:name="P689" style:parent-style-name="Textbody" style:family="paragraph">
      <style:paragraph-properties fo:margin-bottom="0in"/>
    </style:style>
    <style:style style:name="T690" style:parent-style-name="Absatz-Standardschriftart" style:family="text">
      <style:text-properties style:font-name="Calibri" style:font-name-asian="Calibri" style:font-name-complex="Calibri" fo:color="#000000"/>
    </style:style>
    <style:style style:name="P691" style:parent-style-name="Textbody" style:family="paragraph">
      <style:paragraph-properties fo:margin-bottom="0in"/>
    </style:style>
    <style:style style:name="T692" style:parent-style-name="Absatz-Standardschriftart" style:family="text">
      <style:text-properties style:font-name="Calibri" style:font-name-asian="Calibri" style:font-name-complex="Calibri" fo:color="#000000"/>
    </style:style>
    <style:style style:name="P693" style:parent-style-name="Überschrift2" style:family="paragraph">
      <style:paragraph-properties fo:margin-top="0in" fo:margin-left="0in" fo:text-indent="0in">
        <style:tab-stops>
          <style:tab-stop style:type="left" style:position="1.1in"/>
        </style:tab-stops>
      </style:paragraph-properties>
    </style:style>
    <style:style style:name="T694" style:parent-style-name="Absatz-Standardschriftart" style:family="text">
      <style:text-properties style:font-name="Calibri" style:font-name-asian="Calibri" style:font-name-complex="Calibri" fo:color="#000000"/>
    </style:style>
    <style:style style:name="T695" style:parent-style-name="Absatz-Standardschriftart" style:family="text">
      <style:text-properties style:font-name="Calibri" style:font-name-asian="Calibri" style:font-name-complex="Calibri" fo:color="#000000"/>
    </style:style>
    <style:style style:name="T696" style:parent-style-name="Absatz-Standardschriftart" style:family="text">
      <style:text-properties style:font-name="Calibri" style:font-name-asian="Calibri" style:font-name-complex="Calibri"/>
    </style:style>
    <style:style style:name="P697" style:parent-style-name="Textbody" style:family="paragraph">
      <style:paragraph-properties fo:margin-bottom="0in"/>
    </style:style>
    <style:style style:name="T698" style:parent-style-name="Absatz-Standardschriftart" style:family="text">
      <style:text-properties style:font-name="Calibri" style:font-name-asian="Calibri" style:font-name-complex="Calibri" fo:color="#000000"/>
    </style:style>
    <style:style style:name="P699" style:parent-style-name="Standard" style:family="paragraph">
      <style:paragraph-properties fo:margin-bottom="0in"/>
      <style:text-properties style:font-name="Calibri"/>
    </style:style>
    <style:style style:name="P700" style:parent-style-name="Standard" style:family="paragraph">
      <style:paragraph-properties fo:break-before="page" fo:margin-bottom="0in"/>
      <style:text-properties style:font-name="Calibri" style:font-name-complex="Arial" fo:font-style="italic" style:font-style-asian="italic" fo:color="#000000" fo:language="de" fo:country="DE"/>
    </style:style>
    <style:style style:name="P701" style:parent-style-name="Standard" style:family="paragraph">
      <style:paragraph-properties fo:margin-bottom="0in"/>
      <style:text-properties style:font-name="Calibri" style:font-name-complex="Arial" fo:font-style="italic" style:font-style-asian="italic" fo:color="#000000" fo:language="de" fo:country="DE"/>
    </style:style>
    <style:style style:name="P702" style:parent-style-name="Überschrift1" style:family="paragraph">
      <style:paragraph-properties fo:widows="2" fo:orphans="2" style:vertical-align="auto" fo:margin-left="0in" fo:text-indent="0in">
        <style:tab-stops>
          <style:tab-stop style:type="left" style:position="0.25in"/>
        </style:tab-stops>
      </style:paragraph-properties>
      <style:text-properties fo:hyphenate="true"/>
    </style:style>
    <style:style style:name="T703" style:parent-style-name="Absatz-Standardschriftart" style:family="text">
      <style:text-properties style:font-name="Calibri" style:font-name-asian="Calibri,Arial" style:font-name-complex="Calibri,Arial" fo:language="de" fo:country="DE"/>
    </style:style>
    <style:style style:name="T704"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0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06" style:parent-style-name="Absatz-Standardschriftart" style:family="text">
      <style:text-properties style:font-name="Calibri" style:font-name-asian="Calibri,Arial" style:font-name-complex="Calibri,Arial" fo:language="de" fo:country="DE"/>
    </style:style>
    <style:style style:name="T707"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0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09" style:parent-style-name="Absatz-Standardschriftart" style:family="text">
      <style:text-properties style:font-name="Calibri" style:font-name-asian="Calibri,Arial" style:font-name-complex="Calibri,Arial" fo:language="de" fo:country="DE"/>
    </style:style>
    <style:style style:name="T710"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11"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12"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13"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14" style:parent-style-name="Absatz-Standardschriftart" style:family="text">
      <style:text-properties style:font-name="Calibri" style:font-name-asian="Calibri,Arial" style:font-name-complex="Calibri,Arial" fo:font-style="italic" style:font-style-asian="italic" style:font-style-complex="italic" fo:color="#FF0000" fo:language="de" fo:country="DE"/>
    </style:style>
    <style:style style:name="T715"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16" style:parent-style-name="Absatz-Standardschriftart" style:family="text">
      <style:text-properties style:font-name="Calibri" style:font-name-asian="Calibri,Arial" style:font-name-complex="Calibri,Arial" fo:font-style="italic" style:font-style-asian="italic" style:font-style-complex="italic" fo:color="#FF0000" fo:language="de" fo:country="DE"/>
    </style:style>
    <style:style style:name="T717"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1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19" style:parent-style-name="Absatz-Standardschriftart" style:family="text">
      <style:text-properties style:font-name="Calibri" style:font-name-asian="Calibri,Arial" style:font-name-complex="Calibri,Arial" fo:language="de" fo:country="DE"/>
    </style:style>
    <style:style style:name="T720" style:parent-style-name="Absatz-Standardschriftart" style:family="text">
      <style:text-properties style:font-name="Calibri" style:font-name-asian="Calibri,Arial" style:font-name-complex="Calibri,Arial" fo:language="de" fo:country="DE"/>
    </style:style>
    <style:style style:name="P721" style:parent-style-name="KeinLeerraum" style:family="paragraph">
      <style:text-properties style:font-name="Calibri"/>
    </style:style>
    <style:style style:name="T722" style:parent-style-name="Absatz-Standardschriftart" style:family="text">
      <style:text-properties style:font-name="Calibri" style:font-name-asian="Arial" style:font-name-complex="Arial" fo:font-weight="bold" style:font-weight-asian="bold" style:font-weight-complex="bold"/>
    </style:style>
    <style:style style:name="T723" style:parent-style-name="Absatz-Standardschriftart" style:family="text">
      <style:text-properties style:font-name="Calibri" style:font-name-asian="Arial" style:font-name-complex="Arial"/>
    </style:style>
    <style:style style:name="P724" style:parent-style-name="KeinLeerraum" style:family="paragraph">
      <style:text-properties style:font-name="Calibri"/>
    </style:style>
    <style:style style:name="T725" style:parent-style-name="Absatz-Standardschriftart" style:family="text">
      <style:text-properties style:font-name="Calibri" style:font-name-asian="Arial" style:font-name-complex="Arial" fo:font-weight="bold" style:font-weight-asian="bold" style:font-weight-complex="bold" fo:language="en" fo:country="US"/>
    </style:style>
    <style:style style:name="P726" style:parent-style-name="KeinLeerraum" style:family="paragraph"/>
    <style:style style:name="T727" style:parent-style-name="Absatz-Standardschriftart" style:family="text">
      <style:text-properties style:font-name="Calibri" style:font-name-asian="Arial" style:font-name-complex="Arial"/>
    </style:style>
    <style:style style:name="P728" style:parent-style-name="KeinLeerraum" style:family="paragraph"/>
    <style:style style:name="T729" style:parent-style-name="Absatz-Standardschriftart" style:family="text">
      <style:text-properties style:font-name="Calibri" style:font-name-asian="Arial" style:font-name-complex="Arial"/>
    </style:style>
    <style:style style:name="P730" style:parent-style-name="KeinLeerraum" style:family="paragraph"/>
    <style:style style:name="T731" style:parent-style-name="Absatz-Standardschriftart" style:family="text">
      <style:text-properties style:font-name="Calibri" style:font-name-asian="Arial" style:font-name-complex="Arial"/>
    </style:style>
    <style:style style:name="P732" style:parent-style-name="KeinLeerraum" style:family="paragraph"/>
    <style:style style:name="T733" style:parent-style-name="Absatz-Standardschriftart" style:family="text">
      <style:text-properties style:font-name="Calibri" style:font-name-asian="Arial" style:font-name-complex="Arial"/>
    </style:style>
    <style:style style:name="P734" style:parent-style-name="KeinLeerraum" style:family="paragraph"/>
    <style:style style:name="T735" style:parent-style-name="Absatz-Standardschriftart" style:family="text">
      <style:text-properties style:font-name="Calibri" style:font-name-asian="Arial" style:font-name-complex="Arial"/>
    </style:style>
    <style:style style:name="P736" style:parent-style-name="KeinLeerraum" style:family="paragraph">
      <style:text-properties style:font-name="Calibri"/>
    </style:style>
    <style:style style:name="T737" style:parent-style-name="Absatz-Standardschriftart" style:family="text">
      <style:text-properties style:font-name="Calibri" style:font-name-asian="Arial" style:font-name-complex="Arial" fo:font-weight="bold" style:font-weight-asian="bold" style:font-weight-complex="bold"/>
    </style:style>
    <style:style style:name="T738" style:parent-style-name="Absatz-Standardschriftart" style:family="text">
      <style:text-properties style:font-name="Calibri" style:font-name-asian="Arial" style:font-name-complex="Arial"/>
    </style:style>
    <style:style style:name="P739" style:parent-style-name="KeinLeerraum" style:family="paragraph">
      <style:text-properties style:font-name="Calibri"/>
    </style:style>
    <style:style style:name="T740" style:parent-style-name="Absatz-Standardschriftart" style:family="text">
      <style:text-properties style:font-name="Calibri" style:font-name-asian="Arial" style:font-name-complex="Arial" fo:font-weight="bold" style:font-weight-asian="bold" style:font-weight-complex="bold"/>
    </style:style>
    <style:style style:name="T741" style:parent-style-name="Absatz-Standardschriftart" style:family="text">
      <style:text-properties style:font-name="Calibri" style:font-name-asian="Arial" style:font-name-complex="Arial"/>
    </style:style>
    <style:style style:name="P742" style:parent-style-name="KeinLeerraum" style:family="paragraph">
      <style:text-properties style:font-name="Calibri" fo:font-weight="bold" style:font-weight-asian="bold"/>
    </style:style>
    <style:style style:name="P743" style:parent-style-name="KeinLeerraum" style:family="paragraph">
      <style:text-properties style:font-name="Calibri"/>
    </style:style>
    <style:style style:name="T744" style:parent-style-name="Absatz-Standardschriftart" style:family="text">
      <style:text-properties style:font-name="Calibri" style:font-name-asian="Arial" style:font-name-complex="Arial" fo:font-weight="bold" style:font-weight-asian="bold" style:font-weight-complex="bold"/>
    </style:style>
    <style:style style:name="P745" style:parent-style-name="KeinLeerraum" style:family="paragraph">
      <style:text-properties style:font-name="Calibri" style:font-name-asian="Arial" style:font-name-complex="Arial"/>
    </style:style>
    <style:style style:name="P746" style:parent-style-name="KeinLeerraum" style:family="paragraph">
      <style:text-properties style:font-name="Calibri" style:font-name-asian="Arial" style:font-name-complex="Arial"/>
    </style:style>
    <style:style style:name="P747" style:parent-style-name="KeinLeerraum" style:family="paragraph">
      <style:text-properties style:font-name="Calibri" style:font-name-asian="Arial" style:font-name-complex="Arial"/>
    </style:style>
    <style:style style:name="P748" style:parent-style-name="KeinLeerraum" style:family="paragraph">
      <style:text-properties style:font-name="Calibri" style:font-name-asian="Arial" style:font-name-complex="Arial"/>
    </style:style>
    <style:style style:name="T749" style:parent-style-name="Absatz-Standardschriftart" style:family="text">
      <style:text-properties style:font-name="Calibri" style:font-name-asian="Arial" style:font-name-complex="Arial" fo:font-style="italic" style:font-style-asian="italic" style:font-style-complex="italic"/>
    </style:style>
    <style:style style:name="P750" style:parent-style-name="KeinLeerraum" style:family="paragraph">
      <style:text-properties style:font-name="Calibri" style:font-name-asian="Arial" style:font-name-complex="Arial"/>
    </style:style>
    <style:style style:name="P751" style:parent-style-name="KeinLeerraum" style:family="paragraph">
      <style:text-properties style:font-name="Calibri" style:font-name-asian="Arial" style:font-name-complex="Arial"/>
    </style:style>
    <style:style style:name="P752" style:parent-style-name="KeinLeerraum" style:family="paragraph">
      <style:text-properties style:font-name="Calibri" style:font-name-asian="Arial" style:font-name-complex="Arial"/>
    </style:style>
    <style:style style:name="P753" style:parent-style-name="KeinLeerraum" style:family="paragraph">
      <style:text-properties style:font-name="Calibri" style:font-name-asian="Arial" style:font-name-complex="Arial"/>
    </style:style>
    <style:style style:name="P754" style:parent-style-name="KeinLeerraum" style:family="paragraph">
      <style:text-properties style:font-name="Calibri"/>
    </style:style>
    <style:style style:name="T755" style:parent-style-name="Absatz-Standardschriftart" style:family="text">
      <style:text-properties style:font-name="Calibri" style:font-name-asian="Arial" style:font-name-complex="Arial" fo:font-weight="bold" style:font-weight-asian="bold" style:font-weight-complex="bold"/>
    </style:style>
    <style:style style:name="T756" style:parent-style-name="Absatz-Standardschriftart" style:family="text">
      <style:text-properties style:font-name="Calibri" style:font-name-asian="Arial" style:font-name-complex="Arial"/>
    </style:style>
    <style:style style:name="T757" style:parent-style-name="Absatz-Standardschriftart" style:family="text">
      <style:text-properties style:font-name="Calibri"/>
    </style:style>
    <style:style style:name="T758" style:parent-style-name="Absatz-Standardschriftart" style:family="text">
      <style:text-properties style:font-name="Calibri"/>
    </style:style>
    <style:style style:name="T759" style:parent-style-name="Absatz-Standardschriftart" style:family="text">
      <style:text-properties style:font-name="Calibri" style:font-name-asian="Arial" style:font-name-complex="Arial"/>
    </style:style>
    <style:style style:name="T760" style:parent-style-name="Absatz-Standardschriftart" style:family="text">
      <style:text-properties style:font-name="Calibri" style:font-name-asian="Arial" style:font-name-complex="Arial"/>
    </style:style>
    <style:style style:name="T761" style:parent-style-name="Absatz-Standardschriftart" style:family="text">
      <style:text-properties style:font-name="Calibri" style:font-name-asian="Arial" style:font-name-complex="Arial"/>
    </style:style>
    <style:style style:name="T762" style:parent-style-name="Absatz-Standardschriftart" style:family="text">
      <style:text-properties style:font-name="Calibri" style:font-name-asian="Arial" style:font-name-complex="Arial"/>
    </style:style>
    <style:style style:name="P763" style:parent-style-name="KeinLeerraum" style:family="paragraph">
      <style:text-properties style:font-name="Calibri" style:font-name-asian="Arial" style:font-name-complex="Arial"/>
    </style:style>
    <style:style style:name="P764" style:parent-style-name="KeinLeerraum" style:family="paragraph">
      <style:text-properties style:font-name="Calibri"/>
    </style:style>
    <style:style style:name="T765" style:parent-style-name="Absatz-Standardschriftart" style:family="text">
      <style:text-properties style:font-name="Calibri" style:font-name-asian="Arial" style:font-name-complex="Arial"/>
    </style:style>
    <style:style style:name="P766"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767"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768"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769" style:parent-style-name="KeinLeerraum" style:family="paragraph">
      <style:paragraph-properties fo:margin-left="0.4923in" fo:text-indent="-0.2951in">
        <style:tab-stops/>
      </style:paragraph-properties>
    </style:style>
    <style:style style:name="T770" style:parent-style-name="Absatz-Standardschriftart" style:family="text">
      <style:text-properties style:font-name="Calibri" style:font-name-asian="Arial" style:font-name-complex="Arial"/>
    </style:style>
    <style:style style:name="P771" style:parent-style-name="KeinLeerraum" style:family="paragraph">
      <style:paragraph-properties fo:margin-left="0.4923in" fo:text-indent="-0.2951in">
        <style:tab-stops/>
      </style:paragraph-properties>
    </style:style>
    <style:style style:name="T772" style:parent-style-name="Absatz-Standardschriftart" style:family="text">
      <style:text-properties style:font-name="Calibri" style:font-name-asian="Arial" style:font-name-complex="Arial"/>
    </style:style>
    <style:style style:name="P773" style:parent-style-name="KeinLeerraum" style:family="paragraph">
      <style:paragraph-properties fo:margin-left="0.4923in" fo:text-indent="-0.2951in">
        <style:tab-stops/>
      </style:paragraph-properties>
    </style:style>
    <style:style style:name="T774" style:parent-style-name="Absatz-Standardschriftart" style:family="text">
      <style:text-properties style:font-name="Calibri" style:font-name-asian="Arial" style:font-name-complex="Arial"/>
    </style:style>
    <style:style style:name="T775" style:parent-style-name="Absatz-Standardschriftart" style:family="text">
      <style:text-properties style:font-name="Calibri" style:font-name-asian="Arial" style:font-name-complex="Arial" style:text-underline-type="single" style:text-underline-style="solid" style:text-underline-width="auto" style:text-underline-mode="continuous"/>
    </style:style>
    <style:style style:name="T776" style:parent-style-name="Absatz-Standardschriftart" style:family="text">
      <style:text-properties style:font-name="Calibri" style:font-name-asian="Arial" style:font-name-complex="Arial"/>
    </style:style>
    <style:style style:name="P777"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778" style:parent-style-name="KeinLeerraum" style:family="paragraph">
      <style:text-properties style:font-name="Calibri"/>
    </style:style>
    <style:style style:name="T779" style:parent-style-name="Absatz-Standardschriftart" style:family="text">
      <style:text-properties style:font-name="Calibri" style:font-name-asian="Arial" style:font-name-complex="Arial"/>
    </style:style>
    <style:style style:name="P780" style:parent-style-name="KeinLeerraum" style:family="paragraph">
      <style:paragraph-properties fo:margin-left="0.3937in" fo:text-indent="-0.1965in">
        <style:tab-stops/>
      </style:paragraph-properties>
    </style:style>
    <style:style style:name="T781" style:parent-style-name="Absatz-Standardschriftart" style:family="text">
      <style:text-properties style:font-name="Calibri" style:font-name-asian="Arial" style:font-name-complex="Arial" style:text-underline-type="single" style:text-underline-style="solid" style:text-underline-width="auto" style:text-underline-mode="continuous"/>
    </style:style>
    <style:style style:name="T782" style:parent-style-name="Absatz-Standardschriftart" style:family="text">
      <style:text-properties style:font-name="Calibri" style:font-name-asian="Arial" style:font-name-complex="Arial"/>
    </style:style>
    <style:style style:name="P783"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784" style:parent-style-name="KeinLeerraum" style:family="paragraph">
      <style:text-properties style:font-name="Calibri"/>
    </style:style>
    <style:style style:name="P785" style:parent-style-name="KeinLeerraum" style:family="paragraph">
      <style:text-properties style:font-name="Calibri"/>
    </style:style>
    <style:style style:name="T786" style:parent-style-name="Absatz-Standardschriftart" style:family="text">
      <style:text-properties style:font-name="Calibri" style:font-name-asian="Arial" style:font-name-complex="Arial" fo:font-weight="bold" style:font-weight-asian="bold" style:font-weight-complex="bold"/>
    </style:style>
    <style:style style:name="P787" style:parent-style-name="KeinLeerraum" style:family="paragraph"/>
    <style:style style:name="T788" style:parent-style-name="Absatz-Standardschriftart" style:family="text">
      <style:text-properties style:font-name="Calibri" style:font-name-asian="Arial" style:font-name-complex="Arial"/>
    </style:style>
    <style:style style:name="P789" style:parent-style-name="KeinLeerraum" style:family="paragraph"/>
    <style:style style:name="T790" style:parent-style-name="Absatz-Standardschriftart" style:family="text">
      <style:text-properties style:font-name="Calibri" style:font-name-asian="Arial" style:font-name-complex="Arial"/>
    </style:style>
    <style:style style:name="P791" style:parent-style-name="KeinLeerraum" style:family="paragraph">
      <style:text-properties style:font-name="Calibri"/>
    </style:style>
    <style:style style:name="T792" style:parent-style-name="Absatz-Standardschriftart" style:family="text">
      <style:text-properties style:font-name="Calibri" style:font-name-asian="Arial" style:font-name-complex="Arial" fo:font-weight="bold" style:font-weight-asian="bold" style:font-weight-complex="bold" fo:language="en" fo:country="US"/>
    </style:style>
    <style:style style:name="P793" style:parent-style-name="KeinLeerraum" style:family="paragraph"/>
    <style:style style:name="T794" style:parent-style-name="Absatz-Standardschriftart" style:family="text">
      <style:text-properties style:font-name="Calibri" style:font-name-asian="Arial" style:font-name-complex="Arial"/>
    </style:style>
    <style:style style:name="P795" style:parent-style-name="KeinLeerraum" style:family="paragraph"/>
    <style:style style:name="T796" style:parent-style-name="Absatz-Standardschriftart" style:family="text">
      <style:text-properties style:font-name="Calibri" style:font-name-asian="Arial" style:font-name-complex="Arial"/>
    </style:style>
    <style:style style:name="P797" style:parent-style-name="KeinLeerraum" style:family="paragraph">
      <style:text-properties style:font-name="Calibri"/>
    </style:style>
    <style:style style:name="T798" style:parent-style-name="Absatz-Standardschriftart" style:family="text">
      <style:text-properties style:font-name="Calibri" style:font-name-asian="Arial" style:font-name-complex="Arial" fo:font-weight="bold" style:font-weight-asian="bold" style:font-weight-complex="bold"/>
    </style:style>
    <style:style style:name="T799" style:parent-style-name="Absatz-Standardschriftart" style:family="text">
      <style:text-properties style:font-name="Calibri" style:font-name-asian="Arial" style:font-name-complex="Arial"/>
    </style:style>
    <style:style style:name="P800" style:parent-style-name="KeinLeerraum" style:family="paragraph">
      <style:text-properties style:font-name="Calibri"/>
    </style:style>
    <style:style style:name="T801" style:parent-style-name="Absatz-Standardschriftart" style:family="text">
      <style:text-properties style:font-name="Calibri" style:font-name-asian="Arial" style:font-name-complex="Arial" fo:font-weight="bold" style:font-weight-asian="bold" style:font-weight-complex="bold" fo:language="en" fo:country="US"/>
    </style:style>
    <style:style style:name="P802" style:parent-style-name="KeinLeerraum" style:family="paragraph"/>
    <style:style style:name="T803" style:parent-style-name="Absatz-Standardschriftart" style:family="text">
      <style:text-properties style:font-name="Calibri" style:font-name-asian="Arial" style:font-name-complex="Arial"/>
    </style:style>
    <style:style style:name="P804" style:parent-style-name="KeinLeerraum" style:family="paragraph"/>
    <style:style style:name="T805" style:parent-style-name="Absatz-Standardschriftart" style:family="text">
      <style:text-properties style:font-name="Calibri" style:font-name-asian="Arial" style:font-name-complex="Arial"/>
    </style:style>
    <style:style style:name="P806" style:parent-style-name="KeinLeerraum" style:family="paragraph"/>
    <style:style style:name="T807" style:parent-style-name="Absatz-Standardschriftart" style:family="text">
      <style:text-properties style:font-name="Calibri" style:font-name-asian="Arial" style:font-name-complex="Arial"/>
    </style:style>
    <style:style style:name="P808" style:parent-style-name="KeinLeerraum" style:family="paragraph">
      <style:text-properties style:font-name="Calibri"/>
    </style:style>
    <style:style style:name="P809" style:parent-style-name="KeinLeerraum" style:family="paragraph">
      <style:text-properties style:font-name="Calibri"/>
    </style:style>
    <style:style style:name="P810" style:parent-style-name="KeinLeerraum" style:family="paragraph">
      <style:text-properties style:font-name="Calibri"/>
    </style:style>
    <style:style style:name="P811" style:parent-style-name="KeinLeerraum" style:family="paragraph">
      <style:text-properties style:font-name="Calibri"/>
    </style:style>
    <style:style style:name="P812" style:parent-style-name="KeinLeerraum" style:family="paragraph">
      <style:text-properties style:font-name="Calibri"/>
    </style:style>
    <style:style style:name="P813" style:parent-style-name="KeinLeerraum" style:family="paragraph">
      <style:text-properties style:font-name="Calibri"/>
    </style:style>
    <style:style style:name="P814" style:parent-style-name="KeinLeerraum" style:family="paragraph">
      <style:text-properties style:font-name="Calibri"/>
    </style:style>
    <style:style style:name="P81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16" style:parent-style-name="Absatz-Standardschriftart" style:family="text">
      <style:text-properties style:font-name="Calibri" style:font-name-asian="Calibri,Arial" style:font-name-complex="Calibri,Arial" fo:language="en" fo:country="US"/>
    </style:style>
    <style:style style:name="P817" style:parent-style-name="paragraph" style:family="paragraph">
      <style:paragraph-properties style:vertical-align="baseline" fo:margin-top="0in" fo:margin-bottom="0in"/>
      <style:text-properties style:font-name="Calibri" fo:language="en" fo:country="US"/>
    </style:style>
    <style:style style:name="T818" style:parent-style-name="Absatz-Standardschriftart" style:family="text">
      <style:text-properties style:font-name="Calibri" style:font-name-asian="Arial" style:font-name-complex="Arial" fo:font-weight="bold" style:font-weight-asian="bold" style:font-weight-complex="bold" fo:language="en" fo:country="US"/>
    </style:style>
    <style:style style:name="T819" style:parent-style-name="Absatz-Standardschriftart" style:family="text">
      <style:text-properties style:font-name="Calibri" style:font-name-asian="Arial" style:font-name-complex="Arial" fo:language="en" fo:country="US"/>
    </style:style>
    <style:style style:name="P820" style:parent-style-name="KeinLeerraum" style:family="paragraph">
      <style:text-properties style:font-name="Calibri" fo:language="en" fo:country="US"/>
    </style:style>
    <style:style style:name="T821" style:parent-style-name="Absatz-Standardschriftart" style:family="text">
      <style:text-properties style:font-name="Calibri" style:font-name-asian="Arial" style:font-name-complex="Arial" fo:font-weight="bold" style:font-weight-asian="bold" style:font-weight-complex="bold" fo:language="en" fo:country="US"/>
    </style:style>
    <style:style style:name="P822" style:parent-style-name="KeinLeerraum" style:family="paragraph"/>
    <style:style style:name="T823" style:parent-style-name="Absatz-Standardschriftart" style:family="text">
      <style:text-properties style:font-name="Calibri" style:font-name-asian="Arial" style:font-name-complex="Arial"/>
    </style:style>
    <style:style style:name="P824" style:parent-style-name="KeinLeerraum" style:family="paragraph"/>
    <style:style style:name="T825" style:parent-style-name="Absatz-Standardschriftart" style:family="text">
      <style:text-properties style:font-name="Calibri" style:font-name-asian="Arial" style:font-name-complex="Arial"/>
    </style:style>
    <style:style style:name="P826" style:parent-style-name="KeinLeerraum" style:family="paragraph"/>
    <style:style style:name="T827" style:parent-style-name="Absatz-Standardschriftart" style:family="text">
      <style:text-properties style:font-name="Calibri" style:font-name-asian="Arial" style:font-name-complex="Arial"/>
    </style:style>
    <style:style style:name="P828" style:parent-style-name="paragraph" style:family="paragraph">
      <style:paragraph-properties style:vertical-align="baseline" fo:margin-top="0in" fo:margin-bottom="0in"/>
      <style:text-properties style:font-name="Calibri"/>
    </style:style>
    <style:style style:name="P829" style:parent-style-name="paragraph" style:family="paragraph">
      <style:paragraph-properties style:vertical-align="baseline" fo:margin-top="0in" fo:margin-bottom="0in"/>
    </style:style>
    <style:style style:name="T83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3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32" style:parent-style-name="Absatz-Standardschriftart" style:family="text">
      <style:text-properties style:font-name="Calibri" style:font-name-asian="Calibri,Arial" style:font-name-complex="Calibri,Arial" fo:font-size="11pt" style:font-size-asian="11pt" style:font-size-complex="11pt"/>
    </style:style>
    <style:style style:name="P833" style:parent-style-name="Standard" style:family="paragraph">
      <style:paragraph-properties fo:margin-bottom="0in"/>
      <style:text-properties style:font-name="Calibri"/>
    </style:style>
    <style:style style:name="P834" style:parent-style-name="paragraph" style:family="paragraph">
      <style:paragraph-properties style:vertical-align="baseline" fo:margin-top="0in" fo:margin-bottom="0in"/>
    </style:style>
    <style:style style:name="T83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3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37" style:parent-style-name="normaltextrun" style:family="text">
      <style:text-properties style:font-name="Calibri" style:font-name-asian="Calibri,Arial" style:font-name-complex="Calibri,Arial" fo:font-size="11pt" style:font-size-asian="11pt" style:font-size-complex="11pt"/>
    </style:style>
    <style:style style:name="P838" style:parent-style-name="paragraph" style:family="paragraph">
      <style:paragraph-properties style:vertical-align="baseline" fo:margin-top="0in" fo:margin-bottom="0in"/>
      <style:text-properties style:font-name="Calibri"/>
    </style:style>
    <style:style style:name="T839" style:parent-style-name="Absatz-Standardschriftart" style:family="text">
      <style:text-properties style:font-name="Calibri" style:font-name-asian="Arial" style:font-name-complex="Arial" fo:font-weight="bold" style:font-weight-asian="bold" style:font-weight-complex="bold" fo:language="en" fo:country="US"/>
    </style:style>
    <style:style style:name="P840" style:parent-style-name="KeinLeerraum" style:family="paragraph">
      <style:text-properties style:font-name="Calibri" style:font-name-asian="Arial" style:font-name-complex="Arial"/>
    </style:style>
    <style:style style:name="P841" style:parent-style-name="KeinLeerraum" style:family="paragraph">
      <style:text-properties style:font-name="Calibri" style:font-name-asian="Arial" style:font-name-complex="Arial"/>
    </style:style>
    <style:style style:name="P842" style:parent-style-name="KeinLeerraum" style:family="paragraph">
      <style:text-properties style:font-name="Calibri"/>
    </style:style>
    <style:style style:name="P843" style:parent-style-name="KeinLeerraum" style:family="paragraph">
      <style:text-properties style:font-name="Calibri" style:font-name-asian="Arial" style:font-name-complex="Arial" fo:font-weight="bold" style:font-weight-asian="bold" style:font-weight-complex="bold"/>
    </style:style>
    <style:style style:name="P844" style:parent-style-name="KeinLeerraum" style:family="paragraph">
      <style:text-properties style:font-name="Calibri" style:font-name-asian="Arial" style:font-name-complex="Arial" fo:font-weight="bold" style:font-weight-asian="bold" style:font-weight-complex="bold"/>
    </style:style>
    <style:style style:name="T845" style:parent-style-name="Absatz-Standardschriftart" style:family="text">
      <style:text-properties style:font-name="Calibri" style:font-name-asian="Arial" style:font-name-complex="Arial"/>
    </style:style>
    <style:style style:name="T846" style:parent-style-name="Absatz-Standardschriftart" style:family="text">
      <style:text-properties style:font-name="Calibri" style:font-name-asian="Arial" style:font-name-complex="Arial"/>
    </style:style>
    <style:style style:name="T847" style:parent-style-name="Absatz-Standardschriftart" style:family="text">
      <style:text-properties style:font-name="Calibri"/>
    </style:style>
    <style:style style:name="T848" style:parent-style-name="Absatz-Standardschriftart" style:family="text">
      <style:text-properties style:font-name="Calibri"/>
    </style:style>
    <style:style style:name="T849" style:parent-style-name="Absatz-Standardschriftart" style:family="text">
      <style:text-properties style:font-name="Calibri" style:font-name-asian="Arial" style:font-name-complex="Arial"/>
    </style:style>
    <style:style style:name="T850" style:parent-style-name="Absatz-Standardschriftart" style:family="text">
      <style:text-properties style:font-name="Calibri" style:font-name-asian="Arial" style:font-name-complex="Arial"/>
    </style:style>
    <style:style style:name="T851" style:parent-style-name="Absatz-Standardschriftart" style:family="text">
      <style:text-properties style:font-name="Calibri" style:font-name-asian="Arial" style:font-name-complex="Arial"/>
    </style:style>
    <style:style style:name="T852" style:parent-style-name="Absatz-Standardschriftart" style:family="text">
      <style:text-properties style:font-name="Calibri" style:font-name-asian="Arial" style:font-name-complex="Arial"/>
    </style:style>
    <style:style style:name="T853" style:parent-style-name="Absatz-Standardschriftart" style:family="text">
      <style:text-properties style:font-name="Calibri" style:font-name-asian="Arial" style:font-name-complex="Arial"/>
    </style:style>
    <style:style style:name="P854" style:parent-style-name="KeinLeerraum" style:family="paragraph">
      <style:text-properties style:font-name="Calibri" style:font-name-asian="Arial" style:font-name-complex="Arial"/>
    </style:style>
    <style:style style:name="P855" style:parent-style-name="KeinLeerraum" style:family="paragraph">
      <style:text-properties style:font-name="Calibri"/>
    </style:style>
    <style:style style:name="P856" style:parent-style-name="paragraph" style:family="paragraph">
      <style:paragraph-properties style:vertical-align="baseline" fo:margin-top="0in" fo:margin-bottom="0in"/>
    </style:style>
    <style:style style:name="T857" style:parent-style-name="normaltextrun" style:family="text">
      <style:text-properties style:font-name="Calibri" style:font-name-asian="Calibri,Arial" style:font-name-complex="Calibri,Arial" fo:font-size="11pt" style:font-size-asian="11pt" style:font-size-complex="11pt"/>
    </style:style>
    <style:style style:name="P858" style:parent-style-name="paragraph" style:family="paragraph">
      <style:paragraph-properties style:vertical-align="baseline" fo:margin-top="0in" fo:margin-bottom="0in" fo:margin-left="0.1972in">
        <style:tab-stops/>
      </style:paragraph-properties>
    </style:style>
    <style:style style:name="T859" style:parent-style-name="normaltextrun" style:family="text">
      <style:text-properties style:font-name="Calibri" style:font-name-asian="Calibri,Arial" style:font-name-complex="Calibri,Arial" fo:font-size="11pt" style:font-size-asian="11pt" style:font-size-complex="11pt"/>
    </style:style>
    <style:style style:name="P860" style:parent-style-name="paragraph" style:family="paragraph">
      <style:paragraph-properties style:vertical-align="baseline" fo:margin-top="0in" fo:margin-bottom="0in" fo:margin-left="0.1972in">
        <style:tab-stops/>
      </style:paragraph-properties>
    </style:style>
    <style:style style:name="T861" style:parent-style-name="normaltextrun" style:family="text">
      <style:text-properties style:font-name="Calibri" style:font-name-asian="Calibri,Arial" style:font-name-complex="Calibri,Arial" fo:font-size="11pt" style:font-size-asian="11pt" style:font-size-complex="11pt"/>
    </style:style>
    <style:style style:name="T862" style:parent-style-name="apple-converted-space" style:family="text">
      <style:text-properties style:font-name="Calibri" style:font-name-asian="Calibri,Arial" style:font-name-complex="Calibri,Arial" fo:font-size="11pt" style:font-size-asian="11pt" style:font-size-complex="11pt"/>
    </style:style>
    <style:style style:name="T863" style:parent-style-name="normaltextrun" style:family="text">
      <style:text-properties style:font-name="Calibri" style:font-name-asian="Calibri,Arial" style:font-name-complex="Calibri,Arial" fo:font-size="11pt" style:font-size-asian="11pt" style:font-size-complex="11pt"/>
    </style:style>
    <style:style style:name="T864" style:parent-style-name="apple-converted-space" style:family="text">
      <style:text-properties style:font-name="Calibri" style:font-name-asian="Calibri,Arial" style:font-name-complex="Calibri,Arial" fo:font-size="11pt" style:font-size-asian="11pt" style:font-size-complex="11pt"/>
    </style:style>
    <style:style style:name="T865" style:parent-style-name="normaltextrun" style:family="text">
      <style:text-properties style:font-name="Calibri" style:font-name-asian="Calibri,Arial" style:font-name-complex="Calibri,Arial" fo:font-size="11pt" style:font-size-asian="11pt" style:font-size-complex="11pt"/>
    </style:style>
    <style:style style:name="P866" style:parent-style-name="paragraph" style:family="paragraph">
      <style:paragraph-properties style:vertical-align="baseline" fo:margin-top="0in" fo:margin-bottom="0in" fo:margin-left="0.1972in">
        <style:tab-stops/>
      </style:paragraph-properties>
    </style:style>
    <style:style style:name="T867" style:parent-style-name="normaltextrun" style:family="text">
      <style:text-properties style:font-name="Calibri" style:font-name-asian="Calibri,Arial" style:font-name-complex="Calibri,Arial" fo:font-size="11pt" style:font-size-asian="11pt" style:font-size-complex="11pt"/>
    </style:style>
    <style:style style:name="T868" style:parent-style-name="apple-converted-space" style:family="text">
      <style:text-properties style:font-name="Calibri" style:font-name-asian="Calibri,Arial" style:font-name-complex="Calibri,Arial" fo:font-size="11pt" style:font-size-asian="11pt" style:font-size-complex="11pt"/>
    </style:style>
    <style:style style:name="T869" style:parent-style-name="normaltextrun" style:family="text">
      <style:text-properties style:font-name="Calibri" style:font-name-asian="Calibri,Arial" style:font-name-complex="Calibri,Arial" fo:font-size="11pt" style:font-size-asian="11pt" style:font-size-complex="11pt"/>
    </style:style>
    <style:style style:name="T870" style:parent-style-name="eop" style:family="text">
      <style:text-properties style:font-name="Calibri" style:font-name-asian="Calibri,Arial" style:font-name-complex="Calibri,Arial" fo:font-size="11pt" style:font-size-asian="11pt" style:font-size-complex="11pt"/>
    </style:style>
    <style:style style:name="P871" style:parent-style-name="Standard" style:family="paragraph">
      <style:paragraph-properties fo:margin-bottom="0in"/>
      <style:text-properties style:font-name="Calibri"/>
    </style:style>
    <style:style style:name="P872" style:parent-style-name="paragraph" style:family="paragraph">
      <style:paragraph-properties style:vertical-align="baseline" fo:margin-top="0in" fo:margin-bottom="0in"/>
    </style:style>
    <style:style style:name="T873" style:parent-style-name="normaltextrun" style:family="text">
      <style:text-properties style:font-name="Calibri" style:font-name-asian="Calibri,Arial" style:font-name-complex="Calibri,Arial" fo:font-size="11pt" style:font-size-asian="11pt" style:font-size-complex="11pt"/>
    </style:style>
    <style:style style:name="P874" style:parent-style-name="paragraph" style:family="paragraph">
      <style:paragraph-properties style:vertical-align="baseline" fo:margin-top="0in" fo:margin-bottom="0in" fo:margin-left="0.1972in">
        <style:tab-stops/>
      </style:paragraph-properties>
    </style:style>
    <style:style style:name="T875" style:parent-style-name="normaltextrun" style:family="text">
      <style:text-properties style:font-name="Calibri" style:font-name-asian="Calibri,Arial" style:font-name-complex="Calibri,Arial" fo:font-size="11pt" style:font-size-asian="11pt" style:font-size-complex="11pt"/>
    </style:style>
    <style:style style:name="P876" style:parent-style-name="paragraph" style:family="paragraph">
      <style:paragraph-properties style:vertical-align="baseline" fo:margin-top="0in" fo:margin-bottom="0in"/>
      <style:text-properties style:font-name="Calibri"/>
    </style:style>
    <style:style style:name="P877" style:parent-style-name="paragraph" style:family="paragraph">
      <style:paragraph-properties style:vertical-align="baseline" fo:margin-top="0in" fo:margin-bottom="0in"/>
    </style:style>
    <style:style style:name="T878" style:parent-style-name="normaltextrun" style:family="text">
      <style:text-properties style:font-name="Calibri" style:font-name-asian="Calibri,Arial" style:font-name-complex="Calibri,Arial" fo:font-size="11pt" style:font-size-asian="11pt" style:font-size-complex="11pt"/>
    </style:style>
    <style:style style:name="T879" style:parent-style-name="apple-converted-space" style:family="text">
      <style:text-properties style:font-name="Calibri" style:font-name-asian="Calibri,Arial" style:font-name-complex="Calibri,Arial" fo:font-size="11pt" style:font-size-asian="11pt" style:font-size-complex="11pt"/>
    </style:style>
    <style:style style:name="T880" style:parent-style-name="normaltextrun" style:family="text">
      <style:text-properties style:font-name="Calibri" style:font-name-asian="Calibri,Arial" style:font-name-complex="Calibri,Arial" fo:font-size="11pt" style:font-size-asian="11pt" style:font-size-complex="11pt"/>
    </style:style>
    <style:style style:name="T881" style:parent-style-name="apple-converted-space" style:family="text">
      <style:text-properties style:font-name="Calibri" style:font-name-asian="Calibri,Arial" style:font-name-complex="Calibri,Arial" fo:font-size="11pt" style:font-size-asian="11pt" style:font-size-complex="11pt"/>
    </style:style>
    <style:style style:name="T882" style:parent-style-name="normaltextrun" style:family="text">
      <style:text-properties style:font-name="Calibri" style:font-name-asian="Calibri,Arial" style:font-name-complex="Calibri,Arial" fo:font-size="11pt" style:font-size-asian="11pt" style:font-size-complex="11pt"/>
    </style:style>
    <style:style style:name="P883" style:parent-style-name="paragraph" style:family="paragraph">
      <style:paragraph-properties style:vertical-align="baseline" fo:margin-top="0in" fo:margin-bottom="0in" fo:margin-left="0.1972in">
        <style:tab-stops/>
      </style:paragraph-properties>
    </style:style>
    <style:style style:name="T884" style:parent-style-name="normaltextrun" style:family="text">
      <style:text-properties style:font-name="Calibri" style:font-name-asian="Calibri,Arial" style:font-name-complex="Calibri,Arial" fo:font-size="11pt" style:font-size-asian="11pt" style:font-size-complex="11pt"/>
    </style:style>
    <style:style style:name="T885" style:parent-style-name="apple-converted-space" style:family="text">
      <style:text-properties style:font-name="Calibri" style:font-name-asian="Calibri,Arial" style:font-name-complex="Calibri,Arial" fo:font-size="11pt" style:font-size-asian="11pt" style:font-size-complex="11pt"/>
    </style:style>
    <style:style style:name="T886" style:parent-style-name="normaltextrun" style:family="text">
      <style:text-properties style:font-name="Calibri" style:font-name-asian="Calibri,Arial" style:font-name-complex="Calibri,Arial" fo:font-size="11pt" style:font-size-asian="11pt" style:font-size-complex="11pt"/>
    </style:style>
    <style:style style:name="P887" style:parent-style-name="paragraph" style:family="paragraph">
      <style:paragraph-properties style:vertical-align="baseline" fo:margin-top="0in" fo:margin-bottom="0in" fo:margin-left="0.1972in">
        <style:tab-stops/>
      </style:paragraph-properties>
    </style:style>
    <style:style style:name="T888" style:parent-style-name="normaltextrun" style:family="text">
      <style:text-properties style:font-name="Calibri" style:font-name-asian="Calibri,Arial" style:font-name-complex="Calibri,Arial" fo:font-size="11pt" style:font-size-asian="11pt" style:font-size-complex="11pt"/>
    </style:style>
    <style:style style:name="P889" style:parent-style-name="paragraph" style:family="paragraph">
      <style:paragraph-properties style:vertical-align="baseline" fo:margin-top="0in" fo:margin-bottom="0in" fo:margin-left="0.1972in">
        <style:tab-stops/>
      </style:paragraph-properties>
    </style:style>
    <style:style style:name="T890" style:parent-style-name="normaltextrun" style:family="text">
      <style:text-properties style:font-name="Calibri" style:font-name-asian="Calibri,Arial" style:font-name-complex="Calibri,Arial" fo:font-size="11pt" style:font-size-asian="11pt" style:font-size-complex="11pt"/>
    </style:style>
    <style:style style:name="T891" style:parent-style-name="apple-converted-space" style:family="text">
      <style:text-properties style:font-name="Calibri" style:font-name-asian="Calibri,Arial" style:font-name-complex="Calibri,Arial" fo:font-size="11pt" style:font-size-asian="11pt" style:font-size-complex="11pt"/>
    </style:style>
    <style:style style:name="T892" style:parent-style-name="normaltextrun" style:family="text">
      <style:text-properties style:font-name="Calibri" style:font-name-asian="Calibri,Arial" style:font-name-complex="Calibri,Arial" fo:font-size="11pt" style:font-size-asian="11pt" style:font-size-complex="11pt"/>
    </style:style>
    <style:style style:name="T893" style:parent-style-name="apple-converted-space" style:family="text">
      <style:text-properties style:font-name="Calibri" style:font-name-asian="Calibri,Arial" style:font-name-complex="Calibri,Arial" fo:font-size="11pt" style:font-size-asian="11pt" style:font-size-complex="11pt"/>
    </style:style>
    <style:style style:name="T894" style:parent-style-name="normaltextrun" style:family="text">
      <style:text-properties style:font-name="Calibri" style:font-name-asian="Calibri,Arial" style:font-name-complex="Calibri,Arial" fo:font-size="11pt" style:font-size-asian="11pt" style:font-size-complex="11pt"/>
    </style:style>
    <style:style style:name="P895" style:parent-style-name="paragraph" style:family="paragraph">
      <style:paragraph-properties style:vertical-align="baseline" fo:margin-top="0in" fo:margin-bottom="0in"/>
      <style:text-properties style:font-name="Calibri"/>
    </style:style>
    <style:style style:name="T896" style:parent-style-name="Absatz-Standardschriftart" style:family="text">
      <style:text-properties style:font-name="Calibri" style:font-name-asian="Arial" style:font-name-complex="Arial" fo:font-weight="bold" style:font-weight-asian="bold" style:font-weight-complex="bold" fo:language="en" fo:country="US"/>
    </style:style>
    <style:style style:name="P897" style:parent-style-name="KeinLeerraum" style:family="paragraph"/>
    <style:style style:name="T898" style:parent-style-name="Absatz-Standardschriftart" style:family="text">
      <style:text-properties style:font-name="Calibri" style:font-name-asian="Arial" style:font-name-complex="Arial"/>
    </style:style>
    <style:style style:name="P899" style:parent-style-name="KeinLeerraum" style:family="paragraph"/>
    <style:style style:name="T900" style:parent-style-name="Absatz-Standardschriftart" style:family="text">
      <style:text-properties style:font-name="Calibri" style:font-name-asian="Arial" style:font-name-complex="Arial"/>
    </style:style>
    <style:style style:name="P901" style:parent-style-name="KeinLeerraum" style:family="paragraph"/>
    <style:style style:name="T902" style:parent-style-name="Absatz-Standardschriftart" style:family="text">
      <style:text-properties style:font-name="Calibri" style:font-name-asian="Arial" style:font-name-complex="Arial"/>
    </style:style>
    <style:style style:name="P903" style:parent-style-name="KeinLeerraum" style:family="paragraph"/>
    <style:style style:name="T904" style:parent-style-name="Absatz-Standardschriftart" style:family="text">
      <style:text-properties style:font-name="Calibri" style:font-name-asian="Arial" style:font-name-complex="Arial"/>
    </style:style>
    <style:style style:name="P905" style:parent-style-name="KeinLeerraum" style:family="paragraph">
      <style:text-properties style:font-name="Calibri"/>
    </style:style>
    <style:style style:name="T906" style:parent-style-name="Absatz-Standardschriftart" style:family="text">
      <style:text-properties style:font-name="Calibri" style:font-name-asian="Arial" style:font-name-complex="Arial" fo:font-weight="bold" style:font-weight-asian="bold" style:font-weight-complex="bold" fo:language="en" fo:country="US"/>
    </style:style>
    <style:style style:name="P907" style:parent-style-name="KeinLeerraum" style:family="paragraph"/>
    <style:style style:name="T908" style:parent-style-name="Absatz-Standardschriftart" style:family="text">
      <style:text-properties style:font-name="Calibri" style:font-name-asian="Arial" style:font-name-complex="Arial"/>
    </style:style>
    <style:style style:name="P909" style:parent-style-name="KeinLeerraum" style:family="paragraph"/>
    <style:style style:name="T910" style:parent-style-name="Absatz-Standardschriftart" style:family="text">
      <style:text-properties style:font-name="Calibri" style:font-name-asian="Arial" style:font-name-complex="Arial"/>
    </style:style>
    <style:style style:name="P911" style:parent-style-name="KeinLeerraum" style:family="paragraph">
      <style:text-properties style:font-name="Calibri"/>
    </style:style>
    <style:style style:name="T912" style:parent-style-name="Absatz-Standardschriftart" style:family="text">
      <style:text-properties style:font-name="Calibri" style:font-name-asian="Arial" style:font-name-complex="Arial" fo:font-weight="bold" style:font-weight-asian="bold" style:font-weight-complex="bold" fo:language="en" fo:country="US"/>
    </style:style>
    <style:style style:name="T913" style:parent-style-name="normaltextrun" style:family="text">
      <style:text-properties style:font-name="Calibri" style:font-name-asian="Arial" style:font-name-complex="Arial" fo:language="en" fo:country="US"/>
    </style:style>
    <style:style style:name="T914" style:parent-style-name="apple-converted-space" style:family="text">
      <style:text-properties style:font-name="Calibri" style:font-name-asian="Arial" style:font-name-complex="Arial" fo:language="en" fo:country="US"/>
    </style:style>
    <style:style style:name="T915" style:parent-style-name="normaltextrun" style:family="text">
      <style:text-properties style:font-name="Calibri" style:font-name-asian="Arial" style:font-name-complex="Arial" fo:language="en" fo:country="US"/>
    </style:style>
    <style:style style:name="P916" style:parent-style-name="KeinLeerraum" style:family="paragraph">
      <style:text-properties style:font-name="Calibri" fo:language="en" fo:country="US"/>
    </style:style>
    <style:style style:name="T917" style:parent-style-name="Absatz-Standardschriftart" style:family="text">
      <style:text-properties style:font-name="Calibri" style:font-name-asian="Arial" style:font-name-complex="Arial" fo:font-weight="bold" style:font-weight-asian="bold" style:font-weight-complex="bold"/>
    </style:style>
    <style:style style:name="P918" style:parent-style-name="paragraph" style:family="paragraph">
      <style:paragraph-properties style:vertical-align="baseline" fo:margin-top="0in" fo:margin-bottom="0in"/>
    </style:style>
    <style:style style:name="T919" style:parent-style-name="normaltextrun" style:family="text">
      <style:text-properties style:font-name="Calibri" style:font-name-asian="Calibri,Arial" style:font-name-complex="Calibri,Arial" fo:font-size="11pt" style:font-size-asian="11pt" style:font-size-complex="11pt"/>
    </style:style>
    <style:style style:name="P920" style:parent-style-name="paragraph" style:family="paragraph">
      <style:paragraph-properties style:vertical-align="baseline" fo:margin-top="0in" fo:margin-bottom="0in"/>
    </style:style>
    <style:style style:name="T921" style:parent-style-name="normaltextrun" style:family="text">
      <style:text-properties style:font-name="Calibri" style:font-name-asian="Calibri,Arial" style:font-name-complex="Calibri,Arial" fo:font-size="11pt" style:font-size-asian="11pt" style:font-size-complex="11pt"/>
    </style:style>
    <style:style style:name="P922" style:parent-style-name="paragraph" style:family="paragraph">
      <style:paragraph-properties style:vertical-align="baseline" fo:margin-top="0in" fo:margin-bottom="0in"/>
      <style:text-properties style:font-name="Calibri"/>
    </style:style>
    <style:style style:name="P923" style:parent-style-name="paragraph" style:family="paragraph">
      <style:paragraph-properties style:vertical-align="baseline" fo:margin-top="0in" fo:margin-bottom="0in"/>
      <style:text-properties style:font-name="Calibri"/>
    </style:style>
    <style:style style:name="P924" style:parent-style-name="paragraph" style:family="paragraph">
      <style:paragraph-properties style:vertical-align="baseline" fo:margin-top="0in" fo:margin-bottom="0in"/>
      <style:text-properties style:font-name="Calibri"/>
    </style:style>
    <style:style style:name="P92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26" style:parent-style-name="Absatz-Standardschriftart" style:family="text">
      <style:text-properties style:font-name="Calibri" style:font-name-asian="Calibri,Arial" style:font-name-complex="Calibri,Arial" fo:language="de" fo:country="DE"/>
    </style:style>
    <style:style style:name="P927" style:parent-style-name="KeinLeerraum" style:family="paragraph">
      <style:text-properties style:font-name="Calibri" fo:language="en" fo:country="US"/>
    </style:style>
    <style:style style:name="T928" style:parent-style-name="Absatz-Standardschriftart" style:family="text">
      <style:text-properties style:font-name="Calibri" style:font-name-asian="Arial" style:font-name-complex="Arial" fo:font-weight="bold" style:font-weight-asian="bold" style:font-weight-complex="bold" fo:language="en" fo:country="US"/>
    </style:style>
    <style:style style:name="T929" style:parent-style-name="Absatz-Standardschriftart" style:family="text">
      <style:text-properties style:font-name="Calibri" style:font-name-asian="Arial" style:font-name-complex="Arial" fo:language="en" fo:country="US"/>
    </style:style>
    <style:style style:name="P930" style:parent-style-name="KeinLeerraum" style:family="paragraph">
      <style:text-properties style:font-name="Calibri" fo:language="en" fo:country="US"/>
    </style:style>
    <style:style style:name="T931" style:parent-style-name="Absatz-Standardschriftart" style:family="text">
      <style:text-properties style:font-name="Calibri" style:font-name-asian="Arial" style:font-name-complex="Arial" fo:font-weight="bold" style:font-weight-asian="bold" style:font-weight-complex="bold" fo:language="en" fo:country="US"/>
    </style:style>
    <style:style style:name="P932" style:parent-style-name="KeinLeerraum" style:family="paragraph"/>
    <style:style style:name="T933" style:parent-style-name="Absatz-Standardschriftart" style:family="text">
      <style:text-properties style:font-name="Calibri" style:font-name-asian="Arial" style:font-name-complex="Arial"/>
    </style:style>
    <style:style style:name="T934" style:parent-style-name="normaltextrun" style:family="text">
      <style:text-properties style:font-name="Calibri" style:font-name-asian="Arial" style:font-name-complex="Arial" fo:color="#000000" fo:background-color="#FFFFFF"/>
    </style:style>
    <style:style style:name="T935" style:parent-style-name="eop" style:family="text">
      <style:text-properties style:font-name="Calibri" style:font-name-asian="Arial" style:font-name-complex="Arial" fo:color="#000000" fo:background-color="#FFFFFF"/>
    </style:style>
    <style:style style:name="P936" style:parent-style-name="KeinLeerraum" style:family="paragraph"/>
    <style:style style:name="T937" style:parent-style-name="eop" style:family="text">
      <style:text-properties style:font-name="Calibri" style:font-name-asian="Arial" style:font-name-complex="Arial" fo:color="#000000" fo:background-color="#FFFFFF"/>
    </style:style>
    <style:style style:name="T938" style:parent-style-name="eop" style:family="text">
      <style:text-properties style:font-name="Calibri" style:font-name-asian="Arial" style:font-name-complex="Arial"/>
    </style:style>
    <style:style style:name="P939" style:parent-style-name="KeinLeerraum" style:family="paragraph">
      <style:text-properties style:font-name="Calibri"/>
    </style:style>
    <style:style style:name="T940" style:parent-style-name="Absatz-Standardschriftart" style:family="text">
      <style:text-properties style:font-name="Calibri" style:font-name-asian="Arial" style:font-name-complex="Arial" fo:font-weight="bold" style:font-weight-asian="bold" style:font-weight-complex="bold"/>
    </style:style>
    <style:style style:name="T941" style:parent-style-name="eop" style:family="text">
      <style:text-properties style:font-name="Calibri" style:font-name-asian="Arial" style:font-name-complex="Arial"/>
    </style:style>
    <style:style style:name="P942" style:parent-style-name="KeinLeerraum" style:family="paragraph">
      <style:text-properties style:font-name="Calibri"/>
    </style:style>
    <style:style style:name="T943" style:parent-style-name="Absatz-Standardschriftart" style:family="text">
      <style:text-properties style:font-name="Calibri" style:font-name-asian="Arial" style:font-name-complex="Arial" fo:font-weight="bold" style:font-weight-asian="bold" style:font-weight-complex="bold"/>
    </style:style>
    <style:style style:name="T944" style:parent-style-name="Absatz-Standardschriftart" style:family="text">
      <style:text-properties style:font-name="Calibri" style:font-name-asian="Arial" style:font-name-complex="Arial"/>
    </style:style>
    <style:style style:name="P945" style:parent-style-name="KeinLeerraum" style:family="paragraph">
      <style:text-properties style:font-name="Calibri"/>
    </style:style>
    <style:style style:name="T946" style:parent-style-name="Absatz-Standardschriftart" style:family="text">
      <style:text-properties style:font-name="Calibri" style:font-name-asian="Arial" style:font-name-complex="Arial" fo:font-weight="bold" style:font-weight-asian="bold" style:font-weight-complex="bold" fo:language="en" fo:country="US"/>
    </style:style>
    <style:style style:name="P947" style:parent-style-name="KeinLeerraum" style:family="paragraph">
      <style:text-properties style:font-name="Calibri" style:font-name-asian="Arial" style:font-name-complex="Arial"/>
    </style:style>
    <style:style style:name="P948" style:parent-style-name="KeinLeerraum" style:family="paragraph">
      <style:text-properties style:font-name="Calibri" style:font-name-asian="Arial" style:font-name-complex="Arial"/>
    </style:style>
    <style:style style:name="P949" style:parent-style-name="KeinLeerraum" style:family="paragraph">
      <style:text-properties style:font-name="Calibri"/>
    </style:style>
    <style:style style:name="T950" style:parent-style-name="Absatz-Standardschriftart" style:family="text">
      <style:text-properties style:font-name="Calibri" style:font-name-asian="Arial" style:font-name-complex="Arial" fo:font-weight="bold" style:font-weight-asian="bold" style:font-weight-complex="bold"/>
    </style:style>
    <style:style style:name="T951" style:parent-style-name="Absatz-Standardschriftart" style:family="text">
      <style:text-properties style:font-name="Calibri" style:font-name-asian="Arial" style:font-name-complex="Arial"/>
    </style:style>
    <style:style style:name="T952" style:parent-style-name="Absatz-Standardschriftart" style:family="text">
      <style:text-properties style:font-name="Calibri" style:font-name-asian="Arial" style:font-name-complex="Arial"/>
    </style:style>
    <style:style style:name="T953" style:parent-style-name="Absatz-Standardschriftart" style:family="text">
      <style:text-properties style:font-name="Calibri"/>
    </style:style>
    <style:style style:name="T954" style:parent-style-name="Absatz-Standardschriftart" style:family="text">
      <style:text-properties style:font-name="Calibri"/>
    </style:style>
    <style:style style:name="T955" style:parent-style-name="Absatz-Standardschriftart" style:family="text">
      <style:text-properties style:font-name="Calibri" style:font-name-asian="Arial" style:font-name-complex="Arial"/>
    </style:style>
    <style:style style:name="T956" style:parent-style-name="Absatz-Standardschriftart" style:family="text">
      <style:text-properties style:font-name="Calibri" style:font-name-asian="Arial" style:font-name-complex="Arial"/>
    </style:style>
    <style:style style:name="T957" style:parent-style-name="Absatz-Standardschriftart" style:family="text">
      <style:text-properties style:font-name="Calibri" style:font-name-asian="Arial" style:font-name-complex="Arial"/>
    </style:style>
    <style:style style:name="T958" style:parent-style-name="Absatz-Standardschriftart" style:family="text">
      <style:text-properties style:font-name="Calibri" style:font-name-asian="Arial" style:font-name-complex="Arial"/>
    </style:style>
    <style:style style:name="T959" style:parent-style-name="Absatz-Standardschriftart" style:family="text">
      <style:text-properties style:font-name="Calibri" style:font-name-asian="Arial" style:font-name-complex="Arial"/>
    </style:style>
    <style:style style:name="P960" style:parent-style-name="KeinLeerraum" style:family="paragraph">
      <style:text-properties style:font-name="Calibri" style:font-name-asian="Arial" style:font-name-complex="Arial"/>
    </style:style>
    <style:style style:name="P961" style:parent-style-name="paragraph" style:family="paragraph">
      <style:paragraph-properties style:vertical-align="baseline" fo:margin-top="0in" fo:margin-bottom="0in"/>
      <style:text-properties style:font-name="Calibri"/>
    </style:style>
    <style:style style:name="P962" style:parent-style-name="paragraph" style:family="paragraph">
      <style:paragraph-properties style:vertical-align="baseline" fo:margin-top="0in" fo:margin-bottom="0in"/>
    </style:style>
    <style:style style:name="T963" style:parent-style-name="normaltextrun" style:family="text">
      <style:text-properties style:font-name="Calibri" style:font-name-asian="Calibri,Arial" style:font-name-complex="Calibri,Arial" fo:font-size="11pt" style:font-size-asian="11pt" style:font-size-complex="11pt"/>
    </style:style>
    <style:style style:name="P964" style:parent-style-name="paragraph" style:family="paragraph">
      <style:paragraph-properties style:vertical-align="baseline" fo:margin-top="0in" fo:margin-bottom="0in" fo:margin-left="0.3937in" fo:text-indent="-0.1965in">
        <style:tab-stops/>
      </style:paragraph-properties>
    </style:style>
    <style:style style:name="T965" style:parent-style-name="normaltextrun" style:family="text">
      <style:text-properties style:font-name="Calibri" style:font-name-asian="Calibri,Arial" style:font-name-complex="Calibri,Arial" fo:font-size="11pt" style:font-size-asian="11pt" style:font-size-complex="11pt"/>
    </style:style>
    <style:style style:name="P966" style:parent-style-name="paragraph" style:family="paragraph">
      <style:paragraph-properties style:vertical-align="baseline" fo:margin-top="0in" fo:margin-bottom="0in" fo:margin-left="0.3937in" fo:text-indent="-0.1965in">
        <style:tab-stops/>
      </style:paragraph-properties>
    </style:style>
    <style:style style:name="T967" style:parent-style-name="normaltextrun" style:family="text">
      <style:text-properties style:font-name="Calibri" style:font-name-asian="Calibri,Arial" style:font-name-complex="Calibri,Arial" fo:font-size="11pt" style:font-size-asian="11pt" style:font-size-complex="11pt"/>
    </style:style>
    <style:style style:name="P968" style:parent-style-name="paragraph" style:family="paragraph">
      <style:paragraph-properties style:vertical-align="baseline" fo:margin-top="0in" fo:margin-bottom="0in" fo:margin-left="0.3937in" fo:text-indent="-0.1965in">
        <style:tab-stops/>
      </style:paragraph-properties>
    </style:style>
    <style:style style:name="T969" style:parent-style-name="normaltextrun" style:family="text">
      <style:text-properties style:font-name="Calibri" style:font-name-asian="Calibri,Arial" style:font-name-complex="Calibri,Arial" fo:font-size="11pt" style:font-size-asian="11pt" style:font-size-complex="11pt"/>
    </style:style>
    <style:style style:name="T970" style:parent-style-name="apple-converted-space" style:family="text">
      <style:text-properties style:font-name="Calibri" style:font-name-asian="Calibri,Arial" style:font-name-complex="Calibri,Arial" fo:font-size="11pt" style:font-size-asian="11pt" style:font-size-complex="11pt"/>
    </style:style>
    <style:style style:name="T971" style:parent-style-name="normaltextrun" style:family="text">
      <style:text-properties style:font-name="Calibri" style:font-name-asian="Calibri,Arial" style:font-name-complex="Calibri,Arial" fo:font-size="11pt" style:font-size-asian="11pt" style:font-size-complex="11pt"/>
    </style:style>
    <style:style style:name="P972" style:parent-style-name="Standard" style:family="paragraph">
      <style:paragraph-properties fo:margin-bottom="0in"/>
      <style:text-properties style:font-name="Calibri"/>
    </style:style>
    <style:style style:name="P973" style:parent-style-name="paragraph" style:family="paragraph">
      <style:paragraph-properties style:vertical-align="baseline" fo:margin-top="0in" fo:margin-bottom="0in"/>
    </style:style>
    <style:style style:name="T974" style:parent-style-name="normaltextrun" style:family="text">
      <style:text-properties style:font-name="Calibri" style:font-name-asian="Calibri,Arial" style:font-name-complex="Calibri,Arial" fo:font-size="11pt" style:font-size-asian="11pt" style:font-size-complex="11pt"/>
    </style:style>
    <style:style style:name="P975" style:parent-style-name="paragraph" style:family="paragraph">
      <style:paragraph-properties style:vertical-align="baseline" fo:margin-top="0in" fo:margin-bottom="0in" fo:margin-left="0.3937in" fo:text-indent="-0.1965in">
        <style:tab-stops/>
      </style:paragraph-properties>
    </style:style>
    <style:style style:name="T976" style:parent-style-name="normaltextrun" style:family="text">
      <style:text-properties style:font-name="Calibri" style:font-name-asian="Calibri,Arial" style:font-name-complex="Calibri,Arial" fo:font-size="11pt" style:font-size-asian="11pt" style:font-size-complex="11pt"/>
    </style:style>
    <style:style style:name="P977" style:parent-style-name="paragraph" style:family="paragraph">
      <style:paragraph-properties style:vertical-align="baseline" fo:margin-top="0in" fo:margin-bottom="0in"/>
      <style:text-properties style:font-name="Calibri"/>
    </style:style>
    <style:style style:name="P978" style:parent-style-name="paragraph" style:family="paragraph">
      <style:paragraph-properties style:vertical-align="baseline" fo:margin-top="0in" fo:margin-bottom="0in"/>
    </style:style>
    <style:style style:name="T979" style:parent-style-name="normaltextrun" style:family="text">
      <style:text-properties style:font-name="Calibri" style:font-name-asian="Calibri,Arial" style:font-name-complex="Calibri,Arial" fo:font-size="11pt" style:font-size-asian="11pt" style:font-size-complex="11pt"/>
    </style:style>
    <style:style style:name="P980" style:parent-style-name="paragraph" style:family="paragraph">
      <style:paragraph-properties style:vertical-align="baseline" fo:margin-top="0in" fo:margin-bottom="0in" fo:margin-left="0.3937in" fo:text-indent="-0.1965in">
        <style:tab-stops/>
      </style:paragraph-properties>
    </style:style>
    <style:style style:name="T981" style:parent-style-name="normaltextrun" style:family="text">
      <style:text-properties style:font-name="Calibri" style:font-name-asian="Calibri,Arial" style:font-name-complex="Calibri,Arial" fo:font-size="11pt" style:font-size-asian="11pt" style:font-size-complex="11pt"/>
    </style:style>
    <style:style style:name="T982" style:parent-style-name="apple-converted-space" style:family="text">
      <style:text-properties style:font-name="Calibri" style:font-name-asian="Calibri,Arial" style:font-name-complex="Calibri,Arial" fo:font-size="11pt" style:font-size-asian="11pt" style:font-size-complex="11pt"/>
    </style:style>
    <style:style style:name="T983" style:parent-style-name="normaltextrun" style:family="text">
      <style:text-properties style:font-name="Calibri" style:font-name-asian="Calibri,Arial" style:font-name-complex="Calibri,Arial" fo:font-size="11pt" style:font-size-asian="11pt" style:font-size-complex="11pt"/>
    </style:style>
    <style:style style:name="P984" style:parent-style-name="paragraph" style:family="paragraph">
      <style:paragraph-properties style:vertical-align="baseline" fo:margin-top="0in" fo:margin-bottom="0in" fo:margin-left="0.3937in" fo:text-indent="-0.1965in">
        <style:tab-stops/>
      </style:paragraph-properties>
    </style:style>
    <style:style style:name="T985" style:parent-style-name="normaltextrun" style:family="text">
      <style:text-properties style:font-name="Calibri" style:font-name-asian="Calibri,Arial" style:font-name-complex="Calibri,Arial" fo:font-size="11pt" style:font-size-asian="11pt" style:font-size-complex="11pt"/>
    </style:style>
    <style:style style:name="P986" style:parent-style-name="paragraph" style:family="paragraph">
      <style:paragraph-properties style:vertical-align="baseline" fo:margin-top="0in" fo:margin-bottom="0in" fo:margin-left="0.3937in" fo:text-indent="-0.1965in">
        <style:tab-stops/>
      </style:paragraph-properties>
    </style:style>
    <style:style style:name="T987" style:parent-style-name="normaltextrun" style:family="text">
      <style:text-properties style:font-name="Calibri" style:font-name-asian="Calibri,Arial" style:font-name-complex="Calibri,Arial" fo:font-size="11pt" style:font-size-asian="11pt" style:font-size-complex="11pt"/>
    </style:style>
    <style:style style:name="P988" style:parent-style-name="KeinLeerraum" style:family="paragraph">
      <style:text-properties style:font-name="Calibri"/>
    </style:style>
    <style:style style:name="T989" style:parent-style-name="Absatz-Standardschriftart" style:family="text">
      <style:text-properties style:font-name="Calibri" style:font-name-asian="Arial" style:font-name-complex="Arial" fo:font-weight="bold" style:font-weight-asian="bold" style:font-weight-complex="bold" fo:language="en" fo:country="US"/>
    </style:style>
    <style:style style:name="P990" style:parent-style-name="KeinLeerraum" style:family="paragraph"/>
    <style:style style:name="T991" style:parent-style-name="eop" style:family="text">
      <style:text-properties style:font-name="Calibri" style:font-name-asian="Arial" style:font-name-complex="Arial"/>
    </style:style>
    <style:style style:name="P992" style:parent-style-name="KeinLeerraum" style:family="paragraph"/>
    <style:style style:name="T993" style:parent-style-name="Absatz-Standardschriftart" style:family="text">
      <style:text-properties style:font-name="Calibri" style:font-name-asian="Arial" style:font-name-complex="Arial"/>
    </style:style>
    <style:style style:name="P994" style:parent-style-name="KeinLeerraum" style:family="paragraph"/>
    <style:style style:name="T995" style:parent-style-name="Absatz-Standardschriftart" style:family="text">
      <style:text-properties style:font-name="Calibri" style:font-name-asian="Arial" style:font-name-complex="Arial"/>
    </style:style>
    <style:style style:name="P996" style:parent-style-name="KeinLeerraum" style:family="paragraph"/>
    <style:style style:name="T997" style:parent-style-name="Absatz-Standardschriftart" style:family="text">
      <style:text-properties style:font-name="Calibri" style:font-name-asian="Arial" style:font-name-complex="Arial"/>
    </style:style>
    <style:style style:name="P998" style:parent-style-name="KeinLeerraum" style:family="paragraph">
      <style:text-properties style:font-name="Calibri" style:font-name-complex="Segoe UI"/>
    </style:style>
    <style:style style:name="T999" style:parent-style-name="Absatz-Standardschriftart" style:family="text">
      <style:text-properties style:font-name="Calibri" style:font-name-asian="Arial" style:font-name-complex="Arial" fo:font-weight="bold" style:font-weight-asian="bold" style:font-weight-complex="bold"/>
    </style:style>
    <style:style style:name="T1000" style:parent-style-name="Absatz-Standardschriftart" style:family="text">
      <style:text-properties style:font-name="Calibri" style:font-name-asian="Arial" style:font-name-complex="Arial"/>
    </style:style>
    <style:style style:name="P1001" style:parent-style-name="KeinLeerraum" style:family="paragraph">
      <style:text-properties style:font-name="Calibri" style:font-name-complex="Segoe UI"/>
    </style:style>
    <style:style style:name="T1002" style:parent-style-name="Absatz-Standardschriftart" style:family="text">
      <style:text-properties style:font-name="Calibri" style:font-name-asian="Arial" style:font-name-complex="Arial" fo:font-weight="bold" style:font-weight-asian="bold" style:font-weight-complex="bold"/>
    </style:style>
    <style:style style:name="T1003" style:parent-style-name="Absatz-Standardschriftart" style:family="text">
      <style:text-properties style:font-name="Calibri" style:font-name-asian="Arial" style:font-name-complex="Arial"/>
    </style:style>
    <style:style style:name="P1004" style:parent-style-name="KeinLeerraum" style:family="paragraph">
      <style:text-properties style:font-name="Calibri" style:font-name-complex="Segoe UI"/>
    </style:style>
    <style:style style:name="T1005" style:parent-style-name="Absatz-Standardschriftart" style:family="text">
      <style:text-properties style:font-name="Calibri" style:font-name-asian="Arial" style:font-name-complex="Arial" fo:font-weight="bold" style:font-weight-asian="bold" style:font-weight-complex="bold" fo:language="en" fo:country="US"/>
    </style:style>
    <style:style style:name="P1006" style:parent-style-name="KeinLeerraum" style:family="paragraph"/>
    <style:style style:name="T1007" style:parent-style-name="Absatz-Standardschriftart" style:family="text">
      <style:text-properties style:font-name="Calibri" style:font-name-asian="Arial" style:font-name-complex="Arial"/>
    </style:style>
    <style:style style:name="P1008" style:parent-style-name="KeinLeerraum" style:family="paragraph"/>
    <style:style style:name="T1009" style:parent-style-name="Absatz-Standardschriftart" style:family="text">
      <style:text-properties style:font-name="Calibri" style:font-name-asian="Arial" style:font-name-complex="Arial"/>
    </style:style>
    <style:style style:name="P1010" style:parent-style-name="Standard" style:family="paragraph">
      <style:text-properties style:font-name="Calibri" fo:language="de" fo:country="DE"/>
    </style:style>
    <style:style style:name="P101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12" style:parent-style-name="Absatz-Standardschriftart" style:family="text">
      <style:text-properties style:font-name="Calibri" style:font-name-asian="Calibri,Arial" style:font-name-complex="Calibri,Arial" fo:language="de" fo:country="DE"/>
    </style:style>
    <style:style style:name="P1013" style:parent-style-name="KeinLeerraum" style:family="paragraph">
      <style:text-properties style:font-name="Calibri" style:font-name-complex="Segoe UI"/>
    </style:style>
    <style:style style:name="T1014" style:parent-style-name="normaltextrun" style:family="text">
      <style:text-properties style:font-name="Calibri" style:font-name-asian="Arial" style:font-name-complex="Arial" fo:font-weight="bold" style:font-weight-asian="bold" style:font-weight-complex="bold" fo:language="en" fo:country="US"/>
    </style:style>
    <style:style style:name="T1015" style:parent-style-name="eop" style:family="text">
      <style:text-properties style:font-name="Calibri" style:font-name-asian="Arial" style:font-name-complex="Arial" fo:language="en" fo:country="US"/>
    </style:style>
    <style:style style:name="T1016" style:parent-style-name="normaltextrun" style:family="text">
      <style:text-properties style:font-name="Calibri" style:font-name-asian="Arial" style:font-name-complex="Arial" fo:language="en" fo:country="US"/>
    </style:style>
    <style:style style:name="T1017" style:parent-style-name="eop" style:family="text">
      <style:text-properties style:font-name="Calibri" style:font-name-asian="Arial" style:font-name-complex="Arial" fo:language="en" fo:country="US"/>
    </style:style>
    <style:style style:name="P1018" style:parent-style-name="KeinLeerraum" style:family="paragraph">
      <style:text-properties style:font-name="Calibri" style:font-name-complex="Segoe UI" fo:language="en" fo:country="US"/>
    </style:style>
    <style:style style:name="T1019" style:parent-style-name="normaltextrun" style:family="text">
      <style:text-properties style:font-name="Calibri" style:font-name-asian="Arial" style:font-name-complex="Arial" fo:font-weight="bold" style:font-weight-asian="bold" style:font-weight-complex="bold" fo:language="en" fo:country="US"/>
    </style:style>
    <style:style style:name="T1020" style:parent-style-name="normaltextrun" style:family="text">
      <style:text-properties style:font-name="Calibri" style:font-name-asian="Arial" style:font-name-complex="Arial" fo:font-weight="bold" style:font-weight-asian="bold" style:font-weight-complex="bold"/>
    </style:style>
    <style:style style:name="P1021" style:parent-style-name="KeinLeerraum" style:family="paragraph"/>
    <style:style style:name="T1022" style:parent-style-name="normaltextrun" style:family="text">
      <style:text-properties style:font-name="Calibri" style:font-name-asian="Arial" style:font-name-complex="Arial"/>
    </style:style>
    <style:style style:name="T1023" style:parent-style-name="apple-converted-space" style:family="text">
      <style:text-properties style:font-name="Calibri" style:font-name-asian="Arial" style:font-name-complex="Arial"/>
    </style:style>
    <style:style style:name="T1024" style:parent-style-name="normaltextrun" style:family="text">
      <style:text-properties style:font-name="Calibri" style:font-name-asian="Arial" style:font-name-complex="Arial"/>
    </style:style>
    <style:style style:name="T1025" style:parent-style-name="apple-converted-space" style:family="text">
      <style:text-properties style:font-name="Calibri" style:font-name-asian="Arial" style:font-name-complex="Arial"/>
    </style:style>
    <style:style style:name="T1026" style:parent-style-name="normaltextrun" style:family="text">
      <style:text-properties style:font-name="Calibri" style:font-name-asian="Arial" style:font-name-complex="Arial"/>
    </style:style>
    <style:style style:name="T1027" style:parent-style-name="apple-converted-space" style:family="text">
      <style:text-properties style:font-name="Calibri" style:font-name-asian="Arial" style:font-name-complex="Arial"/>
    </style:style>
    <style:style style:name="T1028" style:parent-style-name="normaltextrun" style:family="text">
      <style:text-properties style:font-name="Calibri" style:font-name-asian="Arial" style:font-name-complex="Arial"/>
    </style:style>
    <style:style style:name="T1029" style:parent-style-name="eop" style:family="text">
      <style:text-properties style:font-name="Calibri" style:font-name-asian="Arial" style:font-name-complex="Arial"/>
    </style:style>
    <style:style style:name="P1030" style:parent-style-name="KeinLeerraum" style:family="paragraph"/>
    <style:style style:name="T1031" style:parent-style-name="normaltextrun" style:family="text">
      <style:text-properties style:font-name="Calibri" style:font-name-asian="Arial" style:font-name-complex="Arial"/>
    </style:style>
    <style:style style:name="T1032" style:parent-style-name="apple-converted-space" style:family="text">
      <style:text-properties style:font-name="Calibri" style:font-name-asian="Arial" style:font-name-complex="Arial"/>
    </style:style>
    <style:style style:name="T1033" style:parent-style-name="normaltextrun" style:family="text">
      <style:text-properties style:font-name="Calibri" style:font-name-asian="Arial" style:font-name-complex="Arial"/>
    </style:style>
    <style:style style:name="T1034" style:parent-style-name="apple-converted-space" style:family="text">
      <style:text-properties style:font-name="Calibri" style:font-name-asian="Arial" style:font-name-complex="Arial"/>
    </style:style>
    <style:style style:name="T1035" style:parent-style-name="normaltextrun" style:family="text">
      <style:text-properties style:font-name="Calibri" style:font-name-asian="Arial" style:font-name-complex="Arial"/>
    </style:style>
    <style:style style:name="T1036" style:parent-style-name="apple-converted-space" style:family="text">
      <style:text-properties style:font-name="Calibri" style:font-name-asian="Arial" style:font-name-complex="Arial"/>
    </style:style>
    <style:style style:name="T1037" style:parent-style-name="normaltextrun" style:family="text">
      <style:text-properties style:font-name="Calibri" style:font-name-asian="Arial" style:font-name-complex="Arial"/>
    </style:style>
    <style:style style:name="T1038" style:parent-style-name="eop" style:family="text">
      <style:text-properties style:font-name="Calibri" style:font-name-asian="Arial" style:font-name-complex="Arial"/>
    </style:style>
    <style:style style:name="T1039" style:parent-style-name="eop" style:family="text">
      <style:text-properties style:font-name="Calibri" style:font-name-asian="Arial" style:font-name-complex="Arial"/>
    </style:style>
    <style:style style:name="T1040" style:parent-style-name="normaltextrun" style:family="text">
      <style:text-properties style:font-name="Calibri" style:font-name-asian="Arial" style:font-name-complex="Arial" fo:font-weight="bold" style:font-weight-asian="bold" style:font-weight-complex="bold"/>
    </style:style>
    <style:style style:name="T1041" style:parent-style-name="normaltextrun" style:family="text">
      <style:text-properties style:font-name="Calibri" style:font-name-asian="Arial" style:font-name-complex="Arial"/>
    </style:style>
    <style:style style:name="T1042" style:parent-style-name="apple-converted-space" style:family="text">
      <style:text-properties style:font-name="Calibri" style:font-name-asian="Arial" style:font-name-complex="Arial"/>
    </style:style>
    <style:style style:name="T1043" style:parent-style-name="normaltextrun" style:family="text">
      <style:text-properties style:font-name="Calibri" style:font-name-asian="Arial" style:font-name-complex="Arial"/>
    </style:style>
    <style:style style:name="P1044" style:parent-style-name="KeinLeerraum" style:family="paragraph">
      <style:text-properties style:font-name="Calibri" style:font-name-complex="Segoe UI"/>
    </style:style>
    <style:style style:name="T1045" style:parent-style-name="normaltextrun" style:family="text">
      <style:text-properties style:font-name="Calibri" style:font-name-asian="Arial" style:font-name-complex="Arial" fo:font-weight="bold" style:font-weight-asian="bold" style:font-weight-complex="bold" fo:language="en" fo:country="US"/>
    </style:style>
    <style:style style:name="T1046" style:parent-style-name="normaltextrun" style:family="text">
      <style:text-properties style:font-name="Calibri" style:font-name-asian="Arial" style:font-name-complex="Arial"/>
    </style:style>
    <style:style style:name="T1047" style:parent-style-name="eop" style:family="text">
      <style:text-properties style:font-name="Calibri" style:font-name-asian="Arial" style:font-name-complex="Arial"/>
    </style:style>
    <style:style style:name="T1048" style:parent-style-name="normaltextrun" style:family="text">
      <style:text-properties style:font-name="Calibri" style:font-name-asian="Arial" style:font-name-complex="Arial" fo:font-weight="bold" style:font-weight-asian="bold" style:font-weight-complex="bold" fo:language="en" fo:country="US"/>
    </style:style>
    <style:style style:name="P1049" style:parent-style-name="KeinLeerraum" style:family="paragraph"/>
    <style:style style:name="T1050" style:parent-style-name="normaltextrun" style:family="text">
      <style:text-properties style:font-name="Calibri" style:font-name-asian="Arial" style:font-name-complex="Arial"/>
    </style:style>
    <style:style style:name="T1051" style:parent-style-name="apple-converted-space" style:family="text">
      <style:text-properties style:font-name="Calibri" style:font-name-asian="Arial" style:font-name-complex="Arial"/>
    </style:style>
    <style:style style:name="T1052" style:parent-style-name="normaltextrun" style:family="text">
      <style:text-properties style:font-name="Calibri" style:font-name-asian="Arial" style:font-name-complex="Arial"/>
    </style:style>
    <style:style style:name="T1053" style:parent-style-name="eop" style:family="text">
      <style:text-properties style:font-name="Calibri" style:font-name-asian="Arial" style:font-name-complex="Arial"/>
    </style:style>
    <style:style style:name="P1054" style:parent-style-name="KeinLeerraum" style:family="paragraph"/>
    <style:style style:name="T1055" style:parent-style-name="normaltextrun" style:family="text">
      <style:text-properties style:font-name="Calibri" style:font-name-asian="Arial" style:font-name-complex="Arial"/>
    </style:style>
    <style:style style:name="T1056" style:parent-style-name="apple-converted-space" style:family="text">
      <style:text-properties style:font-name="Calibri" style:font-name-asian="Arial" style:font-name-complex="Arial"/>
    </style:style>
    <style:style style:name="T1057" style:parent-style-name="normaltextrun" style:family="text">
      <style:text-properties style:font-name="Calibri" style:font-name-asian="Arial" style:font-name-complex="Arial"/>
    </style:style>
    <style:style style:name="T1058" style:parent-style-name="eop" style:family="text">
      <style:text-properties style:font-name="Calibri" style:font-name-asian="Arial" style:font-name-complex="Arial"/>
    </style:style>
    <style:style style:name="P1059" style:parent-style-name="KeinLeerraum" style:family="paragraph">
      <style:text-properties style:font-name="Calibri" style:font-name-complex="Segoe UI"/>
    </style:style>
    <style:style style:name="T1060" style:parent-style-name="normaltextrun" style:family="text">
      <style:text-properties style:font-name="Calibri" style:font-name-asian="Arial" style:font-name-complex="Arial" fo:font-weight="bold" style:font-weight-asian="bold" style:font-weight-complex="bold"/>
    </style:style>
    <style:style style:name="T1061" style:parent-style-name="Absatz-Standardschriftart" style:family="text">
      <style:text-properties style:font-name="Calibri" style:font-name-asian="Arial" style:font-name-complex="Arial"/>
    </style:style>
    <style:style style:name="T1062" style:parent-style-name="Absatz-Standardschriftart" style:family="text">
      <style:text-properties style:font-name="Calibri" style:font-name-asian="Arial" style:font-name-complex="Arial"/>
    </style:style>
    <style:style style:name="T1063" style:parent-style-name="Absatz-Standardschriftart" style:family="text">
      <style:text-properties style:font-name="Calibri"/>
    </style:style>
    <style:style style:name="T1064" style:parent-style-name="Absatz-Standardschriftart" style:family="text">
      <style:text-properties style:font-name="Calibri"/>
    </style:style>
    <style:style style:name="T1065" style:parent-style-name="Absatz-Standardschriftart" style:family="text">
      <style:text-properties style:font-name="Calibri" style:font-name-asian="Arial" style:font-name-complex="Arial"/>
    </style:style>
    <style:style style:name="T1066" style:parent-style-name="Absatz-Standardschriftart" style:family="text">
      <style:text-properties style:font-name="Calibri" style:font-name-asian="Arial" style:font-name-complex="Arial"/>
    </style:style>
    <style:style style:name="T1067" style:parent-style-name="Absatz-Standardschriftart" style:family="text">
      <style:text-properties style:font-name="Calibri" style:font-name-asian="Arial" style:font-name-complex="Arial"/>
    </style:style>
    <style:style style:name="T1068" style:parent-style-name="Absatz-Standardschriftart" style:family="text">
      <style:text-properties style:font-name="Calibri" style:font-name-asian="Arial" style:font-name-complex="Arial"/>
    </style:style>
    <style:style style:name="T1069" style:parent-style-name="Absatz-Standardschriftart" style:family="text">
      <style:text-properties style:font-name="Calibri" style:font-name-asian="Arial" style:font-name-complex="Arial"/>
    </style:style>
    <style:style style:name="P1070" style:parent-style-name="KeinLeerraum" style:family="paragraph">
      <style:text-properties style:font-name="Calibri" style:font-name-asian="Arial" style:font-name-complex="Arial"/>
    </style:style>
    <style:style style:name="P1071" style:parent-style-name="KeinLeerraum" style:family="paragraph">
      <style:text-properties style:font-name="Calibri"/>
    </style:style>
    <style:style style:name="P1072" style:parent-style-name="paragraph" style:family="paragraph">
      <style:paragraph-properties style:vertical-align="baseline" fo:margin-top="0in" fo:margin-bottom="0in"/>
    </style:style>
    <style:style style:name="T1073" style:parent-style-name="normaltextrun" style:family="text">
      <style:text-properties style:font-name="Calibri" style:font-name-asian="Calibri,Arial" style:font-name-complex="Calibri,Arial" fo:font-size="11pt" style:font-size-asian="11pt" style:font-size-complex="11pt"/>
    </style:style>
    <style:style style:name="P1074" style:parent-style-name="paragraph" style:family="paragraph">
      <style:paragraph-properties style:vertical-align="baseline" fo:margin-top="0in" fo:margin-bottom="0in" fo:margin-left="0.3937in" fo:text-indent="-0.1965in">
        <style:tab-stops/>
      </style:paragraph-properties>
    </style:style>
    <style:style style:name="T1075" style:parent-style-name="normaltextrun" style:family="text">
      <style:text-properties style:font-name="Calibri" style:font-name-asian="Calibri,Arial" style:font-name-complex="Calibri,Arial" fo:font-size="11pt" style:font-size-asian="11pt" style:font-size-complex="11pt"/>
    </style:style>
    <style:style style:name="P1076" style:parent-style-name="paragraph" style:family="paragraph">
      <style:paragraph-properties style:vertical-align="baseline" fo:margin-top="0in" fo:margin-bottom="0in" fo:margin-left="0.3937in" fo:text-indent="-0.1965in">
        <style:tab-stops/>
      </style:paragraph-properties>
    </style:style>
    <style:style style:name="T1077" style:parent-style-name="normaltextrun" style:family="text">
      <style:text-properties style:font-name="Calibri" style:font-name-asian="Calibri,Arial" style:font-name-complex="Calibri,Arial" fo:font-size="11pt" style:font-size-asian="11pt" style:font-size-complex="11pt"/>
    </style:style>
    <style:style style:name="P1078" style:parent-style-name="paragraph" style:family="paragraph">
      <style:paragraph-properties style:vertical-align="baseline" fo:margin-top="0in" fo:margin-bottom="0in" fo:margin-left="0.3937in" fo:text-indent="-0.1965in">
        <style:tab-stops/>
      </style:paragraph-properties>
    </style:style>
    <style:style style:name="T1079" style:parent-style-name="normaltextrun" style:family="text">
      <style:text-properties style:font-name="Calibri" style:font-name-asian="Calibri,Arial" style:font-name-complex="Calibri,Arial" fo:font-size="11pt" style:font-size-asian="11pt" style:font-size-complex="11pt"/>
    </style:style>
    <style:style style:name="P1080" style:parent-style-name="paragraph" style:family="paragraph">
      <style:paragraph-properties style:vertical-align="baseline" fo:margin-top="0in" fo:margin-bottom="0in" fo:margin-left="0.3937in" fo:text-indent="-0.1965in">
        <style:tab-stops/>
      </style:paragraph-properties>
    </style:style>
    <style:style style:name="T1081" style:parent-style-name="normaltextrun" style:family="text">
      <style:text-properties style:font-name="Calibri" style:font-name-asian="Calibri,Arial" style:font-name-complex="Calibri,Arial" fo:font-size="11pt" style:font-size-asian="11pt" style:font-size-complex="11pt"/>
    </style:style>
    <style:style style:name="T1082" style:parent-style-name="apple-converted-space" style:family="text">
      <style:text-properties style:font-name="Calibri" style:font-name-asian="Calibri,Arial" style:font-name-complex="Calibri,Arial" fo:font-size="11pt" style:font-size-asian="11pt" style:font-size-complex="11pt"/>
    </style:style>
    <style:style style:name="T1083" style:parent-style-name="normaltextrun" style:family="text">
      <style:text-properties style:font-name="Calibri" style:font-name-asian="Calibri,Arial" style:font-name-complex="Calibri,Arial" fo:font-size="11pt" style:font-size-asian="11pt" style:font-size-complex="11pt"/>
    </style:style>
    <style:style style:name="T1084" style:parent-style-name="apple-converted-space" style:family="text">
      <style:text-properties style:font-name="Calibri" style:font-name-asian="Calibri,Arial" style:font-name-complex="Calibri,Arial" fo:font-size="11pt" style:font-size-asian="11pt" style:font-size-complex="11pt"/>
    </style:style>
    <style:style style:name="T1085" style:parent-style-name="normaltextrun" style:family="text">
      <style:text-properties style:font-name="Calibri" style:font-name-asian="Calibri,Arial" style:font-name-complex="Calibri,Arial" fo:font-size="11pt" style:font-size-asian="11pt" style:font-size-complex="11pt"/>
    </style:style>
    <style:style style:name="T1086" style:parent-style-name="apple-converted-space" style:family="text">
      <style:text-properties style:font-name="Calibri" style:font-name-asian="Calibri,Arial" style:font-name-complex="Calibri,Arial" fo:font-size="11pt" style:font-size-asian="11pt" style:font-size-complex="11pt"/>
    </style:style>
    <style:style style:name="T1087" style:parent-style-name="normaltextrun" style:family="text">
      <style:text-properties style:font-name="Calibri" style:font-name-asian="Calibri,Arial" style:font-name-complex="Calibri,Arial" fo:font-size="11pt" style:font-size-asian="11pt" style:font-size-complex="11pt"/>
    </style:style>
    <style:style style:name="T1088" style:parent-style-name="apple-converted-space" style:family="text">
      <style:text-properties style:font-name="Calibri" style:font-name-asian="Calibri,Arial" style:font-name-complex="Calibri,Arial" fo:font-size="11pt" style:font-size-asian="11pt" style:font-size-complex="11pt"/>
    </style:style>
    <style:style style:name="T1089" style:parent-style-name="normaltextrun" style:family="text">
      <style:text-properties style:font-name="Calibri" style:font-name-asian="Calibri,Arial" style:font-name-complex="Calibri,Arial" fo:font-size="11pt" style:font-size-asian="11pt" style:font-size-complex="11pt"/>
    </style:style>
    <style:style style:name="P1090" style:parent-style-name="paragraph" style:family="paragraph">
      <style:paragraph-properties style:vertical-align="baseline" fo:margin-top="0in" fo:margin-bottom="0in" fo:margin-left="0.1972in">
        <style:tab-stops/>
      </style:paragraph-properties>
      <style:text-properties style:font-name="Calibri"/>
    </style:style>
    <style:style style:name="P1091" style:parent-style-name="paragraph" style:family="paragraph">
      <style:paragraph-properties style:vertical-align="baseline" fo:margin-top="0in" fo:margin-bottom="0in"/>
    </style:style>
    <style:style style:name="T1092" style:parent-style-name="normaltextrun" style:family="text">
      <style:text-properties style:font-name="Calibri" style:font-name-asian="Calibri,Arial" style:font-name-complex="Calibri,Arial" fo:font-size="11pt" style:font-size-asian="11pt" style:font-size-complex="11pt"/>
    </style:style>
    <style:style style:name="P1093" style:parent-style-name="paragraph" style:family="paragraph">
      <style:paragraph-properties style:vertical-align="baseline" fo:margin-top="0in" fo:margin-bottom="0in" fo:margin-left="0.3937in" fo:text-indent="-0.1965in">
        <style:tab-stops/>
      </style:paragraph-properties>
    </style:style>
    <style:style style:name="T1094" style:parent-style-name="normaltextrun" style:family="text">
      <style:text-properties style:font-name="Calibri" style:font-name-asian="Calibri,Arial" style:font-name-complex="Calibri,Arial" fo:font-size="11pt" style:font-size-asian="11pt" style:font-size-complex="11pt"/>
    </style:style>
    <style:style style:name="P1095" style:parent-style-name="paragraph" style:family="paragraph">
      <style:paragraph-properties style:vertical-align="baseline" fo:margin-top="0in" fo:margin-bottom="0in"/>
      <style:text-properties style:font-name="Calibri"/>
    </style:style>
    <style:style style:name="P1096" style:parent-style-name="paragraph" style:family="paragraph">
      <style:paragraph-properties style:vertical-align="baseline" fo:margin-top="0in" fo:margin-bottom="0in"/>
    </style:style>
    <style:style style:name="T1097" style:parent-style-name="normaltextrun" style:family="text">
      <style:text-properties style:font-name="Calibri" style:font-name-asian="Calibri,Arial" style:font-name-complex="Calibri,Arial" fo:font-size="11pt" style:font-size-asian="11pt" style:font-size-complex="11pt"/>
    </style:style>
    <style:style style:name="P1098" style:parent-style-name="paragraph" style:family="paragraph">
      <style:paragraph-properties style:vertical-align="baseline" fo:margin-top="0in" fo:margin-bottom="0in" fo:margin-left="0.3937in" fo:text-indent="-0.1965in">
        <style:tab-stops/>
      </style:paragraph-properties>
    </style:style>
    <style:style style:name="T1099" style:parent-style-name="normaltextrun" style:family="text">
      <style:text-properties style:font-name="Calibri" style:font-name-asian="Calibri,Arial" style:font-name-complex="Calibri,Arial" fo:font-size="11pt" style:font-size-asian="11pt" style:font-size-complex="11pt"/>
    </style:style>
    <style:style style:name="T1100" style:parent-style-name="apple-converted-space" style:family="text">
      <style:text-properties style:font-name="Calibri" style:font-name-asian="Calibri,Arial" style:font-name-complex="Calibri,Arial" fo:font-size="11pt" style:font-size-asian="11pt" style:font-size-complex="11pt"/>
    </style:style>
    <style:style style:name="T1101" style:parent-style-name="normaltextrun" style:family="text">
      <style:text-properties style:font-name="Calibri" style:font-name-asian="Calibri,Arial" style:font-name-complex="Calibri,Arial" fo:font-size="11pt" style:font-size-asian="11pt" style:font-size-complex="11pt"/>
    </style:style>
    <style:style style:name="P1102" style:parent-style-name="paragraph" style:family="paragraph">
      <style:paragraph-properties style:vertical-align="baseline" fo:margin-top="0in" fo:margin-bottom="0in" fo:margin-left="0.3937in" fo:text-indent="-0.1965in">
        <style:tab-stops/>
      </style:paragraph-properties>
    </style:style>
    <style:style style:name="T1103" style:parent-style-name="normaltextrun" style:family="text">
      <style:text-properties style:font-name="Calibri" style:font-name-asian="Calibri,Arial" style:font-name-complex="Calibri,Arial" fo:font-size="11pt" style:font-size-asian="11pt" style:font-size-complex="11pt"/>
    </style:style>
    <style:style style:name="P1104" style:parent-style-name="paragraph" style:family="paragraph">
      <style:paragraph-properties style:vertical-align="baseline" fo:margin-top="0in" fo:margin-bottom="0in" fo:margin-left="0.3937in" fo:text-indent="-0.1965in">
        <style:tab-stops/>
      </style:paragraph-properties>
    </style:style>
    <style:style style:name="T1105" style:parent-style-name="normaltextrun" style:family="text">
      <style:text-properties style:font-name="Calibri" style:font-name-asian="Calibri,Arial" style:font-name-complex="Calibri,Arial" fo:font-size="11pt" style:font-size-asian="11pt" style:font-size-complex="11pt"/>
    </style:style>
    <style:style style:name="P1106" style:parent-style-name="KeinLeerraum" style:family="paragraph">
      <style:text-properties style:font-name="Calibri"/>
    </style:style>
    <style:style style:name="T1107" style:parent-style-name="normaltextrun" style:family="text">
      <style:text-properties style:font-name="Calibri" style:font-name-asian="Arial" style:font-name-complex="Arial" fo:font-weight="bold" style:font-weight-asian="bold" style:font-weight-complex="bold" fo:language="en" fo:country="US"/>
    </style:style>
    <style:style style:name="P1108" style:parent-style-name="KeinLeerraum" style:family="paragraph"/>
    <style:style style:name="T1109" style:parent-style-name="eop" style:family="text">
      <style:text-properties style:font-name="Calibri" style:font-name-asian="Arial" style:font-name-complex="Arial"/>
    </style:style>
    <style:style style:name="P1110" style:parent-style-name="KeinLeerraum" style:family="paragraph"/>
    <style:style style:name="T1111" style:parent-style-name="Absatz-Standardschriftart" style:family="text">
      <style:text-properties style:font-name="Calibri" style:font-name-asian="Arial" style:font-name-complex="Arial"/>
    </style:style>
    <style:style style:name="P1112" style:parent-style-name="KeinLeerraum" style:family="paragraph"/>
    <style:style style:name="T1113" style:parent-style-name="normaltextrun" style:family="text">
      <style:text-properties style:font-name="Calibri" style:font-name-asian="Arial" style:font-name-complex="Arial"/>
    </style:style>
    <style:style style:name="P1114" style:parent-style-name="KeinLeerraum" style:family="paragraph"/>
    <style:style style:name="T1115" style:parent-style-name="normaltextrun" style:family="text">
      <style:text-properties style:font-name="Calibri" style:font-name-asian="Arial" style:font-name-complex="Arial"/>
    </style:style>
    <style:style style:name="T1116" style:parent-style-name="eop" style:family="text">
      <style:text-properties style:font-name="Calibri" style:font-name-asian="Arial" style:font-name-complex="Arial"/>
    </style:style>
    <style:style style:name="T1117" style:parent-style-name="normaltextrun" style:family="text">
      <style:text-properties style:font-name="Calibri" style:font-name-asian="Arial" style:font-name-complex="Arial"/>
    </style:style>
    <style:style style:name="P1118" style:parent-style-name="KeinLeerraum" style:family="paragraph">
      <style:text-properties style:font-name="Calibri" style:font-name-complex="Segoe UI"/>
    </style:style>
    <style:style style:name="T1119" style:parent-style-name="normaltextrun" style:family="text">
      <style:text-properties style:font-name="Calibri" style:font-name-asian="Arial" style:font-name-complex="Arial" fo:font-weight="bold" style:font-weight-asian="bold" style:font-weight-complex="bold" fo:language="en" fo:country="US"/>
    </style:style>
    <style:style style:name="P1120" style:parent-style-name="KeinLeerraum" style:family="paragraph"/>
    <style:style style:name="T1121" style:parent-style-name="normaltextrun" style:family="text">
      <style:text-properties style:font-name="Calibri" style:font-name-asian="Arial" style:font-name-complex="Arial"/>
    </style:style>
    <style:style style:name="P1122" style:parent-style-name="KeinLeerraum" style:family="paragraph"/>
    <style:style style:name="T1123" style:parent-style-name="normaltextrun" style:family="text">
      <style:text-properties style:font-name="Calibri" style:font-name-asian="Arial" style:font-name-complex="Arial"/>
    </style:style>
    <style:style style:name="T1124" style:parent-style-name="eop" style:family="text">
      <style:text-properties style:font-name="Calibri" style:font-name-asian="Arial" style:font-name-complex="Arial"/>
    </style:style>
    <style:style style:name="T1125" style:parent-style-name="eop" style:family="text">
      <style:text-properties style:font-name="Calibri" style:font-name-asian="Arial" style:font-name-complex="Arial"/>
    </style:style>
    <style:style style:name="T1126" style:parent-style-name="normaltextrun" style:family="text">
      <style:text-properties style:font-name="Calibri" style:font-name-asian="Arial" style:font-name-complex="Arial" fo:font-weight="bold" style:font-weight-asian="bold" style:font-weight-complex="bold"/>
    </style:style>
    <style:style style:name="T1127" style:parent-style-name="normaltextrun" style:family="text">
      <style:text-properties style:font-name="Calibri" style:font-name-asian="Arial" style:font-name-complex="Arial"/>
    </style:style>
    <style:style style:name="P1128" style:parent-style-name="KeinLeerraum" style:family="paragraph">
      <style:text-properties style:font-name="Calibri"/>
    </style:style>
    <style:style style:name="T1129" style:parent-style-name="normaltextrun" style:family="text">
      <style:text-properties style:font-name="Calibri" style:font-name-asian="Arial" style:font-name-complex="Arial" fo:font-weight="bold" style:font-weight-asian="bold" style:font-weight-complex="bold"/>
    </style:style>
    <style:style style:name="P1130" style:parent-style-name="KeinLeerraum" style:family="paragraph">
      <style:text-properties style:font-name="Calibri" style:font-name-complex="Segoe UI"/>
    </style:style>
    <style:style style:name="P1131" style:parent-style-name="Standard" style:family="paragraph">
      <style:text-properties style:font-name="Calibri" fo:language="de" fo:country="DE"/>
    </style:style>
    <style:style style:name="P113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33" style:parent-style-name="Absatz-Standardschriftart" style:family="text">
      <style:text-properties style:font-name="Calibri" style:font-name-asian="Calibri,Arial" style:font-name-complex="Calibri,Arial" fo:language="de" fo:country="DE"/>
    </style:style>
    <style:style style:name="P113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35" style:parent-style-name="paragraph" style:family="paragraph">
      <style:paragraph-properties style:vertical-align="baseline" fo:margin-top="0in" fo:margin-bottom="0in"/>
    </style:style>
    <style:style style:name="T113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3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138" style:parent-style-name="normaltextrun" style:family="text">
      <style:text-properties style:font-name="Calibri" style:font-name-asian="Calibri,Arial" style:font-name-complex="Calibri,Arial" fo:font-size="11pt" style:font-size-asian="11pt" style:font-size-complex="11pt" fo:language="en" fo:country="US"/>
    </style:style>
    <style:style style:name="P1139" style:parent-style-name="paragraph" style:family="paragraph">
      <style:paragraph-properties style:vertical-align="baseline" fo:margin-top="0in" fo:margin-bottom="0in"/>
    </style:style>
    <style:style style:name="T1140" style:parent-style-name="eop" style:family="text">
      <style:text-properties style:font-name="Calibri" style:font-name-asian="Calibri,Arial" style:font-name-complex="Calibri,Arial" fo:font-size="11pt" style:font-size-asian="11pt" style:font-size-complex="11pt" fo:language="en" fo:country="US"/>
    </style:style>
    <style:style style:name="P1141" style:parent-style-name="paragraph" style:family="paragraph">
      <style:paragraph-properties style:vertical-align="baseline" fo:margin-top="0in" fo:margin-bottom="0in"/>
    </style:style>
    <style:style style:name="T114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43" style:parent-style-name="normaltextrun" style:family="text">
      <style:text-properties style:font-name="Calibri" style:font-name-asian="Calibri,Arial" style:font-name-complex="Calibri,Arial" fo:font-weight="bold" style:font-weight-asian="bold" style:font-weight-complex="bold" fo:language="en" fo:country="US"/>
    </style:style>
    <style:style style:name="P1144" style:parent-style-name="paragraph" style:family="paragraph">
      <style:paragraph-properties style:vertical-align="baseline" fo:margin-top="0in" fo:margin-bottom="0in"/>
    </style:style>
    <style:style style:name="T1145" style:parent-style-name="normaltextrun" style:family="text">
      <style:text-properties style:font-name="Calibri" style:font-name-asian="Calibri,Arial" style:font-name-complex="Calibri,Arial" fo:font-size="11pt" style:font-size-asian="11pt" style:font-size-complex="11pt"/>
    </style:style>
    <style:style style:name="T1146" style:parent-style-name="apple-converted-space" style:family="text">
      <style:text-properties style:font-name="Calibri" style:font-name-asian="Calibri,Arial" style:font-name-complex="Calibri,Arial" fo:font-size="11pt" style:font-size-asian="11pt" style:font-size-complex="11pt"/>
    </style:style>
    <style:style style:name="T1147" style:parent-style-name="normaltextrun" style:family="text">
      <style:text-properties style:font-name="Calibri" style:font-name-asian="Calibri,Arial" style:font-name-complex="Calibri,Arial" fo:font-size="11pt" style:font-size-asian="11pt" style:font-size-complex="11pt"/>
    </style:style>
    <style:style style:name="T1148" style:parent-style-name="eop"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style:style>
    <style:style style:name="T1150" style:parent-style-name="normaltextrun" style:family="text">
      <style:text-properties style:font-name="Calibri" style:font-name-asian="Calibri,Arial" style:font-name-complex="Calibri,Arial" fo:font-size="11pt" style:font-size-asian="11pt" style:font-size-complex="11pt"/>
    </style:style>
    <style:style style:name="T1151" style:parent-style-name="eop" style:family="text">
      <style:text-properties style:font-name="Calibri" style:font-name-asian="Calibri,Arial" style:font-name-complex="Calibri,Arial" fo:font-size="11pt" style:font-size-asian="11pt" style:font-size-complex="11pt"/>
    </style:style>
    <style:style style:name="P1152" style:parent-style-name="paragraph" style:family="paragraph">
      <style:paragraph-properties style:vertical-align="baseline" fo:margin-top="0in" fo:margin-bottom="0in"/>
    </style:style>
    <style:style style:name="T1153" style:parent-style-name="normaltextrun" style:family="text">
      <style:text-properties style:font-name="Calibri" style:font-name-asian="Calibri,Arial" style:font-name-complex="Calibri,Arial" fo:font-size="11pt" style:font-size-asian="11pt" style:font-size-complex="11pt"/>
    </style:style>
    <style:style style:name="T1154" style:parent-style-name="apple-converted-space" style:family="text">
      <style:text-properties style:font-name="Calibri" style:font-name-asian="Calibri,Arial" style:font-name-complex="Calibri,Arial" fo:font-size="11pt" style:font-size-asian="11pt" style:font-size-complex="11pt"/>
    </style:style>
    <style:style style:name="T1155" style:parent-style-name="normaltextrun" style:family="text">
      <style:text-properties style:font-name="Calibri" style:font-name-asian="Calibri,Arial" style:font-name-complex="Calibri,Arial" fo:font-size="11pt" style:font-size-asian="11pt" style:font-size-complex="11pt"/>
    </style:style>
    <style:style style:name="T1156" style:parent-style-name="eop" style:family="text">
      <style:text-properties style:font-name="Calibri" style:font-name-asian="Calibri,Arial" style:font-name-complex="Calibri,Arial" fo:font-size="11pt" style:font-size-asian="11pt" style:font-size-complex="11pt"/>
    </style:style>
    <style:style style:name="P1157" style:parent-style-name="paragraph" style:family="paragraph">
      <style:paragraph-properties style:vertical-align="baseline" fo:margin-top="0in" fo:margin-bottom="0in"/>
    </style:style>
    <style:style style:name="T1158" style:parent-style-name="eop" style:family="text">
      <style:text-properties style:font-name="Calibri" style:font-name-asian="Calibri,Arial" style:font-name-complex="Calibri,Arial" fo:font-size="11pt" style:font-size-asian="11pt" style:font-size-complex="11pt"/>
    </style:style>
    <style:style style:name="T1159" style:parent-style-name="normaltextrun" style:family="text">
      <style:text-properties style:font-name="Calibri" style:font-name-asian="Arial" style:font-name-complex="Arial" fo:font-weight="bold" style:font-weight-asian="bold" style:font-weight-complex="bold"/>
    </style:style>
    <style:style style:name="T1160" style:parent-style-name="normaltextrun" style:family="text">
      <style:text-properties style:font-name="Calibri" style:font-name-asian="Arial" style:font-name-complex="Arial"/>
    </style:style>
    <style:style style:name="T1161" style:parent-style-name="apple-converted-space" style:family="text">
      <style:text-properties style:font-name="Calibri" style:font-name-asian="Arial" style:font-name-complex="Arial"/>
    </style:style>
    <style:style style:name="T1162" style:parent-style-name="normaltextrun" style:family="text">
      <style:text-properties style:font-name="Calibri" style:font-name-asian="Arial" style:font-name-complex="Arial"/>
    </style:style>
    <style:style style:name="T1163" style:parent-style-name="apple-converted-space" style:family="text">
      <style:text-properties style:font-name="Calibri" style:font-name-asian="Arial" style:font-name-complex="Arial"/>
    </style:style>
    <style:style style:name="T1164" style:parent-style-name="normaltextrun" style:family="text">
      <style:text-properties style:font-name="Calibri" style:font-name-asian="Arial" style:font-name-complex="Arial"/>
    </style:style>
    <style:style style:name="P116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66" style:parent-style-name="paragraph" style:family="paragraph">
      <style:paragraph-properties style:vertical-align="baseline" fo:margin-top="0in" fo:margin-bottom="0in"/>
    </style:style>
    <style:style style:name="T116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8" style:parent-style-name="normaltextrun" style:family="text">
      <style:text-properties style:font-name="Calibri" style:font-name-asian="Calibri,Arial" style:font-name-complex="Calibri,Arial" fo:font-weight="bold" style:font-weight-asian="bold" style:font-weight-complex="bold"/>
    </style:style>
    <style:style style:name="T1169" style:parent-style-name="normaltextrun" style:family="text">
      <style:text-properties style:font-name="Calibri" style:font-name-asian="Calibri,Arial" style:font-name-complex="Calibri,Arial" fo:font-size="11pt" style:font-size-asian="11pt" style:font-size-complex="11pt"/>
    </style:style>
    <style:style style:name="T1170" style:parent-style-name="eop"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style:style>
    <style:style style:name="T1172" style:parent-style-name="eop" style:family="text">
      <style:text-properties style:font-name="Calibri" style:font-name-asian="Calibri,Arial" style:font-name-complex="Calibri,Arial" fo:font-size="11pt" style:font-size-asian="11pt" style:font-size-complex="11pt"/>
    </style:style>
    <style:style style:name="P1173" style:parent-style-name="paragraph" style:family="paragraph">
      <style:paragraph-properties style:vertical-align="baseline" fo:margin-top="0in" fo:margin-bottom="0in"/>
    </style:style>
    <style:style style:name="T117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75" style:parent-style-name="normaltextrun" style:family="text">
      <style:text-properties style:font-name="Calibri" style:font-name-asian="Calibri,Arial" style:font-name-complex="Calibri,Arial" fo:font-weight="bold" style:font-weight-asian="bold" style:font-weight-complex="bold" fo:language="en" fo:country="US"/>
    </style:style>
    <style:style style:name="P1176" style:parent-style-name="paragraph" style:family="paragraph">
      <style:paragraph-properties style:vertical-align="baseline" fo:margin-top="0in" fo:margin-bottom="0in"/>
    </style:style>
    <style:style style:name="T1177" style:parent-style-name="normaltextrun" style:family="text">
      <style:text-properties style:font-name="Calibri" style:font-name-asian="Calibri,Arial" style:font-name-complex="Calibri,Arial" fo:font-size="11pt" style:font-size-asian="11pt" style:font-size-complex="11pt"/>
    </style:style>
    <style:style style:name="T1178" style:parent-style-name="eop" style:family="text">
      <style:text-properties style:font-name="Calibri" style:font-name-asian="Calibri,Arial" style:font-name-complex="Calibri,Arial" fo:font-size="11pt" style:font-size-asian="11pt" style:font-size-complex="11pt"/>
    </style:style>
    <style:style style:name="P1179" style:parent-style-name="paragraph" style:family="paragraph">
      <style:paragraph-properties style:vertical-align="baseline" fo:margin-top="0in" fo:margin-bottom="0in"/>
    </style:style>
    <style:style style:name="T1180" style:parent-style-name="normaltextrun" style:family="text">
      <style:text-properties style:font-name="Calibri" style:font-name-asian="Calibri,Arial" style:font-name-complex="Calibri,Arial" fo:font-size="11pt" style:font-size-asian="11pt" style:font-size-complex="11pt"/>
    </style:style>
    <style:style style:name="P1181" style:parent-style-name="paragraph" style:family="paragraph">
      <style:paragraph-properties style:vertical-align="baseline" fo:margin-top="0in" fo:margin-bottom="0in"/>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P1183" style:parent-style-name="paragraph" style:family="paragraph">
      <style:paragraph-properties style:vertical-align="baseline" fo:margin-top="0in" fo:margin-bottom="0in"/>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T1185" style:parent-style-name="eop" style:family="text">
      <style:text-properties style:font-name="Calibri" style:font-name-asian="Calibri,Arial" style:font-name-complex="Calibri,Arial" fo:font-size="11pt" style:font-size-asian="11pt" style:font-size-complex="11pt"/>
    </style:style>
    <style:style style:name="P1186" style:parent-style-name="paragraph" style:family="paragraph">
      <style:paragraph-properties style:vertical-align="baseline" fo:margin-top="0in" fo:margin-bottom="0in"/>
    </style:style>
    <style:style style:name="T1187" style:parent-style-name="normaltextrun" style:family="text">
      <style:text-properties style:font-name="Calibri" style:font-name-asian="Calibri,Arial" style:font-name-complex="Calibri,Arial" fo:font-size="11pt" style:font-size-asian="11pt" style:font-size-complex="11pt"/>
    </style:style>
    <style:style style:name="T1188" style:parent-style-name="eop" style:family="text">
      <style:text-properties style:font-name="Calibri" style:font-name-asian="Calibri,Arial" style:font-name-complex="Calibri,Arial" fo:font-size="11pt" style:font-size-asian="11pt" style:font-size-complex="11pt"/>
    </style:style>
    <style:style style:name="P1189"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90"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91" style:parent-style-name="normaltextrun" style:family="text">
      <style:text-properties style:font-name="Calibri" style:font-name-asian="Arial" style:font-name-complex="Arial" fo:font-weight="bold" style:font-weight-asian="bold" style:font-weight-complex="bold" fo:language="en" fo:country="US"/>
    </style:style>
    <style:style style:name="T1192" style:parent-style-name="Absatz-Standardschriftart" style:family="text">
      <style:text-properties style:font-name="Calibri" style:font-name-asian="Arial" style:font-name-complex="Arial"/>
    </style:style>
    <style:style style:name="T1193" style:parent-style-name="Absatz-Standardschriftart" style:family="text">
      <style:text-properties style:font-name="Calibri" style:font-name-asian="Arial" style:font-name-complex="Arial"/>
    </style:style>
    <style:style style:name="T1194" style:parent-style-name="Absatz-Standardschriftart" style:family="text">
      <style:text-properties style:font-name="Calibri"/>
    </style:style>
    <style:style style:name="T1195" style:parent-style-name="Absatz-Standardschriftart" style:family="text">
      <style:text-properties style:font-name="Calibri"/>
    </style:style>
    <style:style style:name="T1196" style:parent-style-name="Absatz-Standardschriftart" style:family="text">
      <style:text-properties style:font-name="Calibri" style:font-name-asian="Arial" style:font-name-complex="Arial"/>
    </style:style>
    <style:style style:name="T1197" style:parent-style-name="Absatz-Standardschriftart" style:family="text">
      <style:text-properties style:font-name="Calibri" style:font-name-asian="Arial" style:font-name-complex="Arial"/>
    </style:style>
    <style:style style:name="T1198" style:parent-style-name="Absatz-Standardschriftart" style:family="text">
      <style:text-properties style:font-name="Calibri" style:font-name-asian="Arial" style:font-name-complex="Arial"/>
    </style:style>
    <style:style style:name="T1199" style:parent-style-name="Absatz-Standardschriftart" style:family="text">
      <style:text-properties style:font-name="Calibri" style:font-name-asian="Arial" style:font-name-complex="Arial"/>
    </style:style>
    <style:style style:name="T1200" style:parent-style-name="Absatz-Standardschriftart" style:family="text">
      <style:text-properties style:font-name="Calibri" style:font-name-asian="Arial" style:font-name-complex="Arial"/>
    </style:style>
    <style:style style:name="P1201" style:parent-style-name="KeinLeerraum" style:family="paragraph">
      <style:text-properties style:font-name="Calibri" style:font-name-asian="Arial" style:font-name-complex="Arial"/>
    </style:style>
    <style:style style:name="P1202" style:parent-style-name="paragraph" style:family="paragraph">
      <style:paragraph-properties style:vertical-align="baseline" fo:margin-top="0in" fo:margin-bottom="0in"/>
    </style:style>
    <style:style style:name="T1203" style:parent-style-name="eop" style:family="text">
      <style:text-properties style:font-name="Calibri" style:font-name-asian="Calibri,Arial" style:font-name-complex="Calibri,Arial" fo:font-size="11pt" style:font-size-asian="11pt" style:font-size-complex="11pt"/>
    </style:style>
    <style:style style:name="P1204" style:parent-style-name="paragraph" style:family="paragraph">
      <style:paragraph-properties style:vertical-align="baseline" fo:margin-top="0in" fo:margin-bottom="0in"/>
    </style:style>
    <style:style style:name="T1205" style:parent-style-name="normaltextrun" style:family="text">
      <style:text-properties style:font-name="Calibri" style:font-name-asian="Calibri,Arial" style:font-name-complex="Calibri,Arial" fo:font-size="11pt" style:font-size-asian="11pt" style:font-size-complex="11pt"/>
    </style:style>
    <style:style style:name="T1206" style:parent-style-name="eop" style:family="text">
      <style:text-properties style:font-name="Calibri" style:font-name-asian="Calibri,Arial" style:font-name-complex="Calibri,Arial" fo:font-size="11pt" style:font-size-asian="11pt" style:font-size-complex="11pt"/>
    </style:style>
    <style:style style:name="P1207" style:parent-style-name="paragraph" style:family="paragraph">
      <style:paragraph-properties style:vertical-align="baseline" fo:margin-top="0in" fo:margin-bottom="0in"/>
    </style:style>
    <style:style style:name="T1208" style:parent-style-name="normaltextrun" style:family="text">
      <style:text-properties style:font-name="Calibri" style:font-name-asian="Calibri,Arial" style:font-name-complex="Calibri,Arial" fo:font-size="11pt" style:font-size-asian="11pt" style:font-size-complex="11pt"/>
    </style:style>
    <style:style style:name="P1209" style:parent-style-name="KeinLeerraum" style:family="paragraph">
      <style:text-properties style:font-name="Calibri"/>
    </style:style>
    <style:style style:name="T1210" style:parent-style-name="normaltextrun" style:family="text">
      <style:text-properties style:font-name="Calibri" style:font-name-asian="Arial" style:font-name-complex="Arial" fo:font-weight="bold" style:font-weight-asian="bold" style:font-weight-complex="bold" fo:language="en" fo:country="US"/>
    </style:style>
    <style:style style:name="P1211" style:parent-style-name="KeinLeerraum" style:family="paragraph"/>
    <style:style style:name="T1212" style:parent-style-name="eop" style:family="text">
      <style:text-properties style:font-name="Calibri" style:font-name-asian="Arial" style:font-name-complex="Arial"/>
    </style:style>
    <style:style style:name="P1213" style:parent-style-name="paragraph" style:family="paragraph">
      <style:paragraph-properties style:vertical-align="baseline" fo:margin-top="0in" fo:margin-bottom="0in" fo:background-color="#FFFFFF"/>
    </style:style>
    <style:style style:name="T1214" style:parent-style-name="normaltextrun" style:family="text">
      <style:text-properties style:font-name="Calibri" style:font-name-asian="Calibri,Arial" style:font-name-complex="Calibri,Arial" fo:font-size="11pt" style:font-size-asian="11pt" style:font-size-complex="11pt"/>
    </style:style>
    <style:style style:name="P1215" style:parent-style-name="paragraph" style:family="paragraph">
      <style:paragraph-properties style:vertical-align="baseline" fo:margin-top="0in" fo:margin-bottom="0in" fo:background-color="#FFFFFF"/>
    </style:style>
    <style:style style:name="T1216" style:parent-style-name="normaltextrun" style:family="text">
      <style:text-properties style:font-name="Calibri" style:font-name-asian="Calibri,Arial" style:font-name-complex="Calibri,Arial" fo:font-size="11pt" style:font-size-asian="11pt" style:font-size-complex="11pt"/>
    </style:style>
    <style:style style:name="T1217" style:parent-style-name="eop" style:family="text">
      <style:text-properties style:font-name="Calibri" style:font-name-asian="Calibri,Arial" style:font-name-complex="Calibri,Arial" fo:font-size="11pt" style:font-size-asian="11pt" style:font-size-complex="11pt"/>
    </style:style>
    <style:style style:name="P1218" style:parent-style-name="paragraph" style:family="paragraph">
      <style:paragraph-properties style:vertical-align="baseline" fo:margin-top="0in" fo:margin-bottom="0in" fo:background-color="#FFFFFF"/>
    </style:style>
    <style:style style:name="T1219" style:parent-style-name="normaltextrun" style:family="text">
      <style:text-properties style:font-name="Calibri" style:font-name-asian="Calibri,Arial" style:font-name-complex="Calibri,Arial" fo:font-size="11pt" style:font-size-asian="11pt" style:font-size-complex="11pt"/>
    </style:style>
    <style:style style:name="T1220" style:parent-style-name="apple-converted-space" style:family="text">
      <style:text-properties style:font-name="Calibri" style:font-name-asian="Calibri,Arial" style:font-name-complex="Calibri,Arial" fo:font-size="11pt" style:font-size-asian="11pt" style:font-size-complex="11pt"/>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T1222" style:parent-style-name="apple-converted-space" style:family="text">
      <style:text-properties style:font-name="Calibri" style:font-name-asian="Calibri,Arial" style:font-name-complex="Calibri,Arial" fo:font-size="11pt" style:font-size-asian="11pt" style:font-size-complex="11pt"/>
    </style:style>
    <style:style style:name="T1223" style:parent-style-name="normaltextrun" style:family="text">
      <style:text-properties style:font-name="Calibri" style:font-name-asian="Calibri,Arial" style:font-name-complex="Calibri,Arial" fo:font-size="11pt" style:font-size-asian="11pt" style:font-size-complex="11pt"/>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KeinLeerraum" style:family="paragraph">
      <style:text-properties style:font-name="Calibri"/>
    </style:style>
    <style:style style:name="P1226" style:parent-style-name="paragraph" style:family="paragraph">
      <style:paragraph-properties style:vertical-align="baseline" fo:margin-top="0in" fo:margin-bottom="0in"/>
    </style:style>
    <style:style style:name="T122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8" style:parent-style-name="normaltextrun" style:family="text">
      <style:text-properties style:font-name="Calibri" style:font-name-asian="Calibri,Arial" style:font-name-complex="Calibri,Arial" fo:font-weight="bold" style:font-weight-asian="bold" style:font-weight-complex="bold"/>
    </style:style>
    <style:style style:name="P1229" style:parent-style-name="paragraph" style:family="paragraph">
      <style:paragraph-properties style:vertical-align="baseline" fo:margin-top="0in" fo:margin-bottom="0in" fo:background-color="#FFFFFF"/>
    </style:style>
    <style:style style:name="T1230" style:parent-style-name="normaltextrun" style:family="text">
      <style:text-properties style:font-name="Calibri" style:font-name-asian="Calibri,Arial" style:font-name-complex="Calibri,Arial" fo:font-size="11pt" style:font-size-asian="11pt" style:font-size-complex="11pt" fo:background-color="#FFFFFF"/>
    </style:style>
    <style:style style:name="P1231" style:parent-style-name="paragraph" style:family="paragraph">
      <style:paragraph-properties style:vertical-align="baseline" fo:margin-top="0in" fo:margin-bottom="0in" fo:background-color="#FFFFFF"/>
    </style:style>
    <style:style style:name="T1232" style:parent-style-name="normaltextrun" style:family="text">
      <style:text-properties style:font-name="Calibri" style:font-name-asian="Calibri,Arial" style:font-name-complex="Calibri,Arial" fo:font-size="11pt" style:font-size-asian="11pt" style:font-size-complex="11pt" fo:background-color="#FFFFFF"/>
    </style:style>
    <style:style style:name="P1233" style:parent-style-name="paragraph" style:family="paragraph">
      <style:paragraph-properties style:vertical-align="baseline" fo:margin-top="0in" fo:margin-bottom="0in"/>
      <style:text-properties style:font-name="Calibri"/>
    </style:style>
    <style:style style:name="P1234" style:parent-style-name="paragraph" style:family="paragraph">
      <style:paragraph-properties style:vertical-align="baseline" fo:margin-top="0in" fo:margin-bottom="0in"/>
    </style:style>
    <style:style style:name="T123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36" style:parent-style-name="normaltextrun" style:family="text">
      <style:text-properties style:font-name="Calibri" style:font-name-asian="Calibri,Arial" style:font-name-complex="Calibri,Arial" fo:font-weight="bold" style:font-weight-asian="bold" style:font-weight-complex="bold" fo:language="en" fo:country="US"/>
    </style:style>
    <style:style style:name="T1237"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238" style:parent-style-name="paragraph" style:family="paragraph">
      <style:paragraph-properties style:vertical-align="baseline" fo:margin-top="0in" fo:margin-bottom="0in"/>
      <style:text-properties style:font-name="Calibri" fo:language="en" fo:country="US"/>
    </style:style>
    <style:style style:name="P1239" style:parent-style-name="paragraph" style:family="paragraph">
      <style:paragraph-properties style:vertical-align="baseline" fo:margin-top="0in" fo:margin-bottom="0in"/>
    </style:style>
    <style:style style:name="T124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241" style:parent-style-name="KeinLeerraum" style:family="paragraph">
      <style:text-properties style:font-name="Calibri" style:font-name-complex="Segoe UI" fo:language="en" fo:country="US"/>
    </style:style>
    <style:style style:name="P1242" style:parent-style-name="KeinLeerraum" style:family="paragraph">
      <style:text-properties style:font-name="Calibri" style:font-name-complex="Segoe UI" fo:language="en" fo:country="US"/>
    </style:style>
    <style:style style:name="P1243" style:parent-style-name="Standard" style:family="paragraph">
      <style:text-properties style:font-name="Calibri" fo:language="en" fo:country="US"/>
    </style:style>
    <style:style style:name="P1244" style:parent-style-name="Standard" style:family="paragraph">
      <style:text-properties style:font-name="Calibri" fo:language="en" fo:country="US"/>
    </style:style>
    <style:style style:name="P1245" style:parent-style-name="Standard" style:family="paragraph">
      <style:text-properties style:font-name="Calibri" fo:language="en" fo:country="US"/>
    </style:style>
    <style:style style:name="P124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47" style:parent-style-name="Absatz-Standardschriftart" style:family="text">
      <style:text-properties style:font-name="Calibri" style:font-name-asian="Calibri,Arial" style:font-name-complex="Calibri,Arial" fo:language="en" fo:country="US"/>
    </style:style>
    <style:style style:name="T1248" style:parent-style-name="Absatz-Standardschriftart" style:family="text">
      <style:text-properties style:font-name="Calibri" style:font-name-asian="Calibri,Arial" style:font-name-complex="Calibri,Arial" fo:language="en" fo:country="US"/>
    </style:style>
    <style:style style:name="P1249" style:parent-style-name="paragraph" style:family="paragraph">
      <style:paragraph-properties style:vertical-align="baseline" fo:margin-top="0in" fo:margin-bottom="0in"/>
      <style:text-properties style:font-name="Calibri" style:font-name-complex="Segoe UI" fo:font-size="11pt" style:font-size-asian="11pt" style:font-size-complex="11pt" fo:language="en" fo:country="US"/>
    </style:style>
    <style:style style:name="P1250" style:parent-style-name="paragraph" style:family="paragraph">
      <style:paragraph-properties style:vertical-align="baseline" fo:margin-top="0in" fo:margin-bottom="0in"/>
    </style:style>
    <style:style style:name="T125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2" style:parent-style-name="normaltextrun" style:family="text">
      <style:text-properties style:font-name="Calibri" style:font-name-asian="Calibri,Arial" style:font-name-complex="Calibri,Arial" fo:font-size="11pt" style:font-size-asian="11pt" style:font-size-complex="11pt" fo:language="en" fo:country="US"/>
    </style:style>
    <style:style style:name="T1253" style:parent-style-name="spellingerror" style:family="text">
      <style:text-properties style:font-name="Calibri" style:font-name-asian="Calibri,Arial" style:font-name-complex="Calibri,Arial" fo:font-size="11pt" style:font-size-asian="11pt" style:font-size-complex="11pt" fo:language="en" fo:country="US"/>
    </style:style>
    <style:style style:name="T1254" style:parent-style-name="eop" style:family="text">
      <style:text-properties style:font-name="Calibri" style:font-name-asian="Calibri,Arial" style:font-name-complex="Calibri,Arial" fo:font-size="11pt" style:font-size-asian="11pt" style:font-size-complex="11pt" fo:language="en" fo:country="US"/>
    </style:style>
    <style:style style:name="P1255" style:parent-style-name="KeinLeerraum" style:family="paragraph">
      <style:text-properties style:font-name="Calibri" fo:language="en" fo:country="US"/>
    </style:style>
    <style:style style:name="P1256" style:parent-style-name="paragraph" style:family="paragraph">
      <style:paragraph-properties style:vertical-align="baseline" fo:margin-top="0in" fo:margin-bottom="0in"/>
    </style:style>
    <style:style style:name="T125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8"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60"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6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6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263" style:parent-style-name="paragraph" style:family="paragraph">
      <style:paragraph-properties style:vertical-align="baseline" fo:margin-top="0in" fo:margin-bottom="0in"/>
    </style:style>
    <style:style style:name="T1264" style:parent-style-name="normaltextrun" style:family="text">
      <style:text-properties style:font-name="Calibri" style:font-name-asian="Calibri,Arial" style:font-name-complex="Calibri,Arial" fo:font-size="11pt" style:font-size-asian="11pt" style:font-size-complex="11pt"/>
    </style:style>
    <style:style style:name="P1265" style:parent-style-name="paragraph" style:family="paragraph">
      <style:paragraph-properties style:vertical-align="baseline" fo:margin-top="0in" fo:margin-bottom="0in"/>
    </style:style>
    <style:style style:name="T1266" style:parent-style-name="normaltextrun" style:family="text">
      <style:text-properties style:font-name="Calibri" style:font-name-asian="Calibri,Arial" style:font-name-complex="Calibri,Arial" fo:font-size="11pt" style:font-size-asian="11pt" style:font-size-complex="11pt"/>
    </style:style>
    <style:style style:name="P126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68" style:parent-style-name="paragraph" style:family="paragraph">
      <style:paragraph-properties style:vertical-align="baseline" fo:margin-top="0in" fo:margin-bottom="0in"/>
    </style:style>
    <style:style style:name="T126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2" style:parent-style-name="normaltextrun" style:family="text">
      <style:text-properties style:font-name="Calibri" style:font-name-asian="Calibri,Arial" style:font-name-complex="Calibri,Arial" fo:font-size="11pt" style:font-size-asian="11pt" style:font-size-complex="11pt"/>
    </style:style>
    <style:style style:name="P127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74" style:parent-style-name="paragraph" style:family="paragraph">
      <style:paragraph-properties style:vertical-align="baseline" fo:margin-top="0in" fo:margin-bottom="0in"/>
    </style:style>
    <style:style style:name="T127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6" style:parent-style-name="spellingerror" style:family="text">
      <style:text-properties style:font-name="Calibri" style:font-name-asian="Calibri,Arial" style:font-name-complex="Calibri,Arial" fo:font-weight="bold" style:font-weight-asian="bold" style:font-weight-complex="bold"/>
    </style:style>
    <style:style style:name="T1277" style:parent-style-name="normaltextrun" style:family="text">
      <style:text-properties style:font-name="Calibri" style:font-name-asian="Calibri,Arial" style:font-name-complex="Calibri,Arial" fo:font-size="11pt" style:font-size-asian="11pt" style:font-size-complex="11pt"/>
    </style:style>
    <style:style style:name="P127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279" style:parent-style-name="spellingerror" style:family="text">
      <style:text-properties style:font-name="Calibri" style:font-name-asian="Arial" style:font-name-complex="Arial" fo:font-weight="bold" style:font-weight-asian="bold" style:font-weight-complex="bold"/>
    </style:style>
    <style:style style:name="T1280" style:parent-style-name="spellingerror" style:family="text">
      <style:text-properties style:font-name="Calibri" style:font-name-asian="Arial" style:font-name-complex="Arial" fo:font-weight="bold" style:font-weight-asian="bold" style:font-weight-complex="bold"/>
    </style:style>
    <style:style style:name="P1281" style:parent-style-name="paragraph" style:family="paragraph">
      <style:paragraph-properties style:vertical-align="baseline" fo:margin-top="0in" fo:margin-bottom="0in"/>
    </style:style>
    <style:style style:name="T1282" style:parent-style-name="normaltextrun" style:family="text">
      <style:text-properties style:font-name="Calibri" style:font-name-asian="Calibri,Arial" style:font-name-complex="Calibri,Arial" fo:font-size="11pt" style:font-size-asian="11pt" style:font-size-complex="11pt"/>
    </style:style>
    <style:style style:name="P1283" style:parent-style-name="paragraph" style:family="paragraph">
      <style:paragraph-properties style:vertical-align="baseline" fo:margin-top="0in" fo:margin-bottom="0in"/>
    </style:style>
    <style:style style:name="T1284" style:parent-style-name="normaltextrun" style:family="text">
      <style:text-properties style:font-name="Calibri" style:font-name-asian="Calibri,Arial" style:font-name-complex="Calibri,Arial" fo:font-size="11pt" style:font-size-asian="11pt" style:font-size-complex="11pt"/>
    </style:style>
    <style:style style:name="P1285" style:parent-style-name="paragraph" style:family="paragraph">
      <style:paragraph-properties style:vertical-align="baseline" fo:margin-top="0in" fo:margin-bottom="0in"/>
    </style:style>
    <style:style style:name="T1286" style:parent-style-name="normaltextrun" style:family="text">
      <style:text-properties style:font-name="Calibri" style:font-name-asian="Calibri,Arial" style:font-name-complex="Calibri,Arial" fo:font-size="11pt" style:font-size-asian="11pt" style:font-size-complex="11pt"/>
    </style:style>
    <style:style style:name="P1287" style:parent-style-name="paragraph" style:family="paragraph">
      <style:paragraph-properties style:vertical-align="baseline" fo:margin-top="0in" fo:margin-bottom="0in"/>
    </style:style>
    <style:style style:name="T1288" style:parent-style-name="normaltextrun" style:family="text">
      <style:text-properties style:font-name="Calibri" style:font-name-asian="Calibri,Arial" style:font-name-complex="Calibri,Arial" fo:font-size="11pt" style:font-size-asian="11pt" style:font-size-complex="11pt"/>
    </style:style>
    <style:style style:name="P1289" style:parent-style-name="paragraph" style:family="paragraph">
      <style:paragraph-properties style:vertical-align="baseline" fo:margin-top="0in" fo:margin-bottom="0in"/>
    </style:style>
    <style:style style:name="T1290" style:parent-style-name="normaltextrun" style:family="text">
      <style:text-properties style:font-name="Calibri" style:font-name-asian="Calibri,Arial" style:font-name-complex="Calibri,Arial" fo:font-size="11pt" style:font-size-asian="11pt" style:font-size-complex="11pt"/>
    </style:style>
    <style:style style:name="T1291" style:parent-style-name="eop" style:family="text">
      <style:text-properties style:font-name="Calibri" style:font-name-asian="Calibri,Arial" style:font-name-complex="Calibri,Arial" fo:font-size="11pt" style:font-size-asian="11pt" style:font-size-complex="11pt"/>
    </style:style>
    <style:style style:name="P1292" style:parent-style-name="paragraph" style:family="paragraph">
      <style:paragraph-properties style:vertical-align="baseline" fo:margin-top="0in" fo:margin-bottom="0in"/>
    </style:style>
    <style:style style:name="T1293" style:parent-style-name="normaltextrun" style:family="text">
      <style:text-properties style:font-name="Calibri" style:font-name-asian="Calibri,Arial" style:font-name-complex="Calibri,Arial" fo:font-size="11pt" style:font-size-asian="11pt" style:font-size-complex="11pt"/>
    </style:style>
    <style:style style:name="T1294" style:parent-style-name="eop" style:family="text">
      <style:text-properties style:font-name="Calibri" style:font-name-asian="Calibri,Arial" style:font-name-complex="Calibri,Arial" fo:font-size="11pt" style:font-size-asian="11pt" style:font-size-complex="11pt"/>
    </style:style>
    <style:style style:name="P1295" style:parent-style-name="paragraph" style:family="paragraph">
      <style:paragraph-properties style:vertical-align="baseline" fo:margin-top="0in" fo:margin-bottom="0in"/>
    </style:style>
    <style:style style:name="T1296" style:parent-style-name="normaltextrun" style:family="text">
      <style:text-properties style:font-name="Calibri" style:font-name-asian="Calibri,Arial" style:font-name-complex="Calibri,Arial" fo:font-size="11pt" style:font-size-asian="11pt" style:font-size-complex="11pt"/>
    </style:style>
    <style:style style:name="T1297" style:parent-style-name="eop" style:family="text">
      <style:text-properties style:font-name="Calibri" style:font-name-asian="Calibri,Arial" style:font-name-complex="Calibri,Arial" fo:font-size="11pt" style:font-size-asian="11pt" style:font-size-complex="11pt"/>
    </style:style>
    <style:style style:name="P1298" style:parent-style-name="paragraph" style:family="paragraph">
      <style:paragraph-properties style:vertical-align="baseline" fo:margin-top="0in" fo:margin-bottom="0in"/>
    </style:style>
    <style:style style:name="T1299" style:parent-style-name="normaltextrun" style:family="text">
      <style:text-properties style:font-name="Calibri" style:font-name-asian="Calibri,Arial" style:font-name-complex="Calibri,Arial" fo:font-size="11pt" style:font-size-asian="11pt" style:font-size-complex="11pt"/>
    </style:style>
    <style:style style:name="T1300" style:parent-style-name="eop" style:family="text">
      <style:text-properties style:font-name="Calibri" style:font-name-asian="Calibri,Arial" style:font-name-complex="Calibri,Arial" fo:font-size="11pt" style:font-size-asian="11pt" style:font-size-complex="11pt"/>
    </style:style>
    <style:style style:name="P1301" style:parent-style-name="paragraph" style:family="paragraph">
      <style:paragraph-properties style:vertical-align="baseline" fo:margin-top="0in" fo:margin-bottom="0in"/>
    </style:style>
    <style:style style:name="T1302" style:parent-style-name="normaltextrun" style:family="text">
      <style:text-properties style:font-name="Calibri" style:font-name-asian="Calibri,Arial" style:font-name-complex="Calibri,Arial" fo:font-size="11pt" style:font-size-asian="11pt" style:font-size-complex="11pt"/>
    </style:style>
    <style:style style:name="T1303" style:parent-style-name="eop" style:family="text">
      <style:text-properties style:font-name="Calibri" style:font-name-asian="Calibri,Arial" style:font-name-complex="Calibri,Arial" fo:font-size="11pt" style:font-size-asian="11pt" style:font-size-complex="11pt"/>
    </style:style>
    <style:style style:name="P1304" style:parent-style-name="paragraph" style:family="paragraph">
      <style:paragraph-properties style:vertical-align="baseline" fo:margin-top="0in" fo:margin-bottom="0in"/>
    </style:style>
    <style:style style:name="T1305" style:parent-style-name="eop" style:family="text">
      <style:text-properties style:font-name="Calibri" style:font-name-asian="Calibri,Arial" style:font-name-complex="Calibri,Arial" fo:font-size="11pt" style:font-size-asian="11pt" style:font-size-complex="11pt"/>
    </style:style>
    <style:style style:name="P1306" style:parent-style-name="paragraph" style:family="paragraph">
      <style:paragraph-properties style:vertical-align="baseline" fo:margin-top="0in" fo:margin-bottom="0in"/>
    </style:style>
    <style:style style:name="T130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9" style:parent-style-name="Absatz-Standardschriftart" style:family="text">
      <style:text-properties style:font-name="Calibri" style:font-name-asian="Arial" style:font-name-complex="Arial"/>
    </style:style>
    <style:style style:name="T1310" style:parent-style-name="Absatz-Standardschriftart" style:family="text">
      <style:text-properties style:font-name="Calibri" style:font-name-asian="Arial" style:font-name-complex="Arial"/>
    </style:style>
    <style:style style:name="T1311" style:parent-style-name="Absatz-Standardschriftart" style:family="text">
      <style:text-properties style:font-name="Calibri"/>
    </style:style>
    <style:style style:name="T1312" style:parent-style-name="Absatz-Standardschriftart" style:family="text">
      <style:text-properties style:font-name="Calibri"/>
    </style:style>
    <style:style style:name="T1313" style:parent-style-name="Absatz-Standardschriftart" style:family="text">
      <style:text-properties style:font-name="Calibri" style:font-name-asian="Arial" style:font-name-complex="Arial"/>
    </style:style>
    <style:style style:name="T1314" style:parent-style-name="Absatz-Standardschriftart" style:family="text">
      <style:text-properties style:font-name="Calibri" style:font-name-asian="Arial" style:font-name-complex="Arial"/>
    </style:style>
    <style:style style:name="T1315" style:parent-style-name="Absatz-Standardschriftart" style:family="text">
      <style:text-properties style:font-name="Calibri" style:font-name-asian="Arial" style:font-name-complex="Arial"/>
    </style:style>
    <style:style style:name="T1316" style:parent-style-name="Absatz-Standardschriftart" style:family="text">
      <style:text-properties style:font-name="Calibri" style:font-name-asian="Arial" style:font-name-complex="Arial"/>
    </style:style>
    <style:style style:name="T1317" style:parent-style-name="Absatz-Standardschriftart" style:family="text">
      <style:text-properties style:font-name="Calibri" style:font-name-asian="Arial" style:font-name-complex="Arial"/>
    </style:style>
    <style:style style:name="P1318" style:parent-style-name="KeinLeerraum" style:family="paragraph">
      <style:text-properties style:font-name="Calibri" style:font-name-asian="Arial" style:font-name-complex="Arial"/>
    </style:style>
    <style:style style:name="P1319" style:parent-style-name="paragraph" style:family="paragraph">
      <style:paragraph-properties style:vertical-align="baseline" fo:margin-top="0in" fo:margin-bottom="0in"/>
    </style:style>
    <style:style style:name="T1320" style:parent-style-name="eop" style:family="text">
      <style:text-properties style:font-name="Calibri" style:font-name-asian="Calibri,Arial" style:font-name-complex="Calibri,Arial" fo:font-size="11pt" style:font-size-asian="11pt" style:font-size-complex="11pt"/>
    </style:style>
    <style:style style:name="P1321" style:parent-style-name="paragraph" style:family="paragraph">
      <style:paragraph-properties style:vertical-align="baseline" fo:margin-top="0in" fo:margin-bottom="0in"/>
    </style:style>
    <style:style style:name="T1322" style:parent-style-name="normaltextrun" style:family="text">
      <style:text-properties style:font-name="Calibri" style:font-name-asian="Calibri,Arial" style:font-name-complex="Calibri,Arial" fo:font-size="11pt" style:font-size-asian="11pt" style:font-size-complex="11pt"/>
    </style:style>
    <style:style style:name="T1323" style:parent-style-name="eop" style:family="text">
      <style:text-properties style:font-name="Calibri" style:font-name-asian="Calibri,Arial" style:font-name-complex="Calibri,Arial" fo:font-size="11pt" style:font-size-asian="11pt" style:font-size-complex="11pt"/>
    </style:style>
    <style:style style:name="P1324" style:parent-style-name="paragraph" style:family="paragraph">
      <style:paragraph-properties style:vertical-align="baseline" fo:margin-top="0in" fo:margin-bottom="0in"/>
    </style:style>
    <style:style style:name="T1325" style:parent-style-name="normaltextrun" style:family="text">
      <style:text-properties style:font-name="Calibri" style:font-name-asian="Calibri,Arial" style:font-name-complex="Calibri,Arial" fo:font-size="11pt" style:font-size-asian="11pt" style:font-size-complex="11pt"/>
    </style:style>
    <style:style style:name="T1326" style:parent-style-name="eop" style:family="text">
      <style:text-properties style:font-name="Calibri" style:font-name-asian="Calibri,Arial" style:font-name-complex="Calibri,Arial" fo:font-size="11pt" style:font-size-asian="11pt" style:font-size-complex="11pt"/>
    </style:style>
    <style:style style:name="P1327" style:parent-style-name="paragraph" style:family="paragraph">
      <style:paragraph-properties style:vertical-align="baseline" fo:margin-top="0in" fo:margin-bottom="0in"/>
    </style:style>
    <style:style style:name="T1328" style:parent-style-name="normaltextrun" style:family="text">
      <style:text-properties style:font-name="Calibri" style:font-name-asian="Calibri,Arial" style:font-name-complex="Calibri,Arial" fo:font-size="11pt" style:font-size-asian="11pt" style:font-size-complex="11pt"/>
    </style:style>
    <style:style style:name="T1329" style:parent-style-name="eop" style:family="text">
      <style:text-properties style:font-name="Calibri" style:font-name-asian="Calibri,Arial" style:font-name-complex="Calibri,Arial" fo:font-size="11pt" style:font-size-asian="11pt" style:font-size-complex="11pt"/>
    </style:style>
    <style:style style:name="P1330" style:parent-style-name="paragraph" style:family="paragraph">
      <style:paragraph-properties style:vertical-align="baseline" fo:margin-top="0in" fo:margin-bottom="0in"/>
    </style:style>
    <style:style style:name="T1331" style:parent-style-name="normaltextrun" style:family="text">
      <style:text-properties style:font-name="Calibri" style:font-name-asian="Calibri,Arial" style:font-name-complex="Calibri,Arial" fo:font-size="11pt" style:font-size-asian="11pt" style:font-size-complex="11pt"/>
    </style:style>
    <style:style style:name="T1332" style:parent-style-name="eop" style:family="text">
      <style:text-properties style:font-name="Calibri" style:font-name-asian="Calibri,Arial" style:font-name-complex="Calibri,Arial" fo:font-size="11pt" style:font-size-asian="11pt" style:font-size-complex="11pt"/>
    </style:style>
    <style:style style:name="T1333" style:parent-style-name="normaltextrun" style:family="text">
      <style:text-properties style:font-name="Calibri" style:font-name-asian="Calibri,Arial" style:font-name-complex="Calibri,Arial" fo:font-size="11pt" style:font-size-asian="11pt" style:font-size-complex="11pt"/>
    </style:style>
    <style:style style:name="T1334" style:parent-style-name="eop" style:family="text">
      <style:text-properties style:font-name="Calibri" style:font-name-asian="Calibri,Arial" style:font-name-complex="Calibri,Arial" fo:font-size="11pt" style:font-size-asian="11pt" style:font-size-complex="11pt"/>
    </style:style>
    <style:style style:name="P1335" style:parent-style-name="paragraph" style:family="paragraph">
      <style:paragraph-properties style:vertical-align="baseline" fo:margin-top="0in" fo:margin-bottom="0in"/>
    </style:style>
    <style:style style:name="T1336" style:parent-style-name="eop" style:family="text">
      <style:text-properties style:font-name="Calibri" style:font-name-asian="Calibri,Arial" style:font-name-complex="Calibri,Arial" fo:font-size="11pt" style:font-size-asian="11pt" style:font-size-complex="11pt"/>
    </style:style>
    <style:style style:name="P1337" style:parent-style-name="paragraph" style:family="paragraph">
      <style:paragraph-properties style:vertical-align="baseline" fo:margin-top="0in" fo:margin-bottom="0in"/>
    </style:style>
    <style:style style:name="P1338" style:parent-style-name="paragraph" style:family="paragraph">
      <style:paragraph-properties style:vertical-align="baseline" fo:margin-top="0in" fo:margin-bottom="0in"/>
    </style:style>
    <style:style style:name="T1339" style:parent-style-name="eop" style:family="text">
      <style:text-properties style:font-name="Calibri" style:font-name-asian="Calibri,Arial" style:font-name-complex="Calibri,Arial" fo:font-size="11pt" style:font-size-asian="11pt" style:font-size-complex="11pt"/>
    </style:style>
    <style:style style:name="T1340" style:parent-style-name="normaltextrun" style:family="text">
      <style:text-properties style:font-name="Calibri" style:font-name-asian="Calibri,Arial" style:font-name-complex="Calibri,Arial" fo:font-size="11pt" style:font-size-asian="11pt" style:font-size-complex="11pt"/>
    </style:style>
    <style:style style:name="T1341" style:parent-style-name="normaltextrun" style:family="text">
      <style:text-properties style:font-name="Calibri" style:font-name-asian="Calibri,Arial" style:font-name-complex="Calibri,Arial" fo:font-size="11pt" style:font-size-asian="11pt" style:font-size-complex="11pt"/>
    </style:style>
    <style:style style:name="P1342" style:parent-style-name="paragraph" style:family="paragraph">
      <style:paragraph-properties style:vertical-align="baseline" fo:margin-top="0in" fo:margin-bottom="0in"/>
    </style:style>
    <style:style style:name="T1343" style:parent-style-name="normaltextrun" style:family="text">
      <style:text-properties style:font-name="Calibri" style:font-name-asian="Calibri,Arial" style:font-name-complex="Calibri,Arial" fo:font-size="11pt" style:font-size-asian="11pt" style:font-size-complex="11pt"/>
    </style:style>
    <style:style style:name="T1344" style:parent-style-name="eop" style:family="text">
      <style:text-properties style:font-name="Calibri" style:font-name-asian="Calibri,Arial" style:font-name-complex="Calibri,Arial" fo:font-size="11pt" style:font-size-asian="11pt" style:font-size-complex="11pt"/>
    </style:style>
    <style:style style:name="P1345" style:parent-style-name="paragraph" style:family="paragraph">
      <style:paragraph-properties style:vertical-align="baseline" fo:margin-top="0in" fo:margin-bottom="0in"/>
    </style:style>
    <style:style style:name="T1346" style:parent-style-name="normaltextrun" style:family="text">
      <style:text-properties style:font-name="Calibri" style:font-name-asian="Calibri,Arial" style:font-name-complex="Calibri,Arial" fo:font-size="11pt" style:font-size-asian="11pt" style:font-size-complex="11pt"/>
    </style:style>
    <style:style style:name="T1347" style:parent-style-name="eop" style:family="text">
      <style:text-properties style:font-name="Calibri" style:font-name-asian="Calibri,Arial" style:font-name-complex="Calibri,Arial" fo:font-size="11pt" style:font-size-asian="11pt" style:font-size-complex="11pt"/>
    </style:style>
    <style:style style:name="P1348" style:parent-style-name="paragraph" style:family="paragraph">
      <style:paragraph-properties style:vertical-align="baseline" fo:margin-top="0in" fo:margin-bottom="0in"/>
    </style:style>
    <style:style style:name="T1349" style:parent-style-name="eop" style:family="text">
      <style:text-properties style:font-name="Calibri" style:font-name-asian="Calibri,Arial" style:font-name-complex="Calibri,Arial" fo:font-size="11pt" style:font-size-asian="11pt" style:font-size-complex="11pt"/>
    </style:style>
    <style:style style:name="P1350" style:parent-style-name="paragraph" style:family="paragraph">
      <style:paragraph-properties style:vertical-align="baseline" fo:margin-top="0in" fo:margin-bottom="0in"/>
    </style:style>
    <style:style style:name="T1351" style:parent-style-name="normaltextrun" style:family="text">
      <style:text-properties style:font-name="Calibri" style:font-name-asian="Calibri,Arial" style:font-name-complex="Calibri,Arial" fo:font-size="11pt" style:font-size-asian="11pt" style:font-size-complex="11pt"/>
    </style:style>
    <style:style style:name="T1352" style:parent-style-name="normaltextrun" style:family="text">
      <style:text-properties style:font-name="Calibri" style:font-name-asian="Calibri,Arial" style:font-name-complex="Calibri,Arial" fo:font-size="11pt" style:font-size-asian="11pt" style:font-size-complex="11pt"/>
    </style:style>
    <style:style style:name="T1353" style:parent-style-name="normaltextrun" style:family="text">
      <style:text-properties style:font-name="Calibri" style:font-name-asian="Calibri,Arial" style:font-name-complex="Calibri,Arial" fo:font-size="11pt" style:font-size-asian="11pt" style:font-size-complex="11pt"/>
    </style:style>
    <style:style style:name="P1354" style:parent-style-name="paragraph" style:family="paragraph">
      <style:paragraph-properties style:vertical-align="baseline" fo:margin-top="0in" fo:margin-bottom="0in"/>
    </style:style>
    <style:style style:name="T1355" style:parent-style-name="normaltextrun" style:family="text">
      <style:text-properties style:font-name="Calibri" style:font-name-asian="Calibri,Arial" style:font-name-complex="Calibri,Arial" fo:font-size="11pt" style:font-size-asian="11pt" style:font-size-complex="11pt"/>
    </style:style>
    <style:style style:name="T1356" style:parent-style-name="eop" style:family="text">
      <style:text-properties style:font-name="Calibri" style:font-name-asian="Calibri,Arial" style:font-name-complex="Calibri,Arial" fo:font-size="11pt" style:font-size-asian="11pt" style:font-size-complex="11pt"/>
    </style:style>
    <style:style style:name="P1357" style:parent-style-name="paragraph" style:family="paragraph">
      <style:paragraph-properties style:vertical-align="baseline" fo:margin-top="0in" fo:margin-bottom="0in"/>
    </style:style>
    <style:style style:name="T1358" style:parent-style-name="normaltextrun" style:family="text">
      <style:text-properties style:font-name="Calibri" style:font-name-asian="Calibri,Arial" style:font-name-complex="Calibri,Arial" fo:font-size="11pt" style:font-size-asian="11pt" style:font-size-complex="11pt"/>
    </style:style>
    <style:style style:name="T1359" style:parent-style-name="eop" style:family="text">
      <style:text-properties style:font-name="Calibri" style:font-name-asian="Calibri,Arial" style:font-name-complex="Calibri,Arial" fo:font-size="11pt" style:font-size-asian="11pt" style:font-size-complex="11pt"/>
    </style:style>
    <style:style style:name="P1360" style:parent-style-name="paragraph" style:family="paragraph">
      <style:paragraph-properties style:vertical-align="baseline" fo:margin-top="0in" fo:margin-bottom="0in"/>
    </style:style>
    <style:style style:name="T1361" style:parent-style-name="normaltextrun" style:family="text">
      <style:text-properties style:font-name="Calibri" style:font-name-asian="Calibri,Arial" style:font-name-complex="Calibri,Arial" fo:font-size="11pt" style:font-size-asian="11pt" style:font-size-complex="11pt"/>
    </style:style>
    <style:style style:name="T1362" style:parent-style-name="eop" style:family="text">
      <style:text-properties style:font-name="Calibri" style:font-name-asian="Calibri,Arial" style:font-name-complex="Calibri,Arial" fo:font-size="11pt" style:font-size-asian="11pt" style:font-size-complex="11pt"/>
    </style:style>
    <style:style style:name="P1363" style:parent-style-name="paragraph" style:family="paragraph">
      <style:paragraph-properties style:vertical-align="baseline" fo:margin-top="0in" fo:margin-bottom="0in"/>
    </style:style>
    <style:style style:name="T1364" style:parent-style-name="normaltextrun" style:family="text">
      <style:text-properties style:font-name="Calibri" style:font-name-asian="Calibri,Arial" style:font-name-complex="Calibri,Arial" fo:font-size="11pt" style:font-size-asian="11pt" style:font-size-complex="11pt"/>
    </style:style>
    <style:style style:name="T1365" style:parent-style-name="apple-converted-space" style:family="text">
      <style:text-properties style:font-name="Calibri" style:font-name-asian="Calibri,Arial" style:font-name-complex="Calibri,Arial" fo:font-size="11pt" style:font-size-asian="11pt" style:font-size-complex="11pt"/>
    </style:style>
    <style:style style:name="T1366" style:parent-style-name="spellingerror" style:family="text">
      <style:text-properties style:font-name="Calibri" style:font-name-asian="Calibri,Arial" style:font-name-complex="Calibri,Arial" fo:font-size="11pt" style:font-size-asian="11pt" style:font-size-complex="11pt"/>
    </style:style>
    <style:style style:name="T1367" style:parent-style-name="apple-converted-space" style:family="text">
      <style:text-properties style:font-name="Calibri" style:font-name-asian="Calibri,Arial" style:font-name-complex="Calibri,Arial" fo:font-size="11pt" style:font-size-asian="11pt" style:font-size-complex="11pt"/>
    </style:style>
    <style:style style:name="T1368" style:parent-style-name="normaltextrun" style:family="text">
      <style:text-properties style:font-name="Calibri" style:font-name-asian="Calibri,Arial" style:font-name-complex="Calibri,Arial" fo:font-size="11pt" style:font-size-asian="11pt" style:font-size-complex="11pt"/>
    </style:style>
    <style:style style:name="T1369" style:parent-style-name="eop" style:family="text">
      <style:text-properties style:font-name="Calibri" style:font-name-asian="Calibri,Arial" style:font-name-complex="Calibri,Arial" fo:font-size="11pt" style:font-size-asian="11pt" style:font-size-complex="11pt"/>
    </style:style>
    <style:style style:name="T1370" style:parent-style-name="normaltextrun" style:family="text">
      <style:text-properties style:font-name="Calibri" style:font-name-asian="Calibri,Arial" style:font-name-complex="Calibri,Arial" fo:font-size="11pt" style:font-size-asian="11pt" style:font-size-complex="11pt"/>
    </style:style>
    <style:style style:name="T1371" style:parent-style-name="eop" style:family="text">
      <style:text-properties style:font-name="Calibri" style:font-name-asian="Calibri,Arial" style:font-name-complex="Calibri,Arial" fo:font-size="11pt" style:font-size-asian="11pt" style:font-size-complex="11pt"/>
    </style:style>
    <style:style style:name="P1372" style:parent-style-name="paragraph" style:family="paragraph">
      <style:paragraph-properties style:vertical-align="baseline" fo:margin-top="0in" fo:margin-bottom="0in"/>
    </style:style>
    <style:style style:name="T1373" style:parent-style-name="eop" style:family="text">
      <style:text-properties style:font-name="Calibri" style:font-name-asian="Calibri,Arial" style:font-name-complex="Calibri,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eop" style:family="text">
      <style:text-properties style:font-name="Calibri" style:font-name-asian="Calibri,Arial" style:font-name-complex="Calibri,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78"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79" style:parent-style-name="paragraph" style:family="paragraph">
      <style:paragraph-properties style:vertical-align="baseline" fo:margin-top="0in" fo:margin-bottom="0in" fo:background-color="#FFFFFF"/>
    </style:style>
    <style:style style:name="T1380" style:parent-style-name="normaltextrun" style:family="text">
      <style:text-properties style:font-name="Calibri" style:font-name-asian="Calibri,Arial" style:font-name-complex="Calibri,Arial" fo:font-size="11pt" style:font-size-asian="11pt" style:font-size-complex="11pt"/>
    </style:style>
    <style:style style:name="P1381" style:parent-style-name="paragraph" style:family="paragraph">
      <style:paragraph-properties style:vertical-align="baseline" fo:margin-top="0in" fo:margin-bottom="0in" fo:background-color="#FFFFFF"/>
    </style:style>
    <style:style style:name="T1382" style:parent-style-name="normaltextrun" style:family="text">
      <style:text-properties style:font-name="Calibri" style:font-name-asian="Calibri,Arial" style:font-name-complex="Calibri,Arial" fo:font-size="11pt" style:font-size-asian="11pt" style:font-size-complex="11pt"/>
    </style:style>
    <style:style style:name="P1383" style:parent-style-name="paragraph" style:family="paragraph">
      <style:paragraph-properties style:vertical-align="baseline" fo:margin-top="0in" fo:margin-bottom="0in" fo:background-color="#FFFFFF"/>
    </style:style>
    <style:style style:name="T1384" style:parent-style-name="normaltextrun" style:family="text">
      <style:text-properties style:font-name="Calibri" style:font-name-asian="Calibri,Arial" style:font-name-complex="Calibri,Arial" fo:font-size="11pt" style:font-size-asian="11pt" style:font-size-complex="11pt"/>
    </style:style>
    <style:style style:name="T1385" style:parent-style-name="apple-converted-space" style:family="text">
      <style:text-properties style:font-name="Calibri" style:font-name-asian="Calibri,Arial" style:font-name-complex="Calibri,Arial" fo:font-size="11pt" style:font-size-asian="11pt" style:font-size-complex="11pt"/>
    </style:style>
    <style:style style:name="T1386" style:parent-style-name="normaltextrun" style:family="text">
      <style:text-properties style:font-name="Calibri" style:font-name-asian="Calibri,Arial" style:font-name-complex="Calibri,Arial" fo:font-size="11pt" style:font-size-asian="11pt" style:font-size-complex="11pt"/>
    </style:style>
    <style:style style:name="T1387" style:parent-style-name="apple-converted-space" style:family="text">
      <style:text-properties style:font-name="Calibri" style:font-name-asian="Calibri,Arial" style:font-name-complex="Calibri,Arial" fo:font-size="11pt" style:font-size-asian="11pt" style:font-size-complex="11pt"/>
    </style:style>
    <style:style style:name="T1388" style:parent-style-name="normaltextrun" style:family="text">
      <style:text-properties style:font-name="Calibri" style:font-name-asian="Calibri,Arial" style:font-name-complex="Calibri,Arial" fo:font-size="11pt" style:font-size-asian="11pt" style:font-size-complex="11pt"/>
    </style:style>
    <style:style style:name="T1389" style:parent-style-name="eop" style:family="text">
      <style:text-properties style:font-name="Calibri" style:font-name-asian="Calibri,Arial" style:font-name-complex="Calibri,Arial" fo:font-size="11pt" style:font-size-asian="11pt" style:font-size-complex="11pt"/>
    </style:style>
    <style:style style:name="P1390" style:parent-style-name="paragraph" style:family="paragraph">
      <style:paragraph-properties style:vertical-align="baseline" fo:margin-top="0in" fo:margin-bottom="0in"/>
    </style:style>
    <style:style style:name="T1391" style:parent-style-name="eop" style:family="text">
      <style:text-properties style:font-name="Calibri" style:font-name-asian="Calibri,Arial" style:font-name-complex="Calibri,Arial" fo:font-size="11pt" style:font-size-asian="11pt" style:font-size-complex="11pt"/>
    </style:style>
    <style:style style:name="P1392" style:parent-style-name="paragraph" style:family="paragraph">
      <style:paragraph-properties style:vertical-align="baseline" fo:margin-top="0in" fo:margin-bottom="0in"/>
    </style:style>
    <style:style style:name="T139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394"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395" style:parent-style-name="paragraph" style:family="paragraph">
      <style:paragraph-properties style:vertical-align="baseline" fo:margin-top="0in" fo:margin-bottom="0in"/>
    </style:style>
    <style:style style:name="T1396"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97"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398"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99"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400"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401"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402"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403" style:parent-style-name="eop" style:family="text">
      <style:text-properties style:font-name="Calibri" style:font-name-asian="Calibri,Arial" style:font-name-complex="Calibri,Arial" fo:font-size="11pt" style:font-size-asian="11pt" style:font-size-complex="11pt" fo:language="en" fo:country="US"/>
    </style:style>
    <style:style style:name="P1404" style:parent-style-name="paragraph" style:family="paragraph">
      <style:paragraph-properties style:vertical-align="baseline" fo:margin-top="0in" fo:margin-bottom="0in"/>
    </style:style>
    <style:style style:name="T1405" style:parent-style-name="eop" style:family="text">
      <style:text-properties style:font-name="Calibri" style:font-name-asian="Calibri,Arial" style:font-name-complex="Calibri,Arial" fo:font-size="11pt" style:font-size-asian="11pt" style:font-size-complex="11pt" fo:language="en" fo:country="US"/>
    </style:style>
    <style:style style:name="P1406" style:parent-style-name="paragraph" style:family="paragraph">
      <style:paragraph-properties style:vertical-align="baseline" fo:margin-top="0in" fo:margin-bottom="0in"/>
    </style:style>
    <style:style style:name="T140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408"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09"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410"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411"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412" style:parent-style-name="eop" style:family="text">
      <style:text-properties style:font-name="Calibri" style:font-name-asian="Calibri,Arial" style:font-name-complex="Calibri,Arial" fo:font-size="11pt" style:font-size-asian="11pt" style:font-size-complex="11pt" fo:language="en" fo:country="US"/>
    </style:style>
    <style:style style:name="P1413" style:parent-style-name="paragraph" style:family="paragraph">
      <style:paragraph-properties style:vertical-align="baseline" fo:margin-top="0in" fo:margin-bottom="0in"/>
    </style:style>
    <style:style style:name="T1414" style:parent-style-name="eop" style:family="text">
      <style:text-properties style:font-name="Calibri" style:font-name-asian="Calibri,Arial" style:font-name-complex="Calibri,Arial" fo:font-size="11pt" style:font-size-asian="11pt" style:font-size-complex="11pt" fo:language="en" fo:country="US"/>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P1417" style:parent-style-name="paragraph" style:family="paragraph">
      <style:paragraph-properties style:vertical-align="baseline" fo:margin-top="0in" fo:margin-bottom="0in"/>
      <style:text-properties style:font-name="Calibri" fo:language="en" fo:country="US"/>
    </style:style>
    <style:style style:name="P1418" style:parent-style-name="paragraph" style:family="paragraph">
      <style:paragraph-properties style:vertical-align="baseline" fo:margin-top="0in" fo:margin-bottom="0in"/>
      <style:text-properties style:font-name="Calibri" fo:language="en" fo:country="US"/>
    </style:style>
    <style:style style:name="P141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20" style:parent-style-name="Absatz-Standardschriftart" style:family="text">
      <style:text-properties style:font-name="Calibri" style:font-name-asian="Calibri,Arial" style:font-name-complex="Calibri,Arial" fo:language="en" fo:country="US"/>
    </style:style>
    <style:style style:name="T1421" style:parent-style-name="Absatz-Standardschriftart" style:family="text">
      <style:text-properties style:font-name="Calibri" style:font-name-asian="Calibri,Arial" style:font-name-complex="Calibri,Arial" fo:language="en" fo:country="US"/>
    </style:style>
    <style:style style:name="T1422" style:parent-style-name="Absatz-Standardschriftart" style:family="text">
      <style:text-properties style:font-name="Calibri" style:font-name-asian="Calibri,Arial" style:font-name-complex="Calibri,Arial" fo:language="en" fo:country="US"/>
    </style:style>
    <style:style style:name="P1423" style:parent-style-name="paragraph" style:family="paragraph">
      <style:paragraph-properties fo:text-align="center" style:vertical-align="baseline" fo:margin-top="0in" fo:margin-bottom="0in"/>
    </style:style>
    <style:style style:name="T1424" style:parent-style-name="eop" style:family="text">
      <style:text-properties style:font-name="Calibri" style:font-name-asian="Calibri,Arial" style:font-name-complex="Calibri,Arial" fo:font-size="11pt" style:font-size-asian="11pt" style:font-size-complex="11pt" fo:language="en" fo:country="US"/>
    </style:style>
    <style:style style:name="P1425" style:parent-style-name="paragraph" style:family="paragraph">
      <style:paragraph-properties style:vertical-align="baseline" fo:margin-top="0in" fo:margin-bottom="0in"/>
    </style:style>
    <style:style style:name="T142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27" style:parent-style-name="normaltextrun" style:family="text">
      <style:text-properties style:font-name="Calibri" style:font-name-asian="Calibri,Arial" style:font-name-complex="Calibri,Arial" fo:font-size="11pt" style:font-size-asian="11pt" style:font-size-complex="11pt" fo:language="en" fo:country="US"/>
    </style:style>
    <style:style style:name="T1428" style:parent-style-name="spellingerror" style:family="text">
      <style:text-properties style:font-name="Calibri" style:font-name-asian="Calibri,Arial" style:font-name-complex="Calibri,Arial" fo:font-size="11pt" style:font-size-asian="11pt" style:font-size-complex="11pt" fo:language="en" fo:country="US"/>
    </style:style>
    <style:style style:name="T1429" style:parent-style-name="eop" style:family="text">
      <style:text-properties style:font-name="Calibri" style:font-name-asian="Calibri,Arial" style:font-name-complex="Calibri,Arial" fo:font-size="11pt" style:font-size-asian="11pt" style:font-size-complex="11pt" fo:language="en" fo:country="US"/>
    </style:style>
    <style:style style:name="P1430" style:parent-style-name="paragraph" style:family="paragraph">
      <style:paragraph-properties style:vertical-align="baseline" fo:margin-top="0in" fo:margin-bottom="0in"/>
    </style:style>
    <style:style style:name="T1431" style:parent-style-name="eop" style:family="text">
      <style:text-properties style:font-name="Calibri" style:font-name-asian="Calibri,Arial" style:font-name-complex="Calibri,Arial" fo:font-size="11pt" style:font-size-asian="11pt" style:font-size-complex="11pt" fo:language="en" fo:country="US"/>
    </style:style>
    <style:style style:name="P1432" style:parent-style-name="paragraph" style:family="paragraph">
      <style:paragraph-properties style:vertical-align="baseline" fo:margin-top="0in" fo:margin-bottom="0in"/>
    </style:style>
    <style:style style:name="T143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34" style:parent-style-name="paragraph" style:family="paragraph">
      <style:paragraph-properties style:vertical-align="baseline" fo:margin-top="0in" fo:margin-bottom="0in"/>
    </style:style>
    <style:style style:name="T1435" style:parent-style-name="normaltextrun" style:family="text">
      <style:text-properties style:font-name="Calibri" style:font-name-asian="Calibri,Arial" style:font-name-complex="Calibri,Arial" fo:font-size="11pt" style:font-size-asian="11pt" style:font-size-complex="11pt"/>
    </style:style>
    <style:style style:name="T1436" style:parent-style-name="eop" style:family="text">
      <style:text-properties style:font-name="Calibri" style:font-name-asian="Calibri,Arial" style:font-name-complex="Calibri,Arial" fo:font-size="11pt" style:font-size-asian="11pt" style:font-size-complex="11pt"/>
    </style:style>
    <style:style style:name="P1437" style:parent-style-name="paragraph" style:family="paragraph">
      <style:paragraph-properties style:vertical-align="baseline" fo:margin-top="0in" fo:margin-bottom="0in"/>
    </style:style>
    <style:style style:name="T1438" style:parent-style-name="normaltextrun" style:family="text">
      <style:text-properties style:font-name="Calibri" style:font-name-asian="Calibri,Arial" style:font-name-complex="Calibri,Arial" fo:font-size="11pt" style:font-size-asian="11pt" style:font-size-complex="11pt"/>
    </style:style>
    <style:style style:name="T1439" style:parent-style-name="eop" style:family="text">
      <style:text-properties style:font-name="Calibri" style:font-name-asian="Calibri,Arial" style:font-name-complex="Calibri,Arial" fo:font-size="11pt" style:font-size-asian="11pt" style:font-size-complex="11pt"/>
    </style:style>
    <style:style style:name="P1440" style:parent-style-name="paragraph" style:family="paragraph">
      <style:paragraph-properties style:vertical-align="baseline" fo:margin-top="0in" fo:margin-bottom="0in"/>
    </style:style>
    <style:style style:name="T1441" style:parent-style-name="normaltextrun" style:family="text">
      <style:text-properties style:font-name="Calibri" style:font-name-asian="Calibri,Arial" style:font-name-complex="Calibri,Arial" fo:font-size="11pt" style:font-size-asian="11pt" style:font-size-complex="11pt"/>
    </style:style>
    <style:style style:name="T1442" style:parent-style-name="eop" style:family="text">
      <style:text-properties style:font-name="Calibri" style:font-name-asian="Calibri,Arial" style:font-name-complex="Calibri,Arial" fo:font-size="11pt" style:font-size-asian="11pt" style:font-size-complex="11pt"/>
    </style:style>
    <style:style style:name="P1443" style:parent-style-name="paragraph" style:family="paragraph">
      <style:paragraph-properties style:vertical-align="baseline" fo:margin-top="0in" fo:margin-bottom="0in"/>
    </style:style>
    <style:style style:name="T1444" style:parent-style-name="eop" style:family="text">
      <style:text-properties style:font-name="Calibri" style:font-name-asian="Calibri,Arial" style:font-name-complex="Calibri,Arial" fo:font-size="11pt" style:font-size-asian="11pt" style:font-size-complex="11pt"/>
    </style:style>
    <style:style style:name="P1445" style:parent-style-name="paragraph" style:family="paragraph">
      <style:paragraph-properties style:vertical-align="baseline" fo:margin-top="0in" fo:margin-bottom="0in"/>
    </style:style>
    <style:style style:name="T144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4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48"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49" style:parent-style-name="normaltextrun" style:family="text">
      <style:text-properties style:font-name="Calibri" style:font-name-asian="Calibri,Arial" style:font-name-complex="Calibri,Arial" fo:font-size="11pt" style:font-size-asian="11pt" style:font-size-complex="11pt"/>
    </style:style>
    <style:style style:name="T1450" style:parent-style-name="eop" style:family="text">
      <style:text-properties style:font-name="Calibri" style:font-name-asian="Calibri,Arial" style:font-name-complex="Calibri,Arial" fo:font-size="11pt" style:font-size-asian="11pt" style:font-size-complex="11pt"/>
    </style:style>
    <style:style style:name="P1451" style:parent-style-name="paragraph" style:family="paragraph">
      <style:paragraph-properties style:vertical-align="baseline" fo:margin-top="0in" fo:margin-bottom="0in"/>
    </style:style>
    <style:style style:name="T1452" style:parent-style-name="eop" style:family="text">
      <style:text-properties style:font-name="Calibri" style:font-name-asian="Calibri,Arial" style:font-name-complex="Calibri,Arial" fo:font-size="11pt" style:font-size-asian="11pt" style:font-size-complex="11pt"/>
    </style:style>
    <style:style style:name="P1453" style:parent-style-name="paragraph" style:family="paragraph">
      <style:paragraph-properties style:vertical-align="baseline" fo:margin-top="0in" fo:margin-bottom="0in"/>
    </style:style>
    <style:style style:name="T145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5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56"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57" style:parent-style-name="normaltextrun" style:family="text">
      <style:text-properties style:font-name="Calibri" style:font-name-asian="Calibri,Arial" style:font-name-complex="Calibri,Arial" fo:font-size="11pt" style:font-size-asian="11pt" style:font-size-complex="11pt"/>
    </style:style>
    <style:style style:name="T1458" style:parent-style-name="eop" style:family="text">
      <style:text-properties style:font-name="Calibri" style:font-name-asian="Calibri,Arial" style:font-name-complex="Calibri,Arial" fo:font-size="11pt" style:font-size-asian="11pt" style:font-size-complex="11pt"/>
    </style:style>
    <style:style style:name="P1459" style:parent-style-name="paragraph" style:family="paragraph">
      <style:paragraph-properties style:vertical-align="baseline" fo:margin-top="0in" fo:margin-bottom="0in"/>
    </style:style>
    <style:style style:name="T1460" style:parent-style-name="eop" style:family="text">
      <style:text-properties style:font-name="Calibri" style:font-name-asian="Calibri,Arial" style:font-name-complex="Calibri,Arial" fo:font-size="11pt" style:font-size-asian="11pt" style:font-size-complex="11pt"/>
    </style:style>
    <style:style style:name="P1461" style:parent-style-name="paragraph" style:family="paragraph">
      <style:paragraph-properties style:vertical-align="baseline" fo:margin-top="0in" fo:margin-bottom="0in"/>
    </style:style>
    <style:style style:name="T146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63"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6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65"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6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67"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468" style:parent-style-name="paragraph" style:family="paragraph">
      <style:paragraph-properties style:vertical-align="baseline" fo:margin-top="0in" fo:margin-bottom="0in"/>
    </style:style>
    <style:style style:name="T1469" style:parent-style-name="normaltextrun" style:family="text">
      <style:text-properties style:font-name="Calibri" style:font-name-asian="Calibri,Arial" style:font-name-complex="Calibri,Arial" fo:font-size="11pt" style:font-size-asian="11pt" style:font-size-complex="11pt"/>
    </style:style>
    <style:style style:name="T1470" style:parent-style-name="eop" style:family="text">
      <style:text-properties style:font-name="Calibri" style:font-name-asian="Calibri,Arial" style:font-name-complex="Calibri,Arial" fo:font-size="11pt" style:font-size-asian="11pt" style:font-size-complex="11pt"/>
    </style:style>
    <style:style style:name="P1471" style:parent-style-name="paragraph" style:family="paragraph">
      <style:paragraph-properties style:vertical-align="baseline" fo:margin-top="0in" fo:margin-bottom="0in"/>
    </style:style>
    <style:style style:name="T1472" style:parent-style-name="normaltextrun" style:family="text">
      <style:text-properties style:font-name="Calibri" style:font-name-asian="Calibri,Arial" style:font-name-complex="Calibri,Arial" fo:font-size="11pt" style:font-size-asian="11pt" style:font-size-complex="11pt"/>
    </style:style>
    <style:style style:name="T1473" style:parent-style-name="eop" style:family="text">
      <style:text-properties style:font-name="Calibri" style:font-name-asian="Calibri,Arial" style:font-name-complex="Calibri,Arial"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normaltextrun" style:family="text">
      <style:text-properties style:font-name="Calibri" style:font-name-asian="Calibri,Arial" style:font-name-complex="Calibri,Arial" fo:font-size="11pt" style:font-size-asian="11pt" style:font-size-complex="11pt"/>
    </style:style>
    <style:style style:name="T1476" style:parent-style-name="eop" style:family="text">
      <style:text-properties style:font-name="Calibri" style:font-name-asian="Calibri,Arial" style:font-name-complex="Calibri,Arial" fo:font-size="11pt" style:font-size-asian="11pt" style:font-size-complex="11pt"/>
    </style:style>
    <style:style style:name="P1477" style:parent-style-name="paragraph" style:family="paragraph">
      <style:paragraph-properties style:vertical-align="baseline" fo:margin-top="0in" fo:margin-bottom="0in"/>
    </style:style>
    <style:style style:name="T1478" style:parent-style-name="normaltextrun" style:family="text">
      <style:text-properties style:font-name="Calibri" style:font-name-asian="Calibri,Arial" style:font-name-complex="Calibri,Arial" fo:font-size="11pt" style:font-size-asian="11pt" style:font-size-complex="11pt"/>
    </style:style>
    <style:style style:name="T1479" style:parent-style-name="eop" style:family="text">
      <style:text-properties style:font-name="Calibri" style:font-name-asian="Calibri,Arial" style:font-name-complex="Calibri,Arial" fo:font-size="11pt" style:font-size-asian="11pt" style:font-size-complex="11pt"/>
    </style:style>
    <style:style style:name="P1480" style:parent-style-name="paragraph" style:family="paragraph">
      <style:paragraph-properties style:vertical-align="baseline" fo:margin-top="0in" fo:margin-bottom="0in"/>
    </style:style>
    <style:style style:name="T1481" style:parent-style-name="normaltextrun" style:family="text">
      <style:text-properties style:font-name="Calibri" style:font-name-asian="Calibri,Arial" style:font-name-complex="Calibri,Arial" fo:font-size="11pt" style:font-size-asian="11pt" style:font-size-complex="11pt"/>
    </style:style>
    <style:style style:name="T1482" style:parent-style-name="eop" style:family="text">
      <style:text-properties style:font-name="Calibri" style:font-name-asian="Calibri,Arial" style:font-name-complex="Calibri,Arial" fo:font-size="11pt" style:font-size-asian="11pt" style:font-size-complex="11pt"/>
    </style:style>
    <style:style style:name="P1483" style:parent-style-name="paragraph" style:family="paragraph">
      <style:paragraph-properties style:vertical-align="baseline" fo:margin-top="0in" fo:margin-bottom="0in"/>
    </style:style>
    <style:style style:name="T1484" style:parent-style-name="normaltextrun" style:family="text">
      <style:text-properties style:font-name="Calibri" style:font-name-asian="Calibri,Arial" style:font-name-complex="Calibri,Arial" fo:font-size="11pt" style:font-size-asian="11pt" style:font-size-complex="11pt"/>
    </style:style>
    <style:style style:name="T1485" style:parent-style-name="eop" style:family="text">
      <style:text-properties style:font-name="Calibri" style:font-name-asian="Calibri,Arial" style:font-name-complex="Calibri,Arial" fo:font-size="11pt" style:font-size-asian="11pt" style:font-size-complex="11pt"/>
    </style:style>
    <style:style style:name="P1486" style:parent-style-name="paragraph" style:family="paragraph">
      <style:paragraph-properties style:vertical-align="baseline" fo:margin-top="0in" fo:margin-bottom="0in"/>
    </style:style>
    <style:style style:name="T1487" style:parent-style-name="normaltextrun" style:family="text">
      <style:text-properties style:font-name="Calibri" style:font-name-asian="Calibri,Arial" style:font-name-complex="Calibri,Arial" fo:font-size="11pt" style:font-size-asian="11pt" style:font-size-complex="11pt"/>
    </style:style>
    <style:style style:name="T1488" style:parent-style-name="eop" style:family="text">
      <style:text-properties style:font-name="Calibri" style:font-name-asian="Calibri,Arial" style:font-name-complex="Calibri,Arial" fo:font-size="11pt" style:font-size-asian="11pt" style:font-size-complex="11pt"/>
    </style:style>
    <style:style style:name="P1489" style:parent-style-name="paragraph" style:family="paragraph">
      <style:paragraph-properties style:vertical-align="baseline" fo:margin-top="0in" fo:margin-bottom="0in"/>
    </style:style>
    <style:style style:name="T1490" style:parent-style-name="normaltextrun" style:family="text">
      <style:text-properties style:font-name="Calibri" style:font-name-asian="Calibri,Arial" style:font-name-complex="Calibri,Arial" fo:font-size="11pt" style:font-size-asian="11pt" style:font-size-complex="11pt"/>
    </style:style>
    <style:style style:name="T1491" style:parent-style-name="eop" style:family="text">
      <style:text-properties style:font-name="Calibri" style:font-name-asian="Calibri,Arial" style:font-name-complex="Calibri,Arial" fo:font-size="11pt" style:font-size-asian="11pt" style:font-size-complex="11pt"/>
    </style:style>
    <style:style style:name="P1492" style:parent-style-name="paragraph" style:family="paragraph">
      <style:paragraph-properties style:vertical-align="baseline" fo:margin-top="0in" fo:margin-bottom="0in"/>
    </style:style>
    <style:style style:name="T1493" style:parent-style-name="eop" style:family="text">
      <style:text-properties style:font-name="Calibri" style:font-name-asian="Calibri,Arial" style:font-name-complex="Calibri,Arial" fo:font-size="11pt" style:font-size-asian="11pt" style:font-size-complex="11pt"/>
    </style:style>
    <style:style style:name="P1494" style:parent-style-name="paragraph" style:family="paragraph">
      <style:paragraph-properties style:vertical-align="baseline" fo:margin-top="0in" fo:margin-bottom="0in"/>
    </style:style>
    <style:style style:name="T149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9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97" style:parent-style-name="Absatz-Standardschriftart" style:family="text">
      <style:text-properties style:font-name="Calibri" style:font-name-asian="Arial" style:font-name-complex="Arial"/>
    </style:style>
    <style:style style:name="T1498" style:parent-style-name="Absatz-Standardschriftart" style:family="text">
      <style:text-properties style:font-name="Calibri" style:font-name-asian="Arial" style:font-name-complex="Arial"/>
    </style:style>
    <style:style style:name="T1499" style:parent-style-name="Absatz-Standardschriftart" style:family="text">
      <style:text-properties style:font-name="Calibri"/>
    </style:style>
    <style:style style:name="T1500" style:parent-style-name="Absatz-Standardschriftart" style:family="text">
      <style:text-properties style:font-name="Calibri"/>
    </style:style>
    <style:style style:name="T1501" style:parent-style-name="Absatz-Standardschriftart" style:family="text">
      <style:text-properties style:font-name="Calibri" style:font-name-asian="Arial" style:font-name-complex="Arial"/>
    </style:style>
    <style:style style:name="T1502" style:parent-style-name="Absatz-Standardschriftart" style:family="text">
      <style:text-properties style:font-name="Calibri" style:font-name-asian="Arial" style:font-name-complex="Arial"/>
    </style:style>
    <style:style style:name="T1503" style:parent-style-name="Absatz-Standardschriftart" style:family="text">
      <style:text-properties style:font-name="Calibri" style:font-name-asian="Arial" style:font-name-complex="Arial"/>
    </style:style>
    <style:style style:name="T1504" style:parent-style-name="Absatz-Standardschriftart" style:family="text">
      <style:text-properties style:font-name="Calibri" style:font-name-asian="Arial" style:font-name-complex="Arial"/>
    </style:style>
    <style:style style:name="T1505" style:parent-style-name="Absatz-Standardschriftart" style:family="text">
      <style:text-properties style:font-name="Calibri" style:font-name-asian="Arial" style:font-name-complex="Arial"/>
    </style:style>
    <style:style style:name="P1506" style:parent-style-name="KeinLeerraum" style:family="paragraph">
      <style:text-properties style:font-name="Calibri" style:font-name-asian="Arial" style:font-name-complex="Arial"/>
    </style:style>
    <style:style style:name="P1507" style:parent-style-name="paragraph" style:family="paragraph">
      <style:paragraph-properties style:vertical-align="baseline" fo:margin-top="0in" fo:margin-bottom="0in"/>
    </style:style>
    <style:style style:name="T1508" style:parent-style-name="eop" style:family="text">
      <style:text-properties style:font-name="Calibri" style:font-name-asian="Calibri,Arial" style:font-name-complex="Calibri,Arial" fo:font-size="11pt" style:font-size-asian="11pt" style:font-size-complex="11pt"/>
    </style:style>
    <style:style style:name="P1509" style:parent-style-name="paragraph" style:family="paragraph">
      <style:paragraph-properties style:vertical-align="baseline" fo:margin-top="0in" fo:margin-bottom="0in"/>
    </style:style>
    <style:style style:name="T1510" style:parent-style-name="normaltextrun" style:family="text">
      <style:text-properties style:font-name="Calibri" style:font-name-asian="Calibri,Arial" style:font-name-complex="Calibri,Arial" fo:font-size="11pt" style:font-size-asian="11pt" style:font-size-complex="11pt"/>
    </style:style>
    <style:style style:name="T1511" style:parent-style-name="eop" style:family="text">
      <style:text-properties style:font-name="Calibri" style:font-name-asian="Calibri,Arial" style:font-name-complex="Calibri,Arial" fo:font-size="11pt" style:font-size-asian="11pt" style:font-size-complex="11pt"/>
    </style:style>
    <style:style style:name="P1512" style:parent-style-name="paragraph" style:family="paragraph">
      <style:paragraph-properties style:vertical-align="baseline" fo:margin-top="0in" fo:margin-bottom="0in" fo:text-indent="0.4895in"/>
    </style:style>
    <style:style style:name="T1513" style:parent-style-name="normaltextrun" style:family="text">
      <style:text-properties style:font-name="Calibri" style:font-name-asian="Calibri,Arial" style:font-name-complex="Calibri,Arial" fo:font-size="11pt" style:font-size-asian="11pt" style:font-size-complex="11pt"/>
    </style:style>
    <style:style style:name="T1514" style:parent-style-name="eop" style:family="text">
      <style:text-properties style:font-name="Calibri" style:font-name-asian="Calibri,Arial" style:font-name-complex="Calibri,Arial" fo:font-size="11pt" style:font-size-asian="11pt" style:font-size-complex="11pt"/>
    </style:style>
    <style:style style:name="P1515" style:parent-style-name="paragraph" style:family="paragraph">
      <style:paragraph-properties style:vertical-align="baseline" fo:margin-top="0in" fo:margin-bottom="0in" fo:text-indent="0.4895in"/>
    </style:style>
    <style:style style:name="T1516" style:parent-style-name="normaltextrun" style:family="text">
      <style:text-properties style:font-name="Calibri" style:font-name-asian="Calibri,Arial" style:font-name-complex="Calibri,Arial" fo:font-size="11pt" style:font-size-asian="11pt" style:font-size-complex="11pt"/>
    </style:style>
    <style:style style:name="T1517" style:parent-style-name="eop" style:family="text">
      <style:text-properties style:font-name="Calibri" style:font-name-asian="Calibri,Arial" style:font-name-complex="Calibri,Arial" fo:font-size="11pt" style:font-size-asian="11pt" style:font-size-complex="11pt"/>
    </style:style>
    <style:style style:name="P1518" style:parent-style-name="paragraph" style:family="paragraph">
      <style:paragraph-properties style:vertical-align="baseline" fo:margin-top="0in" fo:margin-bottom="0in" fo:text-indent="0.4895in"/>
    </style:style>
    <style:style style:name="T1519" style:parent-style-name="normaltextrun" style:family="text">
      <style:text-properties style:font-name="Calibri" style:font-name-asian="Calibri,Arial" style:font-name-complex="Calibri,Arial" fo:font-size="11pt" style:font-size-asian="11pt" style:font-size-complex="11pt"/>
    </style:style>
    <style:style style:name="T1520" style:parent-style-name="eop" style:family="text">
      <style:text-properties style:font-name="Calibri" style:font-name-asian="Calibri,Arial" style:font-name-complex="Calibri,Arial" fo:font-size="11pt" style:font-size-asian="11pt" style:font-size-complex="11pt"/>
    </style:style>
    <style:style style:name="P1521" style:parent-style-name="paragraph" style:family="paragraph">
      <style:paragraph-properties style:vertical-align="baseline" fo:margin-top="0in" fo:margin-bottom="0in" fo:text-indent="0.4895in"/>
    </style:style>
    <style:style style:name="T1522" style:parent-style-name="normaltextrun" style:family="text">
      <style:text-properties style:font-name="Calibri" style:font-name-asian="Calibri,Arial" style:font-name-complex="Calibri,Arial" fo:font-size="11pt" style:font-size-asian="11pt" style:font-size-complex="11pt"/>
    </style:style>
    <style:style style:name="T1523" style:parent-style-name="eop" style:family="text">
      <style:text-properties style:font-name="Calibri" style:font-name-asian="Calibri,Arial" style:font-name-complex="Calibri,Arial" fo:font-size="11pt" style:font-size-asian="11pt" style:font-size-complex="11pt"/>
    </style:style>
    <style:style style:name="P1524" style:parent-style-name="paragraph" style:family="paragraph">
      <style:paragraph-properties style:vertical-align="baseline" fo:margin-top="0in" fo:margin-bottom="0in"/>
    </style:style>
    <style:style style:name="T1525" style:parent-style-name="eop" style:family="text">
      <style:text-properties style:font-name="Calibri" style:font-name-asian="Calibri,Arial" style:font-name-complex="Calibri,Arial" fo:font-size="11pt" style:font-size-asian="11pt" style:font-size-complex="11pt"/>
    </style:style>
    <style:style style:name="P1526" style:parent-style-name="paragraph" style:family="paragraph">
      <style:paragraph-properties style:vertical-align="baseline" fo:margin-top="0in" fo:margin-bottom="0in"/>
    </style:style>
    <style:style style:name="T1527" style:parent-style-name="normaltextrun" style:family="text">
      <style:text-properties style:font-name="Calibri" style:font-name-asian="Calibri,Arial" style:font-name-complex="Calibri,Arial" fo:font-size="11pt" style:font-size-asian="11pt" style:font-size-complex="11pt"/>
    </style:style>
    <style:style style:name="T1528" style:parent-style-name="eop" style:family="text">
      <style:text-properties style:font-name="Calibri" style:font-name-asian="Calibri,Arial" style:font-name-complex="Calibri,Arial" fo:font-size="11pt" style:font-size-asian="11pt" style:font-size-complex="11pt"/>
    </style:style>
    <style:style style:name="P1529" style:parent-style-name="paragraph" style:family="paragraph">
      <style:paragraph-properties style:vertical-align="baseline" fo:margin-top="0in" fo:margin-bottom="0in" fo:text-indent="0.4895in"/>
    </style:style>
    <style:style style:name="T1530" style:parent-style-name="normaltextrun" style:family="text">
      <style:text-properties style:font-name="Calibri" style:font-name-asian="Calibri,Arial" style:font-name-complex="Calibri,Arial" fo:font-size="11pt" style:font-size-asian="11pt" style:font-size-complex="11pt"/>
    </style:style>
    <style:style style:name="T1531" style:parent-style-name="eop" style:family="text">
      <style:text-properties style:font-name="Calibri" style:font-name-asian="Calibri,Arial" style:font-name-complex="Calibri,Arial" fo:font-size="11pt" style:font-size-asian="11pt" style:font-size-complex="11pt"/>
    </style:style>
    <style:style style:name="P1532" style:parent-style-name="paragraph" style:family="paragraph">
      <style:paragraph-properties style:vertical-align="baseline" fo:margin-top="0in" fo:margin-bottom="0in" fo:text-indent="0.4895in"/>
    </style:style>
    <style:style style:name="T1533" style:parent-style-name="normaltextrun" style:family="text">
      <style:text-properties style:font-name="Calibri" style:font-name-asian="Calibri,Arial" style:font-name-complex="Calibri,Arial" fo:font-size="11pt" style:font-size-asian="11pt" style:font-size-complex="11pt"/>
    </style:style>
    <style:style style:name="T1534" style:parent-style-name="eop" style:family="text">
      <style:text-properties style:font-name="Calibri" style:font-name-asian="Calibri,Arial" style:font-name-complex="Calibri,Arial" fo:font-size="11pt" style:font-size-asian="11pt" style:font-size-complex="11pt"/>
    </style:style>
    <style:style style:name="P1535" style:parent-style-name="paragraph" style:family="paragraph">
      <style:paragraph-properties style:vertical-align="baseline" fo:margin-top="0in" fo:margin-bottom="0in" fo:text-indent="0.4895in"/>
    </style:style>
    <style:style style:name="T1536" style:parent-style-name="normaltextrun" style:family="text">
      <style:text-properties style:font-name="Calibri" style:font-name-asian="Calibri,Arial" style:font-name-complex="Calibri,Arial" fo:font-size="11pt" style:font-size-asian="11pt" style:font-size-complex="11pt"/>
    </style:style>
    <style:style style:name="T1537" style:parent-style-name="apple-converted-space" style:family="text">
      <style:text-properties style:font-name="Calibri" style:font-name-asian="Calibri,Arial" style:font-name-complex="Calibri,Arial" fo:font-size="11pt" style:font-size-asian="11pt" style:font-size-complex="11pt"/>
    </style:style>
    <style:style style:name="T1538" style:parent-style-name="normaltextrun" style:family="text">
      <style:text-properties style:font-name="Calibri" style:font-name-asian="Calibri,Arial" style:font-name-complex="Calibri,Arial" fo:font-size="11pt" style:font-size-asian="11pt" style:font-size-complex="11pt"/>
    </style:style>
    <style:style style:name="T1539" style:parent-style-name="apple-converted-space" style:family="text">
      <style:text-properties style:font-name="Calibri" style:font-name-asian="Calibri,Arial" style:font-name-complex="Calibri,Arial" fo:font-size="11pt" style:font-size-asian="11pt" style:font-size-complex="11pt"/>
    </style:style>
    <style:style style:name="T1540" style:parent-style-name="normaltextrun" style:family="text">
      <style:text-properties style:font-name="Calibri" style:font-name-asian="Calibri,Arial" style:font-name-complex="Calibri,Arial" fo:font-size="11pt" style:font-size-asian="11pt" style:font-size-complex="11pt"/>
    </style:style>
    <style:style style:name="T1541" style:parent-style-name="eop" style:family="text">
      <style:text-properties style:font-name="Calibri" style:font-name-asian="Calibri,Arial" style:font-name-complex="Calibri,Arial" fo:font-size="11pt" style:font-size-asian="11pt" style:font-size-complex="11pt"/>
    </style:style>
    <style:style style:name="P1542" style:parent-style-name="paragraph" style:family="paragraph">
      <style:paragraph-properties style:vertical-align="baseline" fo:margin-top="0in" fo:margin-bottom="0in" fo:text-indent="0.4895in"/>
    </style:style>
    <style:style style:name="T1543" style:parent-style-name="normaltextrun" style:family="text">
      <style:text-properties style:font-name="Calibri" style:font-name-asian="Calibri,Arial" style:font-name-complex="Calibri,Arial" fo:font-size="11pt" style:font-size-asian="11pt" style:font-size-complex="11pt"/>
    </style:style>
    <style:style style:name="T1544" style:parent-style-name="eop" style:family="text">
      <style:text-properties style:font-name="Calibri" style:font-name-asian="Calibri,Arial" style:font-name-complex="Calibri,Arial" fo:font-size="11pt" style:font-size-asian="11pt" style:font-size-complex="11pt"/>
    </style:style>
    <style:style style:name="P1545" style:parent-style-name="paragraph" style:family="paragraph">
      <style:paragraph-properties style:vertical-align="baseline" fo:margin-top="0in" fo:margin-bottom="0in" fo:text-indent="0.4895in"/>
    </style:style>
    <style:style style:name="T1546" style:parent-style-name="normaltextrun" style:family="text">
      <style:text-properties style:font-name="Calibri" style:font-name-asian="Calibri,Arial" style:font-name-complex="Calibri,Arial" fo:font-size="11pt" style:font-size-asian="11pt" style:font-size-complex="11pt"/>
    </style:style>
    <style:style style:name="T1547" style:parent-style-name="eop" style:family="text">
      <style:text-properties style:font-name="Calibri" style:font-name-asian="Calibri,Arial" style:font-name-complex="Calibri,Arial" fo:font-size="11pt" style:font-size-asian="11pt" style:font-size-complex="11pt"/>
    </style:style>
    <style:style style:name="P1548" style:parent-style-name="paragraph" style:family="paragraph">
      <style:paragraph-properties style:vertical-align="baseline" fo:margin-top="0in" fo:margin-bottom="0in" fo:text-indent="0.4895in"/>
    </style:style>
    <style:style style:name="T1549" style:parent-style-name="normaltextrun" style:family="text">
      <style:text-properties style:font-name="Calibri" style:font-name-asian="Calibri,Arial" style:font-name-complex="Calibri,Arial" fo:font-size="11pt" style:font-size-asian="11pt" style:font-size-complex="11pt"/>
    </style:style>
    <style:style style:name="T1550" style:parent-style-name="eop" style:family="text">
      <style:text-properties style:font-name="Calibri" style:font-name-asian="Calibri,Arial" style:font-name-complex="Calibri,Arial" fo:font-size="11pt" style:font-size-asian="11pt" style:font-size-complex="11pt"/>
    </style:style>
    <style:style style:name="P1551" style:parent-style-name="paragraph" style:family="paragraph">
      <style:paragraph-properties style:vertical-align="baseline" fo:margin-top="0in" fo:margin-bottom="0in" fo:text-indent="0.4895in"/>
    </style:style>
    <style:style style:name="T1552" style:parent-style-name="normaltextrun" style:family="text">
      <style:text-properties style:font-name="Calibri" style:font-name-asian="Calibri,Arial" style:font-name-complex="Calibri,Arial" fo:font-size="11pt" style:font-size-asian="11pt" style:font-size-complex="11pt"/>
    </style:style>
    <style:style style:name="T1553" style:parent-style-name="eop" style:family="text">
      <style:text-properties style:font-name="Calibri" style:font-name-asian="Calibri,Arial" style:font-name-complex="Calibri,Arial" fo:font-size="11pt" style:font-size-asian="11pt" style:font-size-complex="11pt"/>
    </style:style>
    <style:style style:name="P1554" style:parent-style-name="paragraph" style:family="paragraph">
      <style:paragraph-properties style:vertical-align="baseline" fo:margin-top="0in" fo:margin-bottom="0in" fo:text-indent="0.4895in"/>
    </style:style>
    <style:style style:name="T1555" style:parent-style-name="normaltextrun" style:family="text">
      <style:text-properties style:font-name="Calibri" style:font-name-asian="Calibri,Arial" style:font-name-complex="Calibri,Arial" fo:font-size="11pt" style:font-size-asian="11pt" style:font-size-complex="11pt"/>
    </style:style>
    <style:style style:name="T1556" style:parent-style-name="eop" style:family="text">
      <style:text-properties style:font-name="Calibri" style:font-name-asian="Calibri,Arial" style:font-name-complex="Calibri,Arial" fo:font-size="11pt" style:font-size-asian="11pt" style:font-size-complex="11pt"/>
    </style:style>
    <style:style style:name="P1557" style:parent-style-name="paragraph" style:family="paragraph">
      <style:paragraph-properties style:vertical-align="baseline" fo:margin-top="0in" fo:margin-bottom="0in"/>
    </style:style>
    <style:style style:name="T1558" style:parent-style-name="eop" style:family="text">
      <style:text-properties style:font-name="Calibri" style:font-name-asian="Calibri,Arial" style:font-name-complex="Calibri,Arial" fo:font-size="11pt" style:font-size-asian="11pt" style:font-size-complex="11pt"/>
    </style:style>
    <style:style style:name="P1559" style:parent-style-name="paragraph" style:family="paragraph">
      <style:paragraph-properties style:vertical-align="baseline" fo:margin-top="0in" fo:margin-bottom="0in"/>
    </style:style>
    <style:style style:name="T1560" style:parent-style-name="eop" style:family="text">
      <style:text-properties style:font-name="Calibri" style:font-name-asian="Calibri,Arial" style:font-name-complex="Calibri,Arial" fo:font-size="11pt" style:font-size-asian="11pt" style:font-size-complex="11pt"/>
    </style:style>
    <style:style style:name="P1561" style:parent-style-name="paragraph" style:family="paragraph">
      <style:paragraph-properties style:vertical-align="baseline" fo:margin-top="0in" fo:margin-bottom="0in"/>
    </style:style>
    <style:style style:name="T1562" style:parent-style-name="normaltextrun" style:family="text">
      <style:text-properties style:font-name="Calibri" style:font-name-asian="Calibri,Arial" style:font-name-complex="Calibri,Arial" fo:font-size="11pt" style:font-size-asian="11pt" style:font-size-complex="11pt"/>
    </style:style>
    <style:style style:name="T1563" style:parent-style-name="eop" style:family="text">
      <style:text-properties style:font-name="Calibri" style:font-name-asian="Calibri,Arial" style:font-name-complex="Calibri,Arial" fo:font-size="11pt" style:font-size-asian="11pt" style:font-size-complex="11pt"/>
    </style:style>
    <style:style style:name="P1564" style:parent-style-name="paragraph" style:family="paragraph">
      <style:paragraph-properties style:vertical-align="baseline" fo:margin-top="0in" fo:margin-bottom="0in" fo:text-indent="0.4895in"/>
    </style:style>
    <style:style style:name="T1565" style:parent-style-name="normaltextrun" style:family="text">
      <style:text-properties style:font-name="Calibri" style:font-name-asian="Calibri,Arial" style:font-name-complex="Calibri,Arial" fo:font-size="11pt" style:font-size-asian="11pt" style:font-size-complex="11pt"/>
    </style:style>
    <style:style style:name="T1566" style:parent-style-name="eop" style:family="text">
      <style:text-properties style:font-name="Calibri" style:font-name-asian="Calibri,Arial" style:font-name-complex="Calibri,Arial" fo:font-size="11pt" style:font-size-asian="11pt" style:font-size-complex="11pt"/>
    </style:style>
    <style:style style:name="P1567" style:parent-style-name="paragraph" style:family="paragraph">
      <style:paragraph-properties style:vertical-align="baseline" fo:margin-top="0in" fo:margin-bottom="0in" fo:text-indent="0.4895in"/>
    </style:style>
    <style:style style:name="T1568" style:parent-style-name="normaltextrun" style:family="text">
      <style:text-properties style:font-name="Calibri" style:font-name-asian="Calibri,Arial" style:font-name-complex="Calibri,Arial" fo:font-size="11pt" style:font-size-asian="11pt" style:font-size-complex="11pt"/>
    </style:style>
    <style:style style:name="T1569" style:parent-style-name="eop" style:family="text">
      <style:text-properties style:font-name="Calibri" style:font-name-asian="Calibri,Arial" style:font-name-complex="Calibri,Arial" fo:font-size="11pt" style:font-size-asian="11pt" style:font-size-complex="11pt"/>
    </style:style>
    <style:style style:name="P1570" style:parent-style-name="paragraph" style:family="paragraph">
      <style:paragraph-properties style:vertical-align="baseline" fo:margin-top="0in" fo:margin-bottom="0in" fo:text-indent="0.4895in"/>
    </style:style>
    <style:style style:name="T1571" style:parent-style-name="normaltextrun" style:family="text">
      <style:text-properties style:font-name="Calibri" style:font-name-asian="Calibri,Arial" style:font-name-complex="Calibri,Arial" fo:font-size="11pt" style:font-size-asian="11pt" style:font-size-complex="11pt"/>
    </style:style>
    <style:style style:name="T1572" style:parent-style-name="eop" style:family="text">
      <style:text-properties style:font-name="Calibri" style:font-name-asian="Calibri,Arial" style:font-name-complex="Calibri,Arial" fo:font-size="11pt" style:font-size-asian="11pt" style:font-size-complex="11pt"/>
    </style:style>
    <style:style style:name="P1573" style:parent-style-name="paragraph" style:family="paragraph">
      <style:paragraph-properties style:vertical-align="baseline" fo:margin-top="0in" fo:margin-bottom="0in" fo:margin-left="0.4895in">
        <style:tab-stops/>
      </style:paragraph-properties>
    </style:style>
    <style:style style:name="T1574" style:parent-style-name="normaltextrun" style:family="text">
      <style:text-properties style:font-name="Calibri" style:font-name-asian="Calibri,Arial" style:font-name-complex="Calibri,Arial" fo:font-size="11pt" style:font-size-asian="11pt" style:font-size-complex="11pt"/>
    </style:style>
    <style:style style:name="T1575" style:parent-style-name="apple-converted-space" style:family="text">
      <style:text-properties style:font-name="Calibri" style:font-name-asian="Calibri,Arial" style:font-name-complex="Calibri,Arial" fo:font-size="11pt" style:font-size-asian="11pt" style:font-size-complex="11pt"/>
    </style:style>
    <style:style style:name="T1576" style:parent-style-name="spellingerror" style:family="text">
      <style:text-properties style:font-name="Calibri" style:font-name-asian="Calibri,Arial" style:font-name-complex="Calibri,Arial" fo:font-size="11pt" style:font-size-asian="11pt" style:font-size-complex="11pt"/>
    </style:style>
    <style:style style:name="T1577" style:parent-style-name="apple-converted-space" style:family="text">
      <style:text-properties style:font-name="Calibri" style:font-name-asian="Calibri,Arial" style:font-name-complex="Calibri,Arial" fo:font-size="11pt" style:font-size-asian="11pt" style:font-size-complex="11pt"/>
    </style:style>
    <style:style style:name="T1578" style:parent-style-name="normaltextrun" style:family="text">
      <style:text-properties style:font-name="Calibri" style:font-name-asian="Calibri,Arial" style:font-name-complex="Calibri,Arial" fo:font-size="11pt" style:font-size-asian="11pt" style:font-size-complex="11pt"/>
    </style:style>
    <style:style style:name="T1579" style:parent-style-name="eop" style:family="text">
      <style:text-properties style:font-name="Calibri" style:font-name-asian="Calibri,Arial" style:font-name-complex="Calibri,Arial" fo:font-size="11pt" style:font-size-asian="11pt" style:font-size-complex="11pt"/>
    </style:style>
    <style:style style:name="P1580" style:parent-style-name="paragraph" style:family="paragraph">
      <style:paragraph-properties style:vertical-align="baseline" fo:margin-top="0in" fo:margin-bottom="0in" fo:margin-left="0.4895in">
        <style:tab-stops/>
      </style:paragraph-properties>
    </style:style>
    <style:style style:name="T1581" style:parent-style-name="normaltextrun" style:family="text">
      <style:text-properties style:font-name="Calibri" style:font-name-asian="Calibri,Arial" style:font-name-complex="Calibri,Arial" fo:font-size="11pt" style:font-size-asian="11pt" style:font-size-complex="11pt"/>
    </style:style>
    <style:style style:name="T1582" style:parent-style-name="eop" style:family="text">
      <style:text-properties style:font-name="Calibri" style:font-name-asian="Calibri,Arial" style:font-name-complex="Calibri,Arial" fo:font-size="11pt" style:font-size-asian="11pt" style:font-size-complex="11pt"/>
    </style:style>
    <style:style style:name="P1583" style:parent-style-name="paragraph" style:family="paragraph">
      <style:paragraph-properties style:vertical-align="baseline" fo:margin-top="0in" fo:margin-bottom="0in"/>
    </style:style>
    <style:style style:name="T1584" style:parent-style-name="eop" style:family="text">
      <style:text-properties style:font-name="Calibri" style:font-name-asian="Calibri,Arial" style:font-name-complex="Calibri,Arial" fo:font-size="11pt" style:font-size-asian="11pt" style:font-size-complex="11pt"/>
    </style:style>
    <style:style style:name="P1585" style:parent-style-name="paragraph" style:family="paragraph">
      <style:paragraph-properties style:vertical-align="baseline" fo:margin-top="0in" fo:margin-bottom="0in"/>
    </style:style>
    <style:style style:name="T1586" style:parent-style-name="eop" style:family="text">
      <style:text-properties style:font-name="Calibri" style:font-name-asian="Calibri,Arial" style:font-name-complex="Calibri,Arial" fo:font-size="11pt" style:font-size-asian="11pt" style:font-size-complex="11pt"/>
    </style:style>
    <style:style style:name="P1587" style:parent-style-name="paragraph" style:family="paragraph">
      <style:paragraph-properties style:vertical-align="baseline" fo:margin-top="0in" fo:margin-bottom="0in"/>
    </style:style>
    <style:style style:name="T15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589"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590" style:parent-style-name="paragraph" style:family="paragraph">
      <style:paragraph-properties style:vertical-align="baseline" fo:margin-top="0in" fo:margin-bottom="0in" fo:background-color="#FFFFFF"/>
    </style:style>
    <style:style style:name="T1591" style:parent-style-name="normaltextrun" style:family="text">
      <style:text-properties style:font-name="Calibri" style:font-name-asian="Calibri,Arial" style:font-name-complex="Calibri,Arial" fo:font-size="11pt" style:font-size-asian="11pt" style:font-size-complex="11pt"/>
    </style:style>
    <style:style style:name="P1592" style:parent-style-name="paragraph" style:family="paragraph">
      <style:paragraph-properties style:vertical-align="baseline" fo:margin-top="0in" fo:margin-bottom="0in" fo:background-color="#FFFFFF"/>
    </style:style>
    <style:style style:name="T1593" style:parent-style-name="normaltextrun" style:family="text">
      <style:text-properties style:font-name="Calibri" style:font-name-asian="Calibri,Arial" style:font-name-complex="Calibri,Arial" fo:font-size="11pt" style:font-size-asian="11pt" style:font-size-complex="11pt"/>
    </style:style>
    <style:style style:name="T1594" style:parent-style-name="eop" style:family="text">
      <style:text-properties style:font-name="Calibri" style:font-name-asian="Calibri,Arial" style:font-name-complex="Calibri,Arial" fo:font-size="11pt" style:font-size-asian="11pt" style:font-size-complex="11pt"/>
    </style:style>
    <style:style style:name="P1595" style:parent-style-name="paragraph" style:family="paragraph">
      <style:paragraph-properties style:vertical-align="baseline" fo:margin-top="0in" fo:margin-bottom="0in" fo:background-color="#FFFFFF"/>
    </style:style>
    <style:style style:name="T1596" style:parent-style-name="normaltextrun" style:family="text">
      <style:text-properties style:font-name="Calibri" style:font-name-asian="Calibri,Arial" style:font-name-complex="Calibri,Arial" fo:font-size="11pt" style:font-size-asian="11pt" style:font-size-complex="11pt"/>
    </style:style>
    <style:style style:name="T1597" style:parent-style-name="eop" style:family="text">
      <style:text-properties style:font-name="Calibri" style:font-name-asian="Calibri,Arial" style:font-name-complex="Calibri,Arial" fo:font-size="11pt" style:font-size-asian="11pt" style:font-size-complex="11pt"/>
    </style:style>
    <style:style style:name="P1598" style:parent-style-name="paragraph" style:family="paragraph">
      <style:paragraph-properties style:vertical-align="baseline" fo:margin-top="0in" fo:margin-bottom="0in" fo:background-color="#FFFFFF"/>
    </style:style>
    <style:style style:name="T1599" style:parent-style-name="normaltextrun" style:family="text">
      <style:text-properties style:font-name="Calibri" style:font-name-asian="Calibri,Arial" style:font-name-complex="Calibri,Arial" fo:font-size="11pt" style:font-size-asian="11pt" style:font-size-complex="11pt"/>
    </style:style>
    <style:style style:name="T1600" style:parent-style-name="eop" style:family="text">
      <style:text-properties style:font-name="Calibri" style:font-name-asian="Calibri,Arial" style:font-name-complex="Calibri,Arial" fo:font-size="11pt" style:font-size-asian="11pt" style:font-size-complex="11pt"/>
    </style:style>
    <style:style style:name="P1601" style:parent-style-name="paragraph" style:family="paragraph">
      <style:paragraph-properties style:vertical-align="baseline" fo:margin-top="0in" fo:margin-bottom="0in"/>
    </style:style>
    <style:style style:name="T1602" style:parent-style-name="eop" style:family="text">
      <style:text-properties style:font-name="Calibri" style:font-name-asian="Calibri,Arial" style:font-name-complex="Calibri,Arial" fo:font-size="11pt" style:font-size-asian="11pt" style:font-size-complex="11pt"/>
    </style:style>
    <style:style style:name="P1603" style:parent-style-name="paragraph" style:family="paragraph">
      <style:paragraph-properties style:vertical-align="baseline" fo:margin-top="0in" fo:margin-bottom="0in"/>
    </style:style>
    <style:style style:name="T160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05" style:parent-style-name="normaltextrun" style:family="text">
      <style:text-properties style:font-name="Calibri" style:font-name-asian="Calibri,Arial" style:font-name-complex="Calibri,Arial" fo:font-weight="bold" style:font-weight-asian="bold" style:font-weight-complex="bold" fo:language="en" fo:country="US"/>
    </style:style>
    <style:style style:name="P1606" style:parent-style-name="paragraph" style:family="paragraph">
      <style:paragraph-properties style:vertical-align="baseline" fo:margin-top="0in" fo:margin-bottom="0in"/>
    </style:style>
    <style:style style:name="T1607" style:parent-style-name="normaltextrun" style:family="text">
      <style:text-properties style:font-name="Calibri" style:font-name-asian="Calibri,Arial" style:font-name-complex="Calibri,Arial" fo:font-size="11pt" style:font-size-asian="11pt" style:font-size-complex="11pt" fo:background-color="#FFFFFF"/>
    </style:style>
    <style:style style:name="T1608" style:parent-style-name="apple-converted-space" style:family="text">
      <style:text-properties style:font-name="Calibri" style:font-name-asian="Calibri,Arial" style:font-name-complex="Calibri,Arial" fo:font-size="11pt" style:font-size-asian="11pt" style:font-size-complex="11pt" fo:background-color="#FFFFFF"/>
    </style:style>
    <style:style style:name="T1609" style:parent-style-name="normaltextrun" style:family="text">
      <style:text-properties style:font-name="Calibri" style:font-name-asian="Calibri,Arial" style:font-name-complex="Calibri,Arial" fo:font-size="11pt" style:font-size-asian="11pt" style:font-size-complex="11pt" fo:background-color="#FFFFFF"/>
    </style:style>
    <style:style style:name="T1610" style:parent-style-name="apple-converted-space" style:family="text">
      <style:text-properties style:font-name="Calibri" style:font-name-asian="Calibri,Arial" style:font-name-complex="Calibri,Arial" fo:font-size="11pt" style:font-size-asian="11pt" style:font-size-complex="11pt" fo:background-color="#FFFFFF"/>
    </style:style>
    <style:style style:name="T1611" style:parent-style-name="eop" style:family="text">
      <style:text-properties style:font-name="Calibri" style:font-name-asian="Calibri,Arial" style:font-name-complex="Calibri,Arial" fo:font-size="11pt" style:font-size-asian="11pt" style:font-size-complex="11pt"/>
    </style:style>
    <style:style style:name="P1612" style:parent-style-name="paragraph" style:family="paragraph">
      <style:paragraph-properties style:vertical-align="baseline" fo:margin-top="0in" fo:margin-bottom="0in"/>
    </style:style>
    <style:style style:name="T1613" style:parent-style-name="eop" style:family="text">
      <style:text-properties style:font-name="Calibri" style:font-name-asian="Calibri,Arial" style:font-name-complex="Calibri,Arial" fo:font-size="11pt" style:font-size-asian="11pt" style:font-size-complex="11pt"/>
    </style:style>
    <style:style style:name="P1614" style:parent-style-name="paragraph" style:family="paragraph">
      <style:paragraph-properties style:vertical-align="baseline" fo:margin-top="0in" fo:margin-bottom="0in"/>
    </style:style>
    <style:style style:name="T161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16" style:parent-style-name="normaltextrun" style:family="text">
      <style:text-properties style:font-name="Calibri" style:font-name-asian="Calibri,Arial" style:font-name-complex="Calibri,Arial" fo:font-weight="bold" style:font-weight-asian="bold" style:font-weight-complex="bold" fo:language="en" fo:country="US"/>
    </style:style>
    <style:style style:name="T1617"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618"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619"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620" style:parent-style-name="eop" style:family="text">
      <style:text-properties style:font-name="Calibri" style:font-name-asian="Calibri,Arial" style:font-name-complex="Calibri,Arial" fo:font-size="11pt" style:font-size-asian="11pt" style:font-size-complex="11pt" fo:language="en" fo:country="US"/>
    </style:style>
    <style:style style:name="P1621" style:parent-style-name="paragraph" style:family="paragraph">
      <style:paragraph-properties style:vertical-align="baseline" fo:margin-top="0in" fo:margin-bottom="0in"/>
    </style:style>
    <style:style style:name="T1622" style:parent-style-name="eop" style:family="text">
      <style:text-properties style:font-name="Calibri" style:font-name-asian="Calibri,Arial" style:font-name-complex="Calibri,Arial" fo:font-size="11pt" style:font-size-asian="11pt" style:font-size-complex="11pt" fo:language="en" fo:country="US"/>
    </style:style>
    <style:style style:name="T1623" style:parent-style-name="normaltextrun" style:family="text">
      <style:text-properties style:font-name="Calibri" style:font-name-asian="Arial" style:font-name-complex="Arial" fo:font-weight="bold" style:font-weight-asian="bold" style:font-weight-complex="bold" fo:language="en" fo:country="US"/>
    </style:style>
    <style:style style:name="P1624" style:parent-style-name="paragraph" style:family="paragraph">
      <style:paragraph-properties style:vertical-align="baseline" fo:margin-top="0in" fo:margin-bottom="0in"/>
      <style:text-properties style:font-name="Calibri" style:font-name-complex="Segoe UI" fo:font-size="11pt" style:font-size-asian="11pt" style:font-size-complex="11pt" fo:language="en" fo:country="US"/>
    </style:style>
    <style:style style:name="P1625" style:parent-style-name="Standard" style:family="paragraph">
      <style:text-properties style:font-name="Calibri" fo:language="en" fo:country="US"/>
    </style:style>
    <style:style style:name="P1626" style:parent-style-name="Standard" style:family="paragraph">
      <style:text-properties style:font-name="Calibri" fo:language="en" fo:country="US"/>
    </style:style>
    <style:style style:name="P162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28" style:parent-style-name="Absatz-Standardschriftart" style:family="text">
      <style:text-properties style:font-name="Calibri" style:font-name-asian="Calibri,Arial" style:font-name-complex="Calibri,Arial" fo:language="en" fo:country="US"/>
    </style:style>
    <style:style style:name="T1629" style:parent-style-name="Absatz-Standardschriftart" style:family="text">
      <style:text-properties style:font-name="Calibri" style:font-name-asian="Calibri,Arial" style:font-name-complex="Calibri,Arial" fo:language="en" fo:country="US"/>
    </style:style>
    <style:style style:name="T1630" style:parent-style-name="Absatz-Standardschriftart" style:family="text">
      <style:text-properties style:font-name="Calibri" style:font-name-asian="Calibri,Arial" style:font-name-complex="Calibri,Arial" fo:language="en" fo:country="US"/>
    </style:style>
    <style:style style:name="P1631" style:parent-style-name="Standard" style:family="paragraph">
      <style:paragraph-properties fo:margin-bottom="0in"/>
    </style:style>
    <style:style style:name="T1632" style:parent-style-name="Absatz-Standardschriftart" style:family="text">
      <style:text-properties style:font-name="Calibri" style:font-name-asian="Calibri,Arial" style:font-name-complex="Calibri,Arial" fo:language="en" fo:country="US"/>
    </style:style>
    <style:style style:name="P1633" style:parent-style-name="Standard" style:family="paragraph">
      <style:paragraph-properties fo:margin-bottom="0in"/>
    </style:style>
    <style:style style:name="T1634" style:parent-style-name="Absatz-Standardschriftart" style:family="text">
      <style:text-properties style:font-name="Calibri" style:font-name-asian="Calibri,Arial" style:font-name-complex="Calibri,Arial" fo:font-weight="bold" style:font-weight-asian="bold" style:font-weight-complex="bold" fo:language="en" fo:country="US"/>
    </style:style>
    <style:style style:name="T1635" style:parent-style-name="Absatz-Standardschriftart" style:family="text">
      <style:text-properties style:font-name="Calibri" style:font-name-asian="Calibri,Arial" style:font-name-complex="Calibri,Arial" fo:language="en" fo:country="US"/>
    </style:style>
    <style:style style:name="P1636" style:parent-style-name="Standard" style:family="paragraph">
      <style:paragraph-properties fo:margin-bottom="0in"/>
    </style:style>
    <style:style style:name="T1637" style:parent-style-name="Absatz-Standardschriftart" style:family="text">
      <style:text-properties style:font-name="Calibri" style:font-name-asian="Calibri,Arial" style:font-name-complex="Calibri,Arial" fo:language="en" fo:country="US"/>
    </style:style>
    <style:style style:name="P1638" style:parent-style-name="Standard" style:family="paragraph">
      <style:paragraph-properties fo:margin-bottom="0in"/>
    </style:style>
    <style:style style:name="T1639" style:parent-style-name="Absatz-Standardschriftart" style:family="text">
      <style:text-properties style:font-name="Calibri" style:font-name-asian="Calibri,Arial" style:font-name-complex="Calibri,Arial" fo:font-weight="bold" style:font-weight-asian="bold" style:font-weight-complex="bold" fo:language="en" fo:country="US"/>
    </style:style>
    <style:style style:name="P1640" style:parent-style-name="Listenabsatz" style:family="paragraph">
      <style:paragraph-properties fo:widows="2" fo:orphans="2" fo:margin-bottom="0in"/>
      <style:text-properties fo:hyphenate="true"/>
    </style:style>
    <style:style style:name="T1641" style:parent-style-name="Absatz-Standardschriftart" style:family="text">
      <style:text-properties style:font-name="Calibri" style:font-name-asian="Calibri,Arial" style:font-name-complex="Calibri,Arial" style:language-asian="de" style:country-asian="DE"/>
    </style:style>
    <style:style style:name="P1642" style:parent-style-name="Standard" style:family="paragraph">
      <style:paragraph-properties fo:margin-bottom="0in"/>
    </style:style>
    <style:style style:name="T1643" style:parent-style-name="Absatz-Standardschriftart" style:family="text">
      <style:text-properties style:font-name="Calibri" style:font-name-asian="Calibri,Arial" style:font-name-complex="Calibri,Arial"/>
    </style:style>
    <style:style style:name="P1644" style:parent-style-name="Standard" style:family="paragraph">
      <style:paragraph-properties fo:margin-bottom="0in"/>
    </style:style>
    <style:style style:name="T164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46" style:parent-style-name="Absatz-Standardschriftart" style:family="text">
      <style:text-properties style:font-name="Calibri" style:font-name-asian="Calibri,Arial" style:font-name-complex="Calibri,Arial" fo:font-size="11pt" style:font-size-asian="11pt" style:font-size-complex="11pt"/>
    </style:style>
    <style:style style:name="P1647" style:parent-style-name="Standard" style:family="paragraph">
      <style:paragraph-properties fo:margin-bottom="0in"/>
    </style:style>
    <style:style style:name="T1648" style:parent-style-name="Absatz-Standardschriftart" style:family="text">
      <style:text-properties style:font-name="Calibri" style:font-name-asian="Calibri,Arial" style:font-name-complex="Calibri,Arial" fo:font-size="11pt" style:font-size-asian="11pt" style:font-size-complex="11pt"/>
    </style:style>
    <style:style style:name="P1649" style:parent-style-name="Standard" style:family="paragraph">
      <style:paragraph-properties fo:margin-bottom="0in"/>
    </style:style>
    <style:style style:name="T165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51" style:parent-style-name="Absatz-Standardschriftart" style:family="text">
      <style:text-properties style:font-name="Calibri" style:font-name-asian="Calibri,Arial" style:font-name-complex="Calibri,Arial" fo:font-size="11pt" style:font-size-asian="11pt" style:font-size-complex="11pt"/>
    </style:style>
    <style:style style:name="P1652" style:parent-style-name="Standard" style:family="paragraph">
      <style:paragraph-properties fo:margin-bottom="0in"/>
    </style:style>
    <style:style style:name="T1653" style:parent-style-name="Absatz-Standardschriftart" style:family="text">
      <style:text-properties style:font-name="Calibri" style:font-name-asian="Calibri,Arial" style:font-name-complex="Calibri,Arial" fo:font-size="11pt" style:font-size-asian="11pt" style:font-size-complex="11pt"/>
    </style:style>
    <style:style style:name="P1654" style:parent-style-name="Standard" style:family="paragraph">
      <style:paragraph-properties fo:margin-bottom="0in"/>
    </style:style>
    <style:style style:name="T165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5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5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5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5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6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6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664" style:parent-style-name="Standard" style:family="paragraph">
      <style:paragraph-properties fo:margin-bottom="0in"/>
    </style:style>
    <style:style style:name="T1665" style:parent-style-name="Absatz-Standardschriftart" style:family="text">
      <style:text-properties style:font-name="Calibri" style:font-name-asian="Calibri,Arial" style:font-name-complex="Calibri,Arial" fo:font-size="11pt" style:font-size-asian="11pt" style:font-size-complex="11pt"/>
    </style:style>
    <style:style style:name="P1666" style:parent-style-name="Standard" style:family="paragraph">
      <style:paragraph-properties fo:margin-bottom="0in"/>
    </style:style>
    <style:style style:name="T166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8" style:parent-style-name="Standard" style:family="paragraph">
      <style:paragraph-properties fo:margin-bottom="0in"/>
    </style:style>
    <style:style style:name="T1669" style:parent-style-name="Absatz-Standardschriftart" style:family="text">
      <style:text-properties style:font-name="Calibri" style:font-name-asian="Calibri,Arial" style:font-name-complex="Calibri,Arial" fo:font-size="11pt" style:font-size-asian="11pt" style:font-size-complex="11pt"/>
    </style:style>
    <style:style style:name="P1670" style:parent-style-name="Standard" style:family="paragraph">
      <style:paragraph-properties fo:margin-bottom="0in" fo:text-indent="0.1972in"/>
    </style:style>
    <style:style style:name="T1671" style:parent-style-name="Absatz-Standardschriftart" style:family="text">
      <style:text-properties style:font-name="Calibri" style:font-name-asian="Calibri,Arial" style:font-name-complex="Calibri,Arial" fo:font-size="11pt" style:font-size-asian="11pt" style:font-size-complex="11pt"/>
    </style:style>
    <style:style style:name="P1672" style:parent-style-name="Standard" style:family="paragraph">
      <style:paragraph-properties fo:margin-bottom="0in" fo:text-indent="0.1972in"/>
    </style:style>
    <style:style style:name="T1673" style:parent-style-name="Absatz-Standardschriftart" style:family="text">
      <style:text-properties style:font-name="Calibri" style:font-name-asian="Calibri,Arial" style:font-name-complex="Calibri,Arial" fo:font-size="11pt" style:font-size-asian="11pt" style:font-size-complex="11pt"/>
    </style:style>
    <style:style style:name="P1674" style:parent-style-name="Standard" style:family="paragraph">
      <style:paragraph-properties fo:margin-bottom="0in"/>
    </style:style>
    <style:style style:name="T1675" style:parent-style-name="Absatz-Standardschriftart" style:family="text">
      <style:text-properties style:font-name="Calibri" style:font-name-asian="Calibri,Arial" style:font-name-complex="Calibri,Arial" fo:color="#000000" fo:font-size="11pt" style:font-size-asian="11pt" style:font-size-complex="11pt"/>
    </style:style>
    <style:style style:name="T1676" style:parent-style-name="Absatz-Standardschriftart" style:family="text">
      <style:text-properties style:font-name="Calibri" style:font-name-asian="Calibri,Arial" style:font-name-complex="Calibri,Arial" fo:font-size="11pt" style:font-size-asian="11pt" style:font-size-complex="11pt"/>
    </style:style>
    <style:style style:name="P1677" style:parent-style-name="Standard" style:family="paragraph">
      <style:paragraph-properties fo:margin-bottom="0in" fo:text-indent="0.1972in"/>
    </style:style>
    <style:style style:name="T1678" style:parent-style-name="Absatz-Standardschriftart" style:family="text">
      <style:text-properties style:font-name="Calibri" style:font-name-asian="Calibri,Arial" style:font-name-complex="Calibri,Arial" fo:color="#000000" fo:font-size="11pt" style:font-size-asian="11pt" style:font-size-complex="11pt"/>
    </style:style>
    <style:style style:name="T1679" style:parent-style-name="Absatz-Standardschriftart" style:family="text">
      <style:text-properties style:font-name="Calibri" style:font-name-asian="Calibri,Arial" style:font-name-complex="Calibri,Arial" fo:font-size="11pt" style:font-size-asian="11pt" style:font-size-complex="11pt"/>
    </style:style>
    <style:style style:name="P1680" style:parent-style-name="Standard" style:family="paragraph">
      <style:paragraph-properties fo:margin-bottom="0in" fo:text-indent="0.1972in"/>
    </style:style>
    <style:style style:name="T1681" style:parent-style-name="Absatz-Standardschriftart" style:family="text">
      <style:text-properties style:font-name="Calibri" style:font-name-asian="Calibri,Arial" style:font-name-complex="Calibri,Arial" fo:color="#000000" fo:font-size="11pt" style:font-size-asian="11pt" style:font-size-complex="11pt"/>
    </style:style>
    <style:style style:name="T1682" style:parent-style-name="Absatz-Standardschriftart" style:family="text">
      <style:text-properties style:font-name="Calibri" style:font-name-asian="Calibri,Arial" style:font-name-complex="Calibri,Arial" fo:font-size="11pt" style:font-size-asian="11pt" style:font-size-complex="11pt"/>
    </style:style>
    <style:style style:name="P1683" style:parent-style-name="Standard" style:family="paragraph">
      <style:paragraph-properties fo:margin-bottom="0in" fo:text-indent="0.1972in"/>
    </style:style>
    <style:style style:name="T1684" style:parent-style-name="Absatz-Standardschriftart" style:family="text">
      <style:text-properties style:font-name="Calibri" style:font-name-asian="Calibri,Arial" style:font-name-complex="Calibri,Arial" fo:color="#000000" fo:font-size="11pt" style:font-size-asian="11pt" style:font-size-complex="11pt"/>
    </style:style>
    <style:style style:name="T1685" style:parent-style-name="Absatz-Standardschriftart" style:family="text">
      <style:text-properties style:font-name="Calibri" style:font-name-asian="Calibri,Arial" style:font-name-complex="Calibri,Arial" fo:font-size="11pt" style:font-size-asian="11pt" style:font-size-complex="11pt"/>
    </style:style>
    <style:style style:name="P1686" style:parent-style-name="Standard" style:family="paragraph">
      <style:paragraph-properties fo:margin-bottom="0in"/>
    </style:style>
    <style:style style:name="T1687" style:parent-style-name="Absatz-Standardschriftart" style:family="text">
      <style:text-properties style:font-name="Calibri" style:font-name-asian="Calibri,Arial" style:font-name-complex="Calibri,Arial" fo:font-size="11pt" style:font-size-asian="11pt" style:font-size-complex="11pt"/>
    </style:style>
    <style:style style:name="P1688" style:parent-style-name="Standard" style:family="paragraph">
      <style:paragraph-properties fo:margin-bottom="0in"/>
    </style:style>
    <style:style style:name="T168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90" style:parent-style-name="Listenabsatz" style:family="paragraph">
      <style:paragraph-properties fo:widows="2" fo:orphans="2" fo:margin-bottom="0in"/>
      <style:text-properties fo:hyphenate="true"/>
    </style:style>
    <style:style style:name="T1691" style:parent-style-name="Absatz-Standardschriftart" style:family="text">
      <style:text-properties style:font-name="Calibri" style:font-name-asian="Calibri,Arial" style:font-name-complex="Calibri,Arial" fo:color="#000000" fo:font-size="11pt" style:font-size-asian="11pt" style:font-size-complex="11pt" style:language-asian="de" style:country-asian="DE"/>
    </style:style>
    <style:style style:name="P1692" style:parent-style-name="Listenabsatz" style:family="paragraph">
      <style:paragraph-properties fo:widows="2" fo:orphans="2" fo:margin-bottom="0in"/>
      <style:text-properties fo:hyphenate="true"/>
    </style:style>
    <style:style style:name="T1693" style:parent-style-name="Absatz-Standardschriftart" style:family="text">
      <style:text-properties style:font-name="Calibri" style:font-name-asian="Calibri,Arial" style:font-name-complex="Calibri,Arial" fo:color="#000000" fo:font-size="11pt" style:font-size-asian="11pt" style:font-size-complex="11pt" style:language-asian="de" style:country-asian="DE"/>
    </style:style>
    <style:style style:name="T1694"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695" style:parent-style-name="Standard" style:family="paragraph">
      <style:paragraph-properties fo:margin-bottom="0in"/>
    </style:style>
    <style:style style:name="T1696" style:parent-style-name="Absatz-Standardschriftart" style:family="text">
      <style:text-properties style:font-name="Calibri" style:font-name-asian="Calibri,Arial" style:font-name-complex="Calibri,Arial" fo:font-size="11pt" style:font-size-asian="11pt" style:font-size-complex="11pt"/>
    </style:style>
    <style:style style:name="P1697" style:parent-style-name="Standard" style:family="paragraph">
      <style:paragraph-properties fo:margin-bottom="0in"/>
    </style:style>
    <style:style style:name="T169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99" style:parent-style-name="Standard" style:family="paragraph">
      <style:paragraph-properties fo:margin-bottom="0in"/>
    </style:style>
    <style:style style:name="T1700" style:parent-style-name="Absatz-Standardschriftart" style:family="text">
      <style:text-properties style:font-name="Calibri" style:font-name-asian="Calibri,Arial" style:font-name-complex="Calibri,Arial" fo:color="#000000" fo:font-size="11pt" style:font-size-asian="11pt" style:font-size-complex="11pt"/>
    </style:style>
    <style:style style:name="T1701" style:parent-style-name="Absatz-Standardschriftart" style:family="text">
      <style:text-properties style:font-name="Calibri" style:font-name-asian="Calibri,Arial" style:font-name-complex="Calibri,Arial" fo:font-size="11pt" style:font-size-asian="11pt" style:font-size-complex="11pt"/>
    </style:style>
    <style:style style:name="P1702" style:parent-style-name="Standard" style:family="paragraph">
      <style:paragraph-properties fo:margin-bottom="0in"/>
    </style:style>
    <style:style style:name="T1703" style:parent-style-name="Absatz-Standardschriftart" style:family="text">
      <style:text-properties style:font-name="Calibri" style:font-name-asian="Calibri,Arial" style:font-name-complex="Calibri,Arial" fo:font-size="11pt" style:font-size-asian="11pt" style:font-size-complex="11pt"/>
    </style:style>
    <style:style style:name="P1704" style:parent-style-name="Standard" style:family="paragraph">
      <style:paragraph-properties fo:margin-bottom="0in"/>
    </style:style>
    <style:style style:name="T170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06"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70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08" style:parent-style-name="Standard" style:family="paragraph">
      <style:paragraph-properties fo:margin-bottom="0in"/>
    </style:style>
    <style:style style:name="T170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10" style:parent-style-name="Standard" style:family="paragraph">
      <style:paragraph-properties fo:margin-bottom="0in"/>
    </style:style>
    <style:style style:name="T171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712" style:parent-style-name="Listenabsatz" style:family="paragraph">
      <style:paragraph-properties fo:widows="2" fo:orphans="2" fo:margin-bottom="0in"/>
      <style:text-properties fo:hyphenate="true"/>
    </style:style>
    <style:style style:name="T1713" style:parent-style-name="Absatz-Standardschriftart" style:family="text">
      <style:text-properties style:font-name="Calibri" style:font-name-asian="Calibri,Arial" style:font-name-complex="Calibri,Arial" fo:color="#000000" fo:font-size="11pt" style:font-size-asian="11pt" style:font-size-complex="11pt" style:language-asian="de" style:country-asian="DE"/>
    </style:style>
    <style:style style:name="T1714"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715" style:parent-style-name="Standard" style:family="paragraph">
      <style:paragraph-properties fo:margin-bottom="0in"/>
    </style:style>
    <style:style style:name="T1716" style:parent-style-name="Absatz-Standardschriftart" style:family="text">
      <style:text-properties style:font-name="Calibri" style:font-name-asian="Calibri,Arial" style:font-name-complex="Calibri,Arial" fo:font-size="11pt" style:font-size-asian="11pt" style:font-size-complex="11pt"/>
    </style:style>
    <style:style style:name="P1717" style:parent-style-name="Standard" style:family="paragraph">
      <style:paragraph-properties fo:margin-bottom="0in"/>
      <style:text-properties style:font-name="Calibri" style:font-name-complex="Segoe UI" fo:font-size="11pt" style:font-size-asian="11pt" style:font-size-complex="11pt"/>
    </style:style>
    <style:style style:name="P1718" style:parent-style-name="Standard" style:family="paragraph">
      <style:paragraph-properties fo:margin-bottom="0in"/>
      <style:text-properties style:font-name="Calibri" style:font-name-complex="Segoe UI" fo:font-size="11pt" style:font-size-asian="11pt" style:font-size-complex="11pt"/>
    </style:style>
    <style:style style:name="P1719" style:parent-style-name="Standard" style:family="paragraph">
      <style:text-properties style:font-name="Calibri" fo:font-size="11pt" style:font-size-asian="11pt" style:font-size-complex="11pt" fo:language="de" fo:country="DE"/>
    </style:style>
    <style:style style:name="P1720" style:parent-style-name="Standard" style:family="paragraph">
      <style:text-properties style:font-name="Calibri" fo:font-size="11pt" style:font-size-asian="11pt" style:font-size-complex="11pt" fo:language="de" fo:country="DE"/>
    </style:style>
    <style:style style:name="P1721" style:parent-style-name="Standard" style:family="paragraph">
      <style:text-properties style:font-name="Calibri" fo:font-size="11pt" style:font-size-asian="11pt" style:font-size-complex="11pt" fo:language="de" fo:country="DE"/>
    </style:style>
    <style:style style:name="P1722" style:parent-style-name="Standard" style:family="paragraph">
      <style:text-properties style:font-name="Calibri" fo:font-size="11pt" style:font-size-asian="11pt" style:font-size-complex="11pt" fo:language="de" fo:country="DE"/>
    </style:style>
    <style:style style:name="P1723" style:parent-style-name="Standard" style:family="paragraph">
      <style:text-properties style:font-name="Calibri" fo:font-size="11pt" style:font-size-asian="11pt" style:font-size-complex="11pt" fo:language="de" fo:country="DE"/>
    </style:style>
    <style:style style:name="P172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725" style:parent-style-name="Absatz-Standardschriftart" style:family="text">
      <style:text-properties style:font-name="Calibri" style:font-name-asian="Calibri,Arial" style:font-name-complex="Calibri,Arial" style:font-size-complex="11pt" fo:language="de" fo:country="DE"/>
    </style:style>
    <style:style style:name="P1726" style:parent-style-name="Standard" style:family="paragraph">
      <style:paragraph-properties fo:margin-bottom="0in"/>
    </style:style>
    <style:style style:name="T172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28" style:parent-style-name="Standard" style:family="paragraph">
      <style:paragraph-properties fo:margin-bottom="0in"/>
    </style:style>
    <style:style style:name="T172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3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31" style:parent-style-name="Standard" style:family="paragraph">
      <style:paragraph-properties fo:margin-bottom="0in"/>
    </style:style>
    <style:style style:name="T173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33" style:parent-style-name="Standard" style:family="paragraph">
      <style:paragraph-properties fo:margin-bottom="0in"/>
    </style:style>
    <style:style style:name="T173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735" style:parent-style-name="Listenabsatz" style:family="paragraph">
      <style:paragraph-properties fo:widows="2" fo:orphans="2" fo:margin-bottom="0in"/>
      <style:text-properties fo:hyphenate="true"/>
    </style:style>
    <style:style style:name="T1736"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737" style:parent-style-name="Listenabsatz" style:family="paragraph">
      <style:paragraph-properties fo:widows="2" fo:orphans="2" fo:margin-bottom="0in"/>
      <style:text-properties fo:hyphenate="true"/>
    </style:style>
    <style:style style:name="T1738"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739" style:parent-style-name="Standard" style:family="paragraph">
      <style:paragraph-properties fo:margin-bottom="0in"/>
    </style:style>
    <style:style style:name="T1740" style:parent-style-name="Absatz-Standardschriftart" style:family="text">
      <style:text-properties style:font-name="Calibri" style:font-name-asian="Calibri,Arial" style:font-name-complex="Calibri,Arial" fo:font-size="11pt" style:font-size-asian="11pt" style:font-size-complex="11pt"/>
    </style:style>
    <style:style style:name="P1741" style:parent-style-name="Standard" style:family="paragraph">
      <style:paragraph-properties fo:margin-bottom="0in"/>
    </style:style>
    <style:style style:name="T174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743" style:parent-style-name="Absatz-Standardschriftart" style:family="text">
      <style:text-properties style:font-name="Calibri" style:font-name-asian="Calibri,Arial" style:font-name-complex="Calibri,Arial" fo:font-size="11pt" style:font-size-asian="11pt" style:font-size-complex="11pt"/>
    </style:style>
    <style:style style:name="P1744" style:parent-style-name="Standard" style:family="paragraph">
      <style:paragraph-properties fo:margin-bottom="0in"/>
    </style:style>
    <style:style style:name="T1745" style:parent-style-name="Absatz-Standardschriftart" style:family="text">
      <style:text-properties style:font-name="Calibri" style:font-name-asian="Calibri,Arial" style:font-name-complex="Calibri,Arial" fo:font-size="11pt" style:font-size-asian="11pt" style:font-size-complex="11pt"/>
    </style:style>
    <style:style style:name="P1746" style:parent-style-name="Standard" style:family="paragraph">
      <style:paragraph-properties fo:margin-bottom="0in"/>
    </style:style>
    <style:style style:name="T174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748" style:parent-style-name="Absatz-Standardschriftart" style:family="text">
      <style:text-properties style:font-name="Calibri" style:font-name-asian="Calibri,Arial" style:font-name-complex="Calibri,Arial" fo:font-size="11pt" style:font-size-asian="11pt" style:font-size-complex="11pt"/>
    </style:style>
    <style:style style:name="P1749" style:parent-style-name="Standard" style:family="paragraph">
      <style:paragraph-properties fo:margin-bottom="0in"/>
    </style:style>
    <style:style style:name="T1750" style:parent-style-name="Absatz-Standardschriftart" style:family="text">
      <style:text-properties style:font-name="Calibri" style:font-name-asian="Calibri,Arial" style:font-name-complex="Calibri,Arial" fo:font-size="11pt" style:font-size-asian="11pt" style:font-size-complex="11pt"/>
    </style:style>
    <style:style style:name="P1751" style:parent-style-name="Standard" style:family="paragraph">
      <style:paragraph-properties fo:margin-bottom="0in"/>
    </style:style>
    <style:style style:name="T175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75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75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75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75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75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style:language-asian="de" style:country-asian="DE" fo:hyphenate="true"/>
    </style:style>
    <style:style style:name="P1758" style:parent-style-name="Standard" style:family="paragraph">
      <style:paragraph-properties fo:margin-bottom="0in"/>
    </style:style>
    <style:style style:name="T1759" style:parent-style-name="Absatz-Standardschriftart" style:family="text">
      <style:text-properties style:font-name="Calibri" style:font-name-asian="Calibri,Arial" style:font-name-complex="Calibri,Arial" fo:font-size="11pt" style:font-size-asian="11pt" style:font-size-complex="11pt"/>
    </style:style>
    <style:style style:name="P1760" style:parent-style-name="Standard" style:family="paragraph">
      <style:paragraph-properties fo:margin-bottom="0in"/>
    </style:style>
    <style:style style:name="T176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762" style:parent-style-name="Standard" style:family="paragraph">
      <style:paragraph-properties fo:margin-bottom="0in"/>
    </style:style>
    <style:style style:name="T1763" style:parent-style-name="Absatz-Standardschriftart" style:family="text">
      <style:text-properties style:font-name="Calibri" style:font-name-asian="Calibri,Arial" style:font-name-complex="Calibri,Arial" fo:font-size="11pt" style:font-size-asian="11pt" style:font-size-complex="11pt"/>
    </style:style>
    <style:style style:name="P1764" style:parent-style-name="Standard" style:family="paragraph">
      <style:paragraph-properties fo:margin-bottom="0in" fo:text-indent="0.4895in"/>
    </style:style>
    <style:style style:name="T1765" style:parent-style-name="Absatz-Standardschriftart" style:family="text">
      <style:text-properties style:font-name="Calibri" style:font-name-asian="Calibri,Arial" style:font-name-complex="Calibri,Arial" fo:font-size="11pt" style:font-size-asian="11pt" style:font-size-complex="11pt"/>
    </style:style>
    <style:style style:name="P1766" style:parent-style-name="Standard" style:family="paragraph">
      <style:paragraph-properties fo:margin-bottom="0in" fo:text-indent="0.4895in"/>
    </style:style>
    <style:style style:name="T1767" style:parent-style-name="Absatz-Standardschriftart" style:family="text">
      <style:text-properties style:font-name="Calibri" style:font-name-asian="Calibri,Arial" style:font-name-complex="Calibri,Arial" fo:font-size="11pt" style:font-size-asian="11pt" style:font-size-complex="11pt"/>
    </style:style>
    <style:style style:name="P1768" style:parent-style-name="Standard" style:family="paragraph">
      <style:paragraph-properties fo:margin-bottom="0in" fo:text-indent="0.4895in"/>
    </style:style>
    <style:style style:name="T1769" style:parent-style-name="Absatz-Standardschriftart" style:family="text">
      <style:text-properties style:font-name="Calibri" style:font-name-complex="Segoe UI" fo:font-size="11pt" style:font-size-asian="11pt" style:font-size-complex="11pt"/>
    </style:style>
    <style:style style:name="T1770" style:parent-style-name="Absatz-Standardschriftart" style:family="text">
      <style:text-properties style:font-name="Calibri" style:font-name-asian="Calibri,Arial" style:font-name-complex="Calibri,Arial" fo:font-size="11pt" style:font-size-asian="11pt" style:font-size-complex="11pt"/>
    </style:style>
    <style:style style:name="P1771" style:parent-style-name="Standard" style:family="paragraph">
      <style:paragraph-properties fo:margin-bottom="0in" fo:margin-left="0.4895in">
        <style:tab-stops/>
      </style:paragraph-properties>
    </style:style>
    <style:style style:name="T1772" style:parent-style-name="Absatz-Standardschriftart" style:family="text">
      <style:text-properties style:font-name="Calibri" style:font-name-asian="Calibri,Arial" style:font-name-complex="Calibri,Arial" fo:font-size="11pt" style:font-size-asian="11pt" style:font-size-complex="11pt"/>
    </style:style>
    <style:style style:name="P1773" style:parent-style-name="Standard" style:family="paragraph">
      <style:paragraph-properties fo:margin-bottom="0in" fo:margin-left="0.4895in">
        <style:tab-stops/>
      </style:paragraph-properties>
    </style:style>
    <style:style style:name="T1774" style:parent-style-name="Absatz-Standardschriftart" style:family="text">
      <style:text-properties style:font-name="Calibri" style:font-name-asian="Calibri,Arial" style:font-name-complex="Calibri,Arial" fo:font-size="11pt" style:font-size-asian="11pt" style:font-size-complex="11pt"/>
    </style:style>
    <style:style style:name="P1775" style:parent-style-name="Standard" style:family="paragraph">
      <style:paragraph-properties fo:margin-bottom="0in"/>
    </style:style>
    <style:style style:name="T1776" style:parent-style-name="Absatz-Standardschriftart" style:family="text">
      <style:text-properties style:font-name="Calibri" style:font-name-asian="Calibri,Arial" style:font-name-complex="Calibri,Arial" fo:font-size="11pt" style:font-size-asian="11pt" style:font-size-complex="11pt"/>
    </style:style>
    <style:style style:name="P1777" style:parent-style-name="Standard" style:family="paragraph">
      <style:paragraph-properties fo:margin-bottom="0in" fo:text-indent="0.4895in"/>
    </style:style>
    <style:style style:name="T1778" style:parent-style-name="Absatz-Standardschriftart" style:family="text">
      <style:text-properties style:font-name="Calibri" style:font-name-asian="Calibri,Arial" style:font-name-complex="Calibri,Arial" fo:font-size="11pt" style:font-size-asian="11pt" style:font-size-complex="11pt"/>
    </style:style>
    <style:style style:name="P1779" style:parent-style-name="Standard" style:family="paragraph">
      <style:paragraph-properties fo:margin-bottom="0in" fo:text-indent="0.4895in"/>
    </style:style>
    <style:style style:name="T1780" style:parent-style-name="Absatz-Standardschriftart" style:family="text">
      <style:text-properties style:font-name="Calibri" style:font-name-asian="Calibri,Arial" style:font-name-complex="Calibri,Arial" fo:font-size="11pt" style:font-size-asian="11pt" style:font-size-complex="11pt"/>
    </style:style>
    <style:style style:name="P1781" style:parent-style-name="Standard" style:family="paragraph">
      <style:paragraph-properties fo:margin-bottom="0in"/>
    </style:style>
    <style:style style:name="T1782" style:parent-style-name="Absatz-Standardschriftart" style:family="text">
      <style:text-properties style:font-name="Calibri" style:font-name-asian="Calibri,Arial" style:font-name-complex="Calibri,Arial" fo:font-size="11pt" style:font-size-asian="11pt" style:font-size-complex="11pt"/>
    </style:style>
    <style:style style:name="P1783" style:parent-style-name="Standard" style:family="paragraph">
      <style:paragraph-properties fo:margin-bottom="0in"/>
    </style:style>
    <style:style style:name="T178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785" style:parent-style-name="Listenabsatz" style:family="paragraph">
      <style:paragraph-properties fo:widows="2" fo:orphans="2" fo:margin-bottom="0in"/>
      <style:text-properties fo:hyphenate="true"/>
    </style:style>
    <style:style style:name="T1786"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787" style:parent-style-name="Listenabsatz" style:family="paragraph">
      <style:paragraph-properties fo:widows="2" fo:orphans="2" fo:margin-bottom="0in"/>
      <style:text-properties fo:hyphenate="true"/>
    </style:style>
    <style:style style:name="T1788"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789" style:parent-style-name="Standard" style:family="paragraph">
      <style:paragraph-properties fo:margin-bottom="0in"/>
    </style:style>
    <style:style style:name="T1790" style:parent-style-name="Absatz-Standardschriftart" style:family="text">
      <style:text-properties style:font-name="Calibri" style:font-name-asian="Calibri,Arial" style:font-name-complex="Calibri,Arial" fo:font-size="11pt" style:font-size-asian="11pt" style:font-size-complex="11pt"/>
    </style:style>
    <style:style style:name="P1791" style:parent-style-name="Standard" style:family="paragraph">
      <style:paragraph-properties fo:margin-bottom="0in"/>
    </style:style>
    <style:style style:name="T179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793" style:parent-style-name="Standard" style:family="paragraph">
      <style:paragraph-properties fo:margin-bottom="0in"/>
    </style:style>
    <style:style style:name="T1794" style:parent-style-name="Absatz-Standardschriftart" style:family="text">
      <style:text-properties style:font-name="Calibri" style:font-name-asian="Calibri,Arial" style:font-name-complex="Calibri,Arial" fo:font-size="11pt" style:font-size-asian="11pt" style:font-size-complex="11pt"/>
    </style:style>
    <style:style style:name="P1795" style:parent-style-name="Standard" style:family="paragraph">
      <style:paragraph-properties fo:margin-bottom="0in"/>
    </style:style>
    <style:style style:name="T1796" style:parent-style-name="Absatz-Standardschriftart" style:family="text">
      <style:text-properties style:font-name="Calibri" style:font-name-asian="Calibri,Arial" style:font-name-complex="Calibri,Arial" fo:font-size="11pt" style:font-size-asian="11pt" style:font-size-complex="11pt"/>
    </style:style>
    <style:style style:name="P1797" style:parent-style-name="Standard" style:family="paragraph">
      <style:paragraph-properties fo:margin-bottom="0in"/>
    </style:style>
    <style:style style:name="T179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9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800" style:parent-style-name="Standard" style:family="paragraph">
      <style:paragraph-properties fo:margin-bottom="0in"/>
    </style:style>
    <style:style style:name="T180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802" style:parent-style-name="Standard" style:family="paragraph">
      <style:paragraph-properties fo:margin-bottom="0in"/>
    </style:style>
    <style:style style:name="T18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804" style:parent-style-name="Listenabsatz" style:family="paragraph">
      <style:paragraph-properties fo:widows="2" fo:orphans="2" fo:margin-bottom="0in"/>
      <style:text-properties fo:hyphenate="true"/>
    </style:style>
    <style:style style:name="T1805" style:parent-style-name="Absatz-Standardschriftart" style:family="text">
      <style:text-properties style:font-name="Calibri" style:font-name-asian="Calibri,Arial" style:font-name-complex="Calibri,Arial" fo:font-size="11pt" style:font-size-asian="11pt" style:font-size-complex="11pt" style:language-asian="de" style:country-asian="DE"/>
    </style:style>
    <style:style style:name="P180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80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80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809" style:parent-style-name="Absatz-Standardschriftart" style:family="text">
      <style:text-properties style:font-name="Calibri" style:font-name-asian="Arial" style:font-name-complex="Arial" fo:font-weight="bold" style:font-weight-asian="bold" style:font-weight-complex="bold"/>
    </style:style>
    <style:style style:name="T1810" style:parent-style-name="Absatz-Standardschriftart" style:family="text">
      <style:text-properties style:font-name="Calibri" style:font-name-asian="Arial" style:font-name-complex="Arial" fo:font-weight="bold" style:font-weight-asian="bold" style:font-weight-complex="bold"/>
    </style:style>
    <style:style style:name="T1811" style:parent-style-name="Absatz-Standardschriftart" style:family="text">
      <style:text-properties style:font-name="Calibri" style:font-name-asian="Arial" style:font-name-complex="Arial" fo:font-weight="bold" style:font-weight-asian="bold" style:font-weight-complex="bold"/>
    </style:style>
    <style:style style:name="P1812" style:parent-style-name="KeinLeerraum" style:family="paragraph">
      <style:text-properties style:font-name="Calibri" style:font-name-complex="Arial"/>
    </style:style>
    <style:style style:name="T1813" style:parent-style-name="Absatz-Standardschriftart" style:family="text">
      <style:text-properties style:font-name="Calibri" style:font-name-asian="Arial" style:font-name-complex="Arial" fo:font-weight="bold" style:font-weight-asian="bold" style:font-weight-complex="bold"/>
    </style:style>
    <style:style style:name="T1814" style:parent-style-name="Absatz-Standardschriftart" style:family="text">
      <style:text-properties style:font-name="Calibri" style:font-name-asian="Arial" style:font-name-complex="Arial"/>
    </style:style>
    <style:style style:name="P1815" style:parent-style-name="KeinLeerraum" style:family="paragraph">
      <style:text-properties style:font-name="Calibri" style:font-name-complex="Arial" fo:font-weight="bold" style:font-weight-asian="bold"/>
    </style:style>
    <style:style style:name="T1816" style:parent-style-name="Absatz-Standardschriftart" style:family="text">
      <style:text-properties style:font-name="Calibri" style:font-name-asian="Arial" style:font-name-complex="Arial" fo:font-weight="bold" style:font-weight-asian="bold" style:font-weight-complex="bold"/>
    </style:style>
    <style:style style:name="P1817" style:parent-style-name="KeinLeerraum" style:family="paragraph">
      <style:text-properties style:font-name="Calibri" style:font-name-asian="Arial" style:font-name-complex="Arial"/>
    </style:style>
    <style:style style:name="P1818" style:parent-style-name="KeinLeerraum" style:family="paragraph">
      <style:text-properties style:font-name="Calibri" style:font-name-asian="Arial" style:font-name-complex="Arial"/>
    </style:style>
    <style:style style:name="P1819" style:parent-style-name="KeinLeerraum" style:family="paragraph">
      <style:text-properties style:font-name="Calibri" style:font-name-complex="Arial"/>
    </style:style>
    <style:style style:name="T1820" style:parent-style-name="Absatz-Standardschriftart" style:family="text">
      <style:text-properties style:font-name="Calibri" style:font-name-asian="Arial" style:font-name-complex="Arial" fo:font-weight="bold" style:font-weight-asian="bold" style:font-weight-complex="bold"/>
    </style:style>
    <style:style style:name="T1821" style:parent-style-name="Absatz-Standardschriftart" style:family="text">
      <style:text-properties style:font-name="Calibri" style:font-name-asian="Arial" style:font-name-complex="Arial"/>
    </style:style>
    <style:style style:name="P1822" style:parent-style-name="KeinLeerraum" style:family="paragraph">
      <style:text-properties style:font-name="Calibri" style:font-name-complex="Arial"/>
    </style:style>
    <style:style style:name="T1823" style:parent-style-name="Absatz-Standardschriftart" style:family="text">
      <style:text-properties style:font-name="Calibri" style:font-name-asian="Arial" style:font-name-complex="Arial" fo:font-weight="bold" style:font-weight-asian="bold" style:font-weight-complex="bold"/>
    </style:style>
    <style:style style:name="T1824" style:parent-style-name="Absatz-Standardschriftart" style:family="text">
      <style:text-properties style:font-name="Calibri" style:font-name-asian="Arial" style:font-name-complex="Arial"/>
    </style:style>
    <style:style style:name="P1825" style:parent-style-name="KeinLeerraum" style:family="paragraph">
      <style:paragraph-properties fo:text-indent="0.0312in"/>
      <style:text-properties style:font-name="Calibri" style:font-name-complex="Arial"/>
    </style:style>
    <style:style style:name="T1826" style:parent-style-name="Absatz-Standardschriftart" style:family="text">
      <style:text-properties style:font-name="Calibri" style:font-name-asian="Arial" style:font-name-complex="Arial" fo:font-weight="bold" style:font-weight-asian="bold" style:font-weight-complex="bold"/>
    </style:style>
    <style:style style:name="P1827" style:parent-style-name="KeinLeerraum" style:family="paragraph">
      <style:text-properties style:font-name="Calibri" style:font-name-asian="Arial" style:font-name-complex="Arial"/>
    </style:style>
    <style:style style:name="P1828" style:parent-style-name="KeinLeerraum" style:family="paragraph">
      <style:text-properties style:font-name="Calibri" style:font-name-asian="Arial" style:font-name-complex="Arial"/>
    </style:style>
    <style:style style:name="P1829" style:parent-style-name="KeinLeerraum" style:family="paragraph">
      <style:text-properties style:font-name="Calibri" style:font-name-asian="Arial" style:font-name-complex="Arial"/>
    </style:style>
    <style:style style:name="P1830" style:parent-style-name="KeinLeerraum" style:family="paragraph">
      <style:text-properties style:font-name="Calibri" style:font-name-asian="Arial" style:font-name-complex="Arial"/>
    </style:style>
    <style:style style:name="P1831" style:parent-style-name="KeinLeerraum" style:family="paragraph">
      <style:text-properties style:font-name="Calibri" style:font-name-complex="Arial"/>
    </style:style>
    <style:style style:name="T1832" style:parent-style-name="Absatz-Standardschriftart" style:family="text">
      <style:text-properties style:font-name="Calibri" style:font-name-asian="Arial" style:font-name-complex="Arial" fo:font-weight="bold" style:font-weight-asian="bold" style:font-weight-complex="bold"/>
    </style:style>
    <style:style style:name="T1833" style:parent-style-name="Absatz-Standardschriftart" style:family="text">
      <style:text-properties style:font-name="Calibri" style:font-name-asian="Arial" style:font-name-complex="Arial"/>
    </style:style>
    <style:style style:name="T1834" style:parent-style-name="Absatz-Standardschriftart" style:family="text">
      <style:text-properties style:font-name="Calibri" style:font-name-asian="Arial" style:font-name-complex="Arial"/>
    </style:style>
    <style:style style:name="T1835" style:parent-style-name="Absatz-Standardschriftart" style:family="text">
      <style:text-properties style:font-name="Calibri"/>
    </style:style>
    <style:style style:name="T1836" style:parent-style-name="Absatz-Standardschriftart" style:family="text">
      <style:text-properties style:font-name="Calibri"/>
    </style:style>
    <style:style style:name="T1837" style:parent-style-name="Absatz-Standardschriftart" style:family="text">
      <style:text-properties style:font-name="Calibri" style:font-name-asian="Arial" style:font-name-complex="Arial"/>
    </style:style>
    <style:style style:name="T1838" style:parent-style-name="Absatz-Standardschriftart" style:family="text">
      <style:text-properties style:font-name="Calibri" style:font-name-asian="Arial" style:font-name-complex="Arial"/>
    </style:style>
    <style:style style:name="T1839" style:parent-style-name="Absatz-Standardschriftart" style:family="text">
      <style:text-properties style:font-name="Calibri" style:font-name-asian="Arial" style:font-name-complex="Arial"/>
    </style:style>
    <style:style style:name="T1840" style:parent-style-name="Absatz-Standardschriftart" style:family="text">
      <style:text-properties style:font-name="Calibri" style:font-name-asian="Arial" style:font-name-complex="Arial"/>
    </style:style>
    <style:style style:name="T1841" style:parent-style-name="Absatz-Standardschriftart" style:family="text">
      <style:text-properties style:font-name="Calibri" style:font-name-asian="Arial" style:font-name-complex="Arial"/>
    </style:style>
    <style:style style:name="P1842" style:parent-style-name="KeinLeerraum" style:family="paragraph">
      <style:text-properties style:font-name="Calibri" style:font-name-asian="Arial" style:font-name-complex="Arial"/>
    </style:style>
    <style:style style:name="P1843" style:parent-style-name="KeinLeerraum" style:family="paragraph">
      <style:text-properties style:font-name="Calibri" style:font-name-complex="Arial"/>
    </style:style>
    <style:style style:name="T1844" style:parent-style-name="Absatz-Standardschriftart" style:family="text">
      <style:text-properties style:font-name="Calibri" style:font-name-asian="Arial" style:font-name-complex="Arial"/>
    </style:style>
    <style:style style:name="T1845" style:parent-style-name="Absatz-Standardschriftart" style:family="text">
      <style:text-properties style:font-name="Calibri" style:font-name-asian="Arial" style:font-name-complex="Arial"/>
    </style:style>
    <style:style style:name="T1846" style:parent-style-name="Absatz-Standardschriftart" style:family="text">
      <style:text-properties style:font-name="Calibri" style:font-name-asian="Arial" style:font-name-complex="Arial"/>
    </style:style>
    <style:style style:name="T1847" style:parent-style-name="Absatz-Standardschriftart" style:family="text">
      <style:text-properties style:font-name="Calibri" style:font-name-asian="Arial" style:font-name-complex="Arial"/>
    </style:style>
    <style:style style:name="P1848" style:parent-style-name="KeinLeerraum" style:family="paragraph">
      <style:text-properties style:font-name="Calibri" style:font-name-complex="Arial"/>
    </style:style>
    <style:style style:name="P1849" style:parent-style-name="KeinLeerraum" style:family="paragraph">
      <style:text-properties style:font-name="Calibri" style:font-name-complex="Arial"/>
    </style:style>
    <style:style style:name="T1850" style:parent-style-name="Absatz-Standardschriftart" style:family="text">
      <style:text-properties style:font-name="Calibri" style:font-name-asian="Arial" style:font-name-complex="Arial" fo:font-weight="bold" style:font-weight-asian="bold" style:font-weight-complex="bold"/>
    </style:style>
    <style:style style:name="P1851" style:parent-style-name="KeinLeerraum" style:family="paragraph">
      <style:text-properties style:font-name="Calibri" style:font-name-asian="Arial" style:font-name-complex="Arial"/>
    </style:style>
    <style:style style:name="P1852" style:parent-style-name="KeinLeerraum" style:family="paragraph">
      <style:text-properties style:font-name="Calibri" style:font-name-asian="Arial" style:font-name-complex="Arial"/>
    </style:style>
    <style:style style:name="P1853" style:parent-style-name="KeinLeerraum" style:family="paragraph">
      <style:text-properties style:font-name="Calibri" style:font-name-asian="Arial" style:font-name-complex="Arial"/>
    </style:style>
    <style:style style:name="P1854" style:parent-style-name="KeinLeerraum" style:family="paragraph">
      <style:text-properties style:font-name="Calibri" style:font-name-asian="Arial" style:font-name-complex="Arial"/>
    </style:style>
    <style:style style:name="P1855" style:parent-style-name="KeinLeerraum" style:family="paragraph">
      <style:text-properties style:font-name="Calibri" style:font-name-complex="Arial"/>
    </style:style>
    <style:style style:name="T1856" style:parent-style-name="Absatz-Standardschriftart" style:family="text">
      <style:text-properties style:font-name="Calibri" style:font-name-asian="Arial" style:font-name-complex="Arial" fo:font-weight="bold" style:font-weight-asian="bold" style:font-weight-complex="bold"/>
    </style:style>
    <style:style style:name="T1857" style:parent-style-name="Absatz-Standardschriftart" style:family="text">
      <style:text-properties style:font-name="Calibri" style:font-name-asian="Arial" style:font-name-complex="Arial"/>
    </style:style>
    <style:style style:name="P1858" style:parent-style-name="KeinLeerraum" style:family="paragraph">
      <style:text-properties style:font-name="Calibri" style:font-name-complex="Arial"/>
    </style:style>
    <style:style style:name="T1859" style:parent-style-name="Absatz-Standardschriftart" style:family="text">
      <style:text-properties style:font-name="Calibri" style:font-name-asian="Arial" style:font-name-complex="Arial"/>
    </style:style>
    <style:style style:name="T1860" style:parent-style-name="Absatz-Standardschriftart" style:family="text">
      <style:text-properties style:font-name="Calibri" style:font-name-asian="Arial" style:font-name-complex="Arial" fo:font-weight="bold" style:font-weight-asian="bold" style:font-weight-complex="bold"/>
    </style:style>
    <style:style style:name="T1861" style:parent-style-name="Absatz-Standardschriftart" style:family="text">
      <style:text-properties style:font-name="Calibri" style:font-name-asian="Arial" style:font-name-complex="Arial"/>
    </style:style>
    <style:style style:name="P1862" style:parent-style-name="KeinLeerraum" style:family="paragraph">
      <style:text-properties style:font-name="Calibri" style:font-name-complex="Arial"/>
    </style:style>
    <style:style style:name="T1863" style:parent-style-name="Absatz-Standardschriftart" style:family="text">
      <style:text-properties style:font-name="Calibri" style:font-name-asian="Arial" style:font-name-complex="Arial" fo:font-weight="bold" style:font-weight-asian="bold" style:font-weight-complex="bold"/>
    </style:style>
    <style:style style:name="P1864" style:parent-style-name="KeinLeerraum" style:family="paragraph">
      <style:text-properties style:font-name="Calibri" style:font-name-asian="Arial" style:font-name-complex="Arial"/>
    </style:style>
    <style:style style:name="P1865" style:parent-style-name="KeinLeerraum" style:family="paragraph">
      <style:text-properties style:font-name="Calibri" style:font-name-complex="Arial"/>
    </style:style>
    <style:style style:name="P1866" style:parent-style-name="Standard" style:family="paragraph">
      <style:text-properties style:font-name="Calibri" style:font-name-complex="Arial" fo:language="de" fo:country="DE"/>
    </style:style>
    <style:style style:name="P1867" style:parent-style-name="Standard" style:family="paragraph">
      <style:text-properties style:font-name="Calibri" style:font-name-complex="Arial" fo:language="de" fo:country="DE"/>
    </style:style>
    <style:style style:name="P1868" style:parent-style-name="Standard" style:family="paragraph">
      <style:paragraph-properties fo:margin-bottom="0in"/>
      <style:text-properties style:font-name="Calibri" style:font-name-complex="Arial" fo:font-style="italic" style:font-style-asian="italic" fo:color="#000000" fo:language="de" fo:country="DE"/>
    </style:style>
    <style:style style:name="P1869" style:parent-style-name="Standard" style:family="paragraph">
      <style:paragraph-properties fo:margin-bottom="0in"/>
    </style:style>
    <style:style style:name="T1870" style:parent-style-name="Absatz-Standardschriftart" style:family="text">
      <style:text-properties style:font-name="Calibri" style:font-name-asian="Arial,Calibri,Arial" style:font-name-complex="Arial,Calibri,Arial" fo:font-weight="bold" style:font-weight-asian="bold" style:font-weight-complex="bold" fo:color="#FF0000" fo:language="de" fo:country="DE"/>
    </style:style>
    <style:style style:name="P1871" style:parent-style-name="Standard" style:family="paragraph">
      <style:paragraph-properties fo:margin-bottom="0in"/>
    </style:style>
    <style:style style:name="T1872" style:parent-style-name="Absatz-Standardschriftart" style:family="text">
      <style:text-properties style:font-name="Calibri" style:font-name-asian="Arial,Calibri,Arial" style:font-name-complex="Arial,Calibri,Arial" fo:font-weight="bold" style:font-weight-asian="bold" style:font-weight-complex="bold" fo:color="#FF0000"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text:span text:style-name="T62">08.04.2016</text:span></text:p>
          </table:table-cell>
          <table:table-cell table:style-name="TableCell63">
            <text:p text:style-name="P64">1.0</text:p>
          </table:table-cell>
          <table:table-cell table:style-name="TableCell65">
            <text:p text:style-name="P66"/>
          </table:table-cell>
          <table:table-cell table:style-name="TableCell67">
            <text:p text:style-name="Standard"><text:span text:style-name="T68">Team 11</text:span></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text:span></text:p>
      <text:p text:style-name="P86"><text:span text:style-name="T87">1.1.</text:span><text:span text:style-name="T88"><text:tab/></text:span><text:span text:style-name="T89">Änderungsgeschichte</text:span><text:span text:style-name="T90"><text:tab/></text:span></text:p>
      <text:p text:style-name="P91"><text:span text:style-name="T92">1.2.</text:span><text:span text:style-name="T93"><text:tab/></text:span><text:span text:style-name="T94">Inhalt</text:span><text:span text:style-name="T95"><text:tab/></text:span></text:p>
      <text:p text:style-name="P96"><text:span text:style-name="T97">2.</text:span><text:span text:style-name="T98"><text:tab/></text:span><text:span text:style-name="T99">Einführung (Introduction)</text:span><text:span text:style-name="T100"><text:tab/></text:span></text:p>
      <text:p text:style-name="P101"><text:span text:style-name="T102">2.1.</text:span><text:span text:style-name="T103"><text:tab/></text:span><text:span text:style-name="T104">Definitionen und Abkürzungen (Definitions, Acronyms, Abbreviations)</text:span><text:span text:style-name="T105"><text:tab/></text:span></text:p>
      <text:p text:style-name="P106"><text:span text:style-name="T107">2.2.</text:span><text:span text:style-name="T108"><text:tab/></text:span><text:span text:style-name="T109">Referenzen (References)</text:span><text:span text:style-name="T110"><text:tab/></text:span></text:p>
      <text:p text:style-name="P111"><text:span text:style-name="T112">2.3.</text:span><text:span text:style-name="T113"><text:tab/></text:span><text:span text:style-name="T114">Übersicht (Overview)</text:span><text:span text:style-name="T115"><text:tab/></text:span></text:p>
      <text:p text:style-name="P116"><text:span text:style-name="T117">3.</text:span><text:span text:style-name="T118"><text:tab/></text:span><text:span text:style-name="T119">Allgemeine Beschreibung (Overall Description)</text:span><text:span text:style-name="T120"><text:tab/></text:span></text:p>
      <text:p text:style-name="P121"><text:span text:style-name="T122">3.1.</text:span><text:span text:style-name="T123"><text:tab/></text:span><text:span text:style-name="T124">Produkt Perspektive (Product Perspective)</text:span><text:span text:style-name="T125"><text:tab/></text:span></text:p>
      <text:p text:style-name="P126"><text:span text:style-name="T127">3.2.</text:span><text:span text:style-name="T128"><text:tab/></text:span><text:span text:style-name="T129">Produkt Funktion (Product Functions)</text:span><text:span text:style-name="T130"><text:tab/></text:span></text:p>
      <text:p text:style-name="P131"><text:span text:style-name="T132">3.3.</text:span><text:span text:style-name="T133"><text:tab/></text:span><text:span text:style-name="T134">Benutzer Charakteristik (User Characteristics</text:span><text:span text:style-name="T135"><text:tab/></text:span></text:p>
      <text:p text:style-name="P136"><text:span text:style-name="T137">3.4.</text:span><text:span text:style-name="T138"><text:tab/></text:span><text:span text:style-name="T139">Einschränkungen (Constraints)</text:span><text:span text:style-name="T140"><text:tab/></text:span></text:p>
      <text:p text:style-name="P141"><text:span text:style-name="T142">3.5.</text:span><text:span text:style-name="T143"><text:tab/></text:span><text:span text:style-name="T144">Annahmen (Assumptions)</text:span><text:span text:style-name="T145"><text:tab/></text:span></text:p>
      <text:p text:style-name="P146"><text:span text:style-name="T147">3.6.</text:span><text:span text:style-name="T148"><text:tab/></text:span><text:span text:style-name="T149">Abhängigkeiten (Dependenencies)</text:span><text:span text:style-name="T150"><text:tab/></text:span></text:p>
      <text:p text:style-name="P151"><text:span text:style-name="T152">3.7.</text:span><text:span text:style-name="T153"><text:tab/></text:span><text:span text:style-name="T154">Use Case Überblick (Use Case Survey)</text:span><text:span text:style-name="T155"><text:tab/></text:span></text:p>
      <text:p text:style-name="P156"><text:span text:style-name="T157">4.</text:span><text:span text:style-name="T158"><text:tab/></text:span><text:span text:style-name="T159">Spezifische Anforderungen (Specific Requirements)</text:span><text:span text:style-name="T160"><text:tab/></text:span></text:p>
      <text:p text:style-name="P161"><text:span text:style-name="T162">4.1.</text:span><text:span text:style-name="T163"><text:tab/></text:span><text:span text:style-name="T164">Funktionale Anforderungen (Functionality)</text:span><text:span text:style-name="T165"><text:tab/></text:span></text:p>
      <text:p text:style-name="P166"><text:span text:style-name="T167">4.1.1.</text:span><text:span text:style-name="T168"><text:tab/></text:span><text:span text:style-name="T169">Funktionale Anforderung F-1: Kassenfunktion</text:span><text:span text:style-name="T170"><text:tab/></text:span></text:p>
      <text:p text:style-name="P171"><text:span text:style-name="T172">4.1.2.</text:span><text:span text:style-name="T173"><text:tab/></text:span><text:span text:style-name="T174">Funktionale Anforderung F-2: Kalenderfunktion</text:span><text:span text:style-name="T175"><text:tab/></text:span></text:p>
      <text:p text:style-name="P176"><text:span text:style-name="T177">4.1.3.</text:span><text:span text:style-name="T178"><text:tab/></text:span><text:span text:style-name="T179">Funktionale Anforderung F-3: Kunden- und Mitarbeiterverwaltung</text:span><text:span text:style-name="T180"><text:tab/></text:span></text:p>
      <text:p text:style-name="P181"><text:span text:style-name="T182">4.1.4.</text:span><text:span text:style-name="T183"><text:tab/></text:span><text:span text:style-name="T184">Funktionale Anforderung F-4: Lagerverwaltung</text:span><text:span text:style-name="T185"><text:tab/></text:span></text:p>
      <text:p text:style-name="P186"><text:span text:style-name="T187">4.1.5.</text:span><text:span text:style-name="T188"><text:tab/></text:span><text:span text:style-name="T189">Funktionale Anforderung F-5: Account</text:span><text:span text:style-name="T190"><text:tab/></text:span></text:p>
      <text:p text:style-name="P191"><text:span text:style-name="T192">4.2.</text:span><text:span text:style-name="T193"><text:tab/></text:span><text:span text:style-name="T194">Bedienbarkeit (Usability)</text:span><text:span text:style-name="T195"><text:tab/></text:span></text:p>
      <text:p text:style-name="P196"><text:span text:style-name="T197">4.2.1.</text:span><text:span text:style-name="T198"><text:tab/></text:span><text:span text:style-name="T199">Bedienbarkeitsanforderung U-1: Übersichtlich</text:span><text:span text:style-name="T200"><text:tab/></text:span></text:p>
      <text:p text:style-name="P201"><text:span text:style-name="T202">4.2.2.</text:span><text:span text:style-name="T203"><text:tab/></text:span><text:span text:style-name="T204">Bedienbarkeitsanforderung U-2: Selbsterklärend</text:span><text:span text:style-name="T205"><text:tab/></text:span></text:p>
      <text:p text:style-name="P206"><text:span text:style-name="T207">4.2.3.</text:span><text:span text:style-name="T208"><text:tab/></text:span><text:span text:style-name="T209">Bedienbarkeitsanforderung U-3: Lesbar</text:span><text:span text:style-name="T210"><text:tab/></text:span></text:p>
      <text:p text:style-name="P211"><text:span text:style-name="T212">4.3.</text:span><text:span text:style-name="T213"><text:tab/></text:span><text:span text:style-name="T214">Zuverlässigkeit (Reliability)</text:span><text:span text:style-name="T215"><text:tab/></text:span></text:p>
      <text:p text:style-name="P216"><text:span text:style-name="T217">4.3.1.</text:span><text:span text:style-name="T218"><text:tab/></text:span><text:span text:style-name="T219">Zuverlässigkeitsanforderung R-1: Exakte Berechnung</text:span><text:span text:style-name="T220"><text:tab/></text:span></text:p>
      <text:p text:style-name="P221"><text:span text:style-name="T222">4.3.2.</text:span><text:span text:style-name="T223"><text:tab/></text:span><text:span text:style-name="T224">Zuverlässigkeitsanforderung R-2: Plausibilität</text:span><text:span text:style-name="T225"><text:tab/></text:span></text:p>
      <text:p text:style-name="P226"><text:span text:style-name="T227">4.3.3.</text:span><text:span text:style-name="T228"><text:tab/></text:span><text:span text:style-name="T229">Zuverlässigkeitsanforderung R-3: Durchschnittliche Ausfallzeit</text:span><text:span text:style-name="T230"><text:tab/></text:span></text:p>
      <text:p text:style-name="P231"><text:span text:style-name="T232">4.3.4.</text:span><text:span text:style-name="T233"><text:tab/></text:span><text:span text:style-name="T234">Zuverlässigkeitsanforderung R-4: Sauberer Zustand</text:span><text:span text:style-name="T235"><text:tab/></text:span></text:p>
      <text:p text:style-name="P236"><text:span text:style-name="T237">4.4.</text:span><text:span text:style-name="T238"><text:tab/></text:span><text:span text:style-name="T239">Leistung (Performance)</text:span><text:span text:style-name="T240"><text:tab/></text:span></text:p>
      <text:p text:style-name="P241"><text:span text:style-name="T242">4.4.1.</text:span><text:span text:style-name="T243"><text:tab/></text:span><text:span text:style-name="T244">Leistungsanforderung P-1: Geschwindigkeit</text:span><text:span text:style-name="T245"><text:tab/></text:span></text:p>
      <text:p text:style-name="P246"><text:span text:style-name="T247">4.4.2.</text:span><text:span text:style-name="T248"><text:tab/></text:span><text:span text:style-name="T249">Leistungsanforderung P-2: Durchsatz</text:span><text:span text:style-name="T250"><text:tab/></text:span></text:p>
      <text:p text:style-name="P251"><text:span text:style-name="T252">4.5.</text:span><text:span text:style-name="T253"><text:tab/></text:span><text:span text:style-name="T254">Wartbarkeit (Supportability)</text:span><text:span text:style-name="T255"><text:tab/></text:span></text:p>
      <text:p text:style-name="P256"><text:span text:style-name="T257">4.5.1.</text:span><text:span text:style-name="T258"><text:tab/></text:span><text:span text:style-name="T259">Wartbarkeitsanforderung S-1: Geringe Kopplung</text:span><text:span text:style-name="T260"><text:tab/></text:span></text:p>
      <text:p text:style-name="P261"><text:span text:style-name="T262">4.6.</text:span><text:span text:style-name="T263"><text:tab/></text:span><text:span text:style-name="T264">Installation</text:span><text:span text:style-name="T265"><text:tab/></text:span></text:p>
      <text:p text:style-name="P266"><text:span text:style-name="T267">4.6.1.</text:span><text:span text:style-name="T268"><text:tab/></text:span><text:span text:style-name="T269">Installationsanforderung I-1: Download</text:span><text:span text:style-name="T270"><text:tab/></text:span></text:p>
      <text:p text:style-name="P271"><text:span text:style-name="T272">4.6.2.</text:span><text:span text:style-name="T273"><text:tab/></text:span><text:span text:style-name="T274">Installationsanforderung I-2: Windowskompatibel</text:span><text:span text:style-name="T275"><text:tab/></text:span></text:p>
      <text:p text:style-name="P276"><text:span text:style-name="T277">4.8.</text:span><text:span text:style-name="T278"><text:tab/></text:span><text:span text:style-name="T279">Schnittstellen (Interfaces)</text:span><text:span text:style-name="T280"><text:tab/></text:span></text:p>
      <text:p text:style-name="P281"><text:span text:style-name="T282">4.8.1.</text:span><text:span text:style-name="T283"><text:tab/></text:span><text:span text:style-name="T284">Benutzerschnittstelle (User Interface)</text:span><text:span text:style-name="T285"><text:tab/></text:span></text:p>
      <text:p text:style-name="P286"><text:span text:style-name="T287">4.8.2.</text:span><text:span text:style-name="T288"><text:tab/></text:span><text:span text:style-name="T289">Hardwareschnittstelle (Hardware Interface)</text:span><text:span text:style-name="T290"><text:tab/></text:span></text:p>
      <text:p text:style-name="P291"><text:span text:style-name="T292">4.8.3.</text:span><text:span text:style-name="T293"><text:tab/></text:span><text:span text:style-name="T294">Softwareschnittstellen (Software Interface)</text:span><text:span text:style-name="T295"><text:tab/></text:span></text:p>
      <text:p text:style-name="P296"><text:span text:style-name="T297">4.8.4.</text:span><text:span text:style-name="T298"><text:tab/></text:span><text:span text:style-name="T299">Datenbankschnittstelle (Database Interface)</text:span><text:span text:style-name="T300"><text:tab/></text:span></text:p>
      <text:p text:style-name="P301"><text:span text:style-name="T302">4.8.5.</text:span><text:span text:style-name="T303"><text:tab/></text:span><text:span text:style-name="T304">Kommunikationsschnittstelle (Communication Interface)</text:span><text:span text:style-name="T305"><text:tab/></text:span></text:p>
      <text:p text:style-name="P306"><text:span text:style-name="T307">4.9.</text:span><text:span text:style-name="T308"><text:tab/></text:span><text:span text:style-name="T309">Lizenzanforderungen (Licensing Requirement)</text:span><text:span text:style-name="T310"><text:tab/></text:span></text:p>
      <text:p text:style-name="P311"><text:span text:style-name="T312">4.10. <text:s text:c="6"/>Verwendete Standards (Applicable Standards)</text:span><text:span text:style-name="T313"><text:tab/></text:span></text:p>
      <text:p text:style-name="P314"><text:span text:style-name="T315">5.</text:span><text:span text:style-name="T316"><text:tab/></text:span><text:span text:style-name="T317">Use Cases</text:span><text:span text:style-name="T318"><text:tab/></text:span></text:p>
      <text:p text:style-name="P319"><text:span text:style-name="T320">5.1.</text:span><text:span text:style-name="T321"><text:tab/></text:span><text:span text:style-name="T322">Use Case Diagramm</text:span><text:span text:style-name="T323"><text:tab/></text:span></text:p>
      <text:p text:style-name="P324"><text:span text:style-name="T325">5.2.</text:span><text:span text:style-name="T326"><text:tab/></text:span><text:span text:style-name="T327">Aktoren &amp; Stakeholders</text:span><text:span text:style-name="T328"><text:tab/></text:span></text:p>
      <text:soft-page-break/>
      <text:p text:style-name="P329"><text:span text:style-name="T330">5.3.</text:span><text:span text:style-name="T331"><text:tab/></text:span><text:span text:style-name="T332">Use Case 1</text:span><text:span text:style-name="T333">: Verkauf abwickeln</text:span><text:span text:style-name="T334"><text:tab/></text:span></text:p>
      <text:p text:style-name="P335"><text:span text:style-name="T336">5.4.</text:span><text:span text:style-name="T337"><text:tab/></text:span><text:span text:style-name="T338">Use Case 2</text:span><text:span text:style-name="T339">: Kunde bearbeiten</text:span><text:span text:style-name="T340"><text:tab/></text:span></text:p>
      <text:p text:style-name="P341"><text:span text:style-name="T342">5.5</text:span><text:span text:style-name="T343">.</text:span><text:span text:style-name="T344"><text:tab/></text:span><text:span text:style-name="T345">Use Case 3: Lagerbestand bearbeiten</text:span><text:span text:style-name="T346"><text:tab/></text:span></text:p>
      <text:p text:style-name="P347"><text:span text:style-name="T348">5.6</text:span><text:span text:style-name="T349">.</text:span><text:span text:style-name="T350"><text:tab/></text:span><text:span text:style-name="T351">Use Case 4: Mitarbeiter bearbeiten</text:span><text:span text:style-name="T352"><text:tab/></text:span></text:p>
      <text:p text:style-name="P353"><text:span text:style-name="T354">5.7</text:span><text:span text:style-name="T355">.</text:span><text:span text:style-name="T356"><text:tab/></text:span><text:span text:style-name="T357">Use Case 5: Preis für Dienstleistung bearbeiten</text:span><text:span text:style-name="T358"><text:tab/></text:span></text:p>
      <text:p text:style-name="P359"><text:span text:style-name="T360">5.8</text:span><text:span text:style-name="T361">.</text:span><text:span text:style-name="T362"><text:tab/></text:span><text:span text:style-name="T363">Use Case 6: Schichtplan bearbeiten</text:span><text:span text:style-name="T364"><text:tab/></text:span></text:p>
      <text:p text:style-name="P365"><text:span text:style-name="T366">5.9</text:span><text:span text:style-name="T367">.</text:span><text:span text:style-name="T368"><text:tab/></text:span><text:span text:style-name="T369">Use Case 7: Kundentermin bearbeiten</text:span><text:span text:style-name="T370"><text:tab/></text:span></text:p>
      <text:p text:style-name="P371"><text:span text:style-name="T372">5.10</text:span><text:span text:style-name="T373">.</text:span><text:span text:style-name="T374"><text:tab/></text:span><text:span text:style-name="T375">Use Case 8: Admin-Account anlegen</text:span><text:span text:style-name="T376"><text:tab/></text:span></text:p>
      <text:p text:style-name="P377"><text:span text:style-name="T378">5.11</text:span><text:span text:style-name="T379">.</text:span><text:span text:style-name="T380"><text:tab/></text:span><text:span text:style-name="T381">Use Case 9:<text:s/></text:span><text:span text:style-name="T382">Passwort ändern</text:span><text:span text:style-name="T383"><text:tab/></text:span></text:p>
      <text:p text:style-name="P384"><text:span text:style-name="T385">5.12</text:span><text:span text:style-name="T386">.</text:span><text:span text:style-name="T387"><text:tab/></text:span><text:span text:style-name="T388">Use Case 10:</text:span><text:span text:style-name="T389"><text:s/>Systemanmeldung durchführen</text:span><text:span text:style-name="T390"><text:tab/></text:span></text:p>
      <text:p text:style-name="P391"/>
      <text:p text:style-name="P392"/>
      <text:soft-page-break/>
      <text:h text:style-name="P393" text:outline-level="1"><text:span text:style-name="T394">2. Einführung (Introduction) <text:s text:c="90"/></text:span><text:span text:style-name="T395"><text:s text:c="91"/></text:span></text:h>
      <text:p text:style-name="P396"/>
      <text:h text:style-name="P397" text:outline-level="2"><text:span text:style-name="T398">2.1 Definitionen und Abkürzungen (Definitions, Acronyms, Abbreviations)</text:span></text:h>
      <text:p text:style-name="P399"><text:span text:style-name="T400">Vgl. separates Dokument (Dateiname: Glossary.docx)</text:span></text:p>
      <text:p text:style-name="P401"/>
      <text:h text:style-name="P402" text:outline-level="2"><text:span text:style-name="T403">2.2 Referenzen (References)</text:span></text:h>
      <text:p text:style-name="P404"><text:span text:style-name="T405">Buch: Craig Larman: UML 2 und Patterns angewendet (2005)</text:span></text:p>
      <text:p text:style-name="P406"/>
      <text:h text:style-name="P407" text:outline-level="2"><text:span text:style-name="T408">2.3 Übersicht (Overview)</text:span></text:h>
      <text:p text:style-name="P409"><text:span text:style-name="T410">Dieses Dokument enthält eine Zusammenfassung aller funktionalen und nicht funktionalen</text:span></text:p>
      <text:p text:style-name="P411"><text:span text:style-name="T412">Anforderungen an unsere Mosti-Software. Zusätzlich sind hier die bisher erstellten Use Cases</text:span></text:p>
      <text:p text:style-name="P413"><text:span text:style-name="T414">aufgelistet, mit welchen einige Anforderungen spezifiziert worden sind.</text:span></text:p>
      <text:p text:style-name="P415"/>
      <text:p text:style-name="P416"/>
      <text:p text:style-name="P417"><text:span text:style-name="T418">3. Allgemeine Beschreibung (Overall Description)</text:span></text:p>
      <text:p text:style-name="P419"/>
      <text:h text:style-name="P420" text:outline-level="2"><text:span text:style-name="T421">3.1 Produkt Perspektive (Product Perspective)</text:span></text:h>
      <text:p text:style-name="P422"><text:span text:style-name="T423">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24"/>
      <text:h text:style-name="P425" text:outline-level="2"><text:span text:style-name="T426">3.2 Produkt Funktion (Product Functions)</text:span></text:h>
      <text:p text:style-name="P427"><text:span text:style-name="T428">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29"><text:span text:style-name="T430">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31"><text:span text:style-name="T432">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33"><text:span text:style-name="T434">Ebenso werden die Daten des Mitarbeiters in Verbindung mit seinem eigenen Account im System abgespeichert und stehen zur Bearbeitung zur Verfügung.</text:span></text:p>
      <text:p text:style-name="P435"><text:span text:style-name="T436">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37"><text:span text:style-name="T438">All diese Funktionen sind nur für angemeldete Benutzer des Systems verwendbar. Hier wird nach dem Account des Mitarbeiters und dem des Mosterei-Inhabers unterschieden, dem ein Administratoraccount zugeteilt wird.</text:span></text:p>
      <text:p text:style-name="P439"/>
      <text:h text:style-name="P440" text:outline-level="2"><text:span text:style-name="T441">3.3 Benutzer Charakteristik (User Characteristics)</text:span></text:h>
      <text:p text:style-name="P442"><text:span text:style-name="T443">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44"/>
      <text:h text:style-name="P445" text:outline-level="2"><text:span text:style-name="T446">3.4 Einschränkungen (Constraints)</text:span></text:h>
      <text:p text:style-name="P447"><text:span text:style-name="T448">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49"/>
      <text:h text:style-name="P450" text:outline-level="2"><text:span text:style-name="T451">3.5 Annahmen (Assumptions)</text:span></text:h>
      <text:p text:style-name="P452"><text:span text:style-name="T453">Da auch der Mitarbeiterschichtplan mithilfe der Mosti-Software erstellt und eigesehen werden kann, kam die Frage auf, die Mitarbeiterschichtpläne gefiltert nach einzelnen Mitarbeitern anzeigen zu lassen.</text:span></text:p>
      <text:p text:style-name="P454"><text:span text:style-name="T455">Eine weitere Frage ist die Wichtigkeit der Accounts. Das Team hat es als sinnvoll empfunden, einige Funktionen nur dem Mosterei-Inhaber zuzuteilen</text:span></text:p>
      <text:p text:style-name="P456"/>
      <text:p text:style-name="P457"/>
      <text:soft-page-break/>
      <text:h text:style-name="P458" text:outline-level="2"><text:span text:style-name="T459">3.6 Abhängigkeiten (Dependenencies)</text:span></text:h>
      <text:p text:style-name="P460"><text:span text:style-name="T461">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62"/>
      <text:h text:style-name="P463" text:outline-level="2"><text:span text:style-name="T464">3.7 Use Case Überblick (Use Case Survey)</text:span></text:h>
      <text:p text:style-name="P465"/>
      <text:p text:style-name="P466"><text:span text:style-name="T467">UC 1: Verkauf abwickeln</text:span></text:p>
      <text:p text:style-name="P468"><text:span text:style-name="T469">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70"/>
      <text:p text:style-name="P471"><text:span text:style-name="T472">UC 2: Kunde bearbeiten</text:span></text:p>
      <text:p text:style-name="P473"><text:span text:style-name="T474">Das System präsentiert dem<text:s/></text:span><text:span text:style-name="T475">Mitarbeiter bzw. dem Mosterei-Inhaber eine Übersicht aller Kundendaten. Diese kann der Benutzer nun<text:s/></text:span><text:span text:style-name="T476">bearbeiten, löschen bzw. neue Kundendaten zum System hinzufügen. Das System speichert die getätigten Änderungen.</text:span></text:p>
      <text:p text:style-name="P477"/>
      <text:p text:style-name="P478"><text:span text:style-name="T479">UC 3: Lagerbestand bearbeiten</text:span></text:p>
      <text:p text:style-name="P480"><text:span text:style-name="T481">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82"/>
      <text:p text:style-name="P483"><text:span text:style-name="T484">UC 4: Mitarbeiter bearbeiten</text:span></text:p>
      <text:p text:style-name="P485"><text:span text:style-name="T486">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87"/>
      <text:p text:style-name="P488"><text:span text:style-name="T489">UC 5: Preis für Dienstleistung bearbeiten</text:span></text:p>
      <text:p text:style-name="P490"><text:span text:style-name="T491">Der Mosterei-Inhaber öffnet die Preisübersicht über die Dienstleistungen. Er wählt eine gewünschte Leistung aus und ändert dessen Preis. Das System speichert alle Änderungen.</text:span></text:p>
      <text:p text:style-name="P492"/>
      <text:p text:style-name="P493"><text:span text:style-name="T494">UC 6:<text:s/></text:span><text:span text:style-name="T495">Schichtplan</text:span><text:span text:style-name="T496"><text:s/>bearbeiten</text:span></text:p>
      <text:p text:style-name="P497"><text:span text:style-name="T498">Das System präsentiert dem Mosterei-Inhaber eine Wochenvorlage des Schichtplans. Der Mosterei-Inhaber trägt hier nun die einzelnen Mitarbeiter in die gekennzeichneten Schichten ein. Das System speichert alle Eintragungen ab.</text:span></text:p>
      <text:p text:style-name="P499"/>
      <text:p text:style-name="P500"><text:span text:style-name="T501">UC 7: Kundentermin bearbeiten</text:span></text:p>
      <text:p text:style-name="P502"><text:span text:style-name="T503">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504"/>
      <text:p text:style-name="P505"><text:span text:style-name="T506">UC 8: Admin-Account anlegen</text:span></text:p>
      <text:p text:style-name="P507"><text:span text:style-name="T508">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509"/>
      <text:p text:style-name="P510"><text:span text:style-name="T511">UC 9: Passwort ändern</text:span></text:p>
      <text:p text:style-name="P512"><text:span text:style-name="T513">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514"/>
      <text:p text:style-name="P515"><text:span text:style-name="T516">UC 10: Systemanmeldung durchführen</text:span></text:p>
      <text:p text:style-name="P517"><text:span text:style-name="T518">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519" text:outline-level="1"><text:span text:style-name="T520">4. Spezifische Anforderungen (Specific Requirements)</text:span></text:h>
      <text:p text:style-name="Textbody"><text:span text:style-name="T521"> </text:span></text:p>
      <text:p text:style-name="P522"><text:span text:style-name="T523">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24"/>
      <text:h text:style-name="P525" text:outline-level="2"><text:span text:style-name="T526">4.1 Funktionale Anforderungen (Functionality)</text:span></text:h>
      <text:p text:style-name="P527"><text:span text:style-name="T528">Die folgenden Anforderungen spezifizieren die Funktionalität der Mosti-Sofware.</text:span></text:p>
      <text:p text:style-name="P529"><text:span text:style-name="T530"> </text:span></text:p>
      <text:h text:style-name="P531" text:outline-level="3"><text:span text:style-name="T532">4.1.1 Funktionale Anforderung F-1: Kassenfunktion</text:span></text:h>
      <text:p text:style-name="Standard"><text:span text:style-name="T533">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34"><text:span text:style-name="T535"> </text:span></text:p>
      <text:h text:style-name="P536" text:outline-level="3"><text:span text:style-name="T537">4.1.2 Funktionale Anforderung F-2: Kalenderfunktionen</text:span></text:h>
      <text:p text:style-name="P538"><text:span text:style-name="T539">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40"><text:span text:style-name="T541"> </text:span></text:p>
      <text:h text:style-name="P542" text:outline-level="3"><text:span text:style-name="T543">4.1.3 Funktionale Anforderung F-3: Kunden- und Mitarbeiterverwaltung</text:span></text:h>
      <text:p text:style-name="P544"><text:span text:style-name="T545">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46"><text:span text:style-name="T547"> </text:span></text:p>
      <text:h text:style-name="P548" text:outline-level="3"><text:span text:style-name="T549">4.1.4 Funktionale Anforderung F-4: Lagerbestand</text:span></text:h>
      <text:p text:style-name="P550"><text:span text:style-name="T551">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ausläuft.</text:span></text:p>
      <text:p text:style-name="P552"/>
      <text:p text:style-name="P553"><text:span text:style-name="T554">4.1.5 Funktionale Anforderung F-5: Account</text:span></text:p>
      <text:p text:style-name="P555"><text:span text:style-name="T556">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57"><text:span text:style-name="T558"> </text:span></text:p>
      <text:h text:style-name="P559" text:outline-level="2"><text:span text:style-name="T560">4.2 Bedienbarkeit (Usability)</text:span></text:h>
      <text:p text:style-name="P561"><text:span text:style-name="T562">Die folgenden Anforderungen spezifizieren die Bedienbarkeit der Mosti-Software.</text:span></text:p>
      <text:p text:style-name="P563"><text:span text:style-name="T564"> </text:span></text:p>
      <text:h text:style-name="P565" text:outline-level="3"><text:span text:style-name="T566">4.2.1 Bedienbarkeitsanforderung U-1: Übersichtlich</text:span></text:h>
      <text:p text:style-name="P567"><text:span text:style-name="T568">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69"><text:span text:style-name="T570"> </text:span></text:p>
      <text:h text:style-name="P571" text:outline-level="3"><text:span text:style-name="T572">4.2.2 Bedienbarkeitsanforderung U-2: Selbsterklärend</text:span></text:h>
      <text:p text:style-name="P573"><text:span text:style-name="T574">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span></text:p>
      <text:soft-page-break/>
      <text:p text:style-name="P575"><text:span text:style-name="T576"> </text:span></text:p>
      <text:p text:style-name="P577"><text:span text:style-name="T578">4.2.3 Bedienbarkeitsanforderung U-3: Lesbar</text:span></text:p>
      <text:p text:style-name="P579"><text:span text:style-name="T580">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81"><text:span text:style-name="T582"> </text:span></text:p>
      <text:h text:style-name="P583" text:outline-level="2"><text:span text:style-name="T584">4.3 Zuverlässigkeit (</text:span><text:bookmark-start text:name="3.3_____Reliability"/><text:bookmark-end text:name="3.3_____Reliability"/><text:span text:style-name="T585">Reliability)</text:span></text:h>
      <text:p text:style-name="P586"><text:span text:style-name="T587">Die folgenden Anforderungen spezifizieren die Zuverlässigkeit der Mosti-Software</text:span><text:span text:style-name="T588">.</text:span></text:p>
      <text:p text:style-name="P589"><text:span text:style-name="T590"> </text:span></text:p>
      <text:h text:style-name="P591" text:outline-level="3"><text:span text:style-name="T592">4.3.1 Zuverlässigkeitsanforderung R-1: Exakte Berechnung</text:span></text:h>
      <text:p text:style-name="P593"><text:span text:style-name="T594">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95"><text:span text:style-name="T596"> </text:span></text:p>
      <text:h text:style-name="P597" text:outline-level="3"><text:span text:style-name="T598">4.3.2 Zuverlässigkeitsanforderung R-2: Plausibilität</text:span></text:h>
      <text:p text:style-name="P599"><text:span text:style-name="T600">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601"><text:span text:style-name="T602"> </text:span></text:p>
      <text:h text:style-name="P603" text:outline-level="3"><text:span text:style-name="T604">4.3.3 Zuverlässigkeitsanforderung R-3: Durchschnittliche Ausfallzeit</text:span></text:h>
      <text:p text:style-name="P605"><text:span text:style-name="T606">Die durchschnittliche Zeit zwischen zwei Systemausfällen soll mindestens 30 Tage betragen.</text:span></text:p>
      <text:p text:style-name="P607"><text:span text:style-name="T608"> </text:span></text:p>
      <text:h text:style-name="P609" text:outline-level="3"><text:span text:style-name="T610">4.3.4 Zuverlässigkeitsanforderung R-4: Sauberer Zustand</text:span></text:h>
      <text:p text:style-name="P611"><text:span text:style-name="T612">Bei einem Ausfall der Mosti-Software soll das Programm beim Neustart immer einen sauberen Zustand übergeben. Die Zeit und wenn möglich auch der Grund des Ausfalls soll dokumentiert und gespeichert werden.</text:span></text:p>
      <text:p text:style-name="P613"><text:span text:style-name="T614"> </text:span></text:p>
      <text:h text:style-name="P615" text:outline-level="2"><text:span text:style-name="T616">4.4 Leistung (Performance)</text:span></text:h>
      <text:p text:style-name="P617"><text:span text:style-name="T618">Die folgenden Anforderungen spezifizieren die Leistung der Mosti-Software</text:span></text:p>
      <text:h text:style-name="P619" text:outline-level="3"><text:span text:style-name="T620"> </text:span></text:h>
      <text:h text:style-name="P621" text:outline-level="3"><text:span text:style-name="T622">4.4.1 Leistungsanforderung P-1: Geschwindigkeit</text:span></text:h>
      <text:p text:style-name="P623"><text:span text:style-name="T624">Die Anzahl aller gespeicherten Datensätze soll die Performance des Systems für den Benutzer nicht merklich beeinflussen. In einem User Acceptance Test sollen mindestens 95% der User die Software als „schnell“ oder „sehr schnell“ beurteilen.</text:span></text:p>
      <text:p text:style-name="P625"><text:span text:style-name="T626"> </text:span></text:p>
      <text:h text:style-name="P627" text:outline-level="3"><text:span text:style-name="T628">4.4.2 Leistungsanforderung P-2: Durchsatz</text:span></text:h>
      <text:p text:style-name="P629"><text:span text:style-name="T630">Die Mosti-Software soll alle der Funktionen innerhalb von 10s ausführen </text:span></text:p>
      <text:p text:style-name="P631"><text:span text:style-name="T632"> </text:span></text:p>
      <text:h text:style-name="P633" text:outline-level="2"><text:span text:style-name="T634">4.5 Wartbarkeit (Supportability)</text:span></text:h>
      <text:h text:style-name="P635" text:outline-level="3"><text:span text:style-name="T636">Die folgenden Anforderungen spezifizieren die Wartbarkeit der Mosti-Software.</text:span></text:h>
      <text:h text:style-name="P637" text:outline-level="3"><text:span text:style-name="T638"> </text:span></text:h>
      <text:h text:style-name="P639" text:outline-level="3"><text:span text:style-name="T640">4.5.1 Wartbarkeitsanforderung S-1: Geringe Kopplung</text:span></text:h>
      <text:p text:style-name="P641"><text:span text:style-name="T642">Durch eine geringe Kopplung der Softwareklassen soll sichergestellt werden, dass die Mosti-Software um weitere Funktionalitäten erweitert werden kann, ohne die bisherige Implementierung negativ zu beeinflussen.</text:span></text:p>
      <text:p text:style-name="P643"><text:span text:style-name="T644">Dies kann bereits beim Zusammenfügen der einzelnen Codesegmente geprüft werden.</text:span></text:p>
      <text:h text:style-name="P645" text:outline-level="2"/>
      <text:h text:style-name="P646" text:outline-level="2"><text:span text:style-name="T647">4.6 Installation</text:span></text:h>
      <text:h text:style-name="P648" text:outline-level="3"><text:span text:style-name="T649">Die folgenden Anforderungen spezifizieren die Installation der Mosti-Software.</text:span></text:h>
      <text:p text:style-name="Textbody"><text:span text:style-name="T650"> </text:span></text:p>
      <text:h text:style-name="P651" text:outline-level="3"><text:span text:style-name="T652">4.6.1 Installationsanforderung I-1: Download<text:s/></text:span></text:h>
      <text:p text:style-name="Textbody"><text:span text:style-name="T653">Die Mosti-Software soll nach Fertigstellung des Programms auf einer Website zum Download zur Verfügung stehen.</text:span></text:p>
      <text:h text:style-name="P654" text:outline-level="3"><text:span text:style-name="T655">4.6.2 Installationsanforderung I-2: Windowskompatibel</text:span></text:h>
      <text:h text:style-name="P656" text:outline-level="2"><text:span text:style-name="T657">Die Mosti-Software soll auf allen Windows-Systemen laufen<text:s/></text:span><text:span text:style-name="T658">ERGÄNZUNGEN</text:span><text:span text:style-name="T659"><text:s/></text:span></text:h>
      <text:p text:style-name="P660"><text:span text:style-name="T661"> </text:span></text:p>
      <text:soft-page-break/>
      <text:h text:style-name="P662" text:outline-level="2"><text:span text:style-name="T663">4.8 Schnittstellen (Interfaces)</text:span></text:h>
      <text:h text:style-name="P664" text:outline-level="3"><text:span text:style-name="T665"> </text:span></text:h>
      <text:h text:style-name="P666" text:outline-level="3"><text:span text:style-name="T667">4.8.1 Benutzerschnittstelle (User Interface)</text:span></text:h>
      <text:p text:style-name="P668"><text:span text:style-name="T669">Die einzige Schnittstelle der Mosti-Software zum Benutzer ist der Computer, auf welchem die Software installiert wird.</text:span></text:p>
      <text:p text:style-name="P670"><text:span text:style-name="T671"> </text:span></text:p>
      <text:h text:style-name="P672" text:outline-level="3"><text:span text:style-name="T673">4.8.2 Hardwareschnittstelle (Hardware Interface)</text:span></text:h>
      <text:p text:style-name="P674"><text:span text:style-name="T675">Um die Zusammenfassung der Kundeneinkäufe ausdrucken zu können, benötigt die Mosti-Software eine Schnittstelle zu einem Drucker.</text:span></text:p>
      <text:p text:style-name="P676"><text:span text:style-name="T677"> </text:span></text:p>
      <text:h text:style-name="P678" text:outline-level="3"><text:span text:style-name="T679">4.8.3 Softwareschnittstellen (Software Interface)</text:span></text:h>
      <text:p text:style-name="Textbody"><text:span text:style-name="T680">Da Mosti ein eigenständiges Verwaltungsprogramm ist, sind keine Schnittstellen zu anderen Systemen nötig.</text:span></text:p>
      <text:h text:style-name="P681" text:outline-level="3"><text:span text:style-name="T682">4.8.4 Datenbankschnittstelle (Database Interface)</text:span></text:h>
      <text:p text:style-name="P683"><text:span text:style-name="T684">Die Mosti-Software braucht zur Speicherung seiner Datensätze eine Datenbank und somit eine Schnittstelle zu einem ODBC-Treiber. Die Datenbanksoftware mit Treiber muss vor dem Download auf dem entsprechenden Computers zur Verfügung stehen.</text:span></text:p>
      <text:p text:style-name="P685"><text:span text:style-name="T686"> </text:span></text:p>
      <text:h text:style-name="P687" text:outline-level="2"><text:span text:style-name="T688">4.9 Lizenzanforderungen (Licensing Requirement)</text:span></text:h>
      <text:p text:style-name="P689"><text:span text:style-name="T690">Da die Mosti-Software auf keine anderen Komponenten zugreift, werden auch keine Lizenzen benötigt.</text:span></text:p>
      <text:p text:style-name="P691"><text:span text:style-name="T692"> </text:span></text:p>
      <text:h text:style-name="P693" text:outline-level="2"><text:span text:style-name="T694">4.10 Verwendete Standards (</text:span><text:bookmark-start text:name="3.12_____Applicable_Standards"/><text:bookmark-end text:name="3.12_____Applicable_Standards"/><text:span text:style-name="T695">Applicable Standards)</text:span></text:h>
      <text:p text:style-name="Textbody"><text:span text:style-name="T696">Verwendung der Coding Conventions, orientiert an der Google Java Convention</text:span></text:p>
      <text:p text:style-name="P697"><text:span text:style-name="T698"> </text:span></text:p>
      <text:p text:style-name="P699"/>
      <text:p text:style-name="P700"/>
      <text:p text:style-name="P701"/>
      <text:h text:style-name="P702" text:outline-level="1"><text:bookmark-start text:name="_Toc447124220"/><text:span text:style-name="T703">5. Use Cases</text:span><text:bookmark-end text:name="_Toc447124220"/></text:h>
      <text:p text:style-name="Standard"><text:span text:style-name="T704">&lt;Detailbeschreibung von Use Cases. Bei sehr interaktionszentrierten Produkten in eigenem Dokument beschreiben, das dann hier referenziert wird.&gt;</text:span></text:p>
      <text:h text:style-name="P705" text:outline-level="2"><text:bookmark-start text:name="_Toc447124221"/><text:span text:style-name="T706">5.1. Use Case Diagramm</text:span><text:bookmark-end text:name="_Toc447124221"/></text:h>
      <text:p text:style-name="Standard"><text:span text:style-name="T707">&lt;Diagramm&gt;</text:span></text:p>
      <text:h text:style-name="P708" text:outline-level="2"><text:bookmark-start text:name="_Toc447124222"/><text:span text:style-name="T709">5.2. Aktoren &amp; Stakeholders</text:span><text:bookmark-end text:name="_Toc447124222"/></text:h>
      <text:p text:style-name="Standard"><text:span text:style-name="T710">Mosterei-Inhaber: Möchte eine einfache Verwaltung der Mitarbeiter und Terminplanung</text:span></text:p>
      <text:p text:style-name="Standard"><text:span text:style-name="T711">Mitarbeiter/Kassierer: Möchte eine einfache Bedienung der Kassenfunktion</text:span></text:p>
      <text:p text:style-name="Standard"><text:span text:style-name="T712">Kunde: Möchte, dass seine Daten vertrauenswürdig behandelt werden</text:span></text:p>
      <text:p text:style-name="Standard"><text:span text:style-name="T713">Mosterei-Anlagen-Firma:</text:span><text:span text:style-name="T714">Ergänzung</text:span></text:p>
      <text:p text:style-name="Standard"><text:span text:style-name="T715">Jägern:</text:span><text:span text:style-name="T716">Ergänzung</text:span></text:p>
      <text:p text:style-name="Standard"><text:span text:style-name="T717">&lt;Aufzählung und Beschreibung der Aktoren (Akteure) &amp; Stakeholders&gt;</text:span></text:p>
      <text:h text:style-name="P718" text:outline-level="2"><text:bookmark-start text:name="_Toc447124223"/><text:span text:style-name="T719">5.3. Use Case 1</text:span><text:bookmark-start text:name="_Toc447124224"/><text:bookmark-end text:name="_Toc447124223"/><text:span text:style-name="T720">: Verkauf abwickeln</text:span></text:h>
      <text:p text:style-name="P721"/>
      <text:p text:style-name="KeinLeerraum"><text:span text:style-name="T722">Primary Actor:<text:s/></text:span><text:span text:style-name="T723">Kassierer</text:span></text:p>
      <text:p text:style-name="P724"/>
      <text:p text:style-name="KeinLeerraum"><text:span text:style-name="T725">Stakeholders and Interests:</text:span></text:p>
      <text:list text:style-name="LFO2" text:continue-numbering="true">
        <text:list-item>
          <text:p text:style-name="P726"><text:span text:style-name="T727">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28"><text:span text:style-name="T729">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30"><text:span text:style-name="T731">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32"><text:span text:style-name="T733">Jäger: Will korrekte Erfassung und Speicherung der an einem Tag verkauften Literzahlen (Gesamttages-Literzahl zur Berechnung des Rechnungsbetrags für den Trester).</text:span></text:p>
        </text:list-item>
        <text:list-item>
          <text:p text:style-name="P734"><text:span text:style-name="T735">Mosterei-Anlagen-Firma: Will korrekte Erfassung und Speicherung der erzeugten Literzahlen in einem bestimmten Zeitraum, um Rückschlüsse auf die Funktionalität der Maschinen ziehen zu können.</text:span></text:p>
        </text:list-item>
      </text:list>
      <text:p text:style-name="P736"/>
      <text:p text:style-name="KeinLeerraum"><text:span text:style-name="T737">Preconditions:<text:s/></text:span><text:span text:style-name="T738">Kassierer ist eingeloggt/authentifiziert. Aktueller Tages-Terminplan liegt vor.</text:span></text:p>
      <text:p text:style-name="P739"/>
      <text:p text:style-name="KeinLeerraum"><text:span text:style-name="T740">Postconditions:<text:s/></text:span><text:span text:style-name="T741">Verkauf ist korrekt abgewickelt, abgeschlossen und gespeichert. Ausdruckbare Auflistung des jeweiligen Kundeneinkaufs wurde erstellt. Lagerbestände wurden aktualisiert</text:span></text:p>
      <text:p text:style-name="P742"/>
      <text:p text:style-name="P743"/>
      <text:p text:style-name="KeinLeerraum"><text:span text:style-name="T744">Main Success Scenario</text:span></text:p>
      <text:list text:style-name="LFO3">
        <text:list-item text:start-value="1">
          <text:p text:style-name="P745">Kassierer wählt einen Kunden aus der tagesaktuellen Terminliste aus.</text:p>
        </text:list-item>
        <text:list-item>
          <text:p text:style-name="P746">System zeigt die Einkäufe-Eingabe-Maske für diesen Kunden an.</text:p>
        </text:list-item>
        <text:list-item>
          <text:p text:style-name="P747">Kassierer trägt die Anzahl der vom Kunden verbrauchten Materialien ein (incl. Literzahl und Abfüllweise).</text:p>
        </text:list-item>
        <text:list-item>
          <text:p text:style-name="P748">System bildet die Summe der Kosten für die aktuell eingetragenen Produkte.</text:p>
        </text:list-item>
      </text:list>
      <text:p text:style-name="KeinLeerraum"><text:span text:style-name="T749">Schritte 3-4 wiederholen sich solange, bis der Kassierer alle der vom Kunden zu erwerbenden Produkte in der Eingabemaske erfasst hat.</text:span></text:p>
      <text:list text:style-name="LFO3" text:continue-numbering="true">
        <text:list-item>
          <text:p text:style-name="P750">Kassierer schließt die Gesamt-Kostenermittlung endgültig ab.</text:p>
        </text:list-item>
        <text:list-item>
          <text:p text:style-name="P751">System erstellt eine Auflistung des Kundeneinkaufs und stellt sie zum Ausdruck bereit.</text:p>
        </text:list-item>
        <text:list-item>
          <text:p text:style-name="P752">Kassierer bestätigt die Zahlung durch den Kunden.</text:p>
        </text:list-item>
        <text:list-item>
          <text:p text:style-name="P753">System markiert den Kunden als abgeschlossen, speichert die Verkaufsinformationen und aktualisiert die Lagerbestände.</text:p>
        </text:list-item>
      </text:list>
      <text:p text:style-name="P754"/>
      <text:p text:style-name="KeinLeerraum"><text:span text:style-name="T755">Extensions:</text:span></text:p>
      <text:p text:style-name="KeinLeerraum"><text:span text:style-name="T756">*a. Jederzeit, wenn das System ausfällt:</text:span></text:p>
      <text:p text:style-name="KeinLeerraum"><text:span text:style-name="T757"><text:tab/></text:span><text:span text:style-name="T758">1.<text:s/></text:span><text:span text:style-name="T759">Kassierer startet das System neu, meldet sich an und forde</text:span><text:span text:style-name="T760">rt Wiederherstellung des zuletzt <text:s text:c="2"/></text:span><text:span text:style-name="T761"><text:tab/><text:s text:c="5"/>gespeicherten</text:span><text:span text:style-name="T762"><text:s/>Zustandes an.</text:span></text:p>
      <text:p text:style-name="P763"><text:tab/>2.<text:s/>System rekonstruiert<text:s/>zuletzt gespeicherten<text:s/>Zustand.</text:p>
      <text:p text:style-name="P764"/>
      <text:p text:style-name="KeinLeerraum"><text:span text:style-name="T765">1a. Aktueller Kunde ist trotz Termin nicht in der Terminliste vorhanden.</text:span></text:p>
      <text:list text:style-name="LFO7" text:continue-numbering="true">
        <text:list-item>
          <text:list>
            <text:list-item>
              <text:p text:style-name="P766">Kassierer fordert Zusatzmaske an.</text:p>
            </text:list-item>
            <text:list-item>
              <text:p text:style-name="P767">System zeigt erweiterbare Zusatzkunden-Liste an</text:p>
            </text:list-item>
            <text:list-item>
              <text:p text:style-name="P768">Kassierer prüft, ob Kunde in der Kundendatenbank registriert ist.</text:p>
            </text:list-item>
          </text:list>
        </text:list-item>
      </text:list>
      <text:p text:style-name="P769"><text:span text:style-name="T770"><text:s text:c="6"/>3a. Kunde ist in der Kundendatenbank registriert</text:span></text:p>
      <text:p text:style-name="P771"><text:span text:style-name="T772"><text:s text:c="6"/>3b. Kunde ist nicht in der Kundendatenbank registriert</text:span></text:p>
      <text:p text:style-name="P773"><text:span text:style-name="T774"><text:s text:c="13"/>1.<text:s/></text:span><text:span text:style-name="T775">UC2: CRUD Kundenverwaltung, Extension 1a.</text:span><text:span text:style-name="T776"><text:s/>ausführen.</text:span></text:p>
      <text:list text:style-name="LFO7" text:continue-numbering="true">
        <text:list-item>
          <text:list>
            <text:list-item>
              <text:p text:style-name="P777">Kassierer fügt Kunden zur Zusatzkunden-Liste hinzu und wählt den Kunden aus.</text:p>
            </text:list-item>
          </text:list>
        </text:list-item>
      </text:list>
      <text:p text:style-name="P778"/>
      <text:p text:style-name="KeinLeerraum"><text:span text:style-name="T779">3a. Gesuchtes Produkt ist nicht in der Eingabemaske verfügbar.</text:span></text:p>
      <text:list text:style-name="LFO8" text:continue-numbering="true">
        <text:list-item>
          <text:p text:style-name="P780"><text:span text:style-name="T781">UC3: CRUD Lagerverwaltung, Extension 1a.</text:span><text:span text:style-name="T782"><text:s/>ausführen.</text:span></text:p>
        </text:list-item>
        <text:list-item>
          <text:p text:style-name="P783">System zeigt aktualisierte Eingabemaske an.</text:p>
        </text:list-item>
      </text:list>
      <text:p text:style-name="P784"/>
      <text:p text:style-name="P785"/>
      <text:p text:style-name="KeinLeerraum"><text:span text:style-name="T786">Special Requirements:</text:span></text:p>
      <text:list text:style-name="LFO9" text:continue-numbering="true">
        <text:list-item>
          <text:p text:style-name="P787"><text:span text:style-name="T788">Schriftgröße mindestens 12.</text:span></text:p>
        </text:list-item>
        <text:list-item>
          <text:p text:style-name="P789"><text:span text:style-name="T790">Sprache: deutsch.</text:span></text:p>
        </text:list-item>
      </text:list>
      <text:p text:style-name="P791"/>
      <text:p text:style-name="KeinLeerraum"><text:span text:style-name="T792">Technology/Data Variations List:</text:span></text:p>
      <text:list text:style-name="LFO9" text:continue-numbering="true">
        <text:list-item>
          <text:p text:style-name="P793"><text:span text:style-name="T794">Ausdruck der Kostenzusammenstellung/des Belegs mittels Drucker.</text:span></text:p>
        </text:list-item>
        <text:list-item>
          <text:p text:style-name="P795"><text:span text:style-name="T796">Speicherung der Verkäufe in Datenbank.</text:span></text:p>
        </text:list-item>
      </text:list>
      <text:p text:style-name="P797"/>
      <text:p text:style-name="KeinLeerraum"><text:span text:style-name="T798">Frequency of Occurrence:<text:s/></text:span><text:span text:style-name="T799">50-80-mal am Tag, bis zu 10-mal pro Stunde.</text:span></text:p>
      <text:p text:style-name="P800"/>
      <text:p text:style-name="KeinLeerraum"><text:span text:style-name="T801">Open Issues:</text:span></text:p>
      <text:list text:style-name="LFO9" text:continue-numbering="true">
        <text:list-item>
          <text:p text:style-name="P802"><text:span text:style-name="T803">Integration der Terminliste in die Kassenfunktion – wie?</text:span></text:p>
        </text:list-item>
        <text:list-item>
          <text:p text:style-name="P804"><text:span text:style-name="T805">Einbezug von kundenspezifischer Begünstigungen (Verknüpfung mit Kundenverwaltung)</text:span></text:p>
        </text:list-item>
        <text:list-item>
          <text:p text:style-name="P806"><text:span text:style-name="T807">Extra Abrechnung für Jäger – mit nur Literzahl und entsprechender Preisumrechnung?</text:span></text:p>
        </text:list-item>
      </text:list>
      <text:p text:style-name="P808"/>
      <text:p text:style-name="P809"/>
      <text:p text:style-name="P810"/>
      <text:p text:style-name="P811"/>
      <text:p text:style-name="P812"/>
      <text:p text:style-name="P813"/>
      <text:p text:style-name="P814"/>
      <text:soft-page-break/>
      <text:h text:style-name="P815" text:outline-level="2"><text:span text:style-name="T816">5.4. Use Case 2: Kunde bearbeiten</text:span><text:bookmark-end text:name="_Toc447124224"/></text:h>
      <text:p text:style-name="P817"/>
      <text:p text:style-name="KeinLeerraum"><text:span text:style-name="T818">Primary Actor:<text:s/></text:span><text:span text:style-name="T819">Mosterei-Inhaber</text:span></text:p>
      <text:p text:style-name="P820"/>
      <text:p text:style-name="KeinLeerraum"><text:span text:style-name="T821">Stakeholders and Interests:</text:span></text:p>
      <text:list text:style-name="LFO2" text:continue-numbering="true">
        <text:list-item>
          <text:p text:style-name="P822"><text:span text:style-name="T823">Mosterei-Inhaber: Will einen Kunden schnell und einfach hinzufügen, bearbeiten oder löschen. Will Übersicht über Kunden, welche seine Leistungen in Anspruch nehmen.</text:span></text:p>
        </text:list-item>
        <text:list-item>
          <text:p text:style-name="P824"><text:span text:style-name="T825">Mitarbeiter: Will bestimmte Kundendaten schnell und einfach einsehen (z. B. die Telefonnummer im Falle eines Nichterscheinens trotz Termins). Will einen Kunden schnell und einfach hinzufügen, bearbeiten oder löschen.</text:span></text:p>
        </text:list-item>
        <text:list-item>
          <text:p text:style-name="P826"><text:span text:style-name="T827">Kunde: Will, dass seine Daten korrekt abgespeichert sind und vertrauenswürdig behandelt werden. Will, dass auf seinen Wunsch hin die Daten geändert werden.</text:span></text:p>
        </text:list-item>
      </text:list>
      <text:p text:style-name="P828"/>
      <text:p text:style-name="P829"><text:span text:style-name="T830">Preconditions</text:span><text:span text:style-name="T831">:<text:s/></text:span><text:span text:style-name="T832">Mosterei-Inhaber oder Mitarbeiter ist eingeloggt/authentifiziert.</text:span></text:p>
      <text:p text:style-name="P833"/>
      <text:p text:style-name="P834"><text:span text:style-name="T835">Postconditions</text:span><text:span text:style-name="T836">:<text:s/></text:span><text:span text:style-name="T837">Kundenliste wird angezeigt.</text:span></text:p>
      <text:p text:style-name="P838"/>
      <text:p text:style-name="KeinLeerraum"><text:span text:style-name="T839">Main Success Scenario</text:span></text:p>
      <text:list text:style-name="LFO10" text:continue-numbering="true">
        <text:list-item>
          <text:p text:style-name="P840">Mosterei-Inhaber fordert Anzeige einer Kundenübersicht.</text:p>
        </text:list-item>
        <text:list-item>
          <text:p text:style-name="P841">System zeigt eine Liste aller Kunden an.</text:p>
        </text:list-item>
      </text:list>
      <text:p text:style-name="P842"/>
      <text:p text:style-name="P843">Extensions:</text:p>
      <text:p text:style-name="P844"/>
      <text:p text:style-name="KeinLeerraum"><text:span text:style-name="T845">*</text:span><text:span text:style-name="T846">a. Jederzeit, wenn das System ausfällt:</text:span></text:p>
      <text:p text:style-name="KeinLeerraum"><text:span text:style-name="T847"><text:tab/></text:span><text:span text:style-name="T848">1.<text:s/></text:span><text:span text:style-name="T849">Mosterei-Inhaber</text:span><text:span text:style-name="T850"><text:s/>startet das System neu, meldet sich an und forde</text:span><text:span text:style-name="T851">rt Wiederherstellung<text:s/></text:span><text:span text:style-name="T852"><text:tab/><text:s text:c="4"/>des zuletzt gespeicherten</text:span><text:span text:style-name="T853"><text:s/>Zustandes an.</text:span></text:p>
      <text:p text:style-name="P854"><text:tab/>2.<text:s/>System rekonstruiert<text:s/>zuletzt gespeicherten<text:s/>Zustand.</text:p>
      <text:p text:style-name="P855"/>
      <text:p text:style-name="P856"><text:span text:style-name="T857">1a. Mosterei-Inhaber oder Mitarbeiter erstellt einen neuen Kunden:</text:span></text:p>
      <text:p text:style-name="P858"><text:span text:style-name="T859">1. System fordert Name, Vorname, Adresse, Telefonnummer des Kunden.</text:span></text:p>
      <text:p text:style-name="P860"><text:span text:style-name="T861">2. Mosterei-Inhaber</text:span><text:span text:style-name="T862"> </text:span><text:span text:style-name="T863">oder Mitarbeiter</text:span><text:span text:style-name="T864"> </text:span><text:span text:style-name="T865">gibt geforderte Daten ein.</text:span></text:p>
      <text:p text:style-name="P866"><text:span text:style-name="T867">3. System legt neuen Kunden</text:span><text:span text:style-name="T868"> </text:span><text:span text:style-name="T869">an. </text:span><text:span text:style-name="T870"> </text:span></text:p>
      <text:p text:style-name="P871"/>
      <text:p text:style-name="P872"><text:span text:style-name="T873">1b. Mosterei-Inhaber oder Mitarbeiter ändert die Daten eines Kunden:</text:span></text:p>
      <text:p text:style-name="P874"><text:span text:style-name="T875">1. System speichert die neuen Änderungen.</text:span></text:p>
      <text:p text:style-name="P876"/>
      <text:p text:style-name="P877"><text:span text:style-name="T878">1c. Mosterei-Inhaber oder Mitarbeiter löscht die</text:span><text:span text:style-name="T879"> </text:span><text:span text:style-name="T880">Daten</text:span><text:span text:style-name="T881"> </text:span><text:span text:style-name="T882">eines Kunden:</text:span></text:p>
      <text:p text:style-name="P883"><text:span text:style-name="T884">1. System</text:span><text:span text:style-name="T885"> </text:span><text:span text:style-name="T886">erfragt Bestätigung des Löschvorgangs.</text:span></text:p>
      <text:p text:style-name="P887"><text:span text:style-name="T888">2. Mosterei-Inhaber oder Mitarbeiter bestätigt Löschvorgang.</text:span></text:p>
      <text:p text:style-name="P889"><text:span text:style-name="T890">3. System</text:span><text:span text:style-name="T891"> </text:span><text:span text:style-name="T892">speichert</text:span><text:span text:style-name="T893"> </text:span><text:span text:style-name="T894">die neuen Änderungen.</text:span></text:p>
      <text:p text:style-name="P895"/>
      <text:p text:style-name="KeinLeerraum"><text:span text:style-name="T896">Special Requirements:</text:span></text:p>
      <text:list text:style-name="LFO9" text:continue-numbering="true">
        <text:list-item>
          <text:p text:style-name="P897"><text:span text:style-name="T898">Schriftgröße mindestens 12.</text:span></text:p>
        </text:list-item>
        <text:list-item>
          <text:p text:style-name="P899"><text:span text:style-name="T900">Sprache: deutsch.</text:span></text:p>
        </text:list-item>
        <text:list-item>
          <text:p text:style-name="P901"><text:span text:style-name="T902">Lesen von ca. 1 Meter Entfernung soll möglich sein.</text:span></text:p>
        </text:list-item>
        <text:list-item>
          <text:p text:style-name="P903"><text:span text:style-name="T904">In 90 % der Fälle soll die Übersicht in weniger als 10 Sekunden geladen sein.</text:span></text:p>
        </text:list-item>
      </text:list>
      <text:p text:style-name="P905"/>
      <text:p text:style-name="KeinLeerraum"><text:span text:style-name="T906">Technology and Data Variations List:</text:span></text:p>
      <text:list text:style-name="LFO11" text:continue-numbering="true">
        <text:list-item>
          <text:p text:style-name="P907"><text:span text:style-name="T908">Speicherung der Kundendaten in Datenbank.</text:span></text:p>
        </text:list-item>
      </text:list>
      <text:list text:style-name="LFO12" text:continue-numbering="true">
        <text:list-item>
          <text:p text:style-name="P909"><text:span text:style-name="T910">Verbindung zur Datenbank, um geänderte Kundendaten abzuspeichern.</text:span></text:p>
        </text:list-item>
      </text:list>
      <text:p text:style-name="P911"/>
      <text:p text:style-name="KeinLeerraum"><text:span text:style-name="T912">Frequency of Occurence:<text:s/></text:span><text:span text:style-name="T913">Mehrmals</text:span><text:span text:style-name="T914"><text:s/></text:span><text:span text:style-name="T915">pro Stunde.</text:span></text:p>
      <text:p text:style-name="P916"/>
      <text:p text:style-name="KeinLeerraum"><text:span text:style-name="T917">Open Issues:</text:span></text:p>
      <text:list text:style-name="LFO9" text:continue-numbering="true">
        <text:list-item>
          <text:p text:style-name="P918"><text:span text:style-name="T919">Sollen Kundendaten nach bestimmter Zeit gelöscht werden?</text:span></text:p>
        </text:list-item>
        <text:list-item>
          <text:p text:style-name="P920"><text:span text:style-name="T921">Müssen Kunden immer angelegt sein, um einen Einkauf zu tätigen?</text:span></text:p>
        </text:list-item>
      </text:list>
      <text:p text:style-name="P922"/>
      <text:p text:style-name="P923"/>
      <text:p text:style-name="P924"/>
      <text:h text:style-name="P925" text:outline-level="2"><text:span text:style-name="T926">5.5. Use Case 3: Lagerbestand bearbeiten</text:span></text:h>
      <text:p text:style-name="P927"/>
      <text:p text:style-name="KeinLeerraum"><text:span text:style-name="T928">Primary Actor:<text:s/></text:span><text:span text:style-name="T929">Mosterei-Inhaber</text:span></text:p>
      <text:p text:style-name="P930"/>
      <text:p text:style-name="KeinLeerraum"><text:span text:style-name="T931">Stakeholders and Interests:</text:span></text:p>
      <text:list text:style-name="LFO9" text:continue-numbering="true">
        <text:list-item>
          <text:p text:style-name="P932"><text:span text:style-name="T933">Mosterei-Inhaber:<text:s/></text:span><text:span text:style-name="T934">Will klare Übersicht über aktuelle Lagerbestände. Will Produkte schnell und einfach in der Lagerübersicht hinzufügen, bearbeiten oder löschen. Will Meldung/Warnung, falls bestimmte Untergrenze eines Produkts unterschritten wird</text:span><text:span text:style-name="T935">.</text:span></text:p>
        </text:list-item>
        <text:list-item>
          <text:p text:style-name="P936"><text:span text:style-name="T937">Kunde:</text:span><text:span text:style-name="T938"><text:s/>Will stets gewünschte Produkte zur Verfügung haben.</text:span></text:p>
        </text:list-item>
      </text:list>
      <text:p text:style-name="P939"/>
      <text:p text:style-name="KeinLeerraum"><text:span text:style-name="T940">Preconditions:<text:s/></text:span><text:span text:style-name="T941">Mosterei-Inhaber ist eingeloggt/authentifiziert.</text:span></text:p>
      <text:p text:style-name="P942"/>
      <text:p text:style-name="KeinLeerraum"><text:span text:style-name="T943">Postconditions:<text:s/></text:span><text:span text:style-name="T944">Lagerbestände sind produktweise vollständig und aktuell.</text:span></text:p>
      <text:p text:style-name="P945"/>
      <text:p text:style-name="KeinLeerraum"><text:span text:style-name="T946">Main Success Scenario</text:span></text:p>
      <text:list text:style-name="LFO13" text:continue-numbering="true">
        <text:list-item>
          <text:p text:style-name="P947">Mosterei-Inhaber fordert Anzeige einer Lagerübersicht.</text:p>
        </text:list-item>
        <text:list-item>
          <text:p text:style-name="P948">System zeigt eine Übersicht über die Lagerbestände an.</text:p>
        </text:list-item>
      </text:list>
      <text:p text:style-name="P949"/>
      <text:p text:style-name="KeinLeerraum"><text:span text:style-name="T950">Extensions:</text:span></text:p>
      <text:p text:style-name="KeinLeerraum"><text:span text:style-name="T951">*</text:span><text:span text:style-name="T952">a. Jederzeit, wenn das System ausfällt:</text:span></text:p>
      <text:p text:style-name="KeinLeerraum"><text:span text:style-name="T953"><text:tab/></text:span><text:span text:style-name="T954">1.<text:s/></text:span><text:span text:style-name="T955">Mosterei-Inhaber</text:span><text:span text:style-name="T956"><text:s/>startet das System neu, meldet sich an und forde</text:span><text:span text:style-name="T957">rt Wiederherstellung<text:s/></text:span><text:span text:style-name="T958"><text:tab/><text:s text:c="4"/>des zuletzt gespeicherten</text:span><text:span text:style-name="T959"><text:s/>Zustandes an.</text:span></text:p>
      <text:p text:style-name="P960"><text:tab/>2.<text:s/>System rekonstruiert<text:s/>zuletzt gespeicherten<text:s/>Zustand.</text:p>
      <text:p text:style-name="P961"/>
      <text:p text:style-name="P962"><text:span text:style-name="T963">1a. Mosterei-Inhaber erstellt ein neues Produkt:</text:span></text:p>
      <text:list text:style-name="LFO17" text:continue-numbering="true">
        <text:list-item>
          <text:p text:style-name="P964"><text:span text:style-name="T965">System fordert Produktname, Einzelverkaufspreis für Produkt, aktuell zu Verfügung stehende Produktmenge und Untergrenze für Warnhinweis an.</text:span></text:p>
        </text:list-item>
        <text:list-item>
          <text:p text:style-name="P966"><text:span text:style-name="T967">Mosterei-Inhaber gibt geforderte Daten ein.</text:span></text:p>
        </text:list-item>
        <text:list-item>
          <text:p text:style-name="P968"><text:span text:style-name="T969">System legt neues Produkt</text:span><text:span text:style-name="T970"> </text:span><text:span text:style-name="T971">an und speichert die Produktdaten.</text:span></text:p>
        </text:list-item>
      </text:list>
      <text:p text:style-name="P972"/>
      <text:p text:style-name="P973"><text:span text:style-name="T974">1b. Mosterei-Inhaber ändert die Angaben zu einem Produkt:</text:span></text:p>
      <text:list text:style-name="LFO18" text:continue-numbering="true">
        <text:list-item>
          <text:p text:style-name="P975"><text:span text:style-name="T976">System speichert die neuen Änderungen.</text:span></text:p>
        </text:list-item>
      </text:list>
      <text:p text:style-name="P977"/>
      <text:p text:style-name="P978"><text:span text:style-name="T979">1c. Mosterei-Inhaber löscht ein Produkt:</text:span></text:p>
      <text:list text:style-name="LFO19" text:continue-numbering="true">
        <text:list-item>
          <text:p text:style-name="P980"><text:span text:style-name="T981">System</text:span><text:span text:style-name="T982"> </text:span><text:span text:style-name="T983">erfragt Bestätigung des Löschvorgangs.</text:span></text:p>
        </text:list-item>
        <text:list-item>
          <text:p text:style-name="P984"><text:span text:style-name="T985">Mosterei-Inhaber bestätigt Löschvorgang.</text:span></text:p>
        </text:list-item>
        <text:list-item>
          <text:p text:style-name="P986"><text:span text:style-name="T987">System löscht Produkt und speichert neue Änderungen.</text:span></text:p>
        </text:list-item>
      </text:list>
      <text:p text:style-name="P988"/>
      <text:p text:style-name="KeinLeerraum"><text:span text:style-name="T989">Special Requirements:</text:span></text:p>
      <text:list text:style-name="LFO9" text:continue-numbering="true">
        <text:list-item>
          <text:p text:style-name="P990"><text:span text:style-name="T991">Schriftgröße mindestens 12.</text:span></text:p>
        </text:list-item>
        <text:list-item>
          <text:p text:style-name="P992"><text:span text:style-name="T993">Sprache: deutsch.</text:span></text:p>
        </text:list-item>
        <text:list-item>
          <text:p text:style-name="P994"><text:span text:style-name="T995">Lesen von ca. 1 Meter Entfernung soll möglich sein.</text:span></text:p>
        </text:list-item>
        <text:list-item>
          <text:p text:style-name="P996"><text:span text:style-name="T997">In 90 % der Fälle soll die Übersicht in weniger als 10 Sekunden geladen sein.</text:span></text:p>
        </text:list-item>
      </text:list>
      <text:p text:style-name="P998"/>
      <text:soft-page-break/>
      <text:p text:style-name="KeinLeerraum"><text:span text:style-name="T999">Technology/Data Variation List:</text:span></text:p>
      <text:p text:style-name="KeinLeerraum"><text:span text:style-name="T1000">Speicherung der Lagerbestände in einer Datenbank.</text:span></text:p>
      <text:p text:style-name="P1001"/>
      <text:p text:style-name="KeinLeerraum"><text:span text:style-name="T1002">Frequency of Occurrence:<text:s/></text:span><text:span text:style-name="T1003">Ein- bis zweimal im Monat.</text:span></text:p>
      <text:p text:style-name="P1004"/>
      <text:p text:style-name="KeinLeerraum"><text:span text:style-name="T1005">Open Issues:</text:span></text:p>
      <text:list text:style-name="LFO9" text:continue-numbering="true">
        <text:list-item>
          <text:p text:style-name="P1006"><text:span text:style-name="T1007">Aktualisierung in Zusammenhang mit Kassenfunktion</text:span></text:p>
        </text:list-item>
        <text:list-item>
          <text:p text:style-name="P1008"><text:span text:style-name="T1009">Meldungen?</text:span></text:p>
        </text:list-item>
      </text:list>
      <text:p text:style-name="P1010"/>
      <text:h text:style-name="P1011" text:outline-level="2"><text:span text:style-name="T1012">5.6. Use Case 4: Mitarbeiter bearbeiten</text:span></text:h>
      <text:p text:style-name="P1013"/>
      <text:p text:style-name="KeinLeerraum"><text:span text:style-name="T1014">Primary Actor:</text:span><text:span text:style-name="T1015"> </text:span><text:span text:style-name="T1016">Mosterei-Inhaber</text:span><text:span text:style-name="T1017"> </text:span></text:p>
      <text:p text:style-name="P1018"/>
      <text:p text:style-name="KeinLeerraum"><text:span text:style-name="T1019">Stakeholders and Interests:</text:span><text:span text:style-name="T1020"> </text:span></text:p>
      <text:list text:style-name="LFO9" text:continue-numbering="true">
        <text:list-item>
          <text:p text:style-name="P1021"><text:span text:style-name="T1022">Mosterei-Inhaber:</text:span><text:span text:style-name="T1023"> </text:span><text:span text:style-name="T1024">Will neue Mitarbeiter</text:span><text:span text:style-name="T1025"> </text:span><text:span text:style-name="T1026">schnell und einfach erstellen</text:span><text:span text:style-name="T1027"> </text:span><text:span text:style-name="T1028">oder bearbeiten.</text:span><text:span text:style-name="T1029"> Will eine Übersicht über seine Angestellten samt seiner Kontaktdaten, um ihn bei Bedarf kontaktieren zu können.</text:span></text:p>
        </text:list-item>
        <text:list-item>
          <text:p text:style-name="P1030"><text:span text:style-name="T1031">Mitarbeiter:</text:span><text:span text:style-name="T1032"> </text:span><text:span text:style-name="T1033">Will, dass seine Daten</text:span><text:span text:style-name="T1034"> </text:span><text:span text:style-name="T1035">korrekt</text:span><text:span text:style-name="T1036"> </text:span><text:span text:style-name="T1037">abgespeichert werden. Will Zugriff auf seine Daten, um sie bei Bedarf ändern zu können.</text:span><text:span text:style-name="T1038"> </text:span></text:p>
        </text:list-item>
      </text:list>
      <text:p text:style-name="KeinLeerraum"><text:span text:style-name="T1039"> </text:span></text:p>
      <text:p text:style-name="KeinLeerraum"><text:span text:style-name="T1040">Preconditions: </text:span><text:span text:style-name="T1041">Mosterei-Inhaber</text:span><text:span text:style-name="T1042"> </text:span><text:span text:style-name="T1043">ist im System eingeloggt/authentifiziert.</text:span></text:p>
      <text:p text:style-name="P1044"/>
      <text:p text:style-name="KeinLeerraum"><text:span text:style-name="T1045">Postconditions: </text:span><text:span text:style-name="T1046">Mitarbeiterliste wird angezeigt.</text:span></text:p>
      <text:p text:style-name="KeinLeerraum"><text:span text:style-name="T1047"> </text:span></text:p>
      <text:p text:style-name="KeinLeerraum"><text:span text:style-name="T1048">Main Success Scenario: </text:span></text:p>
      <text:list text:style-name="LFO20" text:continue-numbering="true">
        <text:list-item>
          <text:p text:style-name="P1049"><text:span text:style-name="T1050">Mosterei-Inhaber</text:span><text:span text:style-name="T1051"> </text:span><text:span text:style-name="T1052">fordert Anzeige einer Mitarbeiterliste an.</text:span><text:span text:style-name="T1053"> </text:span></text:p>
        </text:list-item>
        <text:list-item>
          <text:p text:style-name="P1054"><text:span text:style-name="T1055">System zeigt eine Liste aller Mitarbeiter</text:span><text:span text:style-name="T1056"> </text:span><text:span text:style-name="T1057">an.</text:span><text:span text:style-name="T1058"> </text:span></text:p>
        </text:list-item>
      </text:list>
      <text:p text:style-name="P1059"/>
      <text:p text:style-name="KeinLeerraum"><text:span text:style-name="T1060">Extensions:</text:span></text:p>
      <text:p text:style-name="KeinLeerraum"><text:span text:style-name="T1061">*</text:span><text:span text:style-name="T1062">a. Jederzeit, wenn das System ausfällt:</text:span></text:p>
      <text:p text:style-name="KeinLeerraum"><text:span text:style-name="T1063"><text:tab/></text:span><text:span text:style-name="T1064">1.<text:s/></text:span><text:span text:style-name="T1065">Mosterei-Inhaber</text:span><text:span text:style-name="T1066"><text:s/>startet das System neu, meldet sich an und forde</text:span><text:span text:style-name="T1067">rt Wiederherstellung<text:s/></text:span><text:span text:style-name="T1068"><text:tab/><text:s text:c="4"/>des zuletzt gespeicherten</text:span><text:span text:style-name="T1069"><text:s/>Zustandes an.</text:span></text:p>
      <text:p text:style-name="P1070"><text:tab/>2.<text:s/>System rekonstruiert<text:s/>zuletzt gespeicherten<text:s/>Zustand.</text:p>
      <text:p text:style-name="P1071"/>
      <text:p text:style-name="P1072"><text:span text:style-name="T1073">1a. Mosterei-Inhaber erstellt einen neuen Mitarbeiter:</text:span></text:p>
      <text:list text:style-name="LFO21" text:continue-numbering="true">
        <text:list-item>
          <text:p text:style-name="P1074"><text:span text:style-name="T1075">System fordert Vor- und Nachname, Geburtsdatum, Adresse und Telefon- bzw. Handynummer des Mitarbeiters.</text:span></text:p>
        </text:list-item>
        <text:list-item>
          <text:p text:style-name="P1076"><text:span text:style-name="T1077">Mosterei-Inhaber gibt geforderte Daten ein.</text:span></text:p>
        </text:list-item>
        <text:list-item>
          <text:p text:style-name="P1078"><text:span text:style-name="T1079">System legt neuen Mitarbeiter an.</text:span></text:p>
        </text:list-item>
        <text:list-item>
          <text:p text:style-name="P1080"><text:span text:style-name="T1081">System erstellt einen</text:span><text:span text:style-name="T1082"> </text:span><text:span text:style-name="T1083">Account mit</text:span><text:span text:style-name="T1084"> </text:span><text:span text:style-name="T1085">Benutzernamen und</text:span><text:span text:style-name="T1086"> </text:span><text:span text:style-name="T1087">Passwort für den neuen Mitarbeiter</text:span><text:span text:style-name="T1088"> </text:span><text:span text:style-name="T1089">und präsentiert die gespeicherten Daten.</text:span></text:p>
        </text:list-item>
      </text:list>
      <text:p text:style-name="P1090"/>
      <text:p text:style-name="P1091"><text:span text:style-name="T1092">1b. Mosterei-Inhaber ändert die Daten eines Mitarbeiters:</text:span></text:p>
      <text:list text:style-name="LFO22" text:continue-numbering="true">
        <text:list-item>
          <text:p text:style-name="P1093"><text:span text:style-name="T1094">System speichert die neuen Änderungen.</text:span></text:p>
        </text:list-item>
      </text:list>
      <text:p text:style-name="P1095"/>
      <text:p text:style-name="P1096"><text:span text:style-name="T1097">1c. Mosterei-Inhaber wählt Mitarbeiter und fordert Löschung an:</text:span></text:p>
      <text:list text:style-name="LFO23" text:continue-numbering="true">
        <text:list-item>
          <text:p text:style-name="P1098"><text:span text:style-name="T1099">System</text:span><text:span text:style-name="T1100"> </text:span><text:span text:style-name="T1101">fordert Bestätigung des Löschvorgangs.</text:span></text:p>
        </text:list-item>
        <text:list-item>
          <text:p text:style-name="P1102"><text:span text:style-name="T1103">Mosterei-Inhaber bestätigt Löschvorgang.</text:span></text:p>
        </text:list-item>
        <text:list-item>
          <text:p text:style-name="P1104"><text:span text:style-name="T1105">System löscht alle Daten und den Account des Mitarbeiters.</text:span></text:p>
        </text:list-item>
      </text:list>
      <text:p text:style-name="P1106"/>
      <text:p text:style-name="KeinLeerraum"/>
      <text:soft-page-break/>
      <text:p text:style-name="KeinLeerraum"><text:span text:style-name="T1107">Special Requirements:</text:span></text:p>
      <text:list text:style-name="LFO9" text:continue-numbering="true">
        <text:list-item>
          <text:p text:style-name="P1108"><text:span text:style-name="T1109">Schriftgröße mindestens 12.</text:span></text:p>
        </text:list-item>
        <text:list-item>
          <text:p text:style-name="P1110"><text:span text:style-name="T1111">Sprache: deutsch.</text:span></text:p>
        </text:list-item>
        <text:list-item>
          <text:p text:style-name="P1112"><text:span text:style-name="T1113">Lesen von ca. 1 Meter Entfernung soll möglich sein.</text:span></text:p>
        </text:list-item>
        <text:list-item>
          <text:p text:style-name="P1114"><text:span text:style-name="T1115">In 90% der Fälle soll die Übersicht in weniger als 10s geladen</text:span><text:span text:style-name="T1116"> </text:span><text:span text:style-name="T1117">sein.</text:span></text:p>
        </text:list-item>
      </text:list>
      <text:p text:style-name="P1118"/>
      <text:p text:style-name="KeinLeerraum"><text:span text:style-name="T1119">Technology and Data Variations List:  </text:span></text:p>
      <text:list text:style-name="LFO9" text:continue-numbering="true">
        <text:list-item>
          <text:p text:style-name="P1120"><text:span text:style-name="T1121">Speicherung der Mitarbeiter in einer Datenbank.</text:span></text:p>
        </text:list-item>
        <text:list-item>
          <text:p text:style-name="P1122"><text:span text:style-name="T1123">Verbindung zur Datenbank, um geänderte Mitarbeiterdaten abzuspeichern.</text:span><text:span text:style-name="T1124"> </text:span></text:p>
        </text:list-item>
      </text:list>
      <text:p text:style-name="KeinLeerraum"><text:span text:style-name="T1125"> </text:span></text:p>
      <text:p text:style-name="KeinLeerraum"><text:span text:style-name="T1126">Frequency of Occurence:<text:s/></text:span><text:span text:style-name="T1127">Ein- bis zweimal im Monat.</text:span></text:p>
      <text:p text:style-name="P1128"/>
      <text:p text:style-name="KeinLeerraum"><text:span text:style-name="T1129">Open Issus:</text:span></text:p>
      <text:p text:style-name="P1130"/>
      <text:p text:style-name="P1131"/>
      <text:h text:style-name="P1132" text:outline-level="2"><text:span text:style-name="T1133">5.7. Use Case 5: Preis für Dienstleistung bearbeiten</text:span></text:h>
      <text:p text:style-name="P1134"/>
      <text:p text:style-name="P1135"><text:span text:style-name="T1136">Primary Actor:</text:span><text:span text:style-name="T1137"><text:s/></text:span><text:span text:style-name="T1138">Mosterei-Inhaber</text:span></text:p>
      <text:p text:style-name="P1139"><text:span text:style-name="T1140"> </text:span></text:p>
      <text:p text:style-name="P1141"><text:span text:style-name="T1142">Stakeholder and Interests: </text:span><text:span text:style-name="T1143"> </text:span></text:p>
      <text:list text:style-name="LFO9" text:continue-numbering="true">
        <text:list-item>
          <text:p text:style-name="P1144"><text:span text:style-name="T1145">Mosterei-Inhaber:</text:span><text:span text:style-name="T1146"> Will, dass maschineller Aufwand sowie unterschiedlich aufwändige Abfüllweisen berücksichtigt und ebenso berechnet werden können.<text:s/></text:span><text:span text:style-name="T1147">Will die aktuellen Preise schnell und einfach bearbeiten können</text:span><text:span text:style-name="T1148">.</text:span></text:p>
        </text:list-item>
        <text:list-item>
          <text:p text:style-name="P1149"><text:span text:style-name="T1150">Mitarbeiter: Will mit den richtigen/aktuellen Preisen abrechnen</text:span><text:span text:style-name="T1151">.</text:span></text:p>
        </text:list-item>
        <text:list-item>
          <text:p text:style-name="P1152"><text:span text:style-name="T1153">Kunde: Will, dass sein Einkauf</text:span><text:span text:style-name="T1154"> </text:span><text:span text:style-name="T1155">nach den korrekten/aktuellen Preisen abgerechnet wird</text:span><text:span text:style-name="T1156">.</text:span></text:p>
        </text:list-item>
      </text:list>
      <text:p text:style-name="P1157"><text:span text:style-name="T1158"> </text:span></text:p>
      <text:p text:style-name="KeinLeerraum"><text:span text:style-name="T1159">Preconditions: </text:span><text:span text:style-name="T1160">Der</text:span><text:span text:style-name="T1161"> </text:span><text:span text:style-name="T1162">Mosterei-Inhaber</text:span><text:span text:style-name="T1163"> </text:span><text:span text:style-name="T1164">ist im System eingeloggt/authentifiziert.</text:span></text:p>
      <text:p text:style-name="P1165"/>
      <text:p text:style-name="P1166"><text:span text:style-name="T1167">Postconditions:</text:span><text:span text:style-name="T1168"> </text:span><text:span text:style-name="T1169">Preis für Dienstleistung wurde aktualisiert</text:span><text:span text:style-name="T1170">.</text:span></text:p>
      <text:p text:style-name="P1171"><text:span text:style-name="T1172"> </text:span></text:p>
      <text:p text:style-name="P1173"><text:span text:style-name="T1174">Main Success Scenario:</text:span><text:span text:style-name="T1175"> </text:span></text:p>
      <text:list text:style-name="LFO24" text:continue-numbering="true">
        <text:list-item>
          <text:p text:style-name="P1176"><text:span text:style-name="T1177">Mosterei-Inhaber fordert Preisänderung einer Dienstleistung an.</text:span><text:span text:style-name="T1178"> </text:span></text:p>
        </text:list-item>
        <text:list-item>
          <text:p text:style-name="P1179"><text:span text:style-name="T1180">System zeigt Übersicht mit den einzelnen Dienstleistungen und deren Preise.</text:span></text:p>
        </text:list-item>
        <text:list-item>
          <text:p text:style-name="P1181"><text:span text:style-name="T1182">Mosterei-Inhaber wählt Dienstleistung aus und nimmt gewünschte Änderungen vor.</text:span></text:p>
        </text:list-item>
        <text:list-item>
          <text:p text:style-name="P1183"><text:span text:style-name="T1184">Mosterei-Inhaber bestätigt Änderungen.</text:span><text:span text:style-name="T1185"> </text:span></text:p>
        </text:list-item>
        <text:list-item>
          <text:p text:style-name="P1186"><text:span text:style-name="T1187">System speichert die Daten.</text:span><text:span text:style-name="T1188"> </text:span></text:p>
        </text:list-item>
      </text:list>
      <text:p text:style-name="P1189"/>
      <text:p text:style-name="P1190"/>
      <text:p text:style-name="KeinLeerraum"><text:span text:style-name="T1191">Extensions: </text:span></text:p>
      <text:p text:style-name="KeinLeerraum"><text:span text:style-name="T1192">*</text:span><text:span text:style-name="T1193">a. Jederzeit, wenn das System ausfällt:</text:span></text:p>
      <text:p text:style-name="KeinLeerraum"><text:span text:style-name="T1194"><text:tab/></text:span><text:span text:style-name="T1195">1.<text:s/></text:span><text:span text:style-name="T1196">Mosterei-Inhaber</text:span><text:span text:style-name="T1197"><text:s/>startet das System neu, meldet sich an und forde</text:span><text:span text:style-name="T1198">rt Wiederherstellung<text:s/></text:span><text:span text:style-name="T1199"><text:tab/><text:s text:c="4"/>des zuletzt gespeicherten</text:span><text:span text:style-name="T1200"><text:s/>Zustandes an.</text:span></text:p>
      <text:p text:style-name="P1201"><text:tab/>2.<text:s/>System rekonstruiert<text:s/>zuletzt gespeicherten<text:s/>Zustand.</text:p>
      <text:p text:style-name="P1202"><text:span text:style-name="T1203"> </text:span></text:p>
      <text:p text:style-name="P1204"><text:span text:style-name="T1205">4-5a. Mosterei-Inhaber bestätigt die Änderungen nicht.</text:span><text:span text:style-name="T1206"> </text:span></text:p>
      <text:list text:style-name="LFO26" text:continue-numbering="true">
        <text:list-item>
          <text:p text:style-name="P1207"><text:span text:style-name="T1208">System zeigt Übersicht mit den einzelnen Dienstleistungen und deren Preise.</text:span></text:p>
        </text:list-item>
      </text:list>
      <text:p text:style-name="P1209"/>
      <text:p text:style-name="KeinLeerraum"><text:span text:style-name="T1210">Special Requirements: </text:span></text:p>
      <text:list text:style-name="LFO9" text:continue-numbering="true">
        <text:list-item>
          <text:p text:style-name="P1211"><text:span text:style-name="T1212">Schriftgröße mindestens 12.</text:span></text:p>
        </text:list-item>
        <text:list-item>
          <text:p text:style-name="P1213"><text:span text:style-name="T1214">Sprache: deutsch.</text:span></text:p>
        </text:list-item>
        <text:list-item>
          <text:p text:style-name="P1215"><text:span text:style-name="T1216">Lesen von ca. 1 Meter Entfernung soll möglich sein.</text:span><text:span text:style-name="T1217"> </text:span></text:p>
        </text:list-item>
        <text:list-item>
          <text:p text:style-name="P1218"><text:span text:style-name="T1219">In</text:span><text:span text:style-name="T1220"> </text:span><text:span text:style-name="T1221">90% der Fälle soll die Übersicht</text:span><text:span text:style-name="T1222"> </text:span><text:span text:style-name="T1223">in weniger als 10s geladen sein.</text:span><text:span text:style-name="T1224"> </text:span></text:p>
        </text:list-item>
      </text:list>
      <text:p text:style-name="P1225"/>
      <text:p text:style-name="P1226"><text:span text:style-name="T1227">Technology/Data Variations List:</text:span><text:span text:style-name="T1228"> </text:span></text:p>
      <text:list text:style-name="LFO9" text:continue-numbering="true">
        <text:list-item>
          <text:p text:style-name="P1229"><text:span text:style-name="T1230">Speicherung der Preise in einer Datenbank</text:span></text:p>
        </text:list-item>
        <text:list-item>
          <text:p text:style-name="P1231"><text:span text:style-name="T1232">Verbindung bzw. Zugriff auf Datenbank</text:span></text:p>
        </text:list-item>
      </text:list>
      <text:p text:style-name="P1233"/>
      <text:p text:style-name="P1234"><text:span text:style-name="T1235">Frequency of Occurrence:</text:span><text:span text:style-name="T1236"><text:s/></text:span><text:span text:style-name="T1237">Einmal jährlich.</text:span></text:p>
      <text:p text:style-name="P1238"/>
      <text:p text:style-name="P1239"><text:span text:style-name="T1240">Open Issues:</text:span></text:p>
      <text:p text:style-name="P1241"/>
      <text:p text:style-name="P1242"/>
      <text:p text:style-name="P1243"/>
      <text:p text:style-name="P1244"/>
      <text:p text:style-name="P1245"/>
      <text:h text:style-name="P1246" text:outline-level="2"><text:span text:style-name="T1247">5.8. Use Case 6: Schichtplan<text:s/></text:span><text:span text:style-name="T1248">bearbeiten</text:span></text:h>
      <text:p text:style-name="P1249"/>
      <text:p text:style-name="P1250"><text:span text:style-name="T1251">Primary Actor:</text:span><text:span text:style-name="T1252"><text:s/></text:span><text:span text:style-name="T1253">Mosterei-Inhaber</text:span><text:span text:style-name="T1254"> </text:span></text:p>
      <text:p text:style-name="P1255"/>
      <text:p text:style-name="P1256"><text:span text:style-name="T1257">Stakeholder</text:span><text:span text:style-name="T1258"> </text:span><text:span text:style-name="T1259">and</text:span><text:span text:style-name="T1260"> </text:span><text:span text:style-name="T1261">Interests</text:span><text:span text:style-name="T1262">:</text:span></text:p>
      <text:list text:style-name="LFO9" text:continue-numbering="true">
        <text:list-item>
          <text:p text:style-name="P1263"><text:span text:style-name="T1264">Mosterei-Inhaber: Will den Schichtplan schnell und einfach erstellen bzw. bearbeiten können.</text:span></text:p>
        </text:list-item>
        <text:list-item>
          <text:p text:style-name="P1265"><text:span text:style-name="T1266">Mitarbeiter: Will auf seinen individuellen Schichtplan schnell und einfach zugreifen können. Will eine übersichtliche Darstellung seiner persönlichen Schichten.</text:span></text:p>
        </text:list-item>
      </text:list>
      <text:p text:style-name="P1267"/>
      <text:p text:style-name="P1268"><text:span text:style-name="T1269">Preconditions</text:span><text:span text:style-name="T1270">:</text:span><text:span text:style-name="T1271"><text:s/></text:span><text:span text:style-name="T1272">Mosterei-Inhaber ist eingeloggt/authentifiziert.</text:span></text:p>
      <text:p text:style-name="P1273"/>
      <text:p text:style-name="P1274"><text:span text:style-name="T1275">Postconditions</text:span><text:span text:style-name="T1276">:<text:s/></text:span><text:span text:style-name="T1277">Ein aktueller Schichtplan liegt vor.</text:span></text:p>
      <text:p text:style-name="P1278"/>
      <text:p text:style-name="KeinLeerraum"><text:span text:style-name="T1279">M</text:span><text:span text:style-name="T1280">ain Success Scenario: </text:span></text:p>
      <text:list text:style-name="LFO27" text:continue-numbering="true">
        <text:list-item>
          <text:p text:style-name="P1281"><text:span text:style-name="T1282">Mosterei-Inhaber öffnet Kalenderübersicht.</text:span></text:p>
        </text:list-item>
        <text:list-item>
          <text:p text:style-name="P1283"><text:span text:style-name="T1284">System zeigt Kalenderübersicht an.</text:span></text:p>
        </text:list-item>
        <text:list-item>
          <text:p text:style-name="P1285"><text:span text:style-name="T1286">Mosterei-Inhaber wählt</text:span></text:p>
        </text:list-item>
        <text:list-item>
          <text:p text:style-name="P1287"><text:span text:style-name="T1288">System zeigt Mitarbeiterliste an.</text:span></text:p>
        </text:list-item>
        <text:list-item>
          <text:p text:style-name="P1289"><text:span text:style-name="T1290">Mosterei-Inhaber wählt die einzelnen Mitarbeiter und erstellt einen neuen Schichtplan.</text:span><text:span text:style-name="T1291"> </text:span></text:p>
        </text:list-item>
        <text:list-item>
          <text:p text:style-name="P1292"><text:span text:style-name="T1293">System fragt, ob Schichtplan so in Ordnung.</text:span><text:span text:style-name="T1294"> </text:span></text:p>
        </text:list-item>
        <text:list-item>
          <text:p text:style-name="P1295"><text:span text:style-name="T1296">Mosterei-Inhaber bestätigt.</text:span><text:span text:style-name="T1297"> </text:span></text:p>
        </text:list-item>
        <text:list-item>
          <text:p text:style-name="P1298"><text:span text:style-name="T1299">Mosterei-Inhaber speichert den Schichtplan.</text:span><text:span text:style-name="T1300"> </text:span></text:p>
        </text:list-item>
        <text:list-item>
          <text:p text:style-name="P1301"><text:span text:style-name="T1302">System speichert und gibt den Schichtplan an die anderen Mitarbeiter weiter, welche den Schichtplan mit deren Account einsehen können.</text:span><text:span text:style-name="T1303"> </text:span></text:p>
        </text:list-item>
      </text:list>
      <text:p text:style-name="P1304"><text:span text:style-name="T1305"> </text:span></text:p>
      <text:p text:style-name="P1306"><text:span text:style-name="T1307">Extensions</text:span><text:span text:style-name="T1308">:</text:span></text:p>
      <text:p text:style-name="KeinLeerraum"><text:span text:style-name="T1309">*</text:span><text:span text:style-name="T1310">a. Jederzeit, wenn das System ausfällt:</text:span></text:p>
      <text:p text:style-name="KeinLeerraum"><text:span text:style-name="T1311"><text:tab/></text:span><text:span text:style-name="T1312">1.<text:s/></text:span><text:span text:style-name="T1313">Mosterei-Inhaber</text:span><text:span text:style-name="T1314"><text:s/>startet das System neu, meldet sich an und forde</text:span><text:span text:style-name="T1315">rt Wiederherstellung<text:s/></text:span><text:span text:style-name="T1316"><text:tab/><text:s text:c="4"/>des zuletzt gespeicherten</text:span><text:span text:style-name="T1317"><text:s/>Zustandes an.</text:span></text:p>
      <text:p text:style-name="P1318"><text:tab/>2.<text:s/>System rekonstruiert<text:s/>zuletzt gespeicherten<text:s/>Zustand.</text:p>
      <text:p text:style-name="P1319"><text:span text:style-name="T1320"> </text:span></text:p>
      <text:p text:style-name="P1321"><text:span text:style-name="T1322">*b. Der Schichtplan muss aus verschiedenen Gründen geändert werden:</text:span><text:span text:style-name="T1323"> </text:span></text:p>
      <text:list text:style-name="LFO29" text:continue-numbering="true">
        <text:list-item>
          <text:p text:style-name="P1324"><text:span text:style-name="T1325">Mosterei-Inhaber ändert den aktuellen Schichtplan.</text:span><text:span text:style-name="T1326"> </text:span></text:p>
        </text:list-item>
        <text:list-item>
          <text:p text:style-name="P1327"><text:span text:style-name="T1328">System speichert den neuen Schichtplan.</text:span><text:span text:style-name="T1329"> </text:span></text:p>
        </text:list-item>
        <text:list-item>
          <text:p text:style-name="P1330"><text:span text:style-name="T1331">System sendet Nachricht an Mitarbeitercomputer, dass der Schichtplan erneuert</text:span><text:span text:style-name="T1332"> </text:span><text:span text:style-name="T1333">wurde.</text:span><text:span text:style-name="T1334"> </text:span></text:p>
        </text:list-item>
      </text:list>
      <text:p text:style-name="P1335"><text:span text:style-name="T1336"> </text:span></text:p>
      <text:p text:style-name="P1337"/>
      <text:soft-page-break/>
      <text:p text:style-name="P1338"><text:span text:style-name="T1339">4a.</text:span><text:span text:style-name="T1340">K</text:span><text:span text:style-name="T1341">eine Mitarbeiterliste vorhanden:</text:span></text:p>
      <text:list text:style-name="LFO30" text:continue-numbering="true">
        <text:list-item>
          <text:list>
            <text:list-item>
              <text:p text:style-name="P1342"><text:span text:style-name="T1343">Mosterei-Inhaber legt neue Mitarbeiter an.</text:span><text:span text:style-name="T1344"> </text:span></text:p>
            </text:list-item>
            <text:list-item>
              <text:p text:style-name="P1345"><text:span text:style-name="T1346">Programm neu starten.</text:span><text:span text:style-name="T1347"> </text:span></text:p>
            </text:list-item>
          </text:list>
        </text:list-item>
      </text:list>
      <text:p text:style-name="P1348"><text:span text:style-name="T1349"> </text:span></text:p>
      <text:p text:style-name="P1350"><text:span text:style-name="T1351">5</text:span><text:span text:style-name="T1352">a</text:span><text:span text:style-name="T1353">. Mosterei-Inhaber bestätigt nicht:</text:span></text:p>
      <text:list text:style-name="LFO31" text:continue-numbering="true">
        <text:list-item>
          <text:p text:style-name="P1354"><text:span text:style-name="T1355">Mosterei-Inhaber erstellt neuen Schichtplan bzw. bearbeitet den alten.</text:span><text:span text:style-name="T1356"> </text:span></text:p>
        </text:list-item>
        <text:list-item>
          <text:p text:style-name="P1357"><text:span text:style-name="T1358">System fragt, ob Schichtplan so in Ordnung. </text:span><text:span text:style-name="T1359"> </text:span></text:p>
        </text:list-item>
        <text:list-item>
          <text:p text:style-name="P1360"><text:span text:style-name="T1361">Mosterei-Inhaber bestätigt.</text:span><text:span text:style-name="T1362"> </text:span></text:p>
        </text:list-item>
        <text:list-item>
          <text:p text:style-name="P1363"><text:span text:style-name="T1364">System speichert und gibt den Schichtplan an die anderen</text:span><text:span text:style-name="T1365"> </text:span><text:span text:style-name="T1366">Mitarbeiter</text:span><text:span text:style-name="T1367"> </text:span><text:span text:style-name="T1368">weiter,</text:span><text:span text:style-name="T1369"> </text:span><text:span text:style-name="T1370">welche den Schichtplan mit deren Account einsehen können.</text:span><text:span text:style-name="T1371"> </text:span></text:p>
        </text:list-item>
      </text:list>
      <text:p text:style-name="P1372"><text:span text:style-name="T1373"> </text:span></text:p>
      <text:p text:style-name="P1374"><text:span text:style-name="T1375"> </text:span></text:p>
      <text:p text:style-name="P1376"><text:span text:style-name="T1377">Special Requirements:</text:span><text:span text:style-name="T1378"> </text:span></text:p>
      <text:list text:style-name="LFO9" text:continue-numbering="true">
        <text:list-item>
          <text:p text:style-name="P1379"><text:span text:style-name="T1380">Sprache: deutsch.</text:span></text:p>
        </text:list-item>
        <text:list-item>
          <text:p text:style-name="P1381"><text:span text:style-name="T1382">Lesen von ca. 1 Meter Entfernung soll möglich sein.</text:span></text:p>
        </text:list-item>
        <text:list-item>
          <text:p text:style-name="P1383"><text:span text:style-name="T1384">In</text:span><text:span text:style-name="T1385"> </text:span><text:span text:style-name="T1386">90% der Fälle soll die Übersicht</text:span><text:span text:style-name="T1387"> </text:span><text:span text:style-name="T1388">in weniger als 10s geladen sein</text:span><text:span text:style-name="T1389">.</text:span></text:p>
        </text:list-item>
      </text:list>
      <text:p text:style-name="P1390"><text:span text:style-name="T1391"> </text:span></text:p>
      <text:p text:style-name="P1392"><text:span text:style-name="T1393">Technology/Data Variations List:</text:span><text:span text:style-name="T1394"> </text:span></text:p>
      <text:p text:style-name="P1395"><text:span text:style-name="T1396">Schnittstelle</text:span><text:span text:style-name="T1397"> </text:span><text:span text:style-name="T1398">mit</text:span><text:span text:style-name="T1399"> </text:span><text:span text:style-name="T1400">anderen</text:span><text:span text:style-name="T1401"> </text:span><text:span text:style-name="T1402">Computer</text:span><text:span text:style-name="T1403"> </text:span></text:p>
      <text:p text:style-name="P1404"><text:span text:style-name="T1405"> </text:span></text:p>
      <text:p text:style-name="P1406"><text:span text:style-name="T1407">Frequency of Occurrence:</text:span><text:span text:style-name="T1408"> </text:span><text:span text:style-name="T1409">1-2-mal pro</text:span><text:span text:style-name="T1410"> </text:span><text:span text:style-name="T1411">Woche</text:span><text:span text:style-name="T1412"> </text:span></text:p>
      <text:p text:style-name="P1413"><text:span text:style-name="T1414"> </text:span></text:p>
      <text:p text:style-name="P1415"><text:span text:style-name="T1416">Open Issues:</text:span></text:p>
      <text:p text:style-name="P1417"/>
      <text:p text:style-name="P1418"/>
      <text:h text:style-name="P1419" text:outline-level="2"><text:span text:style-name="T1420">5</text:span><text:span text:style-name="T1421">.9. Use Case 7:<text:s/></text:span><text:span text:style-name="T1422">Kundentermin bearbeiten</text:span></text:h>
      <text:p text:style-name="P1423"><text:span text:style-name="T1424"> </text:span></text:p>
      <text:p text:style-name="P1425"><text:span text:style-name="T1426">Primary Actor:</text:span><text:span text:style-name="T1427"><text:s/></text:span><text:span text:style-name="T1428">Mosterei-Inhaber</text:span><text:span text:style-name="T1429"> </text:span></text:p>
      <text:p text:style-name="P1430"><text:span text:style-name="T1431"> </text:span></text:p>
      <text:p text:style-name="P1432"><text:span text:style-name="T1433">Stakeholder and Interests:</text:span></text:p>
      <text:list text:style-name="LFO9" text:continue-numbering="true">
        <text:list-item>
          <text:p text:style-name="P1434"><text:span text:style-name="T1435">Mosterei-Inhaber: Will Termine einfacher und schneller ausmachen und verwalten können.</text:span><text:span text:style-name="T1436"> </text:span></text:p>
        </text:list-item>
        <text:list-item>
          <text:p text:style-name="P1437"><text:span text:style-name="T1438">Mitarbeiter: Will planen können, wie viel Kunden an einem Tag kommen.</text:span><text:span text:style-name="T1439"> </text:span></text:p>
        </text:list-item>
        <text:list-item>
          <text:p text:style-name="P1440"><text:span text:style-name="T1441">Kunden: Möchten einfacher und schneller einen Termin bekommen.</text:span><text:span text:style-name="T1442"> </text:span></text:p>
        </text:list-item>
      </text:list>
      <text:p text:style-name="P1443"><text:span text:style-name="T1444"> </text:span></text:p>
      <text:p text:style-name="P1445"><text:span text:style-name="T1446">Preconditions</text:span><text:span text:style-name="T1447">:</text:span><text:span text:style-name="T1448"> </text:span><text:span text:style-name="T1449">Der Mosterei-Inhaber (Admin) hat als einziger die Berechtigung, Terminpläne zu erstellen. Hierzu gibt es gültige Anmeldedaten. Er ist im System mit den berechtigten Daten angemeldet; Daten von Kundenverwaltung</text:span><text:span text:style-name="T1450"> </text:span></text:p>
      <text:p text:style-name="P1451"><text:span text:style-name="T1452"> </text:span></text:p>
      <text:p text:style-name="P1453"><text:span text:style-name="T1454">Postconditions</text:span><text:span text:style-name="T1455">:</text:span><text:span text:style-name="T1456"> </text:span><text:span text:style-name="T1457">Übersichtlicher Terminplan. Jeder der Mitarbeiter hat Zugriff auf den Terminplan, um für den kommenden Tag planen zu können.</text:span><text:span text:style-name="T1458"> </text:span></text:p>
      <text:p text:style-name="P1459"><text:span text:style-name="T1460"> </text:span></text:p>
      <text:p text:style-name="P1461"><text:span text:style-name="T1462">Main</text:span><text:span text:style-name="T1463"> </text:span><text:span text:style-name="T1464">Success</text:span><text:span text:style-name="T1465"> </text:span><text:span text:style-name="T1466">Scenario:</text:span><text:span text:style-name="T1467"> </text:span></text:p>
      <text:p text:style-name="P1468"><text:span text:style-name="T1469">1. Mosterei-Inhaber öffnet Terminplanung.</text:span><text:span text:style-name="T1470"> </text:span></text:p>
      <text:p text:style-name="P1471"><text:span text:style-name="T1472">2. System zeigt Terminplaner an. </text:span><text:span text:style-name="T1473"> </text:span></text:p>
      <text:p text:style-name="P1474"><text:span text:style-name="T1475">3. Mosterei-Inhaber gibt gewünschten Termin des Kunden ein.</text:span><text:span text:style-name="T1476"> </text:span></text:p>
      <text:p text:style-name="P1477"><text:span text:style-name="T1478">4. System gibt zurück, das Termin noch frei.</text:span><text:span text:style-name="T1479"> </text:span></text:p>
      <text:p text:style-name="P1480"><text:span text:style-name="T1481">5. System fragt, ob Termin passt.</text:span><text:span text:style-name="T1482"> </text:span></text:p>
      <text:p text:style-name="P1483"><text:span text:style-name="T1484">6. Mosterei-Inhaber bestätigt.</text:span><text:span text:style-name="T1485"> </text:span></text:p>
      <text:p text:style-name="P1486"><text:span text:style-name="T1487">7. Mosterei-Inhaber speichert den Termin ab.</text:span><text:span text:style-name="T1488"> </text:span></text:p>
      <text:p text:style-name="P1489"><text:span text:style-name="T1490">8. System speichert und gibt den Terminplan an die anderen Mitarbeiter weiter, welche den Terminplan mit deren Account einsehen können.</text:span><text:span text:style-name="T1491"> </text:span></text:p>
      <text:p text:style-name="P1492"><text:span text:style-name="T1493"> </text:span></text:p>
      <text:soft-page-break/>
      <text:p text:style-name="P1494"><text:span text:style-name="T1495">Extensions</text:span><text:span text:style-name="T1496">:</text:span></text:p>
      <text:p text:style-name="KeinLeerraum"><text:span text:style-name="T1497">*</text:span><text:span text:style-name="T1498">a. Jederzeit, wenn das System ausfällt:</text:span></text:p>
      <text:p text:style-name="KeinLeerraum"><text:span text:style-name="T1499"><text:tab/></text:span><text:span text:style-name="T1500">1.<text:s/></text:span><text:span text:style-name="T1501">Mosterei-Inhaber</text:span><text:span text:style-name="T1502"><text:s/>startet das System neu, meldet sich an und forde</text:span><text:span text:style-name="T1503">rt Wiederherstellung<text:s/></text:span><text:span text:style-name="T1504"><text:tab/><text:s text:c="4"/>des zuletzt gespeicherten</text:span><text:span text:style-name="T1505"><text:s/>Zustandes an.</text:span></text:p>
      <text:p text:style-name="P1506"><text:tab/>2.<text:s/>System rekonstruiert<text:s/>zuletzt gespeicherten<text:s/>Zustand.</text:p>
      <text:p text:style-name="P1507"><text:span text:style-name="T1508"> </text:span></text:p>
      <text:p text:style-name="P1509"><text:span text:style-name="T1510">*b. Der Termin muss aus verschiedenen Gründen geändert oder gelöscht werden:</text:span><text:span text:style-name="T1511"> </text:span></text:p>
      <text:p text:style-name="P1512"><text:span text:style-name="T1513"> 1. Mosterei-Inhaber ändert den Termin oder löscht ihn.</text:span><text:span text:style-name="T1514"> </text:span></text:p>
      <text:p text:style-name="P1515"><text:span text:style-name="T1516"> 2. System speichert den neuen Terminplan.</text:span><text:span text:style-name="T1517"> </text:span></text:p>
      <text:p text:style-name="P1518"><text:span text:style-name="T1519">3. System sendet Nachricht an Mitarbeitercomputer, dass der Terminplan erneuert</text:span><text:span text:style-name="T1520"> </text:span></text:p>
      <text:p text:style-name="P1521"><text:span text:style-name="T1522">    wurde.</text:span><text:span text:style-name="T1523"> </text:span></text:p>
      <text:p text:style-name="P1524"><text:span text:style-name="T1525"> </text:span></text:p>
      <text:p text:style-name="P1526"><text:span text:style-name="T1527">4a. Termin nicht mehr frei: </text:span><text:span text:style-name="T1528"> </text:span></text:p>
      <text:p text:style-name="P1529"><text:span text:style-name="T1530">1. Kunde wählt neuen Termin aus. </text:span><text:span text:style-name="T1531"> </text:span></text:p>
      <text:p text:style-name="P1532"><text:span text:style-name="T1533">2. Mosterei-Inhaber wählt gewünschten Termin aus.</text:span><text:span text:style-name="T1534"> </text:span></text:p>
      <text:p text:style-name="P1535"><text:span text:style-name="T1536">3. System gibt zurück</text:span><text:span text:style-name="T1537"> </text:span><text:span text:style-name="T1538">das</text:span><text:span text:style-name="T1539"> </text:span><text:span text:style-name="T1540">Termin noch frei.</text:span><text:span text:style-name="T1541"> </text:span></text:p>
      <text:p text:style-name="P1542"><text:span text:style-name="T1543">4. System fragt, ob Termin passt.</text:span><text:span text:style-name="T1544"> </text:span></text:p>
      <text:p text:style-name="P1545"><text:span text:style-name="T1546">5. Mosterei-Inhaber bestätigt.</text:span><text:span text:style-name="T1547"> </text:span></text:p>
      <text:p text:style-name="P1548"><text:span text:style-name="T1549">6. Mosterei-Inhaber speichert den Termin ab.</text:span><text:span text:style-name="T1550"> </text:span></text:p>
      <text:p text:style-name="P1551"><text:span text:style-name="T1552">7. System speichert und gibt den Terminplan an die anderen Mitarbeiter weiter,</text:span><text:span text:style-name="T1553"> </text:span></text:p>
      <text:p text:style-name="P1554"><text:span text:style-name="T1555">    welche den Terminplan mit deren Account einsehen können.</text:span><text:span text:style-name="T1556"> </text:span></text:p>
      <text:p text:style-name="P1557"><text:span text:style-name="T1558"> </text:span></text:p>
      <text:p text:style-name="P1559"><text:span text:style-name="T1560"> </text:span></text:p>
      <text:p text:style-name="P1561"><text:span text:style-name="T1562">5a. Mosterei-Inhaber bestätigt nicht:</text:span><text:span text:style-name="T1563"> </text:span></text:p>
      <text:p text:style-name="P1564"><text:span text:style-name="T1565">1. Mosterei-Inhaber erstellt neuen Schichtplan bzw. bearbeitet den alten.</text:span><text:span text:style-name="T1566"> </text:span></text:p>
      <text:p text:style-name="P1567"><text:span text:style-name="T1568">2. System fragt, ob Schichtplan so in Ordnung. </text:span><text:span text:style-name="T1569"> </text:span></text:p>
      <text:p text:style-name="P1570"><text:span text:style-name="T1571">3. Mosterei-Inhaber bestätigt.</text:span><text:span text:style-name="T1572"> </text:span></text:p>
      <text:p text:style-name="P1573"><text:span text:style-name="T1574">4. System speichert und gibt den Schichtplan an die anderen</text:span><text:span text:style-name="T1575"> </text:span><text:span text:style-name="T1576">Mitarbeiter</text:span><text:span text:style-name="T1577"> </text:span><text:span text:style-name="T1578">weiter,</text:span><text:span text:style-name="T1579"> </text:span></text:p>
      <text:p text:style-name="P1580"><text:span text:style-name="T1581">    welche den Schichtplan mit deren Account einsehen können.</text:span><text:span text:style-name="T1582"> </text:span></text:p>
      <text:p text:style-name="P1583"><text:span text:style-name="T1584"> </text:span></text:p>
      <text:p text:style-name="P1585"><text:span text:style-name="T1586"> </text:span></text:p>
      <text:p text:style-name="P1587"><text:span text:style-name="T1588">Special Requirements:</text:span><text:span text:style-name="T1589"> </text:span></text:p>
      <text:list text:style-name="LFO9" text:continue-numbering="true">
        <text:list-item>
          <text:p text:style-name="P1590"><text:span text:style-name="T1591">Sprache: deutsch.</text:span></text:p>
        </text:list-item>
        <text:list-item>
          <text:p text:style-name="P1592"><text:span text:style-name="T1593">Lesen von ca. 1 Meter Entfernung soll möglich sein </text:span><text:span text:style-name="T1594"> </text:span></text:p>
        </text:list-item>
        <text:list-item>
          <text:p text:style-name="P1595"><text:span text:style-name="T1596">In 90% der Fälle soll das Programm keine lange Ladedauer haben</text:span><text:span text:style-name="T1597"> </text:span></text:p>
        </text:list-item>
        <text:list-item>
          <text:p text:style-name="P1598"><text:span text:style-name="T1599">Telefon mit Headset-Funktion</text:span><text:span text:style-name="T1600"> </text:span></text:p>
        </text:list-item>
      </text:list>
      <text:p text:style-name="P1601"><text:span text:style-name="T1602"> </text:span></text:p>
      <text:p text:style-name="P1603"><text:span text:style-name="T1604">Technology and Data Variations List:</text:span><text:span text:style-name="T1605"> </text:span></text:p>
      <text:p text:style-name="P1606"><text:span text:style-name="T1607">Schnittstelle</text:span><text:span text:style-name="T1608"> </text:span><text:span text:style-name="T1609">mit anderen Computer, Schnittstelle zu einem </text:span><text:span text:style-name="T1610">Drucker</text:span><text:span text:style-name="T1611"> </text:span></text:p>
      <text:p text:style-name="P1612"><text:span text:style-name="T1613"> </text:span></text:p>
      <text:p text:style-name="P1614"><text:span text:style-name="T1615">Frequency of Occurrence:</text:span><text:span text:style-name="T1616"> </text:span><text:span text:style-name="T1617">Mehrmals</text:span><text:span text:style-name="T1618"> </text:span><text:span text:style-name="T1619">am Tag</text:span><text:span text:style-name="T1620"> </text:span></text:p>
      <text:p text:style-name="P1621"><text:span text:style-name="T1622"> </text:span></text:p>
      <text:p text:style-name="KeinLeerraum"><text:span text:style-name="T1623">Open Issues:</text:span></text:p>
      <text:p text:style-name="P1624"/>
      <text:p text:style-name="P1625"/>
      <text:p text:style-name="P1626"/>
      <text:h text:style-name="P1627" text:outline-level="2"><text:span text:style-name="T1628">5.10. Use Case 8: Admin</text:span><text:span text:style-name="T1629">-A</text:span><text:span text:style-name="T1630">ccount anlegen</text:span></text:h>
      <text:p text:style-name="P1631"><text:span text:style-name="T1632"> </text:span></text:p>
      <text:p text:style-name="P1633"><text:span text:style-name="T1634">Primary Actor:</text:span><text:span text:style-name="T1635"> Mosterei-Inhaber </text:span></text:p>
      <text:p text:style-name="P1636"><text:span text:style-name="T1637"> </text:span></text:p>
      <text:p text:style-name="P1638"><text:span text:style-name="T1639">Stakeholder and Interests: </text:span></text:p>
      <text:list text:style-name="LFO9" text:continue-numbering="true">
        <text:list-item>
          <text:p text:style-name="P1640"><text:span text:style-name="T1641">Mosterei-Inhaber: Will als Einziger Administratorrechte für das System erhalten. </text:span></text:p>
        </text:list-item>
      </text:list>
      <text:soft-page-break/>
      <text:p text:style-name="P1642"><text:span text:style-name="T1643"> </text:span></text:p>
      <text:p text:style-name="P1644"><text:span text:style-name="T1645">Preconditions: </text:span><text:span text:style-name="T1646">Software wurde noch nie auf diesem Computer ausgeführt. </text:span></text:p>
      <text:p text:style-name="P1647"><text:span text:style-name="T1648"> </text:span></text:p>
      <text:p text:style-name="P1649"><text:span text:style-name="T1650">Postconditions: </text:span><text:span text:style-name="T1651">Neuer Admin-Account wurde erstellt. </text:span></text:p>
      <text:p text:style-name="P1652"><text:span text:style-name="T1653"> </text:span></text:p>
      <text:p text:style-name="P1654"><text:span text:style-name="T1655">Main Success Scenario:</text:span></text:p>
      <text:list text:style-name="LFO34" text:continue-numbering="true">
        <text:list-item>
          <text:p text:style-name="P1656">Mosterei-Inhaber startet zum ersten Mal das System. </text:p>
        </text:list-item>
        <text:list-item>
          <text:p text:style-name="P1657">System fordert Name, Adresse, Emailadresse und Telefonnummer. </text:p>
        </text:list-item>
        <text:list-item>
          <text:p text:style-name="P1658">Mosterei-Inhaber gibt geforderte Daten an. </text:p>
        </text:list-item>
        <text:list-item>
          <text:p text:style-name="P1659">System fordert Passwort mit Wiederholung. </text:p>
        </text:list-item>
        <text:list-item>
          <text:p text:style-name="P1660">Mosterei-Inhaber gibt Passwort zweimal ein. </text:p>
        </text:list-item>
        <text:list-item>
          <text:p text:style-name="P1661">System zeigt Zusammenfassung aller eingegebenen Daten (außer Passwort). </text:p>
        </text:list-item>
        <text:list-item>
          <text:p text:style-name="P1662">Mosterei-Inhaber bestätigt Daten. </text:p>
        </text:list-item>
        <text:list-item>
          <text:p text:style-name="P1663">System speichert Daten und legt neuen Admin-Account an. </text:p>
        </text:list-item>
      </text:list>
      <text:p text:style-name="P1664"><text:span text:style-name="T1665"> </text:span></text:p>
      <text:p text:style-name="P1666"><text:span text:style-name="T1667">Extensions: </text:span></text:p>
      <text:p text:style-name="P1668"><text:span text:style-name="T1669">5a. Passwörter stimmen nicht überein </text:span></text:p>
      <text:p text:style-name="P1670"><text:span text:style-name="T1671">1. System signalisiert Fehler und fordert neue Eingabe. </text:span></text:p>
      <text:p text:style-name="P1672"><text:span text:style-name="T1673">2. Mosterei-Inhaber gibt die Passwörter erneut ein. </text:span></text:p>
      <text:p text:style-name="P1674"><text:span text:style-name="T1675">7a. Mosterei-Inhaber entdeckt Fehler in seinen Angaben</text:span><text:span text:style-name="T1676"> </text:span></text:p>
      <text:p text:style-name="P1677"><text:span text:style-name="T1678">1. Mosterei-Inhaber fordert Bearbeitung der Daten an.</text:span><text:span text:style-name="T1679"> </text:span></text:p>
      <text:p text:style-name="P1680"><text:span text:style-name="T1681">2. System kehrt zur Bearbeitung der Daten zurück.</text:span><text:span text:style-name="T1682"> </text:span></text:p>
      <text:p text:style-name="P1683"><text:span text:style-name="T1684">3. Mosterei-Inhaber korrigiert fälschliche Eingaben und bestätigt.</text:span><text:span text:style-name="T1685"> </text:span></text:p>
      <text:p text:style-name="P1686"><text:span text:style-name="T1687"> </text:span></text:p>
      <text:p text:style-name="P1688"><text:span text:style-name="T1689">Special Requirements: </text:span></text:p>
      <text:list text:style-name="LFO9" text:continue-numbering="true">
        <text:list-item>
          <text:p text:style-name="P1690"><text:span text:style-name="T1691">Schriftgröße von mindestens 12.</text:span></text:p>
        </text:list-item>
        <text:list-item>
          <text:p text:style-name="P1692"><text:span text:style-name="T1693">Sprache: deutsch.</text:span><text:span text:style-name="T1694"> </text:span></text:p>
        </text:list-item>
      </text:list>
      <text:p text:style-name="P1695"><text:span text:style-name="T1696"> </text:span></text:p>
      <text:p text:style-name="P1697"><text:span text:style-name="T1698">Technology/Data Variations List </text:span></text:p>
      <text:p text:style-name="P1699"><text:span text:style-name="T1700">Verbindung zur Datenbank, um neuen Account zu speichern.</text:span><text:span text:style-name="T1701"> </text:span></text:p>
      <text:p text:style-name="P1702"><text:span text:style-name="T1703"> </text:span></text:p>
      <text:p text:style-name="P1704"><text:span text:style-name="T1705">Frequency of Occurence: </text:span><text:span text:style-name="T1706">Nur einmal</text:span><text:span text:style-name="T1707">.</text:span></text:p>
      <text:p text:style-name="P1708"><text:span text:style-name="T1709"> </text:span></text:p>
      <text:p text:style-name="P1710"><text:span text:style-name="T1711">Open Issues: </text:span></text:p>
      <text:list text:style-name="LFO9" text:continue-numbering="true">
        <text:list-item>
          <text:p text:style-name="P1712"><text:span text:style-name="T1713">Wie wird sichergestellt, dass Admin-Account nur beim ersten Mal erstellt wird?</text:span><text:span text:style-name="T1714"> </text:span></text:p>
        </text:list-item>
      </text:list>
      <text:p text:style-name="P1715"><text:span text:style-name="T1716"> </text:span></text:p>
      <text:p text:style-name="P1717"/>
      <text:p text:style-name="P1718"/>
      <text:p text:style-name="P1719"/>
      <text:p text:style-name="P1720"/>
      <text:p text:style-name="P1721"/>
      <text:p text:style-name="P1722"/>
      <text:p text:style-name="P1723"/>
      <text:h text:style-name="P1724" text:outline-level="2"><text:span text:style-name="T1725">5.11. Use Case 9: Passwort ändern</text:span></text:h>
      <text:p text:style-name="P1726"><text:span text:style-name="T1727"> </text:span></text:p>
      <text:p text:style-name="P1728"><text:span text:style-name="T1729">Primary Actor:</text:span><text:span text:style-name="T1730"> Mitarbeiter </text:span></text:p>
      <text:p text:style-name="P1731"><text:span text:style-name="T1732"> </text:span></text:p>
      <text:p text:style-name="P1733"><text:span text:style-name="T1734">Stakeholder &amp; Interests:</text:span></text:p>
      <text:list text:style-name="LFO9" text:continue-numbering="true">
        <text:list-item>
          <text:p text:style-name="P1735"><text:span text:style-name="T1736">Mitarbeiter: Möchte auf als Einziger auf seine Daten zugreifen können, möchte sicheres Passwort. </text:span></text:p>
        </text:list-item>
        <text:list-item>
          <text:p text:style-name="P1737"><text:span text:style-name="T1738">Mosterei-Inhaber: Möchte, dass sich seine Mitarbeiter jederzeit im System anmelden können. </text:span></text:p>
        </text:list-item>
      </text:list>
      <text:p text:style-name="P1739"><text:span text:style-name="T1740"> </text:span></text:p>
      <text:soft-page-break/>
      <text:p text:style-name="P1741"><text:span text:style-name="T1742">Preconditions: </text:span><text:span text:style-name="T1743">Mitarbeiter besitzt gültigen Account. </text:span></text:p>
      <text:p text:style-name="P1744"><text:span text:style-name="T1745"> </text:span></text:p>
      <text:p text:style-name="P1746"><text:span text:style-name="T1747">Postconditions: </text:span><text:span text:style-name="T1748">Neues Passwort wurde abgespeichert und mit dem Mitarbeiterkonto verknüpft. </text:span></text:p>
      <text:p text:style-name="P1749"><text:span text:style-name="T1750"> </text:span></text:p>
      <text:p text:style-name="P1751"><text:span text:style-name="T1752">Main Success Scenario:</text:span></text:p>
      <text:list text:style-name="LFO35" text:continue-numbering="true">
        <text:list-item>
          <text:p text:style-name="P1753">Mitarbeiter loggt sich im System ein. </text:p>
        </text:list-item>
        <text:list-item>
          <text:p text:style-name="P1754">Mitarbeiter fordert Änderung des Passworts an. </text:p>
        </text:list-item>
        <text:list-item>
          <text:p text:style-name="P1755">System fordert altes und neues Passwort mit Wiederholung an. </text:p>
        </text:list-item>
        <text:list-item>
          <text:p text:style-name="P1756">Mitarbeiter gibt altes <text:s/>einmal und neues Passwort zweimal ein und bestätigt Eingabe. </text:p>
        </text:list-item>
        <text:list-item>
          <text:p text:style-name="P1757">System prüft Passwörter auf Übereinstimmung, speichert das neue Passwort ab und bestätigt den abgeschlossenen Vorgang an den Mitarbeiter. </text:p>
        </text:list-item>
      </text:list>
      <text:p text:style-name="P1758"><text:span text:style-name="T1759"> </text:span></text:p>
      <text:p text:style-name="P1760"><text:span text:style-name="T1761">Extensions: </text:span></text:p>
      <text:p text:style-name="P1762"><text:span text:style-name="T1763">1.a Mitarbeiter kann sich wegen vergessenen Passwort nicht einloggen </text:span></text:p>
      <text:p text:style-name="P1764"><text:span text:style-name="T1765">1. Mitarbeiter fordert komplett neues Passwort an.</text:span></text:p>
      <text:p text:style-name="P1766"><text:span text:style-name="T1767">2. System erfragt Benutzernamen des Mitarbeiters.</text:span></text:p>
      <text:p text:style-name="P1768"><text:span text:style-name="T1769"><text:tab/></text:span><text:span text:style-name="T1770">3. Mitarbeiter gibt Benutzernamen ein. </text:span></text:p>
      <text:p text:style-name="P1771"><text:span text:style-name="T1772">4. System erstellt neues Passwort, verknüpft es mit diesem Account und stellt dem</text:span></text:p>
      <text:p text:style-name="P1773"><text:span text:style-name="T1774"><text:s text:c="4"/>Mosterei-Inhaber das neue Passwort zur Verfügung. </text:span></text:p>
      <text:p text:style-name="P1775"><text:span text:style-name="T1776">5.a Passwörter stimmen nicht überein. </text:span></text:p>
      <text:p text:style-name="P1777"><text:span text:style-name="T1778">1. System signalisiert Fehler und fordert neue Eingabe. </text:span></text:p>
      <text:p text:style-name="P1779"><text:span text:style-name="T1780">2. Mitarbeiter gibt Passwörter erneut ein und bestätigt. </text:span></text:p>
      <text:p text:style-name="P1781"><text:span text:style-name="T1782"> </text:span></text:p>
      <text:p text:style-name="P1783"><text:span text:style-name="T1784">Special Requirements: </text:span></text:p>
      <text:list text:style-name="LFO9" text:continue-numbering="true">
        <text:list-item>
          <text:p text:style-name="P1785"><text:span text:style-name="T1786">Schriftgröße von mindestens 12.</text:span></text:p>
        </text:list-item>
        <text:list-item>
          <text:p text:style-name="P1787"><text:span text:style-name="T1788">Sprache: deutsch.</text:span></text:p>
        </text:list-item>
      </text:list>
      <text:p text:style-name="P1789"><text:span text:style-name="T1790"> </text:span></text:p>
      <text:p text:style-name="P1791"><text:span text:style-name="T1792">Technology/Data Variations List: </text:span></text:p>
      <text:p text:style-name="P1793"><text:span text:style-name="T1794">Zugriff auf Datenbank, um dort das neue Passwort zu speichern.</text:span></text:p>
      <text:p text:style-name="P1795"><text:span text:style-name="T1796"> </text:span></text:p>
      <text:p text:style-name="P1797"><text:span text:style-name="T1798">Frequency of Occurence: </text:span><text:span text:style-name="T1799">Eher selten.</text:span></text:p>
      <text:p text:style-name="P1800"><text:span text:style-name="T1801"> </text:span></text:p>
      <text:p text:style-name="P1802"><text:span text:style-name="T1803">Open Issues: </text:span></text:p>
      <text:list text:style-name="LFO9" text:continue-numbering="true">
        <text:list-item>
          <text:p text:style-name="P1804"><text:span text:style-name="T1805">Wie wird der Chef über das neue Passwort informiert?</text:span></text:p>
        </text:list-item>
      </text:list>
      <text:p text:style-name="P1806"/>
      <text:p text:style-name="P1807"/>
      <text:p text:style-name="P1808"/>
      <text:p text:style-name="KeinLeerraum"><text:span text:style-name="T1809">5.14 Use Case</text:span><text:span text:style-name="T1810"><text:s/>10</text:span><text:span text:style-name="T1811">: Systemanmeldung durchführen</text:span></text:p>
      <text:p text:style-name="P1812"/>
      <text:p text:style-name="KeinLeerraum"><text:span text:style-name="T1813">Primary Actor:</text:span><text:span text:style-name="T1814"><text:s/>Mitarbeiter</text:span></text:p>
      <text:p text:style-name="P1815"/>
      <text:p text:style-name="KeinLeerraum"><text:span text:style-name="T1816">Stakeholder and Interests:</text:span></text:p>
      <text:list text:style-name="LFO47" text:continue-numbering="true">
        <text:list-item>
          <text:p text:style-name="P1817">Mosterei-Inhaber: Will, dass nur berechtigte Personen sich im System anmelden können.</text:p>
        </text:list-item>
        <text:list-item>
          <text:p text:style-name="P1818">Mitarbeiter: Will schnelles und unkompliziertes einloggen.</text:p>
        </text:list-item>
      </text:list>
      <text:p text:style-name="P1819"/>
      <text:p text:style-name="KeinLeerraum"><text:span text:style-name="T1820">Preconditions:</text:span><text:span text:style-name="T1821"><text:s/>Mitarbeiter hat einen gepflegten Account.</text:span></text:p>
      <text:p text:style-name="P1822"/>
      <text:p text:style-name="KeinLeerraum"><text:span text:style-name="T1823">Postconditions:</text:span><text:span text:style-name="T1824"><text:s/>Mitarbeiter ist eingeloggt.</text:span></text:p>
      <text:p text:style-name="P1825"/>
      <text:p text:style-name="KeinLeerraum"><text:span text:style-name="T1826">Main Success Scenario:</text:span></text:p>
      <text:list text:style-name="LFO48" text:continue-numbering="true">
        <text:list-item>
          <text:p text:style-name="P1827">Mitarbeiter gibt seinen Benutzernamen und Passwort ein.</text:p>
        </text:list-item>
        <text:list-item>
          <text:p text:style-name="P1828">System prüft Richtigkeit der Daten.</text:p>
        </text:list-item>
        <text:list-item>
          <text:p text:style-name="P1829">System stellt Richtigkeit der Daten fest.</text:p>
        </text:list-item>
        <text:list-item>
          <text:p text:style-name="P1830">System authentifiziert Mitarbeiter.</text:p>
        </text:list-item>
      </text:list>
      <text:p text:style-name="P1831"/>
      <text:p text:style-name="KeinLeerraum"><text:span text:style-name="T1832">Extensions:</text:span></text:p>
      <text:p text:style-name="KeinLeerraum"><text:span text:style-name="T1833">*</text:span><text:span text:style-name="T1834">a. Jederzeit, wenn das System ausfällt:</text:span></text:p>
      <text:p text:style-name="KeinLeerraum"><text:span text:style-name="T1835"><text:tab/></text:span><text:span text:style-name="T1836">1.<text:s/></text:span><text:span text:style-name="T1837">Mosterei-Inhaber/Mitarbeiter</text:span><text:span text:style-name="T1838"><text:s/>startet das System neu, meldet sich an und forde</text:span><text:span text:style-name="T1839">rt Wieder-</text:span><text:span text:style-name="T1840"><text:tab/><text:s text:c="5"/>herstellung des zuletzt gespeicherten</text:span><text:span text:style-name="T1841"><text:s/>Zustandes an.</text:span></text:p>
      <text:p text:style-name="P1842"><text:tab/>2.<text:s/>System rekonstruiert<text:s/>zuletzt gespeicherten<text:s/>Zustand.</text:p>
      <text:p text:style-name="P1843"/>
      <text:p text:style-name="KeinLeerraum"><text:span text:style-name="T1844">3a. Benutzername oder Passwort sind falsch:<text:s/></text:span></text:p>
      <text:p text:style-name="KeinLeerraum"><text:span text:style-name="T1845"><text:s text:c="15"/>1. System signalisiert Fehler und fordert erneute Eingabe.</text:span></text:p>
      <text:p text:style-name="KeinLeerraum"><text:span text:style-name="T1846"><text:s text:c="15"/>2. Mitarbeiter gibt Daten neu ein.</text:span></text:p>
      <text:p text:style-name="KeinLeerraum"><text:span text:style-name="T1847"><text:s text:c="15"/>3. System stellt Richtigkeit der Daten fest.</text:span></text:p>
      <text:p text:style-name="P1848"/>
      <text:p text:style-name="P1849"/>
      <text:p text:style-name="KeinLeerraum"><text:span text:style-name="T1850">Special Requirements:</text:span></text:p>
      <text:list text:style-name="LFO49" text:continue-numbering="true">
        <text:list-item>
          <text:p text:style-name="P1851">Sprache: deutsch.</text:p>
        </text:list-item>
        <text:list-item>
          <text:p text:style-name="P1852">Schriftgröße von mindestens 12.</text:p>
        </text:list-item>
        <text:list-item>
          <text:p text:style-name="P1853">Lesen von ca. 1 Meter Entfernung soll möglich sein.</text:p>
        </text:list-item>
        <text:list-item>
          <text:p text:style-name="P1854">In 90% der Fälle soll das Einloggen nicht länger als 10 Sekunden dauern</text:p>
        </text:list-item>
      </text:list>
      <text:p text:style-name="P1855"/>
      <text:p text:style-name="KeinLeerraum"><text:span text:style-name="T1856">Technology/Data Variations List:</text:span></text:p>
      <text:p text:style-name="KeinLeerraum"><text:span text:style-name="T1857">Verbindung zu einer Datenbank um Benutzernamen und Passwort abzufragen.</text:span></text:p>
      <text:p text:style-name="P1858"/>
      <text:p text:style-name="KeinLeerraum"><text:span text:style-name="T1859">Frequency of Occurerenc</text:span><text:span text:style-name="T1860">e:</text:span><text:span text:style-name="T1861"><text:s/>Mehrmals pro Tag.</text:span></text:p>
      <text:p text:style-name="P1862"/>
      <text:p text:style-name="KeinLeerraum"><text:span text:style-name="T1863">Open Issues:</text:span></text:p>
      <text:list text:style-name="LFO50" text:continue-numbering="true">
        <text:list-item>
          <text:p text:style-name="P1864">Soll ein Account gesperrt werden, wenn Passwort öfter falsch eingegeben wird?</text:p>
        </text:list-item>
      </text:list>
      <text:p text:style-name="P1865"/>
      <text:p text:style-name="P1866"/>
      <text:p text:style-name="P1867"/>
      <text:p text:style-name="P1868"/>
      <text:p text:style-name="P1869"><text:span text:style-name="T1870">FUSSNOTEN ANPASSEN #MÄDDY</text:span></text:p>
      <text:p text:style-name="P1871"><text:span text:style-name="T1872">Inhaltsverzechns anpass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complex="Times New Roman"/>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alibri" style:font-name-asian="Times New Roman"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style:style style:name="WW_CharLFO29LVL1" style:family="text">
      <style:text-properties style:font-name-complex="Times New Roman" fo:font-size="11pt" style:font-size-asian="11pt" style:font-size-complex="11pt"/>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style:style style:name="WW_CharLFO30LVL1" style:family="text">
      <style:text-properties style:font-name-complex="Times New Roman"/>
    </style:style>
    <style:style style:name="WW_CharLFO30LVL2" style:family="text">
      <style:text-properties fo:font-size="11pt" style:font-size-asian="11pt" style:font-size-complex="11pt"/>
    </style:style>
    <style:style style:name="WW_CharLFO30LVL3" style:family="text">
      <style:text-properties style:font-name-complex="Times New Roman"/>
    </style:style>
    <style:style style:name="WW_CharLFO30LVL4" style:family="text">
      <style:text-properties style:font-name-complex="Times New Roman"/>
    </style:style>
    <style:style style:name="WW_CharLFO30LVL5" style:family="text">
      <style:text-properties style:font-name-complex="Times New Roman"/>
    </style:style>
    <style:style style:name="WW_CharLFO30LVL6" style:family="text">
      <style:text-properties style:font-name-complex="Times New Roman"/>
    </style:style>
    <style:style style:name="WW_CharLFO30LVL7" style:family="text">
      <style:text-properties style:font-name-complex="Times New Roman"/>
    </style:style>
    <style:style style:name="WW_CharLFO30LVL8" style:family="text">
      <style:text-properties style:font-name-complex="Times New Roman"/>
    </style:style>
    <style:style style:name="WW_CharLFO30LVL9" style:family="text">
      <style:text-properties style:font-name-complex="Times New Roman"/>
    </style:style>
    <style:style style:name="WW_CharLFO31LVL1" style:family="text">
      <style:text-properties style:font-name-complex="Times New Roman" fo:font-size="11pt" style:font-size-asian="11pt" style:font-size-complex="11pt"/>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style:font-name-complex="Times New Roman"/>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style:style style:name="WW_CharLFO38LVL5" style:family="text">
      <style:text-properties style:font-name-complex="Times New Roman"/>
    </style:style>
    <style:style style:name="WW_CharLFO38LVL6" style:family="text">
      <style:text-properties style:font-name-complex="Times New Roman"/>
    </style:style>
    <style:style style:name="WW_CharLFO38LVL7" style:family="text">
      <style:text-properties style:font-name-complex="Times New Roman"/>
    </style:style>
    <style:style style:name="WW_CharLFO38LVL8" style:family="text">
      <style:text-properties style:font-name-complex="Times New Roman"/>
    </style:style>
    <style:style style:name="WW_CharLFO38LVL9" style:family="text">
      <style:text-properties style:font-name-complex="Times New Roman"/>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omplex="Times New Roman"/>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style:style style:name="WW_CharLFO40LVL5" style:family="text">
      <style:text-properties style:font-name-complex="Times New Roman"/>
    </style:style>
    <style:style style:name="WW_CharLFO40LVL6" style:family="text">
      <style:text-properties style:font-name-complex="Times New Roman"/>
    </style:style>
    <style:style style:name="WW_CharLFO40LVL7" style:family="text">
      <style:text-properties style:font-name-complex="Times New Roman"/>
    </style:style>
    <style:style style:name="WW_CharLFO40LVL8" style:family="text">
      <style:text-properties style:font-name-complex="Times New Roman"/>
    </style:style>
    <style:style style:name="WW_CharLFO40LVL9" style:family="text">
      <style:text-properties style:font-name-complex="Times New Roman"/>
    </style:style>
    <style:style style:name="WW_CharLFO41LVL1" style:family="text">
      <style:text-properties style:font-name-complex="Times New Roman"/>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complex="Times New Roman"/>
    </style:style>
    <style:style style:name="WW_CharLFO43LVL2" style:family="text">
      <style:text-properties style:font-name-complex="Times New Roman"/>
    </style:style>
    <style:style style:name="WW_CharLFO43LVL3" style:family="text">
      <style:text-properties style:font-name-complex="Times New Roman"/>
    </style:style>
    <style:style style:name="WW_CharLFO43LVL4" style:family="text">
      <style:text-properties style:font-name-complex="Times New Roman"/>
    </style:style>
    <style:style style:name="WW_CharLFO43LVL5" style:family="text">
      <style:text-properties style:font-name-complex="Times New Roman"/>
    </style:style>
    <style:style style:name="WW_CharLFO43LVL6" style:family="text">
      <style:text-properties style:font-name-complex="Times New Roman"/>
    </style:style>
    <style:style style:name="WW_CharLFO43LVL7" style:family="text">
      <style:text-properties style:font-name-complex="Times New Roman"/>
    </style:style>
    <style:style style:name="WW_CharLFO43LVL8" style:family="text">
      <style:text-properties style:font-name-complex="Times New Roman"/>
    </style:style>
    <style:style style:name="WW_CharLFO43LVL9" style:family="text">
      <style:text-properties style:font-name-complex="Times New Roman"/>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style:style style:name="WW_CharLFO45LVL1" style:family="text">
      <style:text-properties style:font-name="Wingding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Wingdings"/>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5LV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6">
      <text:list-level-style-number text:level="1" text:style-name="WW_CharLFO6LVL1"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2" text:style-name="WW_CharLFO6LVL2" style:num-suffix="." style:num-format="a" style:num-letter-sync="true">
        <style:list-level-properties text:space-before="2.1145in" text:min-label-width="0.25in" text:list-level-position-and-space-mode="label-alignment">
          <style:list-level-label-alignment text:label-followed-by="listtab" fo:margin-left="2.3645in" fo:text-indent="-0.25in"/>
        </style:list-level-properties>
      </text:list-level-style-number>
      <text:list-level-style-number text:level="3" text:style-name="WW_CharLFO6LVL3" style:num-suffix="." style:num-format="i">
        <style:list-level-properties fo:text-align="end" text:space-before="2.7395in" text:min-label-width="0.125in" text:list-level-position-and-space-mode="label-alignment">
          <style:list-level-label-alignment text:label-followed-by="listtab" fo:margin-left="2.8645in" fo:text-indent="-0.125in"/>
        </style:list-level-properties>
      </text:list-level-style-number>
      <text:list-level-style-number text:level="4" text:style-name="WW_CharLFO6LVL4" style:num-suffix="." style:num-format="1">
        <style:list-level-properties text:space-before="3.1145in" text:min-label-width="0.25in" text:list-level-position-and-space-mode="label-alignment">
          <style:list-level-label-alignment text:label-followed-by="listtab" fo:margin-left="3.3645in" fo:text-indent="-0.25in"/>
        </style:list-level-properties>
      </text:list-level-style-number>
      <text:list-level-style-number text:level="5" text:style-name="WW_CharLFO6LVL5" style:num-suffix="." style:num-format="a" style:num-letter-sync="true">
        <style:list-level-properties text:space-before="3.6145in" text:min-label-width="0.25in" text:list-level-position-and-space-mode="label-alignment">
          <style:list-level-label-alignment text:label-followed-by="listtab" fo:margin-left="3.8645in" fo:text-indent="-0.25in"/>
        </style:list-level-properties>
      </text:list-level-style-number>
      <text:list-level-style-number text:level="6" text:style-name="WW_CharLFO6LVL6" style:num-suffix="." style:num-format="i">
        <style:list-level-properties fo:text-align="end" text:space-before="4.2395in" text:min-label-width="0.125in" text:list-level-position-and-space-mode="label-alignment">
          <style:list-level-label-alignment text:label-followed-by="listtab" fo:margin-left="4.3645in" fo:text-indent="-0.125in"/>
        </style:list-level-properties>
      </text:list-level-style-number>
      <text:list-level-style-number text:level="7" text:style-name="WW_CharLFO6LVL7" style:num-suffix="." style:num-format="1">
        <style:list-level-properties text:space-before="4.6145in" text:min-label-width="0.25in" text:list-level-position-and-space-mode="label-alignment">
          <style:list-level-label-alignment text:label-followed-by="listtab" fo:margin-left="4.8645in" fo:text-indent="-0.25in"/>
        </style:list-level-properties>
      </text:list-level-style-number>
      <text:list-level-style-number text:level="8" text:style-name="WW_CharLFO6LVL8" style:num-suffix="." style:num-format="a" style:num-letter-sync="true">
        <style:list-level-properties text:space-before="5.1145in" text:min-label-width="0.25in" text:list-level-position-and-space-mode="label-alignment">
          <style:list-level-label-alignment text:label-followed-by="listtab" fo:margin-left="5.3645in" fo:text-indent="-0.25in"/>
        </style:list-level-properties>
      </text:list-level-style-number>
      <text:list-level-style-number text:level="9" text:style-name="WW_CharLFO6LVL9" style:num-suffix="." style:num-format="i">
        <style:list-level-properties fo:text-align="end" text:space-before="5.7395in" text:min-label-width="0.125in" text:list-level-position-and-space-mode="label-alignment">
          <style:list-level-label-alignment text:label-followed-by="listtab" fo:margin-left="5.86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text:style-name="WW_CharLFO14LV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text:style-name="WW_CharLFO14LV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text:style-name="WW_CharLFO14LV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text:style-name="WW_CharLFO14LV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text:style-name="WW_CharLFO14LV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text:style-name="WW_CharLFO14LV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text:style-name="WW_CharLFO14LV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text:style-name="WW_CharLFO14LV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5">
      <text:list-level-style-number text:level="1" text:style-name="WW_CharLFO1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1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15LV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text:style-name="WW_CharLFO1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1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1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1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1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1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5LV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text:style-name="WW_CharLFO25LVL3" style:num-suffix="." style:num-format="1">
        <style:list-level-properties text:space-before="1.6145in" text:min-label-width="0.25in" text:list-level-position-and-space-mode="label-alignment">
          <style:list-level-label-alignment text:label-followed-by="listtab" fo:margin-left="1.8645in" fo:text-indent="-0.25in"/>
        </style:list-level-properties>
      </text:list-level-style-number>
      <text:list-level-style-number text:level="4" text:style-name="WW_CharLFO25LV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text:style-name="WW_CharLFO25LV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text:style-name="WW_CharLFO25LV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text:style-name="WW_CharLFO25LV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text:style-name="WW_CharLFO25LV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text:style-name="WW_CharLFO25LV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7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7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7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7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7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7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text:style-name="WW_CharLFO38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8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8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8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8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8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8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text:style-name="WW_CharLFO4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0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0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0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0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text:style-name="WW_CharLFO4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1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1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text:style-name="WW_CharLFO4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2LV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2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2LV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2LV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2LV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text:style-name="WW_CharLFO4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3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3LV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3LV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3LV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3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text:style-name="WW_CharLFO44LVL1" style:num-suffix="." style:num-format="i"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4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4LVL4"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4LV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4LVL7"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4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5</text:page-number><text:span text:style-name="Seitenzahl"><text:s/>von<text:s/></text:span><text:page-count style:num-format="1">22</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2T20:31:00Z</dc:date>
    <meta:print-date>2014-03-04T14:56:00Z</meta:print-date>
    <meta:template xlink:href="Normal.dotm" xlink:type="simple"/>
    <meta:editing-cycles>13</meta:editing-cycles>
    <meta:editing-duration>PT0S</meta:editing-duration>
    <meta:document-statistic meta:page-count="22" meta:paragraph-count="82" meta:word-count="5651" meta:character-count="41171" meta:row-count="296" meta:non-whitespace-character-count="35602"/>
  </office:meta>
</office:document-meta>
</file>